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5472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1.4075in"/>
    </style:style>
    <style:style style:name="co10" style:family="table-column">
      <style:table-column-properties fo:break-before="auto" style:column-width="1.3972in"/>
    </style:style>
    <style:style style:name="co11" style:family="table-column">
      <style:table-column-properties fo:break-before="auto" style:column-width="1.3862in"/>
    </style:style>
    <style:style style:name="co12" style:family="table-column">
      <style:table-column-properties fo:break-before="auto" style:column-width="1.5575in"/>
    </style:style>
    <style:style style:name="co13" style:family="table-column">
      <style:table-column-properties fo:break-before="auto" style:column-width="1.6008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atDgait13" table:style-name="ta1">
        <table:shapes>
          <draw:frame draw:z-index="0" draw:style-name="gr1" draw:text-style-name="P1" svg:width="6.2906in" svg:height="3.5449in" svg:x="1.7693in" svg:y="3.5661in">
            <draw:object draw:notify-on-update-of-ranges="flatDgait13.A1:flatDgait13.A1 flatDgait13.B1:flatDgait13.LW1 flatDgait13.A6:flatDgait13.A6 flatDgait13.B6:flatDgait13.LW6 flatDgait13.A8:flatDgait13.A8 flatDgait13.B8:flatDgait13.LW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9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9" table:number-columns-repeated="3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3" table:default-cell-style-name="Default"/>
        <table:table-column table:style-name="co9" table:number-columns-repeated="10" table:default-cell-style-name="Default"/>
        <table:table-column table:style-name="co10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15" table:default-cell-style-name="Default"/>
        <table:table-column table:style-name="co10" table:default-cell-style-name="Default"/>
        <table:table-column table:style-name="co9" table:number-columns-repeated="7" table:default-cell-style-name="Default"/>
        <table:table-column table:style-name="co3" table:default-cell-style-name="Default"/>
        <table:table-column table:style-name="co9" table:number-columns-repeated="6" table:default-cell-style-name="Default"/>
        <table:table-column table:style-name="co2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number-columns-repeated="6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number-columns-repeated="9" table:default-cell-style-name="Default"/>
        <table:table-column table:style-name="co2" table:default-cell-style-name="Default"/>
        <table:table-column table:style-name="co9" table:number-columns-repeated="13" table:default-cell-style-name="Default"/>
        <table:table-column table:style-name="co2" table:default-cell-style-name="Default"/>
        <table:table-column table:style-name="co9" table:number-columns-repeated="7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number-columns-repeated="3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12" table:default-cell-style-name="Default"/>
        <table:table-column table:style-name="co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4" table:number-columns-repeated="509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333571434020996" calcext:value-type="float">
            <text:p>0.0333571434021</text:p>
          </table:table-cell>
          <table:table-cell office:value-type="float" office:value="0.0667142868041992" calcext:value-type="float">
            <text:p>0.066714286804199</text:p>
          </table:table-cell>
          <table:table-cell office:value-type="float" office:value="0.133429050445557" calcext:value-type="float">
            <text:p>0.133429050445557</text:p>
          </table:table-cell>
          <table:table-cell office:value-type="float" office:value="0.200143575668335" calcext:value-type="float">
            <text:p>0.200143575668335</text:p>
          </table:table-cell>
          <table:table-cell office:value-type="float" office:value="0.233500719070435" calcext:value-type="float">
            <text:p>0.233500719070435</text:p>
          </table:table-cell>
          <table:table-cell office:value-type="float" office:value="0.266858100891113" calcext:value-type="float">
            <text:p>0.266858100891113</text:p>
          </table:table-cell>
          <table:table-cell office:value-type="float" office:value="0.333572626113892" calcext:value-type="float">
            <text:p>0.333572626113892</text:p>
          </table:table-cell>
          <table:table-cell office:value-type="float" office:value="0.36693000793457" calcext:value-type="float">
            <text:p>0.36693000793457</text:p>
          </table:table-cell>
          <table:table-cell office:value-type="float" office:value="0.40028715133667" calcext:value-type="float">
            <text:p>0.40028715133667</text:p>
          </table:table-cell>
          <table:table-cell office:value-type="float" office:value="0.467001676559448" calcext:value-type="float">
            <text:p>0.467001676559448</text:p>
          </table:table-cell>
          <table:table-cell office:value-type="float" office:value="0.500358819961548" calcext:value-type="float">
            <text:p>0.500358819961548</text:p>
          </table:table-cell>
          <table:table-cell office:value-type="float" office:value="0.533716201782227" calcext:value-type="float">
            <text:p>0.533716201782227</text:p>
          </table:table-cell>
          <table:table-cell office:value-type="float" office:value="0.567073583602905" calcext:value-type="float">
            <text:p>0.567073583602905</text:p>
          </table:table-cell>
          <table:table-cell office:value-type="float" office:value="0.633787870407105" calcext:value-type="float">
            <text:p>0.633787870407105</text:p>
          </table:table-cell>
          <table:table-cell office:value-type="float" office:value="0.667145252227783" calcext:value-type="float">
            <text:p>0.667145252227783</text:p>
          </table:table-cell>
          <table:table-cell office:value-type="float" office:value="0.700502395629883" calcext:value-type="float">
            <text:p>0.700502395629883</text:p>
          </table:table-cell>
          <table:table-cell office:value-type="float" office:value="0.733859539031982" calcext:value-type="float">
            <text:p>0.733859539031982</text:p>
          </table:table-cell>
          <table:table-cell office:value-type="float" office:value="0.80057430267334" calcext:value-type="float">
            <text:p>0.80057430267334</text:p>
          </table:table-cell>
          <table:table-cell office:value-type="float" office:value="0.833931446075439" calcext:value-type="float">
            <text:p>0.833931446075439</text:p>
          </table:table-cell>
          <table:table-cell office:value-type="float" office:value="0.867288827896118" calcext:value-type="float">
            <text:p>0.867288827896118</text:p>
          </table:table-cell>
          <table:table-cell office:value-type="float" office:value="0.934003114700317" calcext:value-type="float">
            <text:p>0.934003114700317</text:p>
          </table:table-cell>
          <table:table-cell office:value-type="float" office:value="0.967360734939575" calcext:value-type="float">
            <text:p>0.967360734939575</text:p>
          </table:table-cell>
          <table:table-cell office:value-type="float" office:value="1.03407502174377" calcext:value-type="float">
            <text:p>1.03407502174377</text:p>
          </table:table-cell>
          <table:table-cell office:value-type="float" office:value="1.06743240356445" calcext:value-type="float">
            <text:p>1.06743240356445</text:p>
          </table:table-cell>
          <table:table-cell office:value-type="float" office:value="1.13414669036865" calcext:value-type="float">
            <text:p>1.13414669036865</text:p>
          </table:table-cell>
          <table:table-cell office:value-type="float" office:value="1.16750383377075" calcext:value-type="float">
            <text:p>1.16750383377075</text:p>
          </table:table-cell>
          <table:table-cell office:value-type="float" office:value="1.20086097717285" calcext:value-type="float">
            <text:p>1.20086097717285</text:p>
          </table:table-cell>
          <table:table-cell office:value-type="float" office:value="1.26757478713989" calcext:value-type="float">
            <text:p>1.26757478713989</text:p>
          </table:table-cell>
          <table:table-cell office:value-type="float" office:value="1.30093169212341" calcext:value-type="float">
            <text:p>1.30093169212341</text:p>
          </table:table-cell>
          <table:table-cell office:value-type="float" office:value="1.33428859710693" calcext:value-type="float">
            <text:p>1.33428859710693</text:p>
          </table:table-cell>
          <table:table-cell office:value-type="float" office:value="1.36764526367188" calcext:value-type="float">
            <text:p>1.36764526367188</text:p>
          </table:table-cell>
          <table:table-cell office:value-type="float" office:value="1.4010021686554" calcext:value-type="float">
            <text:p>1.4010021686554</text:p>
          </table:table-cell>
          <table:table-cell office:value-type="float" office:value="1.43435907363892" calcext:value-type="float">
            <text:p>1.43435907363892</text:p>
          </table:table-cell>
          <table:table-cell office:value-type="float" office:value="1.50107312202454" calcext:value-type="float">
            <text:p>1.50107312202454</text:p>
          </table:table-cell>
          <table:table-cell office:value-type="float" office:value="1.53442978858948" calcext:value-type="float">
            <text:p>1.53442978858948</text:p>
          </table:table-cell>
          <table:table-cell office:value-type="float" office:value="1.60114359855652" calcext:value-type="float">
            <text:p>1.60114359855652</text:p>
          </table:table-cell>
          <table:table-cell office:value-type="float" office:value="1.63450026512146" calcext:value-type="float">
            <text:p>1.63450026512146</text:p>
          </table:table-cell>
          <table:table-cell office:value-type="float" office:value="1.7012140750885" calcext:value-type="float">
            <text:p>1.7012140750885</text:p>
          </table:table-cell>
          <table:table-cell office:value-type="float" office:value="1.73457074165344" calcext:value-type="float">
            <text:p>1.73457074165344</text:p>
          </table:table-cell>
          <table:table-cell office:value-type="float" office:value="1.76792764663696" calcext:value-type="float">
            <text:p>1.76792764663696</text:p>
          </table:table-cell>
          <table:table-cell office:value-type="float" office:value="1.834641456604" calcext:value-type="float">
            <text:p>1.834641456604</text:p>
          </table:table-cell>
          <table:table-cell office:value-type="float" office:value="1.86799836158752" calcext:value-type="float">
            <text:p>1.86799836158752</text:p>
          </table:table-cell>
          <table:table-cell office:value-type="float" office:value="1.90135502815247" calcext:value-type="float">
            <text:p>1.90135502815247</text:p>
          </table:table-cell>
          <table:table-cell office:value-type="float" office:value="1.96806859970093" calcext:value-type="float">
            <text:p>1.96806859970093</text:p>
          </table:table-cell>
          <table:table-cell office:value-type="float" office:value="2.03478217124939" calcext:value-type="float">
            <text:p>2.03478217124939</text:p>
          </table:table-cell>
          <table:table-cell office:value-type="float" office:value="2.10149598121643" calcext:value-type="float">
            <text:p>2.10149598121643</text:p>
          </table:table-cell>
          <table:table-cell office:value-type="float" office:value="2.16820955276489" calcext:value-type="float">
            <text:p>2.16820955276489</text:p>
          </table:table-cell>
          <table:table-cell office:value-type="float" office:value="2.2015688419342" calcext:value-type="float">
            <text:p>2.2015688419342</text:p>
          </table:table-cell>
          <table:table-cell office:value-type="float" office:value="2.23492836952209" calcext:value-type="float">
            <text:p>2.23492836952209</text:p>
          </table:table-cell>
          <table:table-cell office:value-type="float" office:value="2.26828765869141" calcext:value-type="float">
            <text:p>2.26828765869141</text:p>
          </table:table-cell>
          <table:table-cell office:value-type="float" office:value="2.33500647544861" calcext:value-type="float">
            <text:p>2.33500647544861</text:p>
          </table:table-cell>
          <table:table-cell office:value-type="float" office:value="2.40172505378723" calcext:value-type="float">
            <text:p>2.40172505378723</text:p>
          </table:table-cell>
          <table:table-cell office:value-type="float" office:value="2.46844410896301" calcext:value-type="float">
            <text:p>2.46844410896301</text:p>
          </table:table-cell>
          <table:table-cell office:value-type="float" office:value="2.50180339813232" calcext:value-type="float">
            <text:p>2.50180339813232</text:p>
          </table:table-cell>
          <table:table-cell office:value-type="float" office:value="2.53516316413879" calcext:value-type="float">
            <text:p>2.53516316413879</text:p>
          </table:table-cell>
          <table:table-cell office:value-type="float" office:value="2.56852245330811" calcext:value-type="float">
            <text:p>2.56852245330811</text:p>
          </table:table-cell>
          <table:table-cell office:value-type="float" office:value="2.60188221931458" calcext:value-type="float">
            <text:p>2.60188221931458</text:p>
          </table:table-cell>
          <table:table-cell office:value-type="float" office:value="2.63524150848389" calcext:value-type="float">
            <text:p>2.63524150848389</text:p>
          </table:table-cell>
          <table:table-cell office:value-type="float" office:value="2.70196080207825" calcext:value-type="float">
            <text:p>2.70196080207825</text:p>
          </table:table-cell>
          <table:table-cell office:value-type="float" office:value="2.73532032966614" calcext:value-type="float">
            <text:p>2.73532032966614</text:p>
          </table:table-cell>
          <table:table-cell office:value-type="float" office:value="2.76867961883545" calcext:value-type="float">
            <text:p>2.76867961883545</text:p>
          </table:table-cell>
          <table:table-cell office:value-type="float" office:value="2.80203938484192" calcext:value-type="float">
            <text:p>2.80203938484192</text:p>
          </table:table-cell>
          <table:table-cell office:value-type="float" office:value="2.86875867843628" calcext:value-type="float">
            <text:p>2.86875867843628</text:p>
          </table:table-cell>
          <table:table-cell office:value-type="float" office:value="2.90211820602417" calcext:value-type="float">
            <text:p>2.90211820602417</text:p>
          </table:table-cell>
          <table:table-cell office:value-type="float" office:value="2.96883773803711" calcext:value-type="float">
            <text:p>2.96883773803711</text:p>
          </table:table-cell>
          <table:table-cell office:value-type="float" office:value="3.03555703163147" calcext:value-type="float">
            <text:p>3.03555703163147</text:p>
          </table:table-cell>
          <table:table-cell office:value-type="float" office:value="3.10227632522583" calcext:value-type="float">
            <text:p>3.10227632522583</text:p>
          </table:table-cell>
          <table:table-cell office:value-type="float" office:value="3.16899585723877" calcext:value-type="float">
            <text:p>3.16899585723877</text:p>
          </table:table-cell>
          <table:table-cell office:value-type="float" office:value="3.23571014404297" calcext:value-type="float">
            <text:p>3.23571014404297</text:p>
          </table:table-cell>
          <table:table-cell office:value-type="float" office:value="3.26906776428223" calcext:value-type="float">
            <text:p>3.26906776428223</text:p>
          </table:table-cell>
          <table:table-cell office:value-type="float" office:value="3.33578205108643" calcext:value-type="float">
            <text:p>3.33578205108643</text:p>
          </table:table-cell>
          <table:table-cell office:value-type="float" office:value="3.56928253173828" calcext:value-type="float">
            <text:p>3.56928253173828</text:p>
          </table:table-cell>
          <table:table-cell office:value-type="float" office:value="3.63599681854248" calcext:value-type="float">
            <text:p>3.63599681854248</text:p>
          </table:table-cell>
          <table:table-cell office:value-type="float" office:value="3.70271110534668" calcext:value-type="float">
            <text:p>3.70271110534668</text:p>
          </table:table-cell>
          <table:table-cell office:value-type="float" office:value="4.46992778778076" calcext:value-type="float">
            <text:p>4.46992778778076</text:p>
          </table:table-cell>
          <table:table-cell office:value-type="float" office:value="4.87021589279175" calcext:value-type="float">
            <text:p>4.87021589279175</text:p>
          </table:table-cell>
          <table:table-cell office:value-type="float" office:value="4.93693041801453" calcext:value-type="float">
            <text:p>4.93693041801453</text:p>
          </table:table-cell>
          <table:table-cell office:value-type="float" office:value="5.17043161392212" calcext:value-type="float">
            <text:p>5.17043161392212</text:p>
          </table:table-cell>
          <table:table-cell office:value-type="float" office:value="5.2037889957428" calcext:value-type="float">
            <text:p>5.2037889957428</text:p>
          </table:table-cell>
          <table:table-cell office:value-type="float" office:value="5.27050375938416" calcext:value-type="float">
            <text:p>5.27050375938416</text:p>
          </table:table-cell>
          <table:table-cell office:value-type="float" office:value="5.37057566642761" calcext:value-type="float">
            <text:p>5.37057566642761</text:p>
          </table:table-cell>
          <table:table-cell office:value-type="float" office:value="5.43729066848755" calcext:value-type="float">
            <text:p>5.43729066848755</text:p>
          </table:table-cell>
          <table:table-cell office:value-type="float" office:value="5.47064805030823" calcext:value-type="float">
            <text:p>5.47064805030823</text:p>
          </table:table-cell>
          <table:table-cell office:value-type="float" office:value="5.50400543212891" calcext:value-type="float">
            <text:p>5.50400543212891</text:p>
          </table:table-cell>
          <table:table-cell office:value-type="float" office:value="5.57071995735168" calcext:value-type="float">
            <text:p>5.57071995735168</text:p>
          </table:table-cell>
          <table:table-cell office:value-type="float" office:value="5.60407733917236" calcext:value-type="float">
            <text:p>5.60407733917236</text:p>
          </table:table-cell>
          <table:table-cell office:value-type="float" office:value="5.63743495941162" calcext:value-type="float">
            <text:p>5.63743495941162</text:p>
          </table:table-cell>
          <table:table-cell office:value-type="float" office:value="5.70414972305298" calcext:value-type="float">
            <text:p>5.70414972305298</text:p>
          </table:table-cell>
          <table:table-cell office:value-type="float" office:value="5.73750710487366" calcext:value-type="float">
            <text:p>5.73750710487366</text:p>
          </table:table-cell>
          <table:table-cell office:value-type="float" office:value="5.80422186851501" calcext:value-type="float">
            <text:p>5.80422186851501</text:p>
          </table:table-cell>
          <table:table-cell office:value-type="float" office:value="5.83757948875427" calcext:value-type="float">
            <text:p>5.83757948875427</text:p>
          </table:table-cell>
          <table:table-cell office:value-type="float" office:value="5.87093687057495" calcext:value-type="float">
            <text:p>5.87093687057495</text:p>
          </table:table-cell>
          <table:table-cell office:value-type="float" office:value="5.90429425239563" calcext:value-type="float">
            <text:p>5.90429425239563</text:p>
          </table:table-cell>
          <table:table-cell office:value-type="float" office:value="5.93765163421631" calcext:value-type="float">
            <text:p>5.93765163421631</text:p>
          </table:table-cell>
          <table:table-cell office:value-type="float" office:value="6.00436639785767" calcext:value-type="float">
            <text:p>6.00436639785767</text:p>
          </table:table-cell>
          <table:table-cell office:value-type="float" office:value="6.03772401809692" calcext:value-type="float">
            <text:p>6.03772401809692</text:p>
          </table:table-cell>
          <table:table-cell office:value-type="float" office:value="6.10443878173828" calcext:value-type="float">
            <text:p>6.10443878173828</text:p>
          </table:table-cell>
          <table:table-cell office:value-type="float" office:value="6.40465259552002" calcext:value-type="float">
            <text:p>6.40465259552002</text:p>
          </table:table-cell>
          <table:table-cell office:value-type="float" office:value="6.47136640548706" calcext:value-type="float">
            <text:p>6.47136640548706</text:p>
          </table:table-cell>
          <table:table-cell office:value-type="float" office:value="6.90500640869141" calcext:value-type="float">
            <text:p>6.90500640869141</text:p>
          </table:table-cell>
          <table:table-cell office:value-type="float" office:value="6.97172021865845" calcext:value-type="float">
            <text:p>6.97172021865845</text:p>
          </table:table-cell>
          <table:table-cell office:value-type="float" office:value="7.00507688522339" calcext:value-type="float">
            <text:p>7.00507688522339</text:p>
          </table:table-cell>
          <table:table-cell office:value-type="float" office:value="7.4720733165741" calcext:value-type="float">
            <text:p>7.4720733165741</text:p>
          </table:table-cell>
          <table:table-cell office:value-type="float" office:value="7.50543022155762" calcext:value-type="float">
            <text:p>7.50543022155762</text:p>
          </table:table-cell>
          <table:table-cell office:value-type="float" office:value="7.53878712654114" calcext:value-type="float">
            <text:p>7.53878712654114</text:p>
          </table:table-cell>
          <table:table-cell office:value-type="float" office:value="7.57214379310608" calcext:value-type="float">
            <text:p>7.57214379310608</text:p>
          </table:table-cell>
          <table:table-cell office:value-type="float" office:value="7.63885760307312" calcext:value-type="float">
            <text:p>7.63885760307312</text:p>
          </table:table-cell>
          <table:table-cell office:value-type="float" office:value="7.67221426963806" calcext:value-type="float">
            <text:p>7.67221426963806</text:p>
          </table:table-cell>
          <table:table-cell office:value-type="float" office:value="7.7389280796051" calcext:value-type="float">
            <text:p>7.7389280796051</text:p>
          </table:table-cell>
          <table:table-cell office:value-type="float" office:value="7.77228498458862" calcext:value-type="float">
            <text:p>7.77228498458862</text:p>
          </table:table-cell>
          <table:table-cell office:value-type="float" office:value="7.83899855613709" calcext:value-type="float">
            <text:p>7.83899855613709</text:p>
          </table:table-cell>
          <table:table-cell office:value-type="float" office:value="7.87235546112061" calcext:value-type="float">
            <text:p>7.87235546112061</text:p>
          </table:table-cell>
          <table:table-cell office:value-type="float" office:value="7.93906903266907" calcext:value-type="float">
            <text:p>7.93906903266907</text:p>
          </table:table-cell>
          <table:table-cell office:value-type="float" office:value="8.00578284263611" calcext:value-type="float">
            <text:p>8.00578284263611</text:p>
          </table:table-cell>
          <table:table-cell office:value-type="float" office:value="8.03913950920105" calcext:value-type="float">
            <text:p>8.03913950920105</text:p>
          </table:table-cell>
          <table:table-cell office:value-type="float" office:value="8.10585308074951" calcext:value-type="float">
            <text:p>8.10585308074951</text:p>
          </table:table-cell>
          <table:table-cell office:value-type="float" office:value="8.20592451095581" calcext:value-type="float">
            <text:p>8.20592451095581</text:p>
          </table:table-cell>
          <table:table-cell office:value-type="float" office:value="8.23928236961365" calcext:value-type="float">
            <text:p>8.23928236961365</text:p>
          </table:table-cell>
          <table:table-cell office:value-type="float" office:value="8.30599808692932" calcext:value-type="float">
            <text:p>8.30599808692932</text:p>
          </table:table-cell>
          <table:table-cell office:value-type="float" office:value="8.372713804245" calcext:value-type="float">
            <text:p>8.372713804245</text:p>
          </table:table-cell>
          <table:table-cell office:value-type="float" office:value="8.43942999839783" calcext:value-type="float">
            <text:p>8.43942999839783</text:p>
          </table:table-cell>
          <table:table-cell office:value-type="float" office:value="8.57286167144775" calcext:value-type="float">
            <text:p>8.57286167144775</text:p>
          </table:table-cell>
          <table:table-cell office:value-type="float" office:value="8.60621953010559" calcext:value-type="float">
            <text:p>8.60621953010559</text:p>
          </table:table-cell>
          <table:table-cell office:value-type="float" office:value="8.70629358291626" calcext:value-type="float">
            <text:p>8.70629358291626</text:p>
          </table:table-cell>
          <table:table-cell office:value-type="float" office:value="10.3074367046356" calcext:value-type="float">
            <text:p>10.3074367046356</text:p>
          </table:table-cell>
          <table:table-cell office:value-type="float" office:value="10.3741517066956" calcext:value-type="float">
            <text:p>10.3741517066956</text:p>
          </table:table-cell>
          <table:table-cell office:value-type="float" office:value="10.4408662319183" calcext:value-type="float">
            <text:p>10.4408662319183</text:p>
          </table:table-cell>
          <table:table-cell office:value-type="float" office:value="10.474223613739" calcext:value-type="float">
            <text:p>10.474223613739</text:p>
          </table:table-cell>
          <table:table-cell office:value-type="float" office:value="10.5075807571411" calcext:value-type="float">
            <text:p>10.5075807571411</text:p>
          </table:table-cell>
          <table:table-cell office:value-type="float" office:value="10.5409383773804" calcext:value-type="float">
            <text:p>10.5409383773804</text:p>
          </table:table-cell>
          <table:table-cell office:value-type="float" office:value="10.6076529026031" calcext:value-type="float">
            <text:p>10.6076529026031</text:p>
          </table:table-cell>
          <table:table-cell office:value-type="float" office:value="10.6410102844238" calcext:value-type="float">
            <text:p>10.6410102844238</text:p>
          </table:table-cell>
          <table:table-cell office:value-type="float" office:value="10.6743676662445" calcext:value-type="float">
            <text:p>10.6743676662445</text:p>
          </table:table-cell>
          <table:table-cell office:value-type="float" office:value="10.7410821914673" calcext:value-type="float">
            <text:p>10.7410821914673</text:p>
          </table:table-cell>
          <table:table-cell office:value-type="float" office:value="10.774439573288" calcext:value-type="float">
            <text:p>10.774439573288</text:p>
          </table:table-cell>
          <table:table-cell office:value-type="float" office:value="10.8077969551086" calcext:value-type="float">
            <text:p>10.8077969551086</text:p>
          </table:table-cell>
          <table:table-cell office:value-type="float" office:value="10.8411543369293" calcext:value-type="float">
            <text:p>10.8411543369293</text:p>
          </table:table-cell>
          <table:table-cell office:value-type="float" office:value="10.8745114803314" calcext:value-type="float">
            <text:p>10.8745114803314</text:p>
          </table:table-cell>
          <table:table-cell office:value-type="float" office:value="10.9078688621521" calcext:value-type="float">
            <text:p>10.9078688621521</text:p>
          </table:table-cell>
          <table:table-cell office:value-type="float" office:value="10.9412262439728" calcext:value-type="float">
            <text:p>10.9412262439728</text:p>
          </table:table-cell>
          <table:table-cell office:value-type="float" office:value="10.9745836257935" calcext:value-type="float">
            <text:p>10.9745836257935</text:p>
          </table:table-cell>
          <table:table-cell office:value-type="float" office:value="11.0412983894348" calcext:value-type="float">
            <text:p>11.0412983894348</text:p>
          </table:table-cell>
          <table:table-cell office:value-type="float" office:value="11.0746555328369" calcext:value-type="float">
            <text:p>11.0746555328369</text:p>
          </table:table-cell>
          <table:table-cell office:value-type="float" office:value="11.174727678299" calcext:value-type="float">
            <text:p>11.174727678299</text:p>
          </table:table-cell>
          <table:table-cell office:value-type="float" office:value="11.2414429187775" calcext:value-type="float">
            <text:p>11.2414429187775</text:p>
          </table:table-cell>
          <table:table-cell office:value-type="float" office:value="11.5750186443329" calcext:value-type="float">
            <text:p>11.5750186443329</text:p>
          </table:table-cell>
          <table:table-cell office:value-type="float" office:value="12.142097234726" calcext:value-type="float">
            <text:p>12.142097234726</text:p>
          </table:table-cell>
          <table:table-cell office:value-type="float" office:value="12.2088115215302" calcext:value-type="float">
            <text:p>12.2088115215302</text:p>
          </table:table-cell>
          <table:table-cell office:value-type="float" office:value="12.3755960464478" calcext:value-type="float">
            <text:p>12.3755960464478</text:p>
          </table:table-cell>
          <table:table-cell office:value-type="float" office:value="12.4423096179962" calcext:value-type="float">
            <text:p>12.4423096179962</text:p>
          </table:table-cell>
          <table:table-cell office:value-type="float" office:value="12.7425210475922" calcext:value-type="float">
            <text:p>12.7425210475922</text:p>
          </table:table-cell>
          <table:table-cell office:value-type="float" office:value="12.8092346191406" calcext:value-type="float">
            <text:p>12.8092346191406</text:p>
          </table:table-cell>
          <table:table-cell office:value-type="float" office:value="12.8425912857056" calcext:value-type="float">
            <text:p>12.8425912857056</text:p>
          </table:table-cell>
          <table:table-cell office:value-type="float" office:value="12.909304857254" calcext:value-type="float">
            <text:p>12.909304857254</text:p>
          </table:table-cell>
          <table:table-cell office:value-type="float" office:value="13.009375333786" calcext:value-type="float">
            <text:p>13.009375333786</text:p>
          </table:table-cell>
          <table:table-cell office:value-type="float" office:value="13.042732000351" calcext:value-type="float">
            <text:p>13.042732000351</text:p>
          </table:table-cell>
          <table:table-cell office:value-type="float" office:value="13.0760889053345" calcext:value-type="float">
            <text:p>13.0760889053345</text:p>
          </table:table-cell>
          <table:table-cell office:value-type="float" office:value="13.1428022384644" calcext:value-type="float">
            <text:p>13.1428022384644</text:p>
          </table:table-cell>
          <table:table-cell office:value-type="float" office:value="13.1761589050293" calcext:value-type="float">
            <text:p>13.1761589050293</text:p>
          </table:table-cell>
          <table:table-cell office:value-type="float" office:value="13.2095160484314" calcext:value-type="float">
            <text:p>13.2095160484314</text:p>
          </table:table-cell>
          <table:table-cell office:value-type="float" office:value="13.2428731918335" calcext:value-type="float">
            <text:p>13.2428731918335</text:p>
          </table:table-cell>
          <table:table-cell office:value-type="float" office:value="13.3429443836212" calcext:value-type="float">
            <text:p>13.3429443836212</text:p>
          </table:table-cell>
          <table:table-cell office:value-type="float" office:value="13.4096586704254" calcext:value-type="float">
            <text:p>13.4096586704254</text:p>
          </table:table-cell>
          <table:table-cell office:value-type="float" office:value="13.4430155754089" calcext:value-type="float">
            <text:p>13.4430155754089</text:p>
          </table:table-cell>
          <table:table-cell office:value-type="float" office:value="13.476372718811" calcext:value-type="float">
            <text:p>13.476372718811</text:p>
          </table:table-cell>
          <table:table-cell office:value-type="float" office:value="13.5430870056152" calcext:value-type="float">
            <text:p>13.5430870056152</text:p>
          </table:table-cell>
          <table:table-cell office:value-type="float" office:value="13.5764441490173" calcext:value-type="float">
            <text:p>13.5764441490173</text:p>
          </table:table-cell>
          <table:table-cell office:value-type="float" office:value="13.6765151023865" calcext:value-type="float">
            <text:p>13.6765151023865</text:p>
          </table:table-cell>
          <table:table-cell office:value-type="float" office:value="13.7098722457886" calcext:value-type="float">
            <text:p>13.7098722457886</text:p>
          </table:table-cell>
          <table:table-cell office:value-type="float" office:value="13.8766577243805" calcext:value-type="float">
            <text:p>13.8766577243805</text:p>
          </table:table-cell>
          <table:table-cell office:value-type="float" office:value="14.0768001079559" calcext:value-type="float">
            <text:p>14.0768001079559</text:p>
          </table:table-cell>
          <table:table-cell office:value-type="float" office:value="14.110157251358" calcext:value-type="float">
            <text:p>14.110157251358</text:p>
          </table:table-cell>
          <table:table-cell office:value-type="float" office:value="14.1768712997437" calcext:value-type="float">
            <text:p>14.1768712997437</text:p>
          </table:table-cell>
          <table:table-cell office:value-type="float" office:value="14.2769451141357" calcext:value-type="float">
            <text:p>14.2769451141357</text:p>
          </table:table-cell>
          <table:table-cell office:value-type="float" office:value="14.3103029727936" calcext:value-type="float">
            <text:p>14.3103029727936</text:p>
          </table:table-cell>
          <table:table-cell office:value-type="float" office:value="14.5438084602356" calcext:value-type="float">
            <text:p>14.5438084602356</text:p>
          </table:table-cell>
          <table:table-cell office:value-type="float" office:value="14.6105241775513" calcext:value-type="float">
            <text:p>14.6105241775513</text:p>
          </table:table-cell>
          <table:table-cell office:value-type="float" office:value="14.6772401332855" calcext:value-type="float">
            <text:p>14.6772401332855</text:p>
          </table:table-cell>
          <table:table-cell office:value-type="float" office:value="14.7439558506012" calcext:value-type="float">
            <text:p>14.7439558506012</text:p>
          </table:table-cell>
          <table:table-cell office:value-type="float" office:value="15.4444694519043" calcext:value-type="float">
            <text:p>15.4444694519043</text:p>
          </table:table-cell>
          <table:table-cell office:value-type="float" office:value="15.477826833725" calcext:value-type="float">
            <text:p>15.477826833725</text:p>
          </table:table-cell>
          <table:table-cell office:value-type="float" office:value="15.5111846923828" calcext:value-type="float">
            <text:p>15.5111846923828</text:p>
          </table:table-cell>
          <table:table-cell office:value-type="float" office:value="15.5778996944428" calcext:value-type="float">
            <text:p>15.5778996944428</text:p>
          </table:table-cell>
          <table:table-cell office:value-type="float" office:value="15.611257314682" calcext:value-type="float">
            <text:p>15.611257314682</text:p>
          </table:table-cell>
          <table:table-cell office:value-type="float" office:value="15.6779725551605" calcext:value-type="float">
            <text:p>15.6779725551605</text:p>
          </table:table-cell>
          <table:table-cell office:value-type="float" office:value="15.7446875572205" calcext:value-type="float">
            <text:p>15.7446875572205</text:p>
          </table:table-cell>
          <table:table-cell office:value-type="float" office:value="15.7780451774597" calcext:value-type="float">
            <text:p>15.7780451774597</text:p>
          </table:table-cell>
          <table:table-cell office:value-type="float" office:value="15.8114025592804" calcext:value-type="float">
            <text:p>15.8114025592804</text:p>
          </table:table-cell>
          <table:table-cell office:value-type="float" office:value="15.8781180381775" calcext:value-type="float">
            <text:p>15.8781180381775</text:p>
          </table:table-cell>
          <table:table-cell office:value-type="float" office:value="16.0115480422974" calcext:value-type="float">
            <text:p>16.0115480422974</text:p>
          </table:table-cell>
          <table:table-cell office:value-type="float" office:value="16.0782635211945" calcext:value-type="float">
            <text:p>16.0782635211945</text:p>
          </table:table-cell>
          <table:table-cell office:value-type="float" office:value="16.1449785232544" calcext:value-type="float">
            <text:p>16.1449785232544</text:p>
          </table:table-cell>
          <table:table-cell office:value-type="float" office:value="16.3451223373413" calcext:value-type="float">
            <text:p>16.3451223373413</text:p>
          </table:table-cell>
          <table:table-cell office:value-type="float" office:value="16.378479719162" calcext:value-type="float">
            <text:p>16.378479719162</text:p>
          </table:table-cell>
          <table:table-cell office:value-type="float" office:value="16.4118368625641" calcext:value-type="float">
            <text:p>16.4118368625641</text:p>
          </table:table-cell>
          <table:table-cell office:value-type="float" office:value="17.4125566482544" calcext:value-type="float">
            <text:p>17.4125566482544</text:p>
          </table:table-cell>
          <table:table-cell office:value-type="float" office:value="17.4792716503143" calcext:value-type="float">
            <text:p>17.4792716503143</text:p>
          </table:table-cell>
          <table:table-cell office:value-type="float" office:value="17.5126295089722" calcext:value-type="float">
            <text:p>17.5126295089722</text:p>
          </table:table-cell>
          <table:table-cell office:value-type="float" office:value="17.5459868907928" calcext:value-type="float">
            <text:p>17.5459868907928</text:p>
          </table:table-cell>
          <table:table-cell office:value-type="float" office:value="17.6127021312714" calcext:value-type="float">
            <text:p>17.6127021312714</text:p>
          </table:table-cell>
          <table:table-cell office:value-type="float" office:value="17.646059513092" calcext:value-type="float">
            <text:p>17.646059513092</text:p>
          </table:table-cell>
          <table:table-cell office:value-type="float" office:value="17.7127749919891" calcext:value-type="float">
            <text:p>17.7127749919891</text:p>
          </table:table-cell>
          <table:table-cell office:value-type="float" office:value="17.8128473758698" calcext:value-type="float">
            <text:p>17.8128473758698</text:p>
          </table:table-cell>
          <table:table-cell office:value-type="float" office:value="18.0463507175446" calcext:value-type="float">
            <text:p>18.0463507175446</text:p>
          </table:table-cell>
          <table:table-cell office:value-type="float" office:value="18.0797080993652" calcext:value-type="float">
            <text:p>18.0797080993652</text:p>
          </table:table-cell>
          <table:table-cell office:value-type="float" office:value="18.1797807216644" calcext:value-type="float">
            <text:p>18.1797807216644</text:p>
          </table:table-cell>
          <table:table-cell office:value-type="float" office:value="18.2131400108337" calcext:value-type="float">
            <text:p>18.2131400108337</text:p>
          </table:table-cell>
          <table:table-cell office:value-type="float" office:value="18.2798578739166" calcext:value-type="float">
            <text:p>18.2798578739166</text:p>
          </table:table-cell>
          <table:table-cell office:value-type="float" office:value="18.3465762138367" calcext:value-type="float">
            <text:p>18.3465762138367</text:p>
          </table:table-cell>
          <table:table-cell office:value-type="float" office:value="18.3799352645874" calcext:value-type="float">
            <text:p>18.3799352645874</text:p>
          </table:table-cell>
          <table:table-cell office:value-type="float" office:value="18.4132945537567" calcext:value-type="float">
            <text:p>18.4132945537567</text:p>
          </table:table-cell>
          <table:table-cell office:value-type="float" office:value="18.4466536045074" calcext:value-type="float">
            <text:p>18.4466536045074</text:p>
          </table:table-cell>
          <table:table-cell office:value-type="float" office:value="18.5133721828461" calcext:value-type="float">
            <text:p>18.5133721828461</text:p>
          </table:table-cell>
          <table:table-cell office:value-type="float" office:value="18.5800905227661" calcext:value-type="float">
            <text:p>18.5800905227661</text:p>
          </table:table-cell>
          <table:table-cell office:value-type="float" office:value="18.6468091011047" calcext:value-type="float">
            <text:p>18.6468091011047</text:p>
          </table:table-cell>
          <table:table-cell office:value-type="float" office:value="18.6801681518555" calcext:value-type="float">
            <text:p>18.6801681518555</text:p>
          </table:table-cell>
          <table:table-cell office:value-type="float" office:value="18.7468869686127" calcext:value-type="float">
            <text:p>18.7468869686127</text:p>
          </table:table-cell>
          <table:table-cell office:value-type="float" office:value="18.8136055469513" calcext:value-type="float">
            <text:p>18.8136055469513</text:p>
          </table:table-cell>
          <table:table-cell office:value-type="float" office:value="18.8469648361206" calcext:value-type="float">
            <text:p>18.8469648361206</text:p>
          </table:table-cell>
          <table:table-cell office:value-type="float" office:value="18.8803243637085" calcext:value-type="float">
            <text:p>18.8803243637085</text:p>
          </table:table-cell>
          <table:table-cell office:value-type="float" office:value="18.9136838912964" calcext:value-type="float">
            <text:p>18.9136838912964</text:p>
          </table:table-cell>
          <table:table-cell office:value-type="float" office:value="19.0137619972229" calcext:value-type="float">
            <text:p>19.0137619972229</text:p>
          </table:table-cell>
          <table:table-cell office:value-type="float" office:value="19.2139167785645" calcext:value-type="float">
            <text:p>19.2139167785645</text:p>
          </table:table-cell>
          <table:table-cell office:value-type="float" office:value="19.247273683548" calcext:value-type="float">
            <text:p>19.247273683548</text:p>
          </table:table-cell>
          <table:table-cell office:value-type="float" office:value="19.3139879703522" calcext:value-type="float">
            <text:p>19.3139879703522</text:p>
          </table:table-cell>
          <table:table-cell office:value-type="float" office:value="19.3473453521729" calcext:value-type="float">
            <text:p>19.3473453521729</text:p>
          </table:table-cell>
          <table:table-cell office:value-type="float" office:value="19.380702495575" calcext:value-type="float">
            <text:p>19.380702495575</text:p>
          </table:table-cell>
          <table:table-cell office:value-type="float" office:value="19.4140596389771" calcext:value-type="float">
            <text:p>19.4140596389771</text:p>
          </table:table-cell>
          <table:table-cell office:value-type="float" office:value="20.648277759552" calcext:value-type="float">
            <text:p>20.648277759552</text:p>
          </table:table-cell>
          <table:table-cell office:value-type="float" office:value="20.7149927616119" calcext:value-type="float">
            <text:p>20.7149927616119</text:p>
          </table:table-cell>
          <table:table-cell office:value-type="float" office:value="20.7483501434326" calcext:value-type="float">
            <text:p>20.7483501434326</text:p>
          </table:table-cell>
          <table:table-cell office:value-type="float" office:value="20.815064907074" calcext:value-type="float">
            <text:p>20.815064907074</text:p>
          </table:table-cell>
          <table:table-cell office:value-type="float" office:value="20.8484225273132" calcext:value-type="float">
            <text:p>20.8484225273132</text:p>
          </table:table-cell>
          <table:table-cell office:value-type="float" office:value="20.8817801475525" calcext:value-type="float">
            <text:p>20.8817801475525</text:p>
          </table:table-cell>
          <table:table-cell office:value-type="float" office:value="20.9151375293732" calcext:value-type="float">
            <text:p>20.9151375293732</text:p>
          </table:table-cell>
          <table:table-cell office:value-type="float" office:value="20.9818522930145" calcext:value-type="float">
            <text:p>20.9818522930145</text:p>
          </table:table-cell>
          <table:table-cell office:value-type="float" office:value="21.0485672950745" calcext:value-type="float">
            <text:p>21.0485672950745</text:p>
          </table:table-cell>
          <table:table-cell office:value-type="float" office:value="21.0819249153137" calcext:value-type="float">
            <text:p>21.0819249153137</text:p>
          </table:table-cell>
          <table:table-cell office:value-type="float" office:value="21.1486396789551" calcext:value-type="float">
            <text:p>21.1486396789551</text:p>
          </table:table-cell>
          <table:table-cell office:value-type="float" office:value="21.1819970607758" calcext:value-type="float">
            <text:p>21.1819970607758</text:p>
          </table:table-cell>
          <table:table-cell office:value-type="float" office:value="21.2153539657593" calcext:value-type="float">
            <text:p>21.2153539657593</text:p>
          </table:table-cell>
          <table:table-cell office:value-type="float" office:value="21.2487106323242" calcext:value-type="float">
            <text:p>21.2487106323242</text:p>
          </table:table-cell>
          <table:table-cell office:value-type="float" office:value="21.2820677757263" calcext:value-type="float">
            <text:p>21.2820677757263</text:p>
          </table:table-cell>
          <table:table-cell office:value-type="float" office:value="21.3154244422913" calcext:value-type="float">
            <text:p>21.3154244422913</text:p>
          </table:table-cell>
          <table:table-cell office:value-type="float" office:value="21.3487813472748" calcext:value-type="float">
            <text:p>21.3487813472748</text:p>
          </table:table-cell>
          <table:table-cell office:value-type="float" office:value="21.4154946804047" calcext:value-type="float">
            <text:p>21.4154946804047</text:p>
          </table:table-cell>
          <table:table-cell office:value-type="float" office:value="21.4488515853882" calcext:value-type="float">
            <text:p>21.4488515853882</text:p>
          </table:table-cell>
          <table:table-cell office:value-type="float" office:value="21.4822082519531" calcext:value-type="float">
            <text:p>21.4822082519531</text:p>
          </table:table-cell>
          <table:table-cell office:value-type="float" office:value="21.5155649185181" calcext:value-type="float">
            <text:p>21.5155649185181</text:p>
          </table:table-cell>
          <table:table-cell office:value-type="float" office:value="21.548921585083" calcext:value-type="float">
            <text:p>21.548921585083</text:p>
          </table:table-cell>
          <table:table-cell office:value-type="float" office:value="21.5822784900665" calcext:value-type="float">
            <text:p>21.5822784900665</text:p>
          </table:table-cell>
          <table:table-cell office:value-type="float" office:value="21.61563539505" calcext:value-type="float">
            <text:p>21.61563539505</text:p>
          </table:table-cell>
          <table:table-cell office:value-type="float" office:value="21.648992061615" calcext:value-type="float">
            <text:p>21.648992061615</text:p>
          </table:table-cell>
          <table:table-cell office:value-type="float" office:value="21.7157053947449" calcext:value-type="float">
            <text:p>21.7157053947449</text:p>
          </table:table-cell>
          <table:table-cell office:value-type="float" office:value="21.7824189662933" calcext:value-type="float">
            <text:p>21.7824189662933</text:p>
          </table:table-cell>
          <table:table-cell office:value-type="float" office:value="21.8157756328583" calcext:value-type="float">
            <text:p>21.8157756328583</text:p>
          </table:table-cell>
          <table:table-cell office:value-type="float" office:value="21.8824889659882" calcext:value-type="float">
            <text:p>21.8824889659882</text:p>
          </table:table-cell>
          <table:table-cell office:value-type="float" office:value="21.9492025375366" calcext:value-type="float">
            <text:p>21.9492025375366</text:p>
          </table:table-cell>
          <table:table-cell office:value-type="float" office:value="21.9825592041016" calcext:value-type="float">
            <text:p>21.9825592041016</text:p>
          </table:table-cell>
          <table:table-cell office:value-type="float" office:value="22.0492722988129" calcext:value-type="float">
            <text:p>22.0492722988129</text:p>
          </table:table-cell>
          <table:table-cell office:value-type="float" office:value="22.1159856319427" calcext:value-type="float">
            <text:p>22.1159856319427</text:p>
          </table:table-cell>
          <table:table-cell office:value-type="float" office:value="22.1826989650726" calcext:value-type="float">
            <text:p>22.1826989650726</text:p>
          </table:table-cell>
          <table:table-cell office:value-type="float" office:value="22.2494201660156" calcext:value-type="float">
            <text:p>22.2494201660156</text:p>
          </table:table-cell>
          <table:table-cell office:value-type="float" office:value="22.2827808856964" calcext:value-type="float">
            <text:p>22.2827808856964</text:p>
          </table:table-cell>
          <table:table-cell office:value-type="float" office:value="22.3161413669586" calcext:value-type="float">
            <text:p>22.3161413669586</text:p>
          </table:table-cell>
          <table:table-cell office:value-type="float" office:value="22.3495020866394" calcext:value-type="float">
            <text:p>22.3495020866394</text:p>
          </table:table-cell>
          <table:table-cell office:value-type="float" office:value="22.4162232875824" calcext:value-type="float">
            <text:p>22.4162232875824</text:p>
          </table:table-cell>
          <table:table-cell office:value-type="float" office:value="22.4495840072632" calcext:value-type="float">
            <text:p>22.4495840072632</text:p>
          </table:table-cell>
          <table:table-cell office:value-type="float" office:value="22.482944726944" calcext:value-type="float">
            <text:p>22.482944726944</text:p>
          </table:table-cell>
          <table:table-cell office:value-type="float" office:value="22.549665927887" calcext:value-type="float">
            <text:p>22.549665927887</text:p>
          </table:table-cell>
          <table:table-cell office:value-type="float" office:value="22.6163878440857" calcext:value-type="float">
            <text:p>22.6163878440857</text:p>
          </table:table-cell>
          <table:table-cell office:value-type="float" office:value="22.6497485637665" calcext:value-type="float">
            <text:p>22.6497485637665</text:p>
          </table:table-cell>
          <table:table-cell office:value-type="float" office:value="22.6831090450287" calcext:value-type="float">
            <text:p>22.6831090450287</text:p>
          </table:table-cell>
          <table:table-cell office:value-type="float" office:value="22.7831919193268" calcext:value-type="float">
            <text:p>22.7831919193268</text:p>
          </table:table-cell>
          <table:table-cell office:value-type="float" office:value="22.8165528774261" calcext:value-type="float">
            <text:p>22.8165528774261</text:p>
          </table:table-cell>
          <table:table-cell office:value-type="float" office:value="22.8499135971069" calcext:value-type="float">
            <text:p>22.8499135971069</text:p>
          </table:table-cell>
          <table:table-cell office:value-type="float" office:value="22.9166355133057" calcext:value-type="float">
            <text:p>22.9166355133057</text:p>
          </table:table-cell>
          <table:table-cell office:value-type="float" office:value="22.9499967098236" calcext:value-type="float">
            <text:p>22.9499967098236</text:p>
          </table:table-cell>
          <table:table-cell office:value-type="float" office:value="23.0167186260223" calcext:value-type="float">
            <text:p>23.0167186260223</text:p>
          </table:table-cell>
          <table:table-cell office:value-type="float" office:value="23.0834407806396" calcext:value-type="float">
            <text:p>23.0834407806396</text:p>
          </table:table-cell>
          <table:table-cell office:value-type="float" office:value="23.116801738739" calcext:value-type="float">
            <text:p>23.116801738739</text:p>
          </table:table-cell>
          <table:table-cell office:value-type="float" office:value="23.1835238933563" calcext:value-type="float">
            <text:p>23.1835238933563</text:p>
          </table:table-cell>
          <table:table-cell office:value-type="float" office:value="23.2502365112305" calcext:value-type="float">
            <text:p>23.2502365112305</text:p>
          </table:table-cell>
          <table:table-cell office:value-type="float" office:value="23.2835927009582" calcext:value-type="float">
            <text:p>23.2835927009582</text:p>
          </table:table-cell>
          <table:table-cell office:value-type="float" office:value="23.3169493675232" calcext:value-type="float">
            <text:p>23.3169493675232</text:p>
          </table:table-cell>
          <table:table-cell office:value-type="float" office:value="23.350305557251" calcext:value-type="float">
            <text:p>23.350305557251</text:p>
          </table:table-cell>
          <table:table-cell office:value-type="float" office:value="23.4170181751251" calcext:value-type="float">
            <text:p>23.4170181751251</text:p>
          </table:table-cell>
          <table:table-cell office:value-type="float" office:value="23.4503746032715" calcext:value-type="float">
            <text:p>23.4503746032715</text:p>
          </table:table-cell>
          <table:table-cell office:value-type="float" office:value="23.4837307929993" calcext:value-type="float">
            <text:p>23.4837307929993</text:p>
          </table:table-cell>
          <table:table-cell office:value-type="float" office:value="23.5837996006012" calcext:value-type="float">
            <text:p>23.5837996006012</text:p>
          </table:table-cell>
          <table:table-cell office:value-type="float" office:value="23.617155790329" calcext:value-type="float">
            <text:p>23.617155790329</text:p>
          </table:table-cell>
          <table:table-cell office:value-type="float" office:value="23.6838681697845" calcext:value-type="float">
            <text:p>23.6838681697845</text:p>
          </table:table-cell>
          <table:table-cell office:value-type="float" office:value="23.7172243595123" calcext:value-type="float">
            <text:p>23.7172243595123</text:p>
          </table:table-cell>
          <table:table-cell office:value-type="float" office:value="23.7505805492401" calcext:value-type="float">
            <text:p>23.7505805492401</text:p>
          </table:table-cell>
          <table:table-cell office:value-type="float" office:value="23.8172929286957" calcext:value-type="float">
            <text:p>23.8172929286957</text:p>
          </table:table-cell>
          <table:table-cell office:value-type="float" office:value="23.8506491184235" calcext:value-type="float">
            <text:p>23.8506491184235</text:p>
          </table:table-cell>
          <table:table-cell office:value-type="float" office:value="23.8840053081512" calcext:value-type="float">
            <text:p>23.8840053081512</text:p>
          </table:table-cell>
          <table:table-cell office:value-type="float" office:value="23.917361497879" calcext:value-type="float">
            <text:p>23.917361497879</text:p>
          </table:table-cell>
          <table:table-cell office:value-type="float" office:value="23.9840741157532" calcext:value-type="float">
            <text:p>23.9840741157532</text:p>
          </table:table-cell>
          <table:table-cell office:value-type="float" office:value="24.017430305481" calcext:value-type="float">
            <text:p>24.017430305481</text:p>
          </table:table-cell>
          <table:table-cell office:value-type="float" office:value="24.0507862567902" calcext:value-type="float">
            <text:p>24.0507862567902</text:p>
          </table:table-cell>
          <table:table-cell office:value-type="float" office:value="24.1174986362457" calcext:value-type="float">
            <text:p>24.1174986362457</text:p>
          </table:table-cell>
          <table:table-cell office:value-type="float" office:value="24.1508545875549" calcext:value-type="float">
            <text:p>24.1508545875549</text:p>
          </table:table-cell>
          <table:table-cell office:value-type="float" office:value="24.1842107772827" calcext:value-type="float">
            <text:p>24.1842107772827</text:p>
          </table:table-cell>
          <table:table-cell office:value-type="float" office:value="24.2509241104126" calcext:value-type="float">
            <text:p>24.2509241104126</text:p>
          </table:table-cell>
          <table:table-cell office:value-type="float" office:value="24.2842807769775" calcext:value-type="float">
            <text:p>24.2842807769775</text:p>
          </table:table-cell>
          <table:table-cell office:value-type="float" office:value="24.350994348526" calcext:value-type="float">
            <text:p>24.350994348526</text:p>
          </table:table-cell>
          <table:table-cell office:value-type="float" office:value="24.3843510150909" calcext:value-type="float">
            <text:p>24.3843510150909</text:p>
          </table:table-cell>
          <table:table-cell office:value-type="float" office:value="24.4510645866394" calcext:value-type="float">
            <text:p>24.4510645866394</text:p>
          </table:table-cell>
          <table:table-cell office:value-type="float" office:value="24.4844212532043" calcext:value-type="float">
            <text:p>24.4844212532043</text:p>
          </table:table-cell>
          <table:table-cell office:value-type="float" office:value="24.5511345863342" calcext:value-type="float">
            <text:p>24.5511345863342</text:p>
          </table:table-cell>
          <table:table-cell office:value-type="float" office:value="24.5844912528992" calcext:value-type="float">
            <text:p>24.5844912528992</text:p>
          </table:table-cell>
          <table:table-cell office:value-type="float" office:value="24.6512045860291" calcext:value-type="float">
            <text:p>24.6512045860291</text:p>
          </table:table-cell>
          <table:table-cell office:value-type="float" office:value="24.684561252594" calcext:value-type="float">
            <text:p>24.684561252594</text:p>
          </table:table-cell>
          <table:table-cell office:value-type="float" office:value="24.7512743473053" calcext:value-type="float">
            <text:p>24.7512743473053</text:p>
          </table:table-cell>
          <table:table-cell office:value-type="float" office:value="24.7846312522888" calcext:value-type="float">
            <text:p>24.7846312522888</text:p>
          </table:table-cell>
          <table:table-cell office:value-type="float" office:value="24.8513445854187" calcext:value-type="float">
            <text:p>24.8513445854187</text:p>
          </table:table-cell>
          <table:table-cell office:value-type="float" office:value="24.91805768013" calcext:value-type="float">
            <text:p>24.91805768013</text:p>
          </table:table-cell>
          <table:table-cell office:value-type="float" office:value="24.9514143466949" calcext:value-type="float">
            <text:p>24.9514143466949</text:p>
          </table:table-cell>
          <table:table-cell office:value-type="float" office:value="24.9847710132599" calcext:value-type="float">
            <text:p>24.9847710132599</text:p>
          </table:table-cell>
          <table:table-cell office:value-type="float" office:value="25.0514841079712" calcext:value-type="float">
            <text:p>25.0514841079712</text:p>
          </table:table-cell>
          <table:table-cell office:value-type="float" office:value="25.1181972026825" calcext:value-type="float">
            <text:p>25.1181972026825</text:p>
          </table:table-cell>
          <table:table-cell office:value-type="float" office:value="25.184910774231" calcext:value-type="float">
            <text:p>25.184910774231</text:p>
          </table:table-cell>
          <table:table-cell office:value-type="float" office:value="25.2182674407959" calcext:value-type="float">
            <text:p>25.2182674407959</text:p>
          </table:table-cell>
          <table:table-cell office:value-type="float" office:value="25.2849807739258" calcext:value-type="float">
            <text:p>25.2849807739258</text:p>
          </table:table-cell>
          <table:table-cell office:value-type="float" office:value="25.3516941070557" calcext:value-type="float">
            <text:p>25.3516941070557</text:p>
          </table:table-cell>
          <table:table-cell office:value-type="float" office:value="25.3850507736206" calcext:value-type="float">
            <text:p>25.3850507736206</text:p>
          </table:table-cell>
          <table:table-cell office:value-type="float" office:value="25.4184074401855" calcext:value-type="float">
            <text:p>25.4184074401855</text:p>
          </table:table-cell>
          <table:table-cell office:value-type="float" office:value="25.4517641067505" calcext:value-type="float">
            <text:p>25.4517641067505</text:p>
          </table:table-cell>
          <table:table-cell office:value-type="float" office:value="25.518477678299" calcext:value-type="float">
            <text:p>25.518477678299</text:p>
          </table:table-cell>
          <table:table-cell office:value-type="float" office:value="25.5518341064453" calcext:value-type="float">
            <text:p>25.5518341064453</text:p>
          </table:table-cell>
          <table:table-cell office:value-type="float" office:value="25.5851907730103" calcext:value-type="float">
            <text:p>25.5851907730103</text:p>
          </table:table-cell>
          <table:table-cell office:value-type="float" office:value="25.6519041061401" calcext:value-type="float">
            <text:p>25.6519041061401</text:p>
          </table:table-cell>
          <table:table-cell table:number-columns-repeated="509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18703442010347" calcext:value-type="float">
            <text:p>0.118703442010347</text:p>
          </table:table-cell>
          <table:table-cell office:value-type="float" office:value="0.118680203044345" calcext:value-type="float">
            <text:p>0.118680203044345</text:p>
          </table:table-cell>
          <table:table-cell office:value-type="float" office:value="0.118773907721181" calcext:value-type="float">
            <text:p>0.118773907721181</text:p>
          </table:table-cell>
          <table:table-cell office:value-type="float" office:value="0.118623392762258" calcext:value-type="float">
            <text:p>0.118623392762258</text:p>
          </table:table-cell>
          <table:table-cell office:value-type="float" office:value="0.118598790754423" calcext:value-type="float">
            <text:p>0.118598790754423</text:p>
          </table:table-cell>
          <table:table-cell office:value-type="float" office:value="0.11873203552535" calcext:value-type="float">
            <text:p>0.11873203552535</text:p>
          </table:table-cell>
          <table:table-cell office:value-type="float" office:value="0.118603325699094" calcext:value-type="float">
            <text:p>0.118603325699094</text:p>
          </table:table-cell>
          <table:table-cell office:value-type="float" office:value="0.11863880918922" calcext:value-type="float">
            <text:p>0.11863880918922</text:p>
          </table:table-cell>
          <table:table-cell office:value-type="float" office:value="0.118798069108502" calcext:value-type="float">
            <text:p>0.118798069108502</text:p>
          </table:table-cell>
          <table:table-cell office:value-type="float" office:value="0.118619872653361" calcext:value-type="float">
            <text:p>0.118619872653361</text:p>
          </table:table-cell>
          <table:table-cell office:value-type="float" office:value="0.118728740000575" calcext:value-type="float">
            <text:p>0.118728740000575</text:p>
          </table:table-cell>
          <table:table-cell office:value-type="float" office:value="0.118765740020034" calcext:value-type="float">
            <text:p>0.118765740020034</text:p>
          </table:table-cell>
          <table:table-cell office:value-type="float" office:value="0.118700752306464" calcext:value-type="float">
            <text:p>0.118700752306464</text:p>
          </table:table-cell>
          <table:table-cell office:value-type="float" office:value="0.118776181096597" calcext:value-type="float">
            <text:p>0.118776181096597</text:p>
          </table:table-cell>
          <table:table-cell office:value-type="float" office:value="0.118768702252812" calcext:value-type="float">
            <text:p>0.118768702252812</text:p>
          </table:table-cell>
          <table:table-cell office:value-type="float" office:value="0.118663165338687" calcext:value-type="float">
            <text:p>0.118663165338687</text:p>
          </table:table-cell>
          <table:table-cell office:value-type="float" office:value="0.118580210933078" calcext:value-type="float">
            <text:p>0.118580210933078</text:p>
          </table:table-cell>
          <table:table-cell office:value-type="float" office:value="0.118633269615059" calcext:value-type="float">
            <text:p>0.118633269615059</text:p>
          </table:table-cell>
          <table:table-cell office:value-type="float" office:value="0.118763623576532" calcext:value-type="float">
            <text:p>0.118763623576532</text:p>
          </table:table-cell>
          <table:table-cell office:value-type="float" office:value="0.118690192301945" calcext:value-type="float">
            <text:p>0.118690192301945</text:p>
          </table:table-cell>
          <table:table-cell office:value-type="float" office:value="0.118831216400369" calcext:value-type="float">
            <text:p>0.118831216400369</text:p>
          </table:table-cell>
          <table:table-cell office:value-type="float" office:value="0.118610903298047" calcext:value-type="float">
            <text:p>0.118610903298047</text:p>
          </table:table-cell>
          <table:table-cell office:value-type="float" office:value="0.118681804346181" calcext:value-type="float">
            <text:p>0.118681804346181</text:p>
          </table:table-cell>
          <table:table-cell office:value-type="float" office:value="0.118600216111472" calcext:value-type="float">
            <text:p>0.118600216111472</text:p>
          </table:table-cell>
          <table:table-cell office:value-type="float" office:value="0.118572835949551" calcext:value-type="float">
            <text:p>0.118572835949551</text:p>
          </table:table-cell>
          <table:table-cell office:value-type="float" office:value="0.11864410058487" calcext:value-type="float">
            <text:p>0.11864410058487</text:p>
          </table:table-cell>
          <table:table-cell office:value-type="float" office:value="0.118703107986889" calcext:value-type="float">
            <text:p>0.118703107986889</text:p>
          </table:table-cell>
          <table:table-cell office:value-type="float" office:value="0.118713283708041" calcext:value-type="float">
            <text:p>0.118713283708041</text:p>
          </table:table-cell>
          <table:table-cell office:value-type="float" office:value="0.118719935550214" calcext:value-type="float">
            <text:p>0.118719935550214</text:p>
          </table:table-cell>
          <table:table-cell office:value-type="float" office:value="0.118655498932458" calcext:value-type="float">
            <text:p>0.118655498932458</text:p>
          </table:table-cell>
          <table:table-cell office:value-type="float" office:value="0.118862271157407" calcext:value-type="float">
            <text:p>0.118862271157407</text:p>
          </table:table-cell>
          <table:table-cell office:value-type="float" office:value="0.118568428595326" calcext:value-type="float">
            <text:p>0.118568428595326</text:p>
          </table:table-cell>
          <table:table-cell office:value-type="float" office:value="0.118630342864546" calcext:value-type="float">
            <text:p>0.118630342864546</text:p>
          </table:table-cell>
          <table:table-cell office:value-type="float" office:value="0.118575167249599" calcext:value-type="float">
            <text:p>0.118575167249599</text:p>
          </table:table-cell>
          <table:table-cell office:value-type="float" office:value="0.118760332399956" calcext:value-type="float">
            <text:p>0.118760332399956</text:p>
          </table:table-cell>
          <table:table-cell office:value-type="float" office:value="0.118661315440158" calcext:value-type="float">
            <text:p>0.118661315440158</text:p>
          </table:table-cell>
          <table:table-cell office:value-type="float" office:value="0.118642912722394" calcext:value-type="float">
            <text:p>0.118642912722394</text:p>
          </table:table-cell>
          <table:table-cell office:value-type="float" office:value="0.118727907932373" calcext:value-type="float">
            <text:p>0.118727907932373</text:p>
          </table:table-cell>
          <table:table-cell office:value-type="float" office:value="0.118659341958419" calcext:value-type="float">
            <text:p>0.118659341958419</text:p>
          </table:table-cell>
          <table:table-cell office:value-type="float" office:value="0.118723481893308" calcext:value-type="float">
            <text:p>0.118723481893308</text:p>
          </table:table-cell>
          <table:table-cell office:value-type="float" office:value="0.118745755898407" calcext:value-type="float">
            <text:p>0.118745755898407</text:p>
          </table:table-cell>
          <table:table-cell office:value-type="float" office:value="0.118716162129202" calcext:value-type="float">
            <text:p>0.118716162129202</text:p>
          </table:table-cell>
          <table:table-cell office:value-type="float" office:value="0.118631228608088" calcext:value-type="float">
            <text:p>0.118631228608088</text:p>
          </table:table-cell>
          <table:table-cell office:value-type="float" office:value="0.118663848432285" calcext:value-type="float">
            <text:p>0.118663848432285</text:p>
          </table:table-cell>
          <table:table-cell office:value-type="float" office:value="0.118836474240613" calcext:value-type="float">
            <text:p>0.118836474240613</text:p>
          </table:table-cell>
          <table:table-cell office:value-type="float" office:value="0.118697254394382" calcext:value-type="float">
            <text:p>0.118697254394382</text:p>
          </table:table-cell>
          <table:table-cell office:value-type="float" office:value="0.11851559196852" calcext:value-type="float">
            <text:p>0.11851559196852</text:p>
          </table:table-cell>
          <table:table-cell office:value-type="float" office:value="0.118806633410416" calcext:value-type="float">
            <text:p>0.118806633410416</text:p>
          </table:table-cell>
          <table:table-cell office:value-type="float" office:value="0.118685574841807" calcext:value-type="float">
            <text:p>0.118685574841807</text:p>
          </table:table-cell>
          <table:table-cell office:value-type="float" office:value="0.11863376824906" calcext:value-type="float">
            <text:p>0.11863376824906</text:p>
          </table:table-cell>
          <table:table-cell office:value-type="float" office:value="0.118561743374821" calcext:value-type="float">
            <text:p>0.118561743374821</text:p>
          </table:table-cell>
          <table:table-cell office:value-type="float" office:value="0.118602063757172" calcext:value-type="float">
            <text:p>0.118602063757172</text:p>
          </table:table-cell>
          <table:table-cell office:value-type="float" office:value="0.118745877696139" calcext:value-type="float">
            <text:p>0.118745877696139</text:p>
          </table:table-cell>
          <table:table-cell office:value-type="float" office:value="0.118597363348837" calcext:value-type="float">
            <text:p>0.118597363348837</text:p>
          </table:table-cell>
          <table:table-cell office:value-type="float" office:value="0.118662813563905" calcext:value-type="float">
            <text:p>0.118662813563905</text:p>
          </table:table-cell>
          <table:table-cell office:value-type="float" office:value="0.118673592650253" calcext:value-type="float">
            <text:p>0.118673592650253</text:p>
          </table:table-cell>
          <table:table-cell office:value-type="float" office:value="0.118723986804242" calcext:value-type="float">
            <text:p>0.118723986804242</text:p>
          </table:table-cell>
          <table:table-cell office:value-type="float" office:value="0.118647047093369" calcext:value-type="float">
            <text:p>0.118647047093369</text:p>
          </table:table-cell>
          <table:table-cell office:value-type="float" office:value="0.118720968577196" calcext:value-type="float">
            <text:p>0.118720968577196</text:p>
          </table:table-cell>
          <table:table-cell office:value-type="float" office:value="0.118667339241332" calcext:value-type="float">
            <text:p>0.118667339241332</text:p>
          </table:table-cell>
          <table:table-cell office:value-type="float" office:value="0.118898636678862" calcext:value-type="float">
            <text:p>0.118898636678862</text:p>
          </table:table-cell>
          <table:table-cell office:value-type="float" office:value="0.119209380798119" calcext:value-type="float">
            <text:p>0.119209380798119</text:p>
          </table:table-cell>
          <table:table-cell office:value-type="float" office:value="0.11915224350127" calcext:value-type="float">
            <text:p>0.11915224350127</text:p>
          </table:table-cell>
          <table:table-cell office:value-type="float" office:value="0.118469877263641" calcext:value-type="float">
            <text:p>0.118469877263641</text:p>
          </table:table-cell>
          <table:table-cell office:value-type="float" office:value="0.118489304204256" calcext:value-type="float">
            <text:p>0.118489304204256</text:p>
          </table:table-cell>
          <table:table-cell office:value-type="float" office:value="0.118550984035471" calcext:value-type="float">
            <text:p>0.118550984035471</text:p>
          </table:table-cell>
          <table:table-cell office:value-type="float" office:value="0.117765368705705" calcext:value-type="float">
            <text:p>0.117765368705705</text:p>
          </table:table-cell>
          <table:table-cell office:value-type="float" office:value="0.117924841693675" calcext:value-type="float">
            <text:p>0.117924841693675</text:p>
          </table:table-cell>
          <table:table-cell office:value-type="float" office:value="0.115869332863685" calcext:value-type="float">
            <text:p>0.115869332863685</text:p>
          </table:table-cell>
          <table:table-cell office:value-type="float" office:value="0.108786604898818" calcext:value-type="float">
            <text:p>0.108786604898818</text:p>
          </table:table-cell>
          <table:table-cell office:value-type="float" office:value="0.10466896444299" calcext:value-type="float">
            <text:p>0.10466896444299</text:p>
          </table:table-cell>
          <table:table-cell office:value-type="float" office:value="0.11164394232781" calcext:value-type="float">
            <text:p>0.11164394232781</text:p>
          </table:table-cell>
          <table:table-cell office:value-type="float" office:value="0.178210303292146" calcext:value-type="float">
            <text:p>0.178210303292146</text:p>
          </table:table-cell>
          <table:table-cell office:value-type="float" office:value="0.191047794058662" calcext:value-type="float">
            <text:p>0.191047794058662</text:p>
          </table:table-cell>
          <table:table-cell office:value-type="float" office:value="0.200950634404861" calcext:value-type="float">
            <text:p>0.200950634404861</text:p>
          </table:table-cell>
          <table:table-cell office:value-type="float" office:value="0.218807513361477" calcext:value-type="float">
            <text:p>0.218807513361477</text:p>
          </table:table-cell>
          <table:table-cell office:value-type="float" office:value="0.225725688838087" calcext:value-type="float">
            <text:p>0.225725688838087</text:p>
          </table:table-cell>
          <table:table-cell office:value-type="float" office:value="0.207486539095338" calcext:value-type="float">
            <text:p>0.207486539095338</text:p>
          </table:table-cell>
          <table:table-cell office:value-type="float" office:value="0.142101868248097" calcext:value-type="float">
            <text:p>0.142101868248097</text:p>
          </table:table-cell>
          <table:table-cell office:value-type="float" office:value="0.134770321571818" calcext:value-type="float">
            <text:p>0.134770321571818</text:p>
          </table:table-cell>
          <table:table-cell office:value-type="float" office:value="0.124332254919836" calcext:value-type="float">
            <text:p>0.124332254919836</text:p>
          </table:table-cell>
          <table:table-cell office:value-type="float" office:value="0.106330542045631" calcext:value-type="float">
            <text:p>0.106330542045631</text:p>
          </table:table-cell>
          <table:table-cell office:value-type="float" office:value="0.109633133900263" calcext:value-type="float">
            <text:p>0.109633133900263</text:p>
          </table:table-cell>
          <table:table-cell office:value-type="float" office:value="0.110297742916723" calcext:value-type="float">
            <text:p>0.110297742916723</text:p>
          </table:table-cell>
          <table:table-cell office:value-type="float" office:value="0.11389355376841" calcext:value-type="float">
            <text:p>0.11389355376841</text:p>
          </table:table-cell>
          <table:table-cell office:value-type="float" office:value="0.114373086986895" calcext:value-type="float">
            <text:p>0.114373086986895</text:p>
          </table:table-cell>
          <table:table-cell office:value-type="float" office:value="0.114918345780042" calcext:value-type="float">
            <text:p>0.114918345780042</text:p>
          </table:table-cell>
          <table:table-cell office:value-type="float" office:value="0.114043720828644" calcext:value-type="float">
            <text:p>0.114043720828644</text:p>
          </table:table-cell>
          <table:table-cell office:value-type="float" office:value="0.113031031128393" calcext:value-type="float">
            <text:p>0.113031031128393</text:p>
          </table:table-cell>
          <table:table-cell office:value-type="float" office:value="0.109265260864009" calcext:value-type="float">
            <text:p>0.109265260864009</text:p>
          </table:table-cell>
          <table:table-cell office:value-type="float" office:value="0.104276935796629" calcext:value-type="float">
            <text:p>0.104276935796629</text:p>
          </table:table-cell>
          <table:table-cell office:value-type="float" office:value="0.0971554157672326" calcext:value-type="float">
            <text:p>0.097155415767233</text:p>
          </table:table-cell>
          <table:table-cell office:value-type="float" office:value="0.0922122219616189" calcext:value-type="float">
            <text:p>0.092212221961619</text:p>
          </table:table-cell>
          <table:table-cell office:value-type="float" office:value="0.0839061969624068" calcext:value-type="float">
            <text:p>0.083906196962407</text:p>
          </table:table-cell>
          <table:table-cell office:value-type="float" office:value="0.0800167174126811" calcext:value-type="float">
            <text:p>0.080016717412681</text:p>
          </table:table-cell>
          <table:table-cell office:value-type="float" office:value="0.0816937836238373" calcext:value-type="float">
            <text:p>0.081693783623837</text:p>
          </table:table-cell>
          <table:table-cell office:value-type="float" office:value="0.0867921305281076" calcext:value-type="float">
            <text:p>0.086792130528108</text:p>
          </table:table-cell>
          <table:table-cell office:value-type="float" office:value="0.0968773213720068" calcext:value-type="float">
            <text:p>0.096877321372007</text:p>
          </table:table-cell>
          <table:table-cell office:value-type="float" office:value="0.194746144439344" calcext:value-type="float">
            <text:p>0.194746144439344</text:p>
          </table:table-cell>
          <table:table-cell office:value-type="float" office:value="0.206409754126911" calcext:value-type="float">
            <text:p>0.206409754126911</text:p>
          </table:table-cell>
          <table:table-cell office:value-type="float" office:value="0.150226082598533" calcext:value-type="float">
            <text:p>0.150226082598533</text:p>
          </table:table-cell>
          <table:table-cell office:value-type="float" office:value="0.150720851866239" calcext:value-type="float">
            <text:p>0.150720851866239</text:p>
          </table:table-cell>
          <table:table-cell office:value-type="float" office:value="0.153754669582755" calcext:value-type="float">
            <text:p>0.153754669582755</text:p>
          </table:table-cell>
          <table:table-cell office:value-type="float" office:value="0.148117294814533" calcext:value-type="float">
            <text:p>0.148117294814533</text:p>
          </table:table-cell>
          <table:table-cell office:value-type="float" office:value="0.139242738339994" calcext:value-type="float">
            <text:p>0.139242738339994</text:p>
          </table:table-cell>
          <table:table-cell office:value-type="float" office:value="0.133181299785087" calcext:value-type="float">
            <text:p>0.133181299785087</text:p>
          </table:table-cell>
          <table:table-cell office:value-type="float" office:value="0.130656376439299" calcext:value-type="float">
            <text:p>0.130656376439299</text:p>
          </table:table-cell>
          <table:table-cell office:value-type="float" office:value="0.127707385434208" calcext:value-type="float">
            <text:p>0.127707385434208</text:p>
          </table:table-cell>
          <table:table-cell office:value-type="float" office:value="0.126623895778181" calcext:value-type="float">
            <text:p>0.126623895778181</text:p>
          </table:table-cell>
          <table:table-cell office:value-type="float" office:value="0.121509903153374" calcext:value-type="float">
            <text:p>0.121509903153374</text:p>
          </table:table-cell>
          <table:table-cell office:value-type="float" office:value="0.116295352750018" calcext:value-type="float">
            <text:p>0.116295352750018</text:p>
          </table:table-cell>
          <table:table-cell office:value-type="float" office:value="0.112936287906559" calcext:value-type="float">
            <text:p>0.112936287906559</text:p>
          </table:table-cell>
          <table:table-cell office:value-type="float" office:value="0.106646972483835" calcext:value-type="float">
            <text:p>0.106646972483835</text:p>
          </table:table-cell>
          <table:table-cell office:value-type="float" office:value="0.0988576553987661" calcext:value-type="float">
            <text:p>0.098857655398766</text:p>
          </table:table-cell>
          <table:table-cell office:value-type="float" office:value="0.106780650421883" calcext:value-type="float">
            <text:p>0.106780650421883</text:p>
          </table:table-cell>
          <table:table-cell office:value-type="float" office:value="0.107676258244952" calcext:value-type="float">
            <text:p>0.107676258244952</text:p>
          </table:table-cell>
          <table:table-cell office:value-type="float" office:value="0.115077778038152" calcext:value-type="float">
            <text:p>0.115077778038152</text:p>
          </table:table-cell>
          <table:table-cell office:value-type="float" office:value="0.118662184261851" calcext:value-type="float">
            <text:p>0.118662184261851</text:p>
          </table:table-cell>
          <table:table-cell office:value-type="float" office:value="0.118020025356605" calcext:value-type="float">
            <text:p>0.118020025356605</text:p>
          </table:table-cell>
          <table:table-cell office:value-type="float" office:value="0.114492064858198" calcext:value-type="float">
            <text:p>0.114492064858198</text:p>
          </table:table-cell>
          <table:table-cell office:value-type="float" office:value="0.111244293780598" calcext:value-type="float">
            <text:p>0.111244293780598</text:p>
          </table:table-cell>
          <table:table-cell office:value-type="float" office:value="0.103093035430894" calcext:value-type="float">
            <text:p>0.103093035430894</text:p>
          </table:table-cell>
          <table:table-cell office:value-type="float" office:value="0.0808331726462923" calcext:value-type="float">
            <text:p>0.080833172646292</text:p>
          </table:table-cell>
          <table:table-cell office:value-type="float" office:value="0.0767179264793407" calcext:value-type="float">
            <text:p>0.076717926479341</text:p>
          </table:table-cell>
          <table:table-cell office:value-type="float" office:value="0.0741400532899972" calcext:value-type="float">
            <text:p>0.074140053289997</text:p>
          </table:table-cell>
          <table:table-cell office:value-type="float" office:value="0.113665454203665" calcext:value-type="float">
            <text:p>0.113665454203665</text:p>
          </table:table-cell>
          <table:table-cell office:value-type="float" office:value="0.102617646669934" calcext:value-type="float">
            <text:p>0.102617646669934</text:p>
          </table:table-cell>
          <table:table-cell office:value-type="float" office:value="0.0929066815644681" calcext:value-type="float">
            <text:p>0.092906681564468</text:p>
          </table:table-cell>
          <table:table-cell office:value-type="float" office:value="0.0919008813479933" calcext:value-type="float">
            <text:p>0.091900881347993</text:p>
          </table:table-cell>
          <table:table-cell office:value-type="float" office:value="0.0955804077217145" calcext:value-type="float">
            <text:p>0.095580407721715</text:p>
          </table:table-cell>
          <table:table-cell office:value-type="float" office:value="0.101277989742973" calcext:value-type="float">
            <text:p>0.101277989742973</text:p>
          </table:table-cell>
          <table:table-cell office:value-type="float" office:value="0.111646741930186" calcext:value-type="float">
            <text:p>0.111646741930186</text:p>
          </table:table-cell>
          <table:table-cell office:value-type="float" office:value="0.11697772372065" calcext:value-type="float">
            <text:p>0.11697772372065</text:p>
          </table:table-cell>
          <table:table-cell office:value-type="float" office:value="0.124813195437304" calcext:value-type="float">
            <text:p>0.124813195437304</text:p>
          </table:table-cell>
          <table:table-cell office:value-type="float" office:value="0.129570798171589" calcext:value-type="float">
            <text:p>0.129570798171589</text:p>
          </table:table-cell>
          <table:table-cell office:value-type="float" office:value="0.131607707614006" calcext:value-type="float">
            <text:p>0.131607707614006</text:p>
          </table:table-cell>
          <table:table-cell office:value-type="float" office:value="0.130354288451612" calcext:value-type="float">
            <text:p>0.130354288451612</text:p>
          </table:table-cell>
          <table:table-cell office:value-type="float" office:value="0.127123590374821" calcext:value-type="float">
            <text:p>0.127123590374821</text:p>
          </table:table-cell>
          <table:table-cell office:value-type="float" office:value="0.126681666064643" calcext:value-type="float">
            <text:p>0.126681666064643</text:p>
          </table:table-cell>
          <table:table-cell office:value-type="float" office:value="0.121291598179623" calcext:value-type="float">
            <text:p>0.121291598179623</text:p>
          </table:table-cell>
          <table:table-cell office:value-type="float" office:value="0.120975570340747" calcext:value-type="float">
            <text:p>0.120975570340747</text:p>
          </table:table-cell>
          <table:table-cell office:value-type="float" office:value="0.117354722078138" calcext:value-type="float">
            <text:p>0.117354722078138</text:p>
          </table:table-cell>
          <table:table-cell office:value-type="float" office:value="0.112671790470106" calcext:value-type="float">
            <text:p>0.112671790470106</text:p>
          </table:table-cell>
          <table:table-cell office:value-type="float" office:value="0.106635317864809" calcext:value-type="float">
            <text:p>0.106635317864809</text:p>
          </table:table-cell>
          <table:table-cell office:value-type="float" office:value="0.08525566905547" calcext:value-type="float">
            <text:p>0.08525566905547</text:p>
          </table:table-cell>
          <table:table-cell office:value-type="float" office:value="0.0809145120231807" calcext:value-type="float">
            <text:p>0.080914512023181</text:p>
          </table:table-cell>
          <table:table-cell office:value-type="float" office:value="0.182181357005974" calcext:value-type="float">
            <text:p>0.182181357005974</text:p>
          </table:table-cell>
          <table:table-cell office:value-type="float" office:value="0.152398336071349" calcext:value-type="float">
            <text:p>0.152398336071349</text:p>
          </table:table-cell>
          <table:table-cell office:value-type="float" office:value="0.161633899684174" calcext:value-type="float">
            <text:p>0.161633899684174</text:p>
          </table:table-cell>
          <table:table-cell office:value-type="float" office:value="0.201643341284975" calcext:value-type="float">
            <text:p>0.201643341284975</text:p>
          </table:table-cell>
          <table:table-cell office:value-type="float" office:value="0.197042037599452" calcext:value-type="float">
            <text:p>0.197042037599452</text:p>
          </table:table-cell>
          <table:table-cell office:value-type="float" office:value="0.102944223547392" calcext:value-type="float">
            <text:p>0.102944223547392</text:p>
          </table:table-cell>
          <table:table-cell office:value-type="float" office:value="0.0986072395503884" calcext:value-type="float">
            <text:p>0.098607239550388</text:p>
          </table:table-cell>
          <table:table-cell office:value-type="float" office:value="0.0900650561761612" calcext:value-type="float">
            <text:p>0.090065056176161</text:p>
          </table:table-cell>
          <table:table-cell office:value-type="float" office:value="0.0899683550365275" calcext:value-type="float">
            <text:p>0.089968355036528</text:p>
          </table:table-cell>
          <table:table-cell office:value-type="float" office:value="0.090843573110915" calcext:value-type="float">
            <text:p>0.090843573110915</text:p>
          </table:table-cell>
          <table:table-cell office:value-type="float" office:value="0.0894484196059055" calcext:value-type="float">
            <text:p>0.089448419605906</text:p>
          </table:table-cell>
          <table:table-cell office:value-type="float" office:value="0.0900295029964107" calcext:value-type="float">
            <text:p>0.090029502996411</text:p>
          </table:table-cell>
          <table:table-cell office:value-type="float" office:value="0.0927966363753438" calcext:value-type="float">
            <text:p>0.092796636375344</text:p>
          </table:table-cell>
          <table:table-cell office:value-type="float" office:value="0.0994112049941047" calcext:value-type="float">
            <text:p>0.099411204994105</text:p>
          </table:table-cell>
          <table:table-cell office:value-type="float" office:value="0.106142679800244" calcext:value-type="float">
            <text:p>0.106142679800244</text:p>
          </table:table-cell>
          <table:table-cell office:value-type="float" office:value="0.112832283029549" calcext:value-type="float">
            <text:p>0.112832283029549</text:p>
          </table:table-cell>
          <table:table-cell office:value-type="float" office:value="0.122019872922766" calcext:value-type="float">
            <text:p>0.122019872922766</text:p>
          </table:table-cell>
          <table:table-cell office:value-type="float" office:value="0.125092930549855" calcext:value-type="float">
            <text:p>0.125092930549855</text:p>
          </table:table-cell>
          <table:table-cell office:value-type="float" office:value="0.122516896015617" calcext:value-type="float">
            <text:p>0.122516896015617</text:p>
          </table:table-cell>
          <table:table-cell office:value-type="float" office:value="0.118625016189802" calcext:value-type="float">
            <text:p>0.118625016189802</text:p>
          </table:table-cell>
          <table:table-cell office:value-type="float" office:value="0.110975898735086" calcext:value-type="float">
            <text:p>0.110975898735086</text:p>
          </table:table-cell>
          <table:table-cell office:value-type="float" office:value="0.10415801794668" calcext:value-type="float">
            <text:p>0.10415801794668</text:p>
          </table:table-cell>
          <table:table-cell office:value-type="float" office:value="0.0865378608637439" calcext:value-type="float">
            <text:p>0.086537860863744</text:p>
          </table:table-cell>
          <table:table-cell office:value-type="float" office:value="0.0940374459459992" calcext:value-type="float">
            <text:p>0.094037445945999</text:p>
          </table:table-cell>
          <table:table-cell office:value-type="float" office:value="0.128298892367967" calcext:value-type="float">
            <text:p>0.128298892367967</text:p>
          </table:table-cell>
          <table:table-cell office:value-type="float" office:value="0.190000372845617" calcext:value-type="float">
            <text:p>0.190000372845617</text:p>
          </table:table-cell>
          <table:table-cell office:value-type="float" office:value="0.194133303921695" calcext:value-type="float">
            <text:p>0.194133303921695</text:p>
          </table:table-cell>
          <table:table-cell office:value-type="float" office:value="0.197693435423134" calcext:value-type="float">
            <text:p>0.197693435423134</text:p>
          </table:table-cell>
          <table:table-cell office:value-type="float" office:value="0.19906012736895" calcext:value-type="float">
            <text:p>0.19906012736895</text:p>
          </table:table-cell>
          <table:table-cell office:value-type="float" office:value="0.204320247909327" calcext:value-type="float">
            <text:p>0.204320247909327</text:p>
          </table:table-cell>
          <table:table-cell office:value-type="float" office:value="0.209249563497317" calcext:value-type="float">
            <text:p>0.209249563497317</text:p>
          </table:table-cell>
          <table:table-cell office:value-type="float" office:value="0.203529363563728" calcext:value-type="float">
            <text:p>0.203529363563728</text:p>
          </table:table-cell>
          <table:table-cell office:value-type="float" office:value="0.203880033986953" calcext:value-type="float">
            <text:p>0.203880033986953</text:p>
          </table:table-cell>
          <table:table-cell office:value-type="float" office:value="0.208474014334921" calcext:value-type="float">
            <text:p>0.208474014334921</text:p>
          </table:table-cell>
          <table:table-cell office:value-type="float" office:value="0.183650800974701" calcext:value-type="float">
            <text:p>0.183650800974701</text:p>
          </table:table-cell>
          <table:table-cell office:value-type="float" office:value="0.179836375092717" calcext:value-type="float">
            <text:p>0.179836375092717</text:p>
          </table:table-cell>
          <table:table-cell office:value-type="float" office:value="0.172140313102354" calcext:value-type="float">
            <text:p>0.172140313102354</text:p>
          </table:table-cell>
          <table:table-cell office:value-type="float" office:value="0.165222053376046" calcext:value-type="float">
            <text:p>0.165222053376046</text:p>
          </table:table-cell>
          <table:table-cell office:value-type="float" office:value="0.166201034891381" calcext:value-type="float">
            <text:p>0.166201034891381</text:p>
          </table:table-cell>
          <table:table-cell office:value-type="float" office:value="0.158714540253651" calcext:value-type="float">
            <text:p>0.158714540253651</text:p>
          </table:table-cell>
          <table:table-cell office:value-type="float" office:value="0.158499660380726" calcext:value-type="float">
            <text:p>0.158499660380726</text:p>
          </table:table-cell>
          <table:table-cell office:value-type="float" office:value="0.159736065052108" calcext:value-type="float">
            <text:p>0.159736065052108</text:p>
          </table:table-cell>
          <table:table-cell office:value-type="float" office:value="0.162970227954485" calcext:value-type="float">
            <text:p>0.162970227954485</text:p>
          </table:table-cell>
          <table:table-cell office:value-type="float" office:value="0.170979019282636" calcext:value-type="float">
            <text:p>0.170979019282636</text:p>
          </table:table-cell>
          <table:table-cell office:value-type="float" office:value="0.171265881170524" calcext:value-type="float">
            <text:p>0.171265881170524</text:p>
          </table:table-cell>
          <table:table-cell office:value-type="float" office:value="0.165473346443357" calcext:value-type="float">
            <text:p>0.165473346443357</text:p>
          </table:table-cell>
          <table:table-cell office:value-type="float" office:value="0.157536620266151" calcext:value-type="float">
            <text:p>0.157536620266151</text:p>
          </table:table-cell>
          <table:table-cell office:value-type="float" office:value="0.109204491324367" calcext:value-type="float">
            <text:p>0.109204491324367</text:p>
          </table:table-cell>
          <table:table-cell office:value-type="float" office:value="0.108670836912968" calcext:value-type="float">
            <text:p>0.108670836912968</text:p>
          </table:table-cell>
          <table:table-cell office:value-type="float" office:value="0.113553646670644" calcext:value-type="float">
            <text:p>0.113553646670644</text:p>
          </table:table-cell>
          <table:table-cell office:value-type="float" office:value="0.225173781362373" calcext:value-type="float">
            <text:p>0.225173781362373</text:p>
          </table:table-cell>
          <table:table-cell office:value-type="float" office:value="0.220261930880078" calcext:value-type="float">
            <text:p>0.220261930880078</text:p>
          </table:table-cell>
          <table:table-cell office:value-type="float" office:value="0.219581445923838" calcext:value-type="float">
            <text:p>0.219581445923838</text:p>
          </table:table-cell>
          <table:table-cell office:value-type="float" office:value="0.218862051942327" calcext:value-type="float">
            <text:p>0.218862051942327</text:p>
          </table:table-cell>
          <table:table-cell office:value-type="float" office:value="0.214057067513888" calcext:value-type="float">
            <text:p>0.214057067513888</text:p>
          </table:table-cell>
          <table:table-cell office:value-type="float" office:value="0.214721915121314" calcext:value-type="float">
            <text:p>0.214721915121314</text:p>
          </table:table-cell>
          <table:table-cell office:value-type="float" office:value="0.217879582700009" calcext:value-type="float">
            <text:p>0.217879582700009</text:p>
          </table:table-cell>
          <table:table-cell office:value-type="float" office:value="0.207110528240456" calcext:value-type="float">
            <text:p>0.207110528240456</text:p>
          </table:table-cell>
          <table:table-cell office:value-type="float" office:value="0.14771233703855" calcext:value-type="float">
            <text:p>0.14771233703855</text:p>
          </table:table-cell>
          <table:table-cell office:value-type="float" office:value="0.139173378603801" calcext:value-type="float">
            <text:p>0.139173378603801</text:p>
          </table:table-cell>
          <table:table-cell office:value-type="float" office:value="0.127776080499905" calcext:value-type="float">
            <text:p>0.127776080499905</text:p>
          </table:table-cell>
          <table:table-cell office:value-type="float" office:value="0.128030672197795" calcext:value-type="float">
            <text:p>0.128030672197795</text:p>
          </table:table-cell>
          <table:table-cell office:value-type="float" office:value="0.138601957699457" calcext:value-type="float">
            <text:p>0.138601957699457</text:p>
          </table:table-cell>
          <table:table-cell office:value-type="float" office:value="0.144748891329723" calcext:value-type="float">
            <text:p>0.144748891329723</text:p>
          </table:table-cell>
          <table:table-cell office:value-type="float" office:value="0.152499922826047" calcext:value-type="float">
            <text:p>0.152499922826047</text:p>
          </table:table-cell>
          <table:table-cell office:value-type="float" office:value="0.155554358417616" calcext:value-type="float">
            <text:p>0.155554358417616</text:p>
          </table:table-cell>
          <table:table-cell office:value-type="float" office:value="0.158294419678816" calcext:value-type="float">
            <text:p>0.158294419678816</text:p>
          </table:table-cell>
          <table:table-cell office:value-type="float" office:value="0.162393283176371" calcext:value-type="float">
            <text:p>0.162393283176371</text:p>
          </table:table-cell>
          <table:table-cell office:value-type="float" office:value="0.158394093945741" calcext:value-type="float">
            <text:p>0.158394093945741</text:p>
          </table:table-cell>
          <table:table-cell office:value-type="float" office:value="0.152369250387669" calcext:value-type="float">
            <text:p>0.152369250387669</text:p>
          </table:table-cell>
          <table:table-cell office:value-type="float" office:value="0.154084425980495" calcext:value-type="float">
            <text:p>0.154084425980495</text:p>
          </table:table-cell>
          <table:table-cell office:value-type="float" office:value="0.148635938923894" calcext:value-type="float">
            <text:p>0.148635938923894</text:p>
          </table:table-cell>
          <table:table-cell office:value-type="float" office:value="0.134501714957891" calcext:value-type="float">
            <text:p>0.134501714957891</text:p>
          </table:table-cell>
          <table:table-cell office:value-type="float" office:value="0.12787370968633" calcext:value-type="float">
            <text:p>0.12787370968633</text:p>
          </table:table-cell>
          <table:table-cell office:value-type="float" office:value="0.119138426389472" calcext:value-type="float">
            <text:p>0.119138426389472</text:p>
          </table:table-cell>
          <table:table-cell office:value-type="float" office:value="0.124250211310252" calcext:value-type="float">
            <text:p>0.124250211310252</text:p>
          </table:table-cell>
          <table:table-cell office:value-type="float" office:value="0.137982279630759" calcext:value-type="float">
            <text:p>0.137982279630759</text:p>
          </table:table-cell>
          <table:table-cell office:value-type="float" office:value="0.201751718189615" calcext:value-type="float">
            <text:p>0.201751718189615</text:p>
          </table:table-cell>
          <table:table-cell office:value-type="float" office:value="0.203881530582141" calcext:value-type="float">
            <text:p>0.203881530582141</text:p>
          </table:table-cell>
          <table:table-cell office:value-type="float" office:value="0.211787519033098" calcext:value-type="float">
            <text:p>0.211787519033098</text:p>
          </table:table-cell>
          <table:table-cell office:value-type="float" office:value="0.213497362868899" calcext:value-type="float">
            <text:p>0.213497362868899</text:p>
          </table:table-cell>
          <table:table-cell office:value-type="float" office:value="0.211588260561334" calcext:value-type="float">
            <text:p>0.211588260561334</text:p>
          </table:table-cell>
          <table:table-cell office:value-type="float" office:value="0.21020780761603" calcext:value-type="float">
            <text:p>0.21020780761603</text:p>
          </table:table-cell>
          <table:table-cell office:value-type="float" office:value="0.164397728533015" calcext:value-type="float">
            <text:p>0.164397728533015</text:p>
          </table:table-cell>
          <table:table-cell office:value-type="float" office:value="0.155863058255508" calcext:value-type="float">
            <text:p>0.155863058255508</text:p>
          </table:table-cell>
          <table:table-cell office:value-type="float" office:value="0.145534981261854" calcext:value-type="float">
            <text:p>0.145534981261854</text:p>
          </table:table-cell>
          <table:table-cell office:value-type="float" office:value="0.142019202947847" calcext:value-type="float">
            <text:p>0.142019202947847</text:p>
          </table:table-cell>
          <table:table-cell office:value-type="float" office:value="0.142408898641606" calcext:value-type="float">
            <text:p>0.142408898641606</text:p>
          </table:table-cell>
          <table:table-cell office:value-type="float" office:value="0.143294473510579" calcext:value-type="float">
            <text:p>0.143294473510579</text:p>
          </table:table-cell>
          <table:table-cell office:value-type="float" office:value="0.145798829298144" calcext:value-type="float">
            <text:p>0.145798829298144</text:p>
          </table:table-cell>
          <table:table-cell office:value-type="float" office:value="0.152385738187716" calcext:value-type="float">
            <text:p>0.152385738187716</text:p>
          </table:table-cell>
          <table:table-cell office:value-type="float" office:value="0.155340387980448" calcext:value-type="float">
            <text:p>0.155340387980448</text:p>
          </table:table-cell>
          <table:table-cell office:value-type="float" office:value="0.152114563791836" calcext:value-type="float">
            <text:p>0.152114563791836</text:p>
          </table:table-cell>
          <table:table-cell office:value-type="float" office:value="0.15151872808515" calcext:value-type="float">
            <text:p>0.15151872808515</text:p>
          </table:table-cell>
          <table:table-cell office:value-type="float" office:value="0.151884875572975" calcext:value-type="float">
            <text:p>0.151884875572975</text:p>
          </table:table-cell>
          <table:table-cell office:value-type="float" office:value="0.156036920788655" calcext:value-type="float">
            <text:p>0.156036920788655</text:p>
          </table:table-cell>
          <table:table-cell office:value-type="float" office:value="0.154453684245998" calcext:value-type="float">
            <text:p>0.154453684245998</text:p>
          </table:table-cell>
          <table:table-cell office:value-type="float" office:value="0.155111980841279" calcext:value-type="float">
            <text:p>0.155111980841279</text:p>
          </table:table-cell>
          <table:table-cell office:value-type="float" office:value="0.155060481023514" calcext:value-type="float">
            <text:p>0.155060481023514</text:p>
          </table:table-cell>
          <table:table-cell office:value-type="float" office:value="0.154640710198692" calcext:value-type="float">
            <text:p>0.154640710198692</text:p>
          </table:table-cell>
          <table:table-cell office:value-type="float" office:value="0.154418172177815" calcext:value-type="float">
            <text:p>0.154418172177815</text:p>
          </table:table-cell>
          <table:table-cell office:value-type="float" office:value="0.154233335933315" calcext:value-type="float">
            <text:p>0.154233335933315</text:p>
          </table:table-cell>
          <table:table-cell office:value-type="float" office:value="0.154037069362197" calcext:value-type="float">
            <text:p>0.154037069362197</text:p>
          </table:table-cell>
          <table:table-cell office:value-type="float" office:value="0.154448458238209" calcext:value-type="float">
            <text:p>0.154448458238209</text:p>
          </table:table-cell>
          <table:table-cell office:value-type="float" office:value="0.154615876442706" calcext:value-type="float">
            <text:p>0.154615876442706</text:p>
          </table:table-cell>
          <table:table-cell office:value-type="float" office:value="0.154745021340016" calcext:value-type="float">
            <text:p>0.154745021340016</text:p>
          </table:table-cell>
          <table:table-cell office:value-type="float" office:value="0.154384443187531" calcext:value-type="float">
            <text:p>0.154384443187531</text:p>
          </table:table-cell>
          <table:table-cell office:value-type="float" office:value="0.154524804289417" calcext:value-type="float">
            <text:p>0.154524804289417</text:p>
          </table:table-cell>
          <table:table-cell office:value-type="float" office:value="0.154047085833954" calcext:value-type="float">
            <text:p>0.154047085833954</text:p>
          </table:table-cell>
          <table:table-cell office:value-type="float" office:value="0.154511086301587" calcext:value-type="float">
            <text:p>0.154511086301587</text:p>
          </table:table-cell>
          <table:table-cell office:value-type="float" office:value="0.154258576125377" calcext:value-type="float">
            <text:p>0.154258576125377</text:p>
          </table:table-cell>
          <table:table-cell office:value-type="float" office:value="0.15446617069039" calcext:value-type="float">
            <text:p>0.15446617069039</text:p>
          </table:table-cell>
          <table:table-cell office:value-type="float" office:value="0.154516796535883" calcext:value-type="float">
            <text:p>0.154516796535883</text:p>
          </table:table-cell>
          <table:table-cell office:value-type="float" office:value="0.154352271687408" calcext:value-type="float">
            <text:p>0.154352271687408</text:p>
          </table:table-cell>
          <table:table-cell office:value-type="float" office:value="0.154163578678324" calcext:value-type="float">
            <text:p>0.154163578678324</text:p>
          </table:table-cell>
          <table:table-cell office:value-type="float" office:value="0.154371192838323" calcext:value-type="float">
            <text:p>0.154371192838323</text:p>
          </table:table-cell>
          <table:table-cell office:value-type="float" office:value="0.154190542937836" calcext:value-type="float">
            <text:p>0.154190542937836</text:p>
          </table:table-cell>
          <table:table-cell office:value-type="float" office:value="0.154369595399211" calcext:value-type="float">
            <text:p>0.154369595399211</text:p>
          </table:table-cell>
          <table:table-cell office:value-type="float" office:value="0.154235370219543" calcext:value-type="float">
            <text:p>0.154235370219543</text:p>
          </table:table-cell>
          <table:table-cell office:value-type="float" office:value="0.154212009808733" calcext:value-type="float">
            <text:p>0.154212009808733</text:p>
          </table:table-cell>
          <table:table-cell office:value-type="float" office:value="0.154163692963318" calcext:value-type="float">
            <text:p>0.154163692963318</text:p>
          </table:table-cell>
          <table:table-cell office:value-type="float" office:value="0.154098773241052" calcext:value-type="float">
            <text:p>0.154098773241052</text:p>
          </table:table-cell>
          <table:table-cell office:value-type="float" office:value="0.154322177045983" calcext:value-type="float">
            <text:p>0.154322177045983</text:p>
          </table:table-cell>
          <table:table-cell office:value-type="float" office:value="0.154041608907615" calcext:value-type="float">
            <text:p>0.154041608907615</text:p>
          </table:table-cell>
          <table:table-cell office:value-type="float" office:value="0.15413629677616" calcext:value-type="float">
            <text:p>0.15413629677616</text:p>
          </table:table-cell>
          <table:table-cell office:value-type="float" office:value="0.154239872518597" calcext:value-type="float">
            <text:p>0.154239872518597</text:p>
          </table:table-cell>
          <table:table-cell office:value-type="float" office:value="0.154241764727592" calcext:value-type="float">
            <text:p>0.154241764727592</text:p>
          </table:table-cell>
          <table:table-cell office:value-type="float" office:value="0.153822946908897" calcext:value-type="float">
            <text:p>0.153822946908897</text:p>
          </table:table-cell>
          <table:table-cell office:value-type="float" office:value="0.153764249489793" calcext:value-type="float">
            <text:p>0.153764249489793</text:p>
          </table:table-cell>
          <table:table-cell office:value-type="float" office:value="0.154021887503567" calcext:value-type="float">
            <text:p>0.154021887503567</text:p>
          </table:table-cell>
          <table:table-cell office:value-type="float" office:value="0.153897870200172" calcext:value-type="float">
            <text:p>0.153897870200172</text:p>
          </table:table-cell>
          <table:table-cell office:value-type="float" office:value="0.153967117681626" calcext:value-type="float">
            <text:p>0.153967117681626</text:p>
          </table:table-cell>
          <table:table-cell office:value-type="float" office:value="0.154237074368598" calcext:value-type="float">
            <text:p>0.154237074368598</text:p>
          </table:table-cell>
          <table:table-cell office:value-type="float" office:value="0.154275724695718" calcext:value-type="float">
            <text:p>0.154275724695718</text:p>
          </table:table-cell>
          <table:table-cell office:value-type="float" office:value="0.154038736227534" calcext:value-type="float">
            <text:p>0.154038736227534</text:p>
          </table:table-cell>
          <table:table-cell office:value-type="float" office:value="0.15402829996592" calcext:value-type="float">
            <text:p>0.15402829996592</text:p>
          </table:table-cell>
          <table:table-cell office:value-type="float" office:value="0.154311076513057" calcext:value-type="float">
            <text:p>0.154311076513057</text:p>
          </table:table-cell>
          <table:table-cell office:value-type="float" office:value="0.153982881566206" calcext:value-type="float">
            <text:p>0.153982881566206</text:p>
          </table:table-cell>
          <table:table-cell office:value-type="float" office:value="0.154082147978905" calcext:value-type="float">
            <text:p>0.154082147978905</text:p>
          </table:table-cell>
          <table:table-cell office:value-type="float" office:value="0.154016178595037" calcext:value-type="float">
            <text:p>0.154016178595037</text:p>
          </table:table-cell>
          <table:table-cell office:value-type="float" office:value="0.154016818886878" calcext:value-type="float">
            <text:p>0.154016818886878</text:p>
          </table:table-cell>
          <table:table-cell office:value-type="float" office:value="0.153891804277062" calcext:value-type="float">
            <text:p>0.153891804277062</text:p>
          </table:table-cell>
          <table:table-cell office:value-type="float" office:value="0.154057676678296" calcext:value-type="float">
            <text:p>0.154057676678296</text:p>
          </table:table-cell>
          <table:table-cell office:value-type="float" office:value="0.153833763359992" calcext:value-type="float">
            <text:p>0.153833763359992</text:p>
          </table:table-cell>
          <table:table-cell office:value-type="float" office:value="0.153902984301217" calcext:value-type="float">
            <text:p>0.153902984301217</text:p>
          </table:table-cell>
          <table:table-cell office:value-type="float" office:value="0.153959641090762" calcext:value-type="float">
            <text:p>0.153959641090762</text:p>
          </table:table-cell>
          <table:table-cell office:value-type="float" office:value="0.154087426705436" calcext:value-type="float">
            <text:p>0.154087426705436</text:p>
          </table:table-cell>
          <table:table-cell office:value-type="float" office:value="0.15392391103449" calcext:value-type="float">
            <text:p>0.15392391103449</text:p>
          </table:table-cell>
          <table:table-cell office:value-type="float" office:value="0.153975286620819" calcext:value-type="float">
            <text:p>0.153975286620819</text:p>
          </table:table-cell>
          <table:table-cell office:value-type="float" office:value="0.154016186206873" calcext:value-type="float">
            <text:p>0.154016186206873</text:p>
          </table:table-cell>
          <table:table-cell office:value-type="float" office:value="0.154036989689492" calcext:value-type="float">
            <text:p>0.154036989689492</text:p>
          </table:table-cell>
          <table:table-cell office:value-type="float" office:value="0.15396069707874" calcext:value-type="float">
            <text:p>0.15396069707874</text:p>
          </table:table-cell>
          <table:table-cell office:value-type="float" office:value="0.153860511175145" calcext:value-type="float">
            <text:p>0.153860511175145</text:p>
          </table:table-cell>
          <table:table-cell office:value-type="float" office:value="0.153759635609693" calcext:value-type="float">
            <text:p>0.153759635609693</text:p>
          </table:table-cell>
          <table:table-cell office:value-type="float" office:value="0.153856750998915" calcext:value-type="float">
            <text:p>0.153856750998915</text:p>
          </table:table-cell>
          <table:table-cell office:value-type="float" office:value="0.153664780472774" calcext:value-type="float">
            <text:p>0.153664780472774</text:p>
          </table:table-cell>
          <table:table-cell office:value-type="float" office:value="0.153711743580451" calcext:value-type="float">
            <text:p>0.153711743580451</text:p>
          </table:table-cell>
          <table:table-cell office:value-type="float" office:value="0.154180209418631" calcext:value-type="float">
            <text:p>0.154180209418631</text:p>
          </table:table-cell>
          <table:table-cell office:value-type="float" office:value="0.153910766957033" calcext:value-type="float">
            <text:p>0.153910766957033</text:p>
          </table:table-cell>
          <table:table-cell office:value-type="float" office:value="0.153776761088214" calcext:value-type="float">
            <text:p>0.153776761088214</text:p>
          </table:table-cell>
          <table:table-cell office:value-type="float" office:value="0.153808948393694" calcext:value-type="float">
            <text:p>0.153808948393694</text:p>
          </table:table-cell>
          <table:table-cell office:value-type="float" office:value="0.153734805138308" calcext:value-type="float">
            <text:p>0.153734805138308</text:p>
          </table:table-cell>
          <table:table-cell office:value-type="float" office:value="0.153932226667793" calcext:value-type="float">
            <text:p>0.153932226667793</text:p>
          </table:table-cell>
          <table:table-cell office:value-type="float" office:value="0.153776959809214" calcext:value-type="float">
            <text:p>0.153776959809214</text:p>
          </table:table-cell>
          <table:table-cell office:value-type="float" office:value="0.153891896107092" calcext:value-type="float">
            <text:p>0.153891896107092</text:p>
          </table:table-cell>
          <table:table-cell office:value-type="float" office:value="0.153683515748105" calcext:value-type="float">
            <text:p>0.153683515748105</text:p>
          </table:table-cell>
          <table:table-cell office:value-type="float" office:value="0.153696577288301" calcext:value-type="float">
            <text:p>0.153696577288301</text:p>
          </table:table-cell>
          <table:table-cell office:value-type="float" office:value="0.153854123219655" calcext:value-type="float">
            <text:p>0.153854123219655</text:p>
          </table:table-cell>
          <table:table-cell office:value-type="float" office:value="0.153793355130101" calcext:value-type="float">
            <text:p>0.153793355130101</text:p>
          </table:table-cell>
          <table:table-cell office:value-type="float" office:value="0.153804399522333" calcext:value-type="float">
            <text:p>0.153804399522333</text:p>
          </table:table-cell>
          <table:table-cell office:value-type="float" office:value="0.153797587921303" calcext:value-type="float">
            <text:p>0.153797587921303</text:p>
          </table:table-cell>
          <table:table-cell office:value-type="float" office:value="0.153734858915758" calcext:value-type="float">
            <text:p>0.153734858915758</text:p>
          </table:table-cell>
          <table:table-cell office:value-type="float" office:value="0.153653255955949" calcext:value-type="float">
            <text:p>0.153653255955949</text:p>
          </table:table-cell>
          <table:table-cell office:value-type="float" office:value="0.153763448921657" calcext:value-type="float">
            <text:p>0.153763448921657</text:p>
          </table:table-cell>
          <table:table-cell office:value-type="float" office:value="0.153818929007457" calcext:value-type="float">
            <text:p>0.153818929007457</text:p>
          </table:table-cell>
          <table:table-cell office:value-type="float" office:value="0.153772541574953" calcext:value-type="float">
            <text:p>0.153772541574953</text:p>
          </table:table-cell>
          <table:table-cell office:value-type="float" office:value="0.153820415333748" calcext:value-type="float">
            <text:p>0.153820415333748</text:p>
          </table:table-cell>
          <table:table-cell office:value-type="float" office:value="0.153788068776665" calcext:value-type="float">
            <text:p>0.153788068776665</text:p>
          </table:table-cell>
          <table:table-cell office:value-type="float" office:value="0.153977038083556" calcext:value-type="float">
            <text:p>0.153977038083556</text:p>
          </table:table-cell>
          <table:table-cell office:value-type="float" office:value="0.153937535258826" calcext:value-type="float">
            <text:p>0.153937535258826</text:p>
          </table:table-cell>
          <table:table-cell office:value-type="float" office:value="0.153948449445448" calcext:value-type="float">
            <text:p>0.153948449445448</text:p>
          </table:table-cell>
          <table:table-cell office:value-type="float" office:value="0.15397300166492" calcext:value-type="float">
            <text:p>0.15397300166492</text:p>
          </table:table-cell>
          <table:table-cell office:value-type="float" office:value="0.153825224147342" calcext:value-type="float">
            <text:p>0.153825224147342</text:p>
          </table:table-cell>
          <table:table-cell office:value-type="float" office:value="0.153830915786572" calcext:value-type="float">
            <text:p>0.153830915786572</text:p>
          </table:table-cell>
          <table:table-cell office:value-type="float" office:value="0.153848874133075" calcext:value-type="float">
            <text:p>0.153848874133075</text:p>
          </table:table-cell>
          <table:table-cell office:value-type="float" office:value="0.153795532322339" calcext:value-type="float">
            <text:p>0.153795532322339</text:p>
          </table:table-cell>
          <table:table-cell office:value-type="float" office:value="0.153865589315657" calcext:value-type="float">
            <text:p>0.153865589315657</text:p>
          </table:table-cell>
          <table:table-cell office:value-type="float" office:value="0.153604945885207" calcext:value-type="float">
            <text:p>0.153604945885207</text:p>
          </table:table-cell>
          <table:table-cell table:number-columns-repeated="509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0991975065262" calcext:value-type="float">
            <text:p>-0.010991975065262</text:p>
          </table:table-cell>
          <table:table-cell office:value-type="float" office:value="-0.0110039175439791" calcext:value-type="float">
            <text:p>-0.011003917543979</text:p>
          </table:table-cell>
          <table:table-cell office:value-type="float" office:value="-0.0110070851992992" calcext:value-type="float">
            <text:p>-0.011007085199299</text:p>
          </table:table-cell>
          <table:table-cell office:value-type="float" office:value="-0.0109943963595637" calcext:value-type="float">
            <text:p>-0.010994396359564</text:p>
          </table:table-cell>
          <table:table-cell office:value-type="float" office:value="-0.0109881345155474" calcext:value-type="float">
            <text:p>-0.010988134515547</text:p>
          </table:table-cell>
          <table:table-cell office:value-type="float" office:value="-0.0109995488798566" calcext:value-type="float">
            <text:p>-0.010999548879857</text:p>
          </table:table-cell>
          <table:table-cell office:value-type="float" office:value="-0.0109997559024212" calcext:value-type="float">
            <text:p>-0.010999755902421</text:p>
          </table:table-cell>
          <table:table-cell office:value-type="float" office:value="-0.0109945209428757" calcext:value-type="float">
            <text:p>-0.010994520942876</text:p>
          </table:table-cell>
          <table:table-cell office:value-type="float" office:value="-0.0109994535864087" calcext:value-type="float">
            <text:p>-0.010999453586409</text:p>
          </table:table-cell>
          <table:table-cell office:value-type="float" office:value="-0.0109996024219418" calcext:value-type="float">
            <text:p>-0.010999602421942</text:p>
          </table:table-cell>
          <table:table-cell office:value-type="float" office:value="-0.0110071881019034" calcext:value-type="float">
            <text:p>-0.011007188101903</text:p>
          </table:table-cell>
          <table:table-cell office:value-type="float" office:value="-0.010991260165072" calcext:value-type="float">
            <text:p>-0.010991260165072</text:p>
          </table:table-cell>
          <table:table-cell office:value-type="float" office:value="-0.0110011281913362" calcext:value-type="float">
            <text:p>-0.011001128191336</text:p>
          </table:table-cell>
          <table:table-cell office:value-type="float" office:value="-0.0109979712554347" calcext:value-type="float">
            <text:p>-0.010997971255435</text:p>
          </table:table-cell>
          <table:table-cell office:value-type="float" office:value="-0.0110089272815514" calcext:value-type="float">
            <text:p>-0.011008927281551</text:p>
          </table:table-cell>
          <table:table-cell office:value-type="float" office:value="-0.0109834103625101" calcext:value-type="float">
            <text:p>-0.01098341036251</text:p>
          </table:table-cell>
          <table:table-cell office:value-type="float" office:value="-0.0109739571504085" calcext:value-type="float">
            <text:p>-0.010973957150409</text:p>
          </table:table-cell>
          <table:table-cell office:value-type="float" office:value="-0.0109876094497905" calcext:value-type="float">
            <text:p>-0.010987609449791</text:p>
          </table:table-cell>
          <table:table-cell office:value-type="float" office:value="-0.0109897417246515" calcext:value-type="float">
            <text:p>-0.010989741724652</text:p>
          </table:table-cell>
          <table:table-cell office:value-type="float" office:value="-0.0109974055367634" calcext:value-type="float">
            <text:p>-0.010997405536763</text:p>
          </table:table-cell>
          <table:table-cell office:value-type="float" office:value="-0.0110042329508543" calcext:value-type="float">
            <text:p>-0.011004232950854</text:p>
          </table:table-cell>
          <table:table-cell office:value-type="float" office:value="-0.0109907725066794" calcext:value-type="float">
            <text:p>-0.010990772506679</text:p>
          </table:table-cell>
          <table:table-cell office:value-type="float" office:value="-0.011000123552034" calcext:value-type="float">
            <text:p>-0.011000123552034</text:p>
          </table:table-cell>
          <table:table-cell office:value-type="float" office:value="-0.0109830756760775" calcext:value-type="float">
            <text:p>-0.010983075676078</text:p>
          </table:table-cell>
          <table:table-cell office:value-type="float" office:value="-0.01099127025151" calcext:value-type="float">
            <text:p>-0.01099127025151</text:p>
          </table:table-cell>
          <table:table-cell office:value-type="float" office:value="-0.0110041037316859" calcext:value-type="float">
            <text:p>-0.011004103731686</text:p>
          </table:table-cell>
          <table:table-cell office:value-type="float" office:value="-0.0109880256876701" calcext:value-type="float">
            <text:p>-0.01098802568767</text:p>
          </table:table-cell>
          <table:table-cell office:value-type="float" office:value="-0.011002768049488" calcext:value-type="float">
            <text:p>-0.011002768049488</text:p>
          </table:table-cell>
          <table:table-cell office:value-type="float" office:value="-0.0110038225621602" calcext:value-type="float">
            <text:p>-0.01100382256216</text:p>
          </table:table-cell>
          <table:table-cell office:value-type="float" office:value="-0.0109934616804607" calcext:value-type="float">
            <text:p>-0.010993461680461</text:p>
          </table:table-cell>
          <table:table-cell office:value-type="float" office:value="-0.0110067831229703" calcext:value-type="float">
            <text:p>-0.01100678312297</text:p>
          </table:table-cell>
          <table:table-cell office:value-type="float" office:value="-0.0109966460726892" calcext:value-type="float">
            <text:p>-0.010996646072689</text:p>
          </table:table-cell>
          <table:table-cell office:value-type="float" office:value="-0.0109987848042539" calcext:value-type="float">
            <text:p>-0.010998784804254</text:p>
          </table:table-cell>
          <table:table-cell office:value-type="float" office:value="-0.0109893596828233" calcext:value-type="float">
            <text:p>-0.010989359682823</text:p>
          </table:table-cell>
          <table:table-cell office:value-type="float" office:value="-0.0110050364809021" calcext:value-type="float">
            <text:p>-0.011005036480902</text:p>
          </table:table-cell>
          <table:table-cell office:value-type="float" office:value="-0.0110000367552357" calcext:value-type="float">
            <text:p>-0.011000036755236</text:p>
          </table:table-cell>
          <table:table-cell office:value-type="float" office:value="-0.0109879400440362" calcext:value-type="float">
            <text:p>-0.010987940044036</text:p>
          </table:table-cell>
          <table:table-cell office:value-type="float" office:value="-0.0109897156011715" calcext:value-type="float">
            <text:p>-0.010989715601172</text:p>
          </table:table-cell>
          <table:table-cell office:value-type="float" office:value="-0.011001009169235" calcext:value-type="float">
            <text:p>-0.011001009169235</text:p>
          </table:table-cell>
          <table:table-cell office:value-type="float" office:value="-0.0109945332810644" calcext:value-type="float">
            <text:p>-0.010994533281064</text:p>
          </table:table-cell>
          <table:table-cell office:value-type="float" office:value="-0.0110069191408712" calcext:value-type="float">
            <text:p>-0.011006919140871</text:p>
          </table:table-cell>
          <table:table-cell office:value-type="float" office:value="-0.0109995603500268" calcext:value-type="float">
            <text:p>-0.010999560350027</text:p>
          </table:table-cell>
          <table:table-cell office:value-type="float" office:value="-0.0109777467733865" calcext:value-type="float">
            <text:p>-0.010977746773387</text:p>
          </table:table-cell>
          <table:table-cell office:value-type="float" office:value="-0.0110090215212423" calcext:value-type="float">
            <text:p>-0.011009021521242</text:p>
          </table:table-cell>
          <table:table-cell office:value-type="float" office:value="-0.0110082656434511" calcext:value-type="float">
            <text:p>-0.011008265643451</text:p>
          </table:table-cell>
          <table:table-cell office:value-type="float" office:value="-0.0109955430155086" calcext:value-type="float">
            <text:p>-0.010995543015509</text:p>
          </table:table-cell>
          <table:table-cell office:value-type="float" office:value="-0.0109847673106275" calcext:value-type="float">
            <text:p>-0.010984767310628</text:p>
          </table:table-cell>
          <table:table-cell office:value-type="float" office:value="-0.0109871654655018" calcext:value-type="float">
            <text:p>-0.010987165465502</text:p>
          </table:table-cell>
          <table:table-cell office:value-type="float" office:value="-0.0109829480490505" calcext:value-type="float">
            <text:p>-0.010982948049051</text:p>
          </table:table-cell>
          <table:table-cell office:value-type="float" office:value="-0.0109903361065348" calcext:value-type="float">
            <text:p>-0.010990336106535</text:p>
          </table:table-cell>
          <table:table-cell office:value-type="float" office:value="-0.0109852612359241" calcext:value-type="float">
            <text:p>-0.010985261235924</text:p>
          </table:table-cell>
          <table:table-cell office:value-type="float" office:value="-0.0109856752463836" calcext:value-type="float">
            <text:p>-0.010985675246384</text:p>
          </table:table-cell>
          <table:table-cell office:value-type="float" office:value="-0.0110033989753784" calcext:value-type="float">
            <text:p>-0.011003398975378</text:p>
          </table:table-cell>
          <table:table-cell office:value-type="float" office:value="-0.010993048038562" calcext:value-type="float">
            <text:p>-0.010993048038562</text:p>
          </table:table-cell>
          <table:table-cell office:value-type="float" office:value="-0.0109969265912316" calcext:value-type="float">
            <text:p>-0.010996926591232</text:p>
          </table:table-cell>
          <table:table-cell office:value-type="float" office:value="-0.0109973508658067" calcext:value-type="float">
            <text:p>-0.010997350865807</text:p>
          </table:table-cell>
          <table:table-cell office:value-type="float" office:value="-0.0109971538676334" calcext:value-type="float">
            <text:p>-0.010997153867633</text:p>
          </table:table-cell>
          <table:table-cell office:value-type="float" office:value="-0.0109956660710203" calcext:value-type="float">
            <text:p>-0.01099566607102</text:p>
          </table:table-cell>
          <table:table-cell office:value-type="float" office:value="-0.0110069122976213" calcext:value-type="float">
            <text:p>-0.011006912297621</text:p>
          </table:table-cell>
          <table:table-cell office:value-type="float" office:value="-0.010670178512195" calcext:value-type="float">
            <text:p>-0.010670178512195</text:p>
          </table:table-cell>
          <table:table-cell office:value-type="float" office:value="-0.0102695014661913" calcext:value-type="float">
            <text:p>-0.010269501466191</text:p>
          </table:table-cell>
          <table:table-cell office:value-type="float" office:value="-0.0102944526202469" calcext:value-type="float">
            <text:p>-0.010294452620247</text:p>
          </table:table-cell>
          <table:table-cell office:value-type="float" office:value="-0.0102767403553254" calcext:value-type="float">
            <text:p>-0.010276740355325</text:p>
          </table:table-cell>
          <table:table-cell office:value-type="float" office:value="-0.0101798261029257" calcext:value-type="float">
            <text:p>-0.010179826102926</text:p>
          </table:table-cell>
          <table:table-cell office:value-type="float" office:value="-0.0101816303197067" calcext:value-type="float">
            <text:p>-0.010181630319707</text:p>
          </table:table-cell>
          <table:table-cell office:value-type="float" office:value="-0.0100703223913256" calcext:value-type="float">
            <text:p>-0.010070322391326</text:p>
          </table:table-cell>
          <table:table-cell office:value-type="float" office:value="-0.010042965493232" calcext:value-type="float">
            <text:p>-0.010042965493232</text:p>
          </table:table-cell>
          <table:table-cell office:value-type="float" office:value="-0.0100248745942198" calcext:value-type="float">
            <text:p>-0.01002487459422</text:p>
          </table:table-cell>
          <table:table-cell office:value-type="float" office:value="-0.0117504088743081" calcext:value-type="float">
            <text:p>-0.011750408874308</text:p>
          </table:table-cell>
          <table:table-cell office:value-type="float" office:value="-0.0148540381872646" calcext:value-type="float">
            <text:p>-0.014854038187265</text:p>
          </table:table-cell>
          <table:table-cell office:value-type="float" office:value="-0.0165024892887739" calcext:value-type="float">
            <text:p>-0.016502489288774</text:p>
          </table:table-cell>
          <table:table-cell office:value-type="float" office:value="-0.0241515072679951" calcext:value-type="float">
            <text:p>-0.024151507267995</text:p>
          </table:table-cell>
          <table:table-cell office:value-type="float" office:value="-0.0355876956804426" calcext:value-type="float">
            <text:p>-0.035587695680443</text:p>
          </table:table-cell>
          <table:table-cell office:value-type="float" office:value="-0.0459818913841339" calcext:value-type="float">
            <text:p>-0.045981891384134</text:p>
          </table:table-cell>
          <table:table-cell office:value-type="float" office:value="-0.0483436135364678" calcext:value-type="float">
            <text:p>-0.048343613536468</text:p>
          </table:table-cell>
          <table:table-cell office:value-type="float" office:value="-0.0215295262419326" calcext:value-type="float">
            <text:p>-0.021529526241933</text:p>
          </table:table-cell>
          <table:table-cell office:value-type="float" office:value="-0.0406823691837449" calcext:value-type="float">
            <text:p>-0.040682369183745</text:p>
          </table:table-cell>
          <table:table-cell office:value-type="float" office:value="-0.0475236680424415" calcext:value-type="float">
            <text:p>-0.047523668042442</text:p>
          </table:table-cell>
          <table:table-cell office:value-type="float" office:value="-0.0322756229001234" calcext:value-type="float">
            <text:p>-0.032275622900123</text:p>
          </table:table-cell>
          <table:table-cell office:value-type="float" office:value="-0.0305096248019673" calcext:value-type="float">
            <text:p>-0.030509624801967</text:p>
          </table:table-cell>
          <table:table-cell office:value-type="float" office:value="-0.0275980747495705" calcext:value-type="float">
            <text:p>-0.027598074749571</text:p>
          </table:table-cell>
          <table:table-cell office:value-type="float" office:value="-0.020168845640094" calcext:value-type="float">
            <text:p>-0.020168845640094</text:p>
          </table:table-cell>
          <table:table-cell office:value-type="float" office:value="-0.0182881485234863" calcext:value-type="float">
            <text:p>-0.018288148523486</text:p>
          </table:table-cell>
          <table:table-cell office:value-type="float" office:value="-0.017335732673924" calcext:value-type="float">
            <text:p>-0.017335732673924</text:p>
          </table:table-cell>
          <table:table-cell office:value-type="float" office:value="-0.0162964545145341" calcext:value-type="float">
            <text:p>-0.016296454514534</text:p>
          </table:table-cell>
          <table:table-cell office:value-type="float" office:value="-0.0142056446801278" calcext:value-type="float">
            <text:p>-0.014205644680128</text:p>
          </table:table-cell>
          <table:table-cell office:value-type="float" office:value="-0.0132905913509682" calcext:value-type="float">
            <text:p>-0.013290591350968</text:p>
          </table:table-cell>
          <table:table-cell office:value-type="float" office:value="-0.0131092651357682" calcext:value-type="float">
            <text:p>-0.013109265135768</text:p>
          </table:table-cell>
          <table:table-cell office:value-type="float" office:value="-0.0126201050999318" calcext:value-type="float">
            <text:p>-0.012620105099932</text:p>
          </table:table-cell>
          <table:table-cell office:value-type="float" office:value="-0.0134800302782936" calcext:value-type="float">
            <text:p>-0.013480030278294</text:p>
          </table:table-cell>
          <table:table-cell office:value-type="float" office:value="-0.0190293818659655" calcext:value-type="float">
            <text:p>-0.019029381865966</text:p>
          </table:table-cell>
          <table:table-cell office:value-type="float" office:value="-0.0224352279030914" calcext:value-type="float">
            <text:p>-0.022435227903091</text:p>
          </table:table-cell>
          <table:table-cell office:value-type="float" office:value="-0.0272455058346244" calcext:value-type="float">
            <text:p>-0.027245505834624</text:p>
          </table:table-cell>
          <table:table-cell office:value-type="float" office:value="-0.0305100562774207" calcext:value-type="float">
            <text:p>-0.030510056277421</text:p>
          </table:table-cell>
          <table:table-cell office:value-type="float" office:value="-0.031588849856166" calcext:value-type="float">
            <text:p>-0.031588849856166</text:p>
          </table:table-cell>
          <table:table-cell office:value-type="float" office:value="-0.0353695662543815" calcext:value-type="float">
            <text:p>-0.035369566254382</text:p>
          </table:table-cell>
          <table:table-cell office:value-type="float" office:value="-0.0342914806343195" calcext:value-type="float">
            <text:p>-0.03429148063432</text:p>
          </table:table-cell>
          <table:table-cell office:value-type="float" office:value="-0.0281589730662751" calcext:value-type="float">
            <text:p>-0.028158973066275</text:p>
          </table:table-cell>
          <table:table-cell office:value-type="float" office:value="-0.0327032258466773" calcext:value-type="float">
            <text:p>-0.032703225846677</text:p>
          </table:table-cell>
          <table:table-cell office:value-type="float" office:value="-0.0308095377949809" calcext:value-type="float">
            <text:p>-0.030809537794981</text:p>
          </table:table-cell>
          <table:table-cell office:value-type="float" office:value="-0.0114556620772531" calcext:value-type="float">
            <text:p>-0.011455662077253</text:p>
          </table:table-cell>
          <table:table-cell office:value-type="float" office:value="-0.0099064427305787" calcext:value-type="float">
            <text:p>-0.009906442730579</text:p>
          </table:table-cell>
          <table:table-cell office:value-type="float" office:value="-0.00902743032361111" calcext:value-type="float">
            <text:p>-0.009027430323611</text:p>
          </table:table-cell>
          <table:table-cell office:value-type="float" office:value="-0.0216890414998114" calcext:value-type="float">
            <text:p>-0.021689041499811</text:p>
          </table:table-cell>
          <table:table-cell office:value-type="float" office:value="-0.0244632880191437" calcext:value-type="float">
            <text:p>-0.024463288019144</text:p>
          </table:table-cell>
          <table:table-cell office:value-type="float" office:value="-0.0260665190021041" calcext:value-type="float">
            <text:p>-0.026066519002104</text:p>
          </table:table-cell>
          <table:table-cell office:value-type="float" office:value="-0.0272737177348679" calcext:value-type="float">
            <text:p>-0.027273717734868</text:p>
          </table:table-cell>
          <table:table-cell office:value-type="float" office:value="-0.0259517522148121" calcext:value-type="float">
            <text:p>-0.025951752214812</text:p>
          </table:table-cell>
          <table:table-cell office:value-type="float" office:value="-0.0224178286349696" calcext:value-type="float">
            <text:p>-0.02241782863497</text:p>
          </table:table-cell>
          <table:table-cell office:value-type="float" office:value="-0.0130738296770276" calcext:value-type="float">
            <text:p>-0.013073829677028</text:p>
          </table:table-cell>
          <table:table-cell office:value-type="float" office:value="-0.00805211797711152" calcext:value-type="float">
            <text:p>-0.008052117977112</text:p>
          </table:table-cell>
          <table:table-cell office:value-type="float" office:value="-0.00882149056343848" calcext:value-type="float">
            <text:p>-0.008821490563438</text:p>
          </table:table-cell>
          <table:table-cell office:value-type="float" office:value="-0.00874742566349821" calcext:value-type="float">
            <text:p>-0.008747425663498</text:p>
          </table:table-cell>
          <table:table-cell office:value-type="float" office:value="-0.00914012191275753" calcext:value-type="float">
            <text:p>-0.009140121912758</text:p>
          </table:table-cell>
          <table:table-cell office:value-type="float" office:value="-0.0142030298758761" calcext:value-type="float">
            <text:p>-0.014203029875876</text:p>
          </table:table-cell>
          <table:table-cell office:value-type="float" office:value="-0.0160931928338267" calcext:value-type="float">
            <text:p>-0.016093192833827</text:p>
          </table:table-cell>
          <table:table-cell office:value-type="float" office:value="-0.0156611085477059" calcext:value-type="float">
            <text:p>-0.015661108547706</text:p>
          </table:table-cell>
          <table:table-cell office:value-type="float" office:value="-0.0154692166637175" calcext:value-type="float">
            <text:p>-0.015469216663718</text:p>
          </table:table-cell>
          <table:table-cell office:value-type="float" office:value="-0.0158259813922435" calcext:value-type="float">
            <text:p>-0.015825981392244</text:p>
          </table:table-cell>
          <table:table-cell office:value-type="float" office:value="-0.0159109573967327" calcext:value-type="float">
            <text:p>-0.015910957396733</text:p>
          </table:table-cell>
          <table:table-cell office:value-type="float" office:value="-0.0212683462475223" calcext:value-type="float">
            <text:p>-0.021268346247522</text:p>
          </table:table-cell>
          <table:table-cell office:value-type="float" office:value="-0.0315771879198826" calcext:value-type="float">
            <text:p>-0.031577187919883</text:p>
          </table:table-cell>
          <table:table-cell office:value-type="float" office:value="-0.0442872589683847" calcext:value-type="float">
            <text:p>-0.044287258968385</text:p>
          </table:table-cell>
          <table:table-cell office:value-type="float" office:value="-0.0437564593294647" calcext:value-type="float">
            <text:p>-0.043756459329465</text:p>
          </table:table-cell>
          <table:table-cell office:value-type="float" office:value="-0.0367600546219593" calcext:value-type="float">
            <text:p>-0.036760054621959</text:p>
          </table:table-cell>
          <table:table-cell office:value-type="float" office:value="-0.0197572123306853" calcext:value-type="float">
            <text:p>-0.019757212330685</text:p>
          </table:table-cell>
          <table:table-cell office:value-type="float" office:value="-0.0145243561449472" calcext:value-type="float">
            <text:p>-0.014524356144947</text:p>
          </table:table-cell>
          <table:table-cell office:value-type="float" office:value="-0.0102008065501811" calcext:value-type="float">
            <text:p>-0.010200806550181</text:p>
          </table:table-cell>
          <table:table-cell office:value-type="float" office:value="-0.0076262943332137" calcext:value-type="float">
            <text:p>-0.007626294333214</text:p>
          </table:table-cell>
          <table:table-cell office:value-type="float" office:value="-0.00815524765529622" calcext:value-type="float">
            <text:p>-0.008155247655296</text:p>
          </table:table-cell>
          <table:table-cell office:value-type="float" office:value="-0.0103011316543731" calcext:value-type="float">
            <text:p>-0.010301131654373</text:p>
          </table:table-cell>
          <table:table-cell office:value-type="float" office:value="-0.0165692493706716" calcext:value-type="float">
            <text:p>-0.016569249370672</text:p>
          </table:table-cell>
          <table:table-cell office:value-type="float" office:value="-0.0165110005178572" calcext:value-type="float">
            <text:p>-0.016511000517857</text:p>
          </table:table-cell>
          <table:table-cell office:value-type="float" office:value="-0.0165495366486151" calcext:value-type="float">
            <text:p>-0.016549536648615</text:p>
          </table:table-cell>
          <table:table-cell office:value-type="float" office:value="-0.0158910427242658" calcext:value-type="float">
            <text:p>-0.015891042724266</text:p>
          </table:table-cell>
          <table:table-cell office:value-type="float" office:value="-0.0153740720150128" calcext:value-type="float">
            <text:p>-0.015374072015013</text:p>
          </table:table-cell>
          <table:table-cell office:value-type="float" office:value="-0.0153502095587506" calcext:value-type="float">
            <text:p>-0.015350209558751</text:p>
          </table:table-cell>
          <table:table-cell office:value-type="float" office:value="-0.0149136620621974" calcext:value-type="float">
            <text:p>-0.014913662062197</text:p>
          </table:table-cell>
          <table:table-cell office:value-type="float" office:value="-0.0159012292410468" calcext:value-type="float">
            <text:p>-0.015901229241047</text:p>
          </table:table-cell>
          <table:table-cell office:value-type="float" office:value="-0.0171717793114741" calcext:value-type="float">
            <text:p>-0.017171779311474</text:p>
          </table:table-cell>
          <table:table-cell office:value-type="float" office:value="-0.0215149449078655" calcext:value-type="float">
            <text:p>-0.021514944907866</text:p>
          </table:table-cell>
          <table:table-cell office:value-type="float" office:value="-0.0258149068242436" calcext:value-type="float">
            <text:p>-0.025814906824244</text:p>
          </table:table-cell>
          <table:table-cell office:value-type="float" office:value="-0.0376793884695551" calcext:value-type="float">
            <text:p>-0.037679388469555</text:p>
          </table:table-cell>
          <table:table-cell office:value-type="float" office:value="-0.0402082936652056" calcext:value-type="float">
            <text:p>-0.040208293665206</text:p>
          </table:table-cell>
          <table:table-cell office:value-type="float" office:value="-0.0378938049316482" calcext:value-type="float">
            <text:p>-0.037893804931648</text:p>
          </table:table-cell>
          <table:table-cell office:value-type="float" office:value="-0.0331293972338196" calcext:value-type="float">
            <text:p>-0.03312939723382</text:p>
          </table:table-cell>
          <table:table-cell office:value-type="float" office:value="-0.0394504861434677" calcext:value-type="float">
            <text:p>-0.039450486143468</text:p>
          </table:table-cell>
          <table:table-cell office:value-type="float" office:value="-0.0145907660890599" calcext:value-type="float">
            <text:p>-0.01459076608906</text:p>
          </table:table-cell>
          <table:table-cell office:value-type="float" office:value="-0.0167190372300629" calcext:value-type="float">
            <text:p>-0.016719037230063</text:p>
          </table:table-cell>
          <table:table-cell office:value-type="float" office:value="-0.0105054274365041" calcext:value-type="float">
            <text:p>-0.010505427436504</text:p>
          </table:table-cell>
          <table:table-cell office:value-type="float" office:value="-0.00634409320250534" calcext:value-type="float">
            <text:p>-0.006344093202505</text:p>
          </table:table-cell>
          <table:table-cell office:value-type="float" office:value="-0.0368041637234491" calcext:value-type="float">
            <text:p>-0.036804163723449</text:p>
          </table:table-cell>
          <table:table-cell office:value-type="float" office:value="-0.0346527206030895" calcext:value-type="float">
            <text:p>-0.03465272060309</text:p>
          </table:table-cell>
          <table:table-cell office:value-type="float" office:value="-0.0305221890764701" calcext:value-type="float">
            <text:p>-0.03052218907647</text:p>
          </table:table-cell>
          <table:table-cell office:value-type="float" office:value="-0.0264869862289754" calcext:value-type="float">
            <text:p>-0.026486986228975</text:p>
          </table:table-cell>
          <table:table-cell office:value-type="float" office:value="-0.0232811048889528" calcext:value-type="float">
            <text:p>-0.023281104888953</text:p>
          </table:table-cell>
          <table:table-cell office:value-type="float" office:value="-0.021754795874407" calcext:value-type="float">
            <text:p>-0.021754795874407</text:p>
          </table:table-cell>
          <table:table-cell office:value-type="float" office:value="-0.018723295441644" calcext:value-type="float">
            <text:p>-0.018723295441644</text:p>
          </table:table-cell>
          <table:table-cell office:value-type="float" office:value="-0.0158366807632383" calcext:value-type="float">
            <text:p>-0.015836680763238</text:p>
          </table:table-cell>
          <table:table-cell office:value-type="float" office:value="-0.0159803955354996" calcext:value-type="float">
            <text:p>-0.0159803955355</text:p>
          </table:table-cell>
          <table:table-cell office:value-type="float" office:value="-0.0156825452858324" calcext:value-type="float">
            <text:p>-0.015682545285832</text:p>
          </table:table-cell>
          <table:table-cell office:value-type="float" office:value="-0.0159957565520505" calcext:value-type="float">
            <text:p>-0.015995756552051</text:p>
          </table:table-cell>
          <table:table-cell office:value-type="float" office:value="-0.0129041646814531" calcext:value-type="float">
            <text:p>-0.012904164681453</text:p>
          </table:table-cell>
          <table:table-cell office:value-type="float" office:value="-0.0129055176747691" calcext:value-type="float">
            <text:p>-0.012905517674769</text:p>
          </table:table-cell>
          <table:table-cell office:value-type="float" office:value="-0.0128042463566818" calcext:value-type="float">
            <text:p>-0.012804246356682</text:p>
          </table:table-cell>
          <table:table-cell office:value-type="float" office:value="-0.0138802358547868" calcext:value-type="float">
            <text:p>-0.013880235854787</text:p>
          </table:table-cell>
          <table:table-cell office:value-type="float" office:value="-0.0172539635473091" calcext:value-type="float">
            <text:p>-0.017253963547309</text:p>
          </table:table-cell>
          <table:table-cell office:value-type="float" office:value="-0.0189680206934821" calcext:value-type="float">
            <text:p>-0.018968020693482</text:p>
          </table:table-cell>
          <table:table-cell office:value-type="float" office:value="-0.0273675279854307" calcext:value-type="float">
            <text:p>-0.027367527985431</text:p>
          </table:table-cell>
          <table:table-cell office:value-type="float" office:value="-0.0355872381814623" calcext:value-type="float">
            <text:p>-0.035587238181462</text:p>
          </table:table-cell>
          <table:table-cell office:value-type="float" office:value="-0.0354722183997731" calcext:value-type="float">
            <text:p>-0.035472218399773</text:p>
          </table:table-cell>
          <table:table-cell office:value-type="float" office:value="-0.0449686129226185" calcext:value-type="float">
            <text:p>-0.044968612922619</text:p>
          </table:table-cell>
          <table:table-cell office:value-type="float" office:value="-0.0447734535498572" calcext:value-type="float">
            <text:p>-0.044773453549857</text:p>
          </table:table-cell>
          <table:table-cell office:value-type="float" office:value="-0.0425955427782668" calcext:value-type="float">
            <text:p>-0.042595542778267</text:p>
          </table:table-cell>
          <table:table-cell office:value-type="float" office:value="-0.0420258489105303" calcext:value-type="float">
            <text:p>-0.04202584891053</text:p>
          </table:table-cell>
          <table:table-cell office:value-type="float" office:value="-0.0406050584119865" calcext:value-type="float">
            <text:p>-0.040605058411987</text:p>
          </table:table-cell>
          <table:table-cell office:value-type="float" office:value="-0.0233596629736936" calcext:value-type="float">
            <text:p>-0.023359662973694</text:p>
          </table:table-cell>
          <table:table-cell office:value-type="float" office:value="-0.0213049124795158" calcext:value-type="float">
            <text:p>-0.021304912479516</text:p>
          </table:table-cell>
          <table:table-cell office:value-type="float" office:value="-0.0204896404176819" calcext:value-type="float">
            <text:p>-0.020489640417682</text:p>
          </table:table-cell>
          <table:table-cell office:value-type="float" office:value="-0.0205957615419518" calcext:value-type="float">
            <text:p>-0.020595761541952</text:p>
          </table:table-cell>
          <table:table-cell office:value-type="float" office:value="-0.0348112357365566" calcext:value-type="float">
            <text:p>-0.034811235736557</text:p>
          </table:table-cell>
          <table:table-cell office:value-type="float" office:value="-0.0316107247206064" calcext:value-type="float">
            <text:p>-0.031610724720606</text:p>
          </table:table-cell>
          <table:table-cell office:value-type="float" office:value="-0.0262572015423367" calcext:value-type="float">
            <text:p>-0.026257201542337</text:p>
          </table:table-cell>
          <table:table-cell office:value-type="float" office:value="-0.0198145278953161" calcext:value-type="float">
            <text:p>-0.019814527895316</text:p>
          </table:table-cell>
          <table:table-cell office:value-type="float" office:value="-0.0148920383356303" calcext:value-type="float">
            <text:p>-0.01489203833563</text:p>
          </table:table-cell>
          <table:table-cell office:value-type="float" office:value="-0.0117280032752337" calcext:value-type="float">
            <text:p>-0.011728003275234</text:p>
          </table:table-cell>
          <table:table-cell office:value-type="float" office:value="-0.0189527673373855" calcext:value-type="float">
            <text:p>-0.018952767337386</text:p>
          </table:table-cell>
          <table:table-cell office:value-type="float" office:value="-0.0211234517694936" calcext:value-type="float">
            <text:p>-0.021123451769494</text:p>
          </table:table-cell>
          <table:table-cell office:value-type="float" office:value="-0.0203264140868665" calcext:value-type="float">
            <text:p>-0.020326414086867</text:p>
          </table:table-cell>
          <table:table-cell office:value-type="float" office:value="-0.0195592595211191" calcext:value-type="float">
            <text:p>-0.019559259521119</text:p>
          </table:table-cell>
          <table:table-cell office:value-type="float" office:value="-0.0203524225577634" calcext:value-type="float">
            <text:p>-0.020352422557763</text:p>
          </table:table-cell>
          <table:table-cell office:value-type="float" office:value="-0.0233659914777899" calcext:value-type="float">
            <text:p>-0.02336599147779</text:p>
          </table:table-cell>
          <table:table-cell office:value-type="float" office:value="-0.0326716064549347" calcext:value-type="float">
            <text:p>-0.032671606454935</text:p>
          </table:table-cell>
          <table:table-cell office:value-type="float" office:value="-0.045667427556698" calcext:value-type="float">
            <text:p>-0.045667427556698</text:p>
          </table:table-cell>
          <table:table-cell office:value-type="float" office:value="-0.0439369180884527" calcext:value-type="float">
            <text:p>-0.043936918088453</text:p>
          </table:table-cell>
          <table:table-cell office:value-type="float" office:value="-0.0419325872419133" calcext:value-type="float">
            <text:p>-0.041932587241913</text:p>
          </table:table-cell>
          <table:table-cell office:value-type="float" office:value="-0.0317411553999921" calcext:value-type="float">
            <text:p>-0.031741155399992</text:p>
          </table:table-cell>
          <table:table-cell office:value-type="float" office:value="-0.0354054660028323" calcext:value-type="float">
            <text:p>-0.035405466002832</text:p>
          </table:table-cell>
          <table:table-cell office:value-type="float" office:value="-0.0355949274631075" calcext:value-type="float">
            <text:p>-0.035594927463108</text:p>
          </table:table-cell>
          <table:table-cell office:value-type="float" office:value="-0.0357588200568015" calcext:value-type="float">
            <text:p>-0.035758820056802</text:p>
          </table:table-cell>
          <table:table-cell office:value-type="float" office:value="-0.0360950378113008" calcext:value-type="float">
            <text:p>-0.036095037811301</text:p>
          </table:table-cell>
          <table:table-cell office:value-type="float" office:value="-0.035676003844569" calcext:value-type="float">
            <text:p>-0.035676003844569</text:p>
          </table:table-cell>
          <table:table-cell office:value-type="float" office:value="-0.0309450357836739" calcext:value-type="float">
            <text:p>-0.030945035783674</text:p>
          </table:table-cell>
          <table:table-cell office:value-type="float" office:value="-0.0442723774741313" calcext:value-type="float">
            <text:p>-0.044272377474131</text:p>
          </table:table-cell>
          <table:table-cell office:value-type="float" office:value="-0.0272095242932725" calcext:value-type="float">
            <text:p>-0.027209524293273</text:p>
          </table:table-cell>
          <table:table-cell office:value-type="float" office:value="-0.0240190557586359" calcext:value-type="float">
            <text:p>-0.024019055758636</text:p>
          </table:table-cell>
          <table:table-cell office:value-type="float" office:value="-0.0177947941092331" calcext:value-type="float">
            <text:p>-0.017794794109233</text:p>
          </table:table-cell>
          <table:table-cell office:value-type="float" office:value="-0.0154987659729048" calcext:value-type="float">
            <text:p>-0.015498765972905</text:p>
          </table:table-cell>
          <table:table-cell office:value-type="float" office:value="-0.0135334927265666" calcext:value-type="float">
            <text:p>-0.013533492726567</text:p>
          </table:table-cell>
          <table:table-cell office:value-type="float" office:value="-0.0169190065062351" calcext:value-type="float">
            <text:p>-0.016919006506235</text:p>
          </table:table-cell>
          <table:table-cell office:value-type="float" office:value="-0.0168842752153405" calcext:value-type="float">
            <text:p>-0.016884275215341</text:p>
          </table:table-cell>
          <table:table-cell office:value-type="float" office:value="-0.0162709446490376" calcext:value-type="float">
            <text:p>-0.016270944649038</text:p>
          </table:table-cell>
          <table:table-cell office:value-type="float" office:value="-0.0156713371967344" calcext:value-type="float">
            <text:p>-0.015671337196734</text:p>
          </table:table-cell>
          <table:table-cell office:value-type="float" office:value="-0.0149408427149156" calcext:value-type="float">
            <text:p>-0.014940842714916</text:p>
          </table:table-cell>
          <table:table-cell office:value-type="float" office:value="-0.0144087827210531" calcext:value-type="float">
            <text:p>-0.014408782721053</text:p>
          </table:table-cell>
          <table:table-cell office:value-type="float" office:value="-0.0165715105677199" calcext:value-type="float">
            <text:p>-0.01657151056772</text:p>
          </table:table-cell>
          <table:table-cell office:value-type="float" office:value="-0.0205541624258868" calcext:value-type="float">
            <text:p>-0.020554162425887</text:p>
          </table:table-cell>
          <table:table-cell office:value-type="float" office:value="-0.0295653208556828" calcext:value-type="float">
            <text:p>-0.029565320855683</text:p>
          </table:table-cell>
          <table:table-cell office:value-type="float" office:value="-0.0340832313855706" calcext:value-type="float">
            <text:p>-0.034083231385571</text:p>
          </table:table-cell>
          <table:table-cell office:value-type="float" office:value="-0.0354086765145422" calcext:value-type="float">
            <text:p>-0.035408676514542</text:p>
          </table:table-cell>
          <table:table-cell office:value-type="float" office:value="-0.0372100664171905" calcext:value-type="float">
            <text:p>-0.037210066417191</text:p>
          </table:table-cell>
          <table:table-cell office:value-type="float" office:value="-0.0377341830122773" calcext:value-type="float">
            <text:p>-0.037734183012277</text:p>
          </table:table-cell>
          <table:table-cell office:value-type="float" office:value="-0.0366370657359634" calcext:value-type="float">
            <text:p>-0.036637065735963</text:p>
          </table:table-cell>
          <table:table-cell office:value-type="float" office:value="-0.0485950174422142" calcext:value-type="float">
            <text:p>-0.048595017442214</text:p>
          </table:table-cell>
          <table:table-cell office:value-type="float" office:value="-0.0485063286855261" calcext:value-type="float">
            <text:p>-0.048506328685526</text:p>
          </table:table-cell>
          <table:table-cell office:value-type="float" office:value="-0.0484030573153065" calcext:value-type="float">
            <text:p>-0.048403057315307</text:p>
          </table:table-cell>
          <table:table-cell office:value-type="float" office:value="-0.0489949639942975" calcext:value-type="float">
            <text:p>-0.048994963994298</text:p>
          </table:table-cell>
          <table:table-cell office:value-type="float" office:value="-0.0494485895341428" calcext:value-type="float">
            <text:p>-0.049448589534143</text:p>
          </table:table-cell>
          <table:table-cell office:value-type="float" office:value="-0.0499292345715305" calcext:value-type="float">
            <text:p>-0.049929234571531</text:p>
          </table:table-cell>
          <table:table-cell office:value-type="float" office:value="-0.0171327188305903" calcext:value-type="float">
            <text:p>-0.01713271883059</text:p>
          </table:table-cell>
          <table:table-cell office:value-type="float" office:value="-0.00813430201790445" calcext:value-type="float">
            <text:p>-0.008134302017904</text:p>
          </table:table-cell>
          <table:table-cell office:value-type="float" office:value="-0.0016716901601921" calcext:value-type="float">
            <text:p>-0.001671690160192</text:p>
          </table:table-cell>
          <table:table-cell office:value-type="float" office:value="-0.00644703306116426" calcext:value-type="float">
            <text:p>-0.006447033061164</text:p>
          </table:table-cell>
          <table:table-cell office:value-type="float" office:value="-0.010056169903888" calcext:value-type="float">
            <text:p>-0.010056169903888</text:p>
          </table:table-cell>
          <table:table-cell office:value-type="float" office:value="-0.0146470273724387" calcext:value-type="float">
            <text:p>-0.014647027372439</text:p>
          </table:table-cell>
          <table:table-cell office:value-type="float" office:value="-0.0173824557871752" calcext:value-type="float">
            <text:p>-0.017382455787175</text:p>
          </table:table-cell>
          <table:table-cell office:value-type="float" office:value="-0.0168366359827435" calcext:value-type="float">
            <text:p>-0.016836635982744</text:p>
          </table:table-cell>
          <table:table-cell office:value-type="float" office:value="-0.0160834243364113" calcext:value-type="float">
            <text:p>-0.016083424336411</text:p>
          </table:table-cell>
          <table:table-cell office:value-type="float" office:value="-0.0161065466926228" calcext:value-type="float">
            <text:p>-0.016106546692623</text:p>
          </table:table-cell>
          <table:table-cell office:value-type="float" office:value="-0.0155354059019706" calcext:value-type="float">
            <text:p>-0.015535405901971</text:p>
          </table:table-cell>
          <table:table-cell office:value-type="float" office:value="-0.0156223188528271" calcext:value-type="float">
            <text:p>-0.015622318852827</text:p>
          </table:table-cell>
          <table:table-cell office:value-type="float" office:value="-0.0160489370890346" calcext:value-type="float">
            <text:p>-0.016048937089035</text:p>
          </table:table-cell>
          <table:table-cell office:value-type="float" office:value="-0.0158620129238543" calcext:value-type="float">
            <text:p>-0.015862012923854</text:p>
          </table:table-cell>
          <table:table-cell office:value-type="float" office:value="-0.0160551026849133" calcext:value-type="float">
            <text:p>-0.016055102684913</text:p>
          </table:table-cell>
          <table:table-cell office:value-type="float" office:value="-0.0161038263056981" calcext:value-type="float">
            <text:p>-0.016103826305698</text:p>
          </table:table-cell>
          <table:table-cell office:value-type="float" office:value="-0.0161367247459329" calcext:value-type="float">
            <text:p>-0.016136724745933</text:p>
          </table:table-cell>
          <table:table-cell office:value-type="float" office:value="-0.0162639618651709" calcext:value-type="float">
            <text:p>-0.016263961865171</text:p>
          </table:table-cell>
          <table:table-cell office:value-type="float" office:value="-0.016177488050446" calcext:value-type="float">
            <text:p>-0.016177488050446</text:p>
          </table:table-cell>
          <table:table-cell office:value-type="float" office:value="-0.0161847281219706" calcext:value-type="float">
            <text:p>-0.016184728121971</text:p>
          </table:table-cell>
          <table:table-cell office:value-type="float" office:value="-0.0162395641154195" calcext:value-type="float">
            <text:p>-0.01623956411542</text:p>
          </table:table-cell>
          <table:table-cell office:value-type="float" office:value="-0.0162654458063056" calcext:value-type="float">
            <text:p>-0.016265445806306</text:p>
          </table:table-cell>
          <table:table-cell office:value-type="float" office:value="-0.0162491011892705" calcext:value-type="float">
            <text:p>-0.016249101189271</text:p>
          </table:table-cell>
          <table:table-cell office:value-type="float" office:value="-0.0161987715400952" calcext:value-type="float">
            <text:p>-0.016198771540095</text:p>
          </table:table-cell>
          <table:table-cell office:value-type="float" office:value="-0.0162058086943476" calcext:value-type="float">
            <text:p>-0.016205808694348</text:p>
          </table:table-cell>
          <table:table-cell office:value-type="float" office:value="-0.0161687025397915" calcext:value-type="float">
            <text:p>-0.016168702539792</text:p>
          </table:table-cell>
          <table:table-cell office:value-type="float" office:value="-0.0162887794685087" calcext:value-type="float">
            <text:p>-0.016288779468509</text:p>
          </table:table-cell>
          <table:table-cell office:value-type="float" office:value="-0.0162655548139659" calcext:value-type="float">
            <text:p>-0.016265554813966</text:p>
          </table:table-cell>
          <table:table-cell office:value-type="float" office:value="-0.0163220075599364" calcext:value-type="float">
            <text:p>-0.016322007559936</text:p>
          </table:table-cell>
          <table:table-cell office:value-type="float" office:value="-0.0163331170473928" calcext:value-type="float">
            <text:p>-0.016333117047393</text:p>
          </table:table-cell>
          <table:table-cell office:value-type="float" office:value="-0.0163352986606791" calcext:value-type="float">
            <text:p>-0.016335298660679</text:p>
          </table:table-cell>
          <table:table-cell office:value-type="float" office:value="-0.0163275828859898" calcext:value-type="float">
            <text:p>-0.01632758288599</text:p>
          </table:table-cell>
          <table:table-cell office:value-type="float" office:value="-0.0163639705982395" calcext:value-type="float">
            <text:p>-0.01636397059824</text:p>
          </table:table-cell>
          <table:table-cell office:value-type="float" office:value="-0.01635268766009" calcext:value-type="float">
            <text:p>-0.01635268766009</text:p>
          </table:table-cell>
          <table:table-cell office:value-type="float" office:value="-0.016367717697762" calcext:value-type="float">
            <text:p>-0.016367717697762</text:p>
          </table:table-cell>
          <table:table-cell office:value-type="float" office:value="-0.0163618154114905" calcext:value-type="float">
            <text:p>-0.016361815411491</text:p>
          </table:table-cell>
          <table:table-cell office:value-type="float" office:value="-0.0163571538830909" calcext:value-type="float">
            <text:p>-0.016357153883091</text:p>
          </table:table-cell>
          <table:table-cell office:value-type="float" office:value="-0.0163617663316758" calcext:value-type="float">
            <text:p>-0.016361766331676</text:p>
          </table:table-cell>
          <table:table-cell office:value-type="float" office:value="-0.0163502407754613" calcext:value-type="float">
            <text:p>-0.016350240775461</text:p>
          </table:table-cell>
          <table:table-cell office:value-type="float" office:value="-0.0163784327734282" calcext:value-type="float">
            <text:p>-0.016378432773428</text:p>
          </table:table-cell>
          <table:table-cell office:value-type="float" office:value="-0.0163631396286897" calcext:value-type="float">
            <text:p>-0.01636313962869</text:p>
          </table:table-cell>
          <table:table-cell office:value-type="float" office:value="-0.0163618059887099" calcext:value-type="float">
            <text:p>-0.01636180598871</text:p>
          </table:table-cell>
          <table:table-cell office:value-type="float" office:value="-0.0163892930031594" calcext:value-type="float">
            <text:p>-0.016389293003159</text:p>
          </table:table-cell>
          <table:table-cell office:value-type="float" office:value="-0.0163893774279807" calcext:value-type="float">
            <text:p>-0.016389377427981</text:p>
          </table:table-cell>
          <table:table-cell office:value-type="float" office:value="-0.0163460455303926" calcext:value-type="float">
            <text:p>-0.016346045530393</text:p>
          </table:table-cell>
          <table:table-cell office:value-type="float" office:value="-0.0163562283917173" calcext:value-type="float">
            <text:p>-0.016356228391717</text:p>
          </table:table-cell>
          <table:table-cell office:value-type="float" office:value="-0.016376645546736" calcext:value-type="float">
            <text:p>-0.016376645546736</text:p>
          </table:table-cell>
          <table:table-cell office:value-type="float" office:value="-0.0163664007918022" calcext:value-type="float">
            <text:p>-0.016366400791802</text:p>
          </table:table-cell>
          <table:table-cell office:value-type="float" office:value="-0.0163889629103994" calcext:value-type="float">
            <text:p>-0.016388962910399</text:p>
          </table:table-cell>
          <table:table-cell office:value-type="float" office:value="-0.0163961943753113" calcext:value-type="float">
            <text:p>-0.016396194375311</text:p>
          </table:table-cell>
          <table:table-cell office:value-type="float" office:value="-0.016402101398657" calcext:value-type="float">
            <text:p>-0.016402101398657</text:p>
          </table:table-cell>
          <table:table-cell office:value-type="float" office:value="-0.0163811772327062" calcext:value-type="float">
            <text:p>-0.016381177232706</text:p>
          </table:table-cell>
          <table:table-cell office:value-type="float" office:value="-0.0163855953728848" calcext:value-type="float">
            <text:p>-0.016385595372885</text:p>
          </table:table-cell>
          <table:table-cell office:value-type="float" office:value="-0.0164178964234484" calcext:value-type="float">
            <text:p>-0.016417896423448</text:p>
          </table:table-cell>
          <table:table-cell office:value-type="float" office:value="-0.0163847273827003" calcext:value-type="float">
            <text:p>-0.0163847273827</text:p>
          </table:table-cell>
          <table:table-cell office:value-type="float" office:value="-0.0163930402100899" calcext:value-type="float">
            <text:p>-0.01639304021009</text:p>
          </table:table-cell>
          <table:table-cell office:value-type="float" office:value="-0.0163880052856731" calcext:value-type="float">
            <text:p>-0.016388005285673</text:p>
          </table:table-cell>
          <table:table-cell office:value-type="float" office:value="-0.0163847786632393" calcext:value-type="float">
            <text:p>-0.016384778663239</text:p>
          </table:table-cell>
          <table:table-cell office:value-type="float" office:value="-0.016380041129692" calcext:value-type="float">
            <text:p>-0.016380041129692</text:p>
          </table:table-cell>
          <table:table-cell office:value-type="float" office:value="-0.0163850343090341" calcext:value-type="float">
            <text:p>-0.016385034309034</text:p>
          </table:table-cell>
          <table:table-cell office:value-type="float" office:value="-0.0163676768249538" calcext:value-type="float">
            <text:p>-0.016367676824954</text:p>
          </table:table-cell>
          <table:table-cell office:value-type="float" office:value="-0.01637943295521" calcext:value-type="float">
            <text:p>-0.01637943295521</text:p>
          </table:table-cell>
          <table:table-cell office:value-type="float" office:value="-0.0163916389962357" calcext:value-type="float">
            <text:p>-0.016391638996236</text:p>
          </table:table-cell>
          <table:table-cell office:value-type="float" office:value="-0.016392953617302" calcext:value-type="float">
            <text:p>-0.016392953617302</text:p>
          </table:table-cell>
          <table:table-cell office:value-type="float" office:value="-0.0163848533883845" calcext:value-type="float">
            <text:p>-0.016384853388385</text:p>
          </table:table-cell>
          <table:table-cell office:value-type="float" office:value="-0.0163845362522174" calcext:value-type="float">
            <text:p>-0.016384536252217</text:p>
          </table:table-cell>
          <table:table-cell office:value-type="float" office:value="-0.0163799625538535" calcext:value-type="float">
            <text:p>-0.016379962553854</text:p>
          </table:table-cell>
          <table:table-cell office:value-type="float" office:value="-0.0163908087934815" calcext:value-type="float">
            <text:p>-0.016390808793482</text:p>
          </table:table-cell>
          <table:table-cell office:value-type="float" office:value="-0.0163781463913532" calcext:value-type="float">
            <text:p>-0.016378146391353</text:p>
          </table:table-cell>
          <table:table-cell office:value-type="float" office:value="-0.0163566927276632" calcext:value-type="float">
            <text:p>-0.016356692727663</text:p>
          </table:table-cell>
          <table:table-cell office:value-type="float" office:value="-0.0163629912045852" calcext:value-type="float">
            <text:p>-0.016362991204585</text:p>
          </table:table-cell>
          <table:table-cell office:value-type="float" office:value="-0.0163584666992889" calcext:value-type="float">
            <text:p>-0.016358466699289</text:p>
          </table:table-cell>
          <table:table-cell office:value-type="float" office:value="-0.0163470631499055" calcext:value-type="float">
            <text:p>-0.016347063149906</text:p>
          </table:table-cell>
          <table:table-cell office:value-type="float" office:value="-0.016328557702602" calcext:value-type="float">
            <text:p>-0.016328557702602</text:p>
          </table:table-cell>
          <table:table-cell office:value-type="float" office:value="-0.0163640792898121" calcext:value-type="float">
            <text:p>-0.016364079289812</text:p>
          </table:table-cell>
          <table:table-cell office:value-type="float" office:value="-0.0163377855398785" calcext:value-type="float">
            <text:p>-0.016337785539879</text:p>
          </table:table-cell>
          <table:table-cell office:value-type="float" office:value="-0.0163277228155013" calcext:value-type="float">
            <text:p>-0.016327722815501</text:p>
          </table:table-cell>
          <table:table-cell office:value-type="float" office:value="-0.0163652687277585" calcext:value-type="float">
            <text:p>-0.016365268727759</text:p>
          </table:table-cell>
          <table:table-cell office:value-type="float" office:value="-0.0163820338758032" calcext:value-type="float">
            <text:p>-0.016382033875803</text:p>
          </table:table-cell>
          <table:table-cell office:value-type="float" office:value="-0.016407041770256" calcext:value-type="float">
            <text:p>-0.016407041770256</text:p>
          </table:table-cell>
          <table:table-cell office:value-type="float" office:value="-0.0163972417223808" calcext:value-type="float">
            <text:p>-0.016397241722381</text:p>
          </table:table-cell>
          <table:table-cell office:value-type="float" office:value="-0.016400928469965" calcext:value-type="float">
            <text:p>-0.016400928469965</text:p>
          </table:table-cell>
          <table:table-cell office:value-type="float" office:value="-0.0163932925974534" calcext:value-type="float">
            <text:p>-0.016393292597453</text:p>
          </table:table-cell>
          <table:table-cell office:value-type="float" office:value="-0.0163913055533871" calcext:value-type="float">
            <text:p>-0.016391305553387</text:p>
          </table:table-cell>
          <table:table-cell office:value-type="float" office:value="-0.0164203520464138" calcext:value-type="float">
            <text:p>-0.016420352046414</text:p>
          </table:table-cell>
          <table:table-cell office:value-type="float" office:value="-0.0163983779813862" calcext:value-type="float">
            <text:p>-0.016398377981386</text:p>
          </table:table-cell>
          <table:table-cell office:value-type="float" office:value="-0.0164115759184975" calcext:value-type="float">
            <text:p>-0.016411575918498</text:p>
          </table:table-cell>
          <table:table-cell office:value-type="float" office:value="-0.0164082410449584" calcext:value-type="float">
            <text:p>-0.016408241044958</text:p>
          </table:table-cell>
          <table:table-cell office:value-type="float" office:value="-0.016405447882058" calcext:value-type="float">
            <text:p>-0.016405447882058</text:p>
          </table:table-cell>
          <table:table-cell office:value-type="float" office:value="-0.016400901363417" calcext:value-type="float">
            <text:p>-0.016400901363417</text:p>
          </table:table-cell>
          <table:table-cell office:value-type="float" office:value="-0.016407675089309" calcext:value-type="float">
            <text:p>-0.016407675089309</text:p>
          </table:table-cell>
          <table:table-cell office:value-type="float" office:value="-0.0164271648432693" calcext:value-type="float">
            <text:p>-0.016427164843269</text:p>
          </table:table-cell>
          <table:table-cell office:value-type="float" office:value="-0.0164147443808309" calcext:value-type="float">
            <text:p>-0.016414744380831</text:p>
          </table:table-cell>
          <table:table-cell office:value-type="float" office:value="-0.016425036729551" calcext:value-type="float">
            <text:p>-0.016425036729551</text:p>
          </table:table-cell>
          <table:table-cell office:value-type="float" office:value="-0.0164139080474403" calcext:value-type="float">
            <text:p>-0.01641390804744</text:p>
          </table:table-cell>
          <table:table-cell office:value-type="float" office:value="-0.0164341071119446" calcext:value-type="float">
            <text:p>-0.016434107111945</text:p>
          </table:table-cell>
          <table:table-cell office:value-type="float" office:value="-0.0164259431214832" calcext:value-type="float">
            <text:p>-0.016425943121483</text:p>
          </table:table-cell>
          <table:table-cell office:value-type="float" office:value="-0.0164305258630172" calcext:value-type="float">
            <text:p>-0.016430525863017</text:p>
          </table:table-cell>
          <table:table-cell office:value-type="float" office:value="-0.016427676184444" calcext:value-type="float">
            <text:p>-0.016427676184444</text:p>
          </table:table-cell>
          <table:table-cell office:value-type="float" office:value="-0.0164075203920546" calcext:value-type="float">
            <text:p>-0.016407520392055</text:p>
          </table:table-cell>
          <table:table-cell office:value-type="float" office:value="-0.0164123765626282" calcext:value-type="float">
            <text:p>-0.016412376562628</text:p>
          </table:table-cell>
          <table:table-cell office:value-type="float" office:value="-0.0164093601036606" calcext:value-type="float">
            <text:p>-0.016409360103661</text:p>
          </table:table-cell>
          <table:table-cell office:value-type="float" office:value="-0.0164146570334674" calcext:value-type="float">
            <text:p>-0.016414657033467</text:p>
          </table:table-cell>
          <table:table-cell office:value-type="float" office:value="-0.0164057146777185" calcext:value-type="float">
            <text:p>-0.016405714677719</text:p>
          </table:table-cell>
          <table:table-cell office:value-type="float" office:value="-0.0163946318062096" calcext:value-type="float">
            <text:p>-0.01639463180621</text:p>
          </table:table-cell>
          <table:table-cell table:number-columns-repeated="509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86798666672701" calcext:value-type="float">
            <text:p>0.586798666672701</text:p>
          </table:table-cell>
          <table:table-cell office:value-type="float" office:value="0.586598337307177" calcext:value-type="float">
            <text:p>0.586598337307177</text:p>
          </table:table-cell>
          <table:table-cell office:value-type="float" office:value="0.58709607269394" calcext:value-type="float">
            <text:p>0.58709607269394</text:p>
          </table:table-cell>
          <table:table-cell office:value-type="float" office:value="0.58640384590633" calcext:value-type="float">
            <text:p>0.58640384590633</text:p>
          </table:table-cell>
          <table:table-cell office:value-type="float" office:value="0.586255593697789" calcext:value-type="float">
            <text:p>0.586255593697789</text:p>
          </table:table-cell>
          <table:table-cell office:value-type="float" office:value="0.586917519097731" calcext:value-type="float">
            <text:p>0.586917519097731</text:p>
          </table:table-cell>
          <table:table-cell office:value-type="float" office:value="0.586277981469109" calcext:value-type="float">
            <text:p>0.586277981469109</text:p>
          </table:table-cell>
          <table:table-cell office:value-type="float" office:value="0.586467875627706" calcext:value-type="float">
            <text:p>0.586467875627706</text:p>
          </table:table-cell>
          <table:table-cell office:value-type="float" office:value="0.587243364707945" calcext:value-type="float">
            <text:p>0.587243364707945</text:p>
          </table:table-cell>
          <table:table-cell office:value-type="float" office:value="0.58635053823591" calcext:value-type="float">
            <text:p>0.58635053823591</text:p>
          </table:table-cell>
          <table:table-cell office:value-type="float" office:value="0.587062435515752" calcext:value-type="float">
            <text:p>0.587062435515752</text:p>
          </table:table-cell>
          <table:table-cell office:value-type="float" office:value="0.587097845426062" calcext:value-type="float">
            <text:p>0.587097845426062</text:p>
          </table:table-cell>
          <table:table-cell office:value-type="float" office:value="0.586766821756428" calcext:value-type="float">
            <text:p>0.586766821756428</text:p>
          </table:table-cell>
          <table:table-cell office:value-type="float" office:value="0.58716392429721" calcext:value-type="float">
            <text:p>0.58716392429721</text:p>
          </table:table-cell>
          <table:table-cell office:value-type="float" office:value="0.587206084459932" calcext:value-type="float">
            <text:p>0.587206084459932</text:p>
          </table:table-cell>
          <table:table-cell office:value-type="float" office:value="0.586569600464349" calcext:value-type="float">
            <text:p>0.586569600464349</text:p>
          </table:table-cell>
          <table:table-cell office:value-type="float" office:value="0.586229357314211" calcext:value-type="float">
            <text:p>0.586229357314211</text:p>
          </table:table-cell>
          <table:table-cell office:value-type="float" office:value="0.586476805964718" calcext:value-type="float">
            <text:p>0.586476805964718</text:p>
          </table:table-cell>
          <table:table-cell office:value-type="float" office:value="0.587141210047395" calcext:value-type="float">
            <text:p>0.587141210047395</text:p>
          </table:table-cell>
          <table:table-cell office:value-type="float" office:value="0.586764721195608" calcext:value-type="float">
            <text:p>0.586764721195608</text:p>
          </table:table-cell>
          <table:table-cell office:value-type="float" office:value="0.587431668685709" calcext:value-type="float">
            <text:p>0.587431668685709</text:p>
          </table:table-cell>
          <table:table-cell office:value-type="float" office:value="0.586392194118102" calcext:value-type="float">
            <text:p>0.586392194118102</text:p>
          </table:table-cell>
          <table:table-cell office:value-type="float" office:value="0.586778072496356" calcext:value-type="float">
            <text:p>0.586778072496356</text:p>
          </table:table-cell>
          <table:table-cell office:value-type="float" office:value="0.586303089295103" calcext:value-type="float">
            <text:p>0.586303089295103</text:p>
          </table:table-cell>
          <table:table-cell office:value-type="float" office:value="0.586179300515187" calcext:value-type="float">
            <text:p>0.586179300515187</text:p>
          </table:table-cell>
          <table:table-cell office:value-type="float" office:value="0.586471646485725" calcext:value-type="float">
            <text:p>0.586471646485725</text:p>
          </table:table-cell>
          <table:table-cell office:value-type="float" office:value="0.586808653730951" calcext:value-type="float">
            <text:p>0.586808653730951</text:p>
          </table:table-cell>
          <table:table-cell office:value-type="float" office:value="0.586825801317417" calcext:value-type="float">
            <text:p>0.586825801317417</text:p>
          </table:table-cell>
          <table:table-cell office:value-type="float" office:value="0.586897642949482" calcext:value-type="float">
            <text:p>0.586897642949482</text:p>
          </table:table-cell>
          <table:table-cell office:value-type="float" office:value="0.586581225033595" calcext:value-type="float">
            <text:p>0.586581225033595</text:p>
          </table:table-cell>
          <table:table-cell office:value-type="float" office:value="0.587634981062465" calcext:value-type="float">
            <text:p>0.587634981062465</text:p>
          </table:table-cell>
          <table:table-cell office:value-type="float" office:value="0.586173711087023" calcext:value-type="float">
            <text:p>0.586173711087023</text:p>
          </table:table-cell>
          <table:table-cell office:value-type="float" office:value="0.586425351463723" calcext:value-type="float">
            <text:p>0.586425351463723</text:p>
          </table:table-cell>
          <table:table-cell office:value-type="float" office:value="0.586150359523723" calcext:value-type="float">
            <text:p>0.586150359523723</text:p>
          </table:table-cell>
          <table:table-cell office:value-type="float" office:value="0.587043130491283" calcext:value-type="float">
            <text:p>0.587043130491283</text:p>
          </table:table-cell>
          <table:table-cell office:value-type="float" office:value="0.586604173212838" calcext:value-type="float">
            <text:p>0.586604173212838</text:p>
          </table:table-cell>
          <table:table-cell office:value-type="float" office:value="0.586572397426622" calcext:value-type="float">
            <text:p>0.586572397426622</text:p>
          </table:table-cell>
          <table:table-cell office:value-type="float" office:value="0.586968411327693" calcext:value-type="float">
            <text:p>0.586968411327693</text:p>
          </table:table-cell>
          <table:table-cell office:value-type="float" office:value="0.586565732142963" calcext:value-type="float">
            <text:p>0.586565732142963</text:p>
          </table:table-cell>
          <table:table-cell office:value-type="float" office:value="0.586851996634511" calcext:value-type="float">
            <text:p>0.586851996634511</text:p>
          </table:table-cell>
          <table:table-cell office:value-type="float" office:value="0.587057433664668" calcext:value-type="float">
            <text:p>0.587057433664668</text:p>
          </table:table-cell>
          <table:table-cell office:value-type="float" office:value="0.586877916750768" calcext:value-type="float">
            <text:p>0.586877916750768</text:p>
          </table:table-cell>
          <table:table-cell office:value-type="float" office:value="0.586438642320708" calcext:value-type="float">
            <text:p>0.586438642320708</text:p>
          </table:table-cell>
          <table:table-cell office:value-type="float" office:value="0.586592704437842" calcext:value-type="float">
            <text:p>0.586592704437842</text:p>
          </table:table-cell>
          <table:table-cell office:value-type="float" office:value="0.587390035536818" calcext:value-type="float">
            <text:p>0.587390035536818</text:p>
          </table:table-cell>
          <table:table-cell office:value-type="float" office:value="0.586819348864279" calcext:value-type="float">
            <text:p>0.586819348864279</text:p>
          </table:table-cell>
          <table:table-cell office:value-type="float" office:value="0.585892546828728" calcext:value-type="float">
            <text:p>0.585892546828728</text:p>
          </table:table-cell>
          <table:table-cell office:value-type="float" office:value="0.587255533815731" calcext:value-type="float">
            <text:p>0.587255533815731</text:p>
          </table:table-cell>
          <table:table-cell office:value-type="float" office:value="0.586713136576858" calcext:value-type="float">
            <text:p>0.586713136576858</text:p>
          </table:table-cell>
          <table:table-cell office:value-type="float" office:value="0.586487320211747" calcext:value-type="float">
            <text:p>0.586487320211747</text:p>
          </table:table-cell>
          <table:table-cell office:value-type="float" office:value="0.586065789174216" calcext:value-type="float">
            <text:p>0.586065789174216</text:p>
          </table:table-cell>
          <table:table-cell office:value-type="float" office:value="0.58632536083257" calcext:value-type="float">
            <text:p>0.58632536083257</text:p>
          </table:table-cell>
          <table:table-cell office:value-type="float" office:value="0.587034742763887" calcext:value-type="float">
            <text:p>0.587034742763887</text:p>
          </table:table-cell>
          <table:table-cell office:value-type="float" office:value="0.58625436509767" calcext:value-type="float">
            <text:p>0.58625436509767</text:p>
          </table:table-cell>
          <table:table-cell office:value-type="float" office:value="0.58658700602944" calcext:value-type="float">
            <text:p>0.58658700602944</text:p>
          </table:table-cell>
          <table:table-cell office:value-type="float" office:value="0.586705179878615" calcext:value-type="float">
            <text:p>0.586705179878615</text:p>
          </table:table-cell>
          <table:table-cell office:value-type="float" office:value="0.586920316197872" calcext:value-type="float">
            <text:p>0.586920316197872</text:p>
          </table:table-cell>
          <table:table-cell office:value-type="float" office:value="0.586523889317349" calcext:value-type="float">
            <text:p>0.586523889317349</text:p>
          </table:table-cell>
          <table:table-cell office:value-type="float" office:value="0.586950287037863" calcext:value-type="float">
            <text:p>0.586950287037863</text:p>
          </table:table-cell>
          <table:table-cell office:value-type="float" office:value="0.587052407551648" calcext:value-type="float">
            <text:p>0.587052407551648</text:p>
          </table:table-cell>
          <table:table-cell office:value-type="float" office:value="0.587543845730549" calcext:value-type="float">
            <text:p>0.587543845730549</text:p>
          </table:table-cell>
          <table:table-cell office:value-type="float" office:value="0.588834864493554" calcext:value-type="float">
            <text:p>0.588834864493554</text:p>
          </table:table-cell>
          <table:table-cell office:value-type="float" office:value="0.589793396682843" calcext:value-type="float">
            <text:p>0.589793396682843</text:p>
          </table:table-cell>
          <table:table-cell office:value-type="float" office:value="0.589361165166463" calcext:value-type="float">
            <text:p>0.589361165166463</text:p>
          </table:table-cell>
          <table:table-cell office:value-type="float" office:value="0.589430022804474" calcext:value-type="float">
            <text:p>0.589430022804474</text:p>
          </table:table-cell>
          <table:table-cell office:value-type="float" office:value="0.591038637090351" calcext:value-type="float">
            <text:p>0.591038637090351</text:p>
          </table:table-cell>
          <table:table-cell office:value-type="float" office:value="0.592891802868247" calcext:value-type="float">
            <text:p>0.592891802868247</text:p>
          </table:table-cell>
          <table:table-cell office:value-type="float" office:value="0.591712631518707" calcext:value-type="float">
            <text:p>0.591712631518707</text:p>
          </table:table-cell>
          <table:table-cell office:value-type="float" office:value="0.589794608526572" calcext:value-type="float">
            <text:p>0.589794608526572</text:p>
          </table:table-cell>
          <table:table-cell office:value-type="float" office:value="0.578887832035252" calcext:value-type="float">
            <text:p>0.578887832035252</text:p>
          </table:table-cell>
          <table:table-cell office:value-type="float" office:value="0.565931565289121" calcext:value-type="float">
            <text:p>0.565931565289121</text:p>
          </table:table-cell>
          <table:table-cell office:value-type="float" office:value="0.568897006715436" calcext:value-type="float">
            <text:p>0.568897006715436</text:p>
          </table:table-cell>
          <table:table-cell office:value-type="float" office:value="0.551786148963149" calcext:value-type="float">
            <text:p>0.551786148963149</text:p>
          </table:table-cell>
          <table:table-cell office:value-type="float" office:value="0.564708359201192" calcext:value-type="float">
            <text:p>0.564708359201192</text:p>
          </table:table-cell>
          <table:table-cell office:value-type="float" office:value="0.585521135677151" calcext:value-type="float">
            <text:p>0.585521135677151</text:p>
          </table:table-cell>
          <table:table-cell office:value-type="float" office:value="0.574549979502006" calcext:value-type="float">
            <text:p>0.574549979502006</text:p>
          </table:table-cell>
          <table:table-cell office:value-type="float" office:value="0.562569537116002" calcext:value-type="float">
            <text:p>0.562569537116002</text:p>
          </table:table-cell>
          <table:table-cell office:value-type="float" office:value="0.536537462601703" calcext:value-type="float">
            <text:p>0.536537462601703</text:p>
          </table:table-cell>
          <table:table-cell office:value-type="float" office:value="0.526804552545139" calcext:value-type="float">
            <text:p>0.526804552545139</text:p>
          </table:table-cell>
          <table:table-cell office:value-type="float" office:value="0.513848887291983" calcext:value-type="float">
            <text:p>0.513848887291983</text:p>
          </table:table-cell>
          <table:table-cell office:value-type="float" office:value="0.500043158946219" calcext:value-type="float">
            <text:p>0.500043158946219</text:p>
          </table:table-cell>
          <table:table-cell office:value-type="float" office:value="0.478321105792951" calcext:value-type="float">
            <text:p>0.478321105792951</text:p>
          </table:table-cell>
          <table:table-cell office:value-type="float" office:value="0.488820279334501" calcext:value-type="float">
            <text:p>0.488820279334501</text:p>
          </table:table-cell>
          <table:table-cell office:value-type="float" office:value="0.484711989951522" calcext:value-type="float">
            <text:p>0.484711989951522</text:p>
          </table:table-cell>
          <table:table-cell office:value-type="float" office:value="0.490197310086891" calcext:value-type="float">
            <text:p>0.490197310086891</text:p>
          </table:table-cell>
          <table:table-cell office:value-type="float" office:value="0.494003571380298" calcext:value-type="float">
            <text:p>0.494003571380298</text:p>
          </table:table-cell>
          <table:table-cell office:value-type="float" office:value="0.499560550839695" calcext:value-type="float">
            <text:p>0.499560550839695</text:p>
          </table:table-cell>
          <table:table-cell office:value-type="float" office:value="0.503432196968678" calcext:value-type="float">
            <text:p>0.503432196968678</text:p>
          </table:table-cell>
          <table:table-cell office:value-type="float" office:value="0.520980027632001" calcext:value-type="float">
            <text:p>0.520980027632001</text:p>
          </table:table-cell>
          <table:table-cell office:value-type="float" office:value="0.526299777342912" calcext:value-type="float">
            <text:p>0.526299777342912</text:p>
          </table:table-cell>
          <table:table-cell office:value-type="float" office:value="0.553683328776702" calcext:value-type="float">
            <text:p>0.553683328776702</text:p>
          </table:table-cell>
          <table:table-cell office:value-type="float" office:value="0.545735446042382" calcext:value-type="float">
            <text:p>0.545735446042382</text:p>
          </table:table-cell>
          <table:table-cell office:value-type="float" office:value="0.5545312812686" calcext:value-type="float">
            <text:p>0.5545312812686</text:p>
          </table:table-cell>
          <table:table-cell office:value-type="float" office:value="0.534035093533337" calcext:value-type="float">
            <text:p>0.534035093533337</text:p>
          </table:table-cell>
          <table:table-cell office:value-type="float" office:value="0.526544101886112" calcext:value-type="float">
            <text:p>0.526544101886112</text:p>
          </table:table-cell>
          <table:table-cell office:value-type="float" office:value="0.531840053972238" calcext:value-type="float">
            <text:p>0.531840053972238</text:p>
          </table:table-cell>
          <table:table-cell office:value-type="float" office:value="0.530325106914347" calcext:value-type="float">
            <text:p>0.530325106914347</text:p>
          </table:table-cell>
          <table:table-cell office:value-type="float" office:value="0.506379790486518" calcext:value-type="float">
            <text:p>0.506379790486518</text:p>
          </table:table-cell>
          <table:table-cell office:value-type="float" office:value="0.55478711095416" calcext:value-type="float">
            <text:p>0.55478711095416</text:p>
          </table:table-cell>
          <table:table-cell office:value-type="float" office:value="0.566049205783592" calcext:value-type="float">
            <text:p>0.566049205783592</text:p>
          </table:table-cell>
          <table:table-cell office:value-type="float" office:value="0.610511492589003" calcext:value-type="float">
            <text:p>0.610511492589003</text:p>
          </table:table-cell>
          <table:table-cell office:value-type="float" office:value="0.614996447397102" calcext:value-type="float">
            <text:p>0.614996447397102</text:p>
          </table:table-cell>
          <table:table-cell office:value-type="float" office:value="0.613541833088286" calcext:value-type="float">
            <text:p>0.613541833088286</text:p>
          </table:table-cell>
          <table:table-cell office:value-type="float" office:value="0.61826757694099" calcext:value-type="float">
            <text:p>0.61826757694099</text:p>
          </table:table-cell>
          <table:table-cell office:value-type="float" office:value="0.598952721485526" calcext:value-type="float">
            <text:p>0.598952721485526</text:p>
          </table:table-cell>
          <table:table-cell office:value-type="float" office:value="0.586670689468091" calcext:value-type="float">
            <text:p>0.586670689468091</text:p>
          </table:table-cell>
          <table:table-cell office:value-type="float" office:value="0.583995816229433" calcext:value-type="float">
            <text:p>0.583995816229433</text:p>
          </table:table-cell>
          <table:table-cell office:value-type="float" office:value="0.57700023842685" calcext:value-type="float">
            <text:p>0.57700023842685</text:p>
          </table:table-cell>
          <table:table-cell office:value-type="float" office:value="0.569767037271622" calcext:value-type="float">
            <text:p>0.569767037271622</text:p>
          </table:table-cell>
          <table:table-cell office:value-type="float" office:value="0.544208377469143" calcext:value-type="float">
            <text:p>0.544208377469143</text:p>
          </table:table-cell>
          <table:table-cell office:value-type="float" office:value="0.521908116736481" calcext:value-type="float">
            <text:p>0.521908116736481</text:p>
          </table:table-cell>
          <table:table-cell office:value-type="float" office:value="0.536499671219392" calcext:value-type="float">
            <text:p>0.536499671219392</text:p>
          </table:table-cell>
          <table:table-cell office:value-type="float" office:value="0.535421086979258" calcext:value-type="float">
            <text:p>0.535421086979258</text:p>
          </table:table-cell>
          <table:table-cell office:value-type="float" office:value="0.523682627948035" calcext:value-type="float">
            <text:p>0.523682627948035</text:p>
          </table:table-cell>
          <table:table-cell office:value-type="float" office:value="0.545088562399131" calcext:value-type="float">
            <text:p>0.545088562399131</text:p>
          </table:table-cell>
          <table:table-cell office:value-type="float" office:value="0.537854455205548" calcext:value-type="float">
            <text:p>0.537854455205548</text:p>
          </table:table-cell>
          <table:table-cell office:value-type="float" office:value="0.550225116604046" calcext:value-type="float">
            <text:p>0.550225116604046</text:p>
          </table:table-cell>
          <table:table-cell office:value-type="float" office:value="0.565872720450633" calcext:value-type="float">
            <text:p>0.565872720450633</text:p>
          </table:table-cell>
          <table:table-cell office:value-type="float" office:value="0.5691381629777" calcext:value-type="float">
            <text:p>0.5691381629777</text:p>
          </table:table-cell>
          <table:table-cell office:value-type="float" office:value="0.572640558142642" calcext:value-type="float">
            <text:p>0.572640558142642</text:p>
          </table:table-cell>
          <table:table-cell office:value-type="float" office:value="0.586345799872043" calcext:value-type="float">
            <text:p>0.586345799872043</text:p>
          </table:table-cell>
          <table:table-cell office:value-type="float" office:value="0.601189935914558" calcext:value-type="float">
            <text:p>0.601189935914558</text:p>
          </table:table-cell>
          <table:table-cell office:value-type="float" office:value="0.609429683445781" calcext:value-type="float">
            <text:p>0.609429683445781</text:p>
          </table:table-cell>
          <table:table-cell office:value-type="float" office:value="0.584925530437957" calcext:value-type="float">
            <text:p>0.584925530437957</text:p>
          </table:table-cell>
          <table:table-cell office:value-type="float" office:value="0.58317169655823" calcext:value-type="float">
            <text:p>0.58317169655823</text:p>
          </table:table-cell>
          <table:table-cell office:value-type="float" office:value="0.588037297960016" calcext:value-type="float">
            <text:p>0.588037297960016</text:p>
          </table:table-cell>
          <table:table-cell office:value-type="float" office:value="0.564447255153748" calcext:value-type="float">
            <text:p>0.564447255153748</text:p>
          </table:table-cell>
          <table:table-cell office:value-type="float" office:value="0.549046254395391" calcext:value-type="float">
            <text:p>0.549046254395391</text:p>
          </table:table-cell>
          <table:table-cell office:value-type="float" office:value="0.544329402440198" calcext:value-type="float">
            <text:p>0.544329402440198</text:p>
          </table:table-cell>
          <table:table-cell office:value-type="float" office:value="0.554945756797651" calcext:value-type="float">
            <text:p>0.554945756797651</text:p>
          </table:table-cell>
          <table:table-cell office:value-type="float" office:value="0.560753336472759" calcext:value-type="float">
            <text:p>0.560753336472759</text:p>
          </table:table-cell>
          <table:table-cell office:value-type="float" office:value="0.568599098821626" calcext:value-type="float">
            <text:p>0.568599098821626</text:p>
          </table:table-cell>
          <table:table-cell office:value-type="float" office:value="0.573231118497691" calcext:value-type="float">
            <text:p>0.573231118497691</text:p>
          </table:table-cell>
          <table:table-cell office:value-type="float" office:value="0.581157944750809" calcext:value-type="float">
            <text:p>0.581157944750809</text:p>
          </table:table-cell>
          <table:table-cell office:value-type="float" office:value="0.581333919510756" calcext:value-type="float">
            <text:p>0.581333919510756</text:p>
          </table:table-cell>
          <table:table-cell office:value-type="float" office:value="0.595195946244369" calcext:value-type="float">
            <text:p>0.595195946244369</text:p>
          </table:table-cell>
          <table:table-cell office:value-type="float" office:value="0.602541265558731" calcext:value-type="float">
            <text:p>0.602541265558731</text:p>
          </table:table-cell>
          <table:table-cell office:value-type="float" office:value="0.601107012044945" calcext:value-type="float">
            <text:p>0.601107012044945</text:p>
          </table:table-cell>
          <table:table-cell office:value-type="float" office:value="0.612344135426138" calcext:value-type="float">
            <text:p>0.612344135426138</text:p>
          </table:table-cell>
          <table:table-cell office:value-type="float" office:value="0.600187951222281" calcext:value-type="float">
            <text:p>0.600187951222281</text:p>
          </table:table-cell>
          <table:table-cell office:value-type="float" office:value="0.604839078013886" calcext:value-type="float">
            <text:p>0.604839078013886</text:p>
          </table:table-cell>
          <table:table-cell office:value-type="float" office:value="0.605585300056707" calcext:value-type="float">
            <text:p>0.605585300056707</text:p>
          </table:table-cell>
          <table:table-cell office:value-type="float" office:value="0.629268595051404" calcext:value-type="float">
            <text:p>0.629268595051404</text:p>
          </table:table-cell>
          <table:table-cell office:value-type="float" office:value="0.619583025266915" calcext:value-type="float">
            <text:p>0.619583025266915</text:p>
          </table:table-cell>
          <table:table-cell office:value-type="float" office:value="0.594026818933951" calcext:value-type="float">
            <text:p>0.594026818933951</text:p>
          </table:table-cell>
          <table:table-cell office:value-type="float" office:value="0.5734713135117" calcext:value-type="float">
            <text:p>0.5734713135117</text:p>
          </table:table-cell>
          <table:table-cell office:value-type="float" office:value="0.629873763902697" calcext:value-type="float">
            <text:p>0.629873763902697</text:p>
          </table:table-cell>
          <table:table-cell office:value-type="float" office:value="0.632214259873105" calcext:value-type="float">
            <text:p>0.632214259873105</text:p>
          </table:table-cell>
          <table:table-cell office:value-type="float" office:value="0.635335885936724" calcext:value-type="float">
            <text:p>0.635335885936724</text:p>
          </table:table-cell>
          <table:table-cell office:value-type="float" office:value="0.590626954384207" calcext:value-type="float">
            <text:p>0.590626954384207</text:p>
          </table:table-cell>
          <table:table-cell office:value-type="float" office:value="0.575232120406404" calcext:value-type="float">
            <text:p>0.575232120406404</text:p>
          </table:table-cell>
          <table:table-cell office:value-type="float" office:value="0.577089804425397" calcext:value-type="float">
            <text:p>0.577089804425397</text:p>
          </table:table-cell>
          <table:table-cell office:value-type="float" office:value="0.599438487335057" calcext:value-type="float">
            <text:p>0.599438487335057</text:p>
          </table:table-cell>
          <table:table-cell office:value-type="float" office:value="0.569207926655793" calcext:value-type="float">
            <text:p>0.569207926655793</text:p>
          </table:table-cell>
          <table:table-cell office:value-type="float" office:value="0.559644459001303" calcext:value-type="float">
            <text:p>0.559644459001303</text:p>
          </table:table-cell>
          <table:table-cell office:value-type="float" office:value="0.524009350699078" calcext:value-type="float">
            <text:p>0.524009350699078</text:p>
          </table:table-cell>
          <table:table-cell office:value-type="float" office:value="0.521120855570739" calcext:value-type="float">
            <text:p>0.521120855570739</text:p>
          </table:table-cell>
          <table:table-cell office:value-type="float" office:value="0.525617640420696" calcext:value-type="float">
            <text:p>0.525617640420696</text:p>
          </table:table-cell>
          <table:table-cell office:value-type="float" office:value="0.53237133261929" calcext:value-type="float">
            <text:p>0.53237133261929</text:p>
          </table:table-cell>
          <table:table-cell office:value-type="float" office:value="0.548894955240212" calcext:value-type="float">
            <text:p>0.548894955240212</text:p>
          </table:table-cell>
          <table:table-cell office:value-type="float" office:value="0.551966076785007" calcext:value-type="float">
            <text:p>0.551966076785007</text:p>
          </table:table-cell>
          <table:table-cell office:value-type="float" office:value="0.561092860924748" calcext:value-type="float">
            <text:p>0.561092860924748</text:p>
          </table:table-cell>
          <table:table-cell office:value-type="float" office:value="0.578450336848405" calcext:value-type="float">
            <text:p>0.578450336848405</text:p>
          </table:table-cell>
          <table:table-cell office:value-type="float" office:value="0.602114272775799" calcext:value-type="float">
            <text:p>0.602114272775799</text:p>
          </table:table-cell>
          <table:table-cell office:value-type="float" office:value="0.604022056354411" calcext:value-type="float">
            <text:p>0.604022056354411</text:p>
          </table:table-cell>
          <table:table-cell office:value-type="float" office:value="0.608101490197528" calcext:value-type="float">
            <text:p>0.608101490197528</text:p>
          </table:table-cell>
          <table:table-cell office:value-type="float" office:value="0.612750778956576" calcext:value-type="float">
            <text:p>0.612750778956576</text:p>
          </table:table-cell>
          <table:table-cell office:value-type="float" office:value="0.60364415437607" calcext:value-type="float">
            <text:p>0.60364415437607</text:p>
          </table:table-cell>
          <table:table-cell office:value-type="float" office:value="0.578866567642145" calcext:value-type="float">
            <text:p>0.578866567642145</text:p>
          </table:table-cell>
          <table:table-cell office:value-type="float" office:value="0.600029282384763" calcext:value-type="float">
            <text:p>0.600029282384763</text:p>
          </table:table-cell>
          <table:table-cell office:value-type="float" office:value="0.580017060344565" calcext:value-type="float">
            <text:p>0.580017060344565</text:p>
          </table:table-cell>
          <table:table-cell office:value-type="float" office:value="0.629521518333311" calcext:value-type="float">
            <text:p>0.629521518333311</text:p>
          </table:table-cell>
          <table:table-cell office:value-type="float" office:value="0.645241758282928" calcext:value-type="float">
            <text:p>0.645241758282928</text:p>
          </table:table-cell>
          <table:table-cell office:value-type="float" office:value="0.651458915707013" calcext:value-type="float">
            <text:p>0.651458915707013</text:p>
          </table:table-cell>
          <table:table-cell office:value-type="float" office:value="0.644981924026737" calcext:value-type="float">
            <text:p>0.644981924026737</text:p>
          </table:table-cell>
          <table:table-cell office:value-type="float" office:value="0.642517915742054" calcext:value-type="float">
            <text:p>0.642517915742054</text:p>
          </table:table-cell>
          <table:table-cell office:value-type="float" office:value="0.595053402458253" calcext:value-type="float">
            <text:p>0.595053402458253</text:p>
          </table:table-cell>
          <table:table-cell office:value-type="float" office:value="0.593473050692844" calcext:value-type="float">
            <text:p>0.593473050692844</text:p>
          </table:table-cell>
          <table:table-cell office:value-type="float" office:value="0.597238072257419" calcext:value-type="float">
            <text:p>0.597238072257419</text:p>
          </table:table-cell>
          <table:table-cell office:value-type="float" office:value="0.602895172102761" calcext:value-type="float">
            <text:p>0.602895172102761</text:p>
          </table:table-cell>
          <table:table-cell office:value-type="float" office:value="0.587222975498165" calcext:value-type="float">
            <text:p>0.587222975498165</text:p>
          </table:table-cell>
          <table:table-cell office:value-type="float" office:value="0.584541688681089" calcext:value-type="float">
            <text:p>0.584541688681089</text:p>
          </table:table-cell>
          <table:table-cell office:value-type="float" office:value="0.559310701850068" calcext:value-type="float">
            <text:p>0.559310701850068</text:p>
          </table:table-cell>
          <table:table-cell office:value-type="float" office:value="0.535186115889058" calcext:value-type="float">
            <text:p>0.535186115889058</text:p>
          </table:table-cell>
          <table:table-cell office:value-type="float" office:value="0.54220810441022" calcext:value-type="float">
            <text:p>0.54220810441022</text:p>
          </table:table-cell>
          <table:table-cell office:value-type="float" office:value="0.520142891328823" calcext:value-type="float">
            <text:p>0.520142891328823</text:p>
          </table:table-cell>
          <table:table-cell office:value-type="float" office:value="0.522565207932277" calcext:value-type="float">
            <text:p>0.522565207932277</text:p>
          </table:table-cell>
          <table:table-cell office:value-type="float" office:value="0.527376435019349" calcext:value-type="float">
            <text:p>0.527376435019349</text:p>
          </table:table-cell>
          <table:table-cell office:value-type="float" office:value="0.539986906664225" calcext:value-type="float">
            <text:p>0.539986906664225</text:p>
          </table:table-cell>
          <table:table-cell office:value-type="float" office:value="0.56679745477933" calcext:value-type="float">
            <text:p>0.56679745477933</text:p>
          </table:table-cell>
          <table:table-cell office:value-type="float" office:value="0.604361708265293" calcext:value-type="float">
            <text:p>0.604361708265293</text:p>
          </table:table-cell>
          <table:table-cell office:value-type="float" office:value="0.599401238987059" calcext:value-type="float">
            <text:p>0.599401238987059</text:p>
          </table:table-cell>
          <table:table-cell office:value-type="float" office:value="0.605063977947302" calcext:value-type="float">
            <text:p>0.605063977947302</text:p>
          </table:table-cell>
          <table:table-cell office:value-type="float" office:value="0.573415681926479" calcext:value-type="float">
            <text:p>0.573415681926479</text:p>
          </table:table-cell>
          <table:table-cell office:value-type="float" office:value="0.56953161164056" calcext:value-type="float">
            <text:p>0.56953161164056</text:p>
          </table:table-cell>
          <table:table-cell office:value-type="float" office:value="0.577290030322237" calcext:value-type="float">
            <text:p>0.577290030322237</text:p>
          </table:table-cell>
          <table:table-cell office:value-type="float" office:value="0.58139537874001" calcext:value-type="float">
            <text:p>0.58139537874001</text:p>
          </table:table-cell>
          <table:table-cell office:value-type="float" office:value="0.568655365397345" calcext:value-type="float">
            <text:p>0.568655365397345</text:p>
          </table:table-cell>
          <table:table-cell office:value-type="float" office:value="0.561468463179915" calcext:value-type="float">
            <text:p>0.561468463179915</text:p>
          </table:table-cell>
          <table:table-cell office:value-type="float" office:value="0.559432071356122" calcext:value-type="float">
            <text:p>0.559432071356122</text:p>
          </table:table-cell>
          <table:table-cell office:value-type="float" office:value="0.552585362310669" calcext:value-type="float">
            <text:p>0.552585362310669</text:p>
          </table:table-cell>
          <table:table-cell office:value-type="float" office:value="0.554118741068306" calcext:value-type="float">
            <text:p>0.554118741068306</text:p>
          </table:table-cell>
          <table:table-cell office:value-type="float" office:value="0.5527745432618" calcext:value-type="float">
            <text:p>0.5527745432618</text:p>
          </table:table-cell>
          <table:table-cell office:value-type="float" office:value="0.543453220355396" calcext:value-type="float">
            <text:p>0.543453220355396</text:p>
          </table:table-cell>
          <table:table-cell office:value-type="float" office:value="0.56944730991933" calcext:value-type="float">
            <text:p>0.56944730991933</text:p>
          </table:table-cell>
          <table:table-cell office:value-type="float" office:value="0.547549695400695" calcext:value-type="float">
            <text:p>0.547549695400695</text:p>
          </table:table-cell>
          <table:table-cell office:value-type="float" office:value="0.513349472360377" calcext:value-type="float">
            <text:p>0.513349472360377</text:p>
          </table:table-cell>
          <table:table-cell office:value-type="float" office:value="0.507419421356304" calcext:value-type="float">
            <text:p>0.507419421356304</text:p>
          </table:table-cell>
          <table:table-cell office:value-type="float" office:value="0.524900157778804" calcext:value-type="float">
            <text:p>0.524900157778804</text:p>
          </table:table-cell>
          <table:table-cell office:value-type="float" office:value="0.518076028000018" calcext:value-type="float">
            <text:p>0.518076028000018</text:p>
          </table:table-cell>
          <table:table-cell office:value-type="float" office:value="0.537106575582412" calcext:value-type="float">
            <text:p>0.537106575582412</text:p>
          </table:table-cell>
          <table:table-cell office:value-type="float" office:value="0.53576349454797" calcext:value-type="float">
            <text:p>0.53576349454797</text:p>
          </table:table-cell>
          <table:table-cell office:value-type="float" office:value="0.547168262142832" calcext:value-type="float">
            <text:p>0.547168262142832</text:p>
          </table:table-cell>
          <table:table-cell office:value-type="float" office:value="0.580726826752022" calcext:value-type="float">
            <text:p>0.580726826752022</text:p>
          </table:table-cell>
          <table:table-cell office:value-type="float" office:value="0.591022085136826" calcext:value-type="float">
            <text:p>0.591022085136826</text:p>
          </table:table-cell>
          <table:table-cell office:value-type="float" office:value="0.59303705596138" calcext:value-type="float">
            <text:p>0.59303705596138</text:p>
          </table:table-cell>
          <table:table-cell office:value-type="float" office:value="0.609265997253639" calcext:value-type="float">
            <text:p>0.609265997253639</text:p>
          </table:table-cell>
          <table:table-cell office:value-type="float" office:value="0.616068802840627" calcext:value-type="float">
            <text:p>0.616068802840627</text:p>
          </table:table-cell>
          <table:table-cell office:value-type="float" office:value="0.604717428440849" calcext:value-type="float">
            <text:p>0.604717428440849</text:p>
          </table:table-cell>
          <table:table-cell office:value-type="float" office:value="0.602629251383155" calcext:value-type="float">
            <text:p>0.602629251383155</text:p>
          </table:table-cell>
          <table:table-cell office:value-type="float" office:value="0.572528309808548" calcext:value-type="float">
            <text:p>0.572528309808548</text:p>
          </table:table-cell>
          <table:table-cell office:value-type="float" office:value="0.58647336184217" calcext:value-type="float">
            <text:p>0.58647336184217</text:p>
          </table:table-cell>
          <table:table-cell office:value-type="float" office:value="0.569557053787412" calcext:value-type="float">
            <text:p>0.569557053787412</text:p>
          </table:table-cell>
          <table:table-cell office:value-type="float" office:value="0.609296941507891" calcext:value-type="float">
            <text:p>0.609296941507891</text:p>
          </table:table-cell>
          <table:table-cell office:value-type="float" office:value="0.61994930242546" calcext:value-type="float">
            <text:p>0.61994930242546</text:p>
          </table:table-cell>
          <table:table-cell office:value-type="float" office:value="0.652952547763831" calcext:value-type="float">
            <text:p>0.652952547763831</text:p>
          </table:table-cell>
          <table:table-cell office:value-type="float" office:value="0.656946919733492" calcext:value-type="float">
            <text:p>0.656946919733492</text:p>
          </table:table-cell>
          <table:table-cell office:value-type="float" office:value="0.653380154522009" calcext:value-type="float">
            <text:p>0.653380154522009</text:p>
          </table:table-cell>
          <table:table-cell office:value-type="float" office:value="0.649668566623928" calcext:value-type="float">
            <text:p>0.649668566623928</text:p>
          </table:table-cell>
          <table:table-cell office:value-type="float" office:value="0.575591309156961" calcext:value-type="float">
            <text:p>0.575591309156961</text:p>
          </table:table-cell>
          <table:table-cell office:value-type="float" office:value="0.554376802864536" calcext:value-type="float">
            <text:p>0.554376802864536</text:p>
          </table:table-cell>
          <table:table-cell office:value-type="float" office:value="0.526652247917179" calcext:value-type="float">
            <text:p>0.526652247917179</text:p>
          </table:table-cell>
          <table:table-cell office:value-type="float" office:value="0.522760837089704" calcext:value-type="float">
            <text:p>0.522760837089704</text:p>
          </table:table-cell>
          <table:table-cell office:value-type="float" office:value="0.525249370945416" calcext:value-type="float">
            <text:p>0.525249370945416</text:p>
          </table:table-cell>
          <table:table-cell office:value-type="float" office:value="0.532187495556491" calcext:value-type="float">
            <text:p>0.532187495556491</text:p>
          </table:table-cell>
          <table:table-cell office:value-type="float" office:value="0.540496338585318" calcext:value-type="float">
            <text:p>0.540496338585318</text:p>
          </table:table-cell>
          <table:table-cell office:value-type="float" office:value="0.568906991609518" calcext:value-type="float">
            <text:p>0.568906991609518</text:p>
          </table:table-cell>
          <table:table-cell office:value-type="float" office:value="0.587632824620927" calcext:value-type="float">
            <text:p>0.587632824620927</text:p>
          </table:table-cell>
          <table:table-cell office:value-type="float" office:value="0.5819713238227" calcext:value-type="float">
            <text:p>0.5819713238227</text:p>
          </table:table-cell>
          <table:table-cell office:value-type="float" office:value="0.582947834915471" calcext:value-type="float">
            <text:p>0.582947834915471</text:p>
          </table:table-cell>
          <table:table-cell office:value-type="float" office:value="0.579001190875922" calcext:value-type="float">
            <text:p>0.579001190875922</text:p>
          </table:table-cell>
          <table:table-cell office:value-type="float" office:value="0.586437928554782" calcext:value-type="float">
            <text:p>0.586437928554782</text:p>
          </table:table-cell>
          <table:table-cell office:value-type="float" office:value="0.57500797672236" calcext:value-type="float">
            <text:p>0.57500797672236</text:p>
          </table:table-cell>
          <table:table-cell office:value-type="float" office:value="0.57542108866475" calcext:value-type="float">
            <text:p>0.57542108866475</text:p>
          </table:table-cell>
          <table:table-cell office:value-type="float" office:value="0.575608252760995" calcext:value-type="float">
            <text:p>0.575608252760995</text:p>
          </table:table-cell>
          <table:table-cell office:value-type="float" office:value="0.573591979561776" calcext:value-type="float">
            <text:p>0.573591979561776</text:p>
          </table:table-cell>
          <table:table-cell office:value-type="float" office:value="0.574010772136755" calcext:value-type="float">
            <text:p>0.574010772136755</text:p>
          </table:table-cell>
          <table:table-cell office:value-type="float" office:value="0.573922978642178" calcext:value-type="float">
            <text:p>0.573922978642178</text:p>
          </table:table-cell>
          <table:table-cell office:value-type="float" office:value="0.572555316003816" calcext:value-type="float">
            <text:p>0.572555316003816</text:p>
          </table:table-cell>
          <table:table-cell office:value-type="float" office:value="0.573884228034253" calcext:value-type="float">
            <text:p>0.573884228034253</text:p>
          </table:table-cell>
          <table:table-cell office:value-type="float" office:value="0.57357698213096" calcext:value-type="float">
            <text:p>0.57357698213096</text:p>
          </table:table-cell>
          <table:table-cell office:value-type="float" office:value="0.574098379788878" calcext:value-type="float">
            <text:p>0.574098379788878</text:p>
          </table:table-cell>
          <table:table-cell office:value-type="float" office:value="0.572425675232172" calcext:value-type="float">
            <text:p>0.572425675232172</text:p>
          </table:table-cell>
          <table:table-cell office:value-type="float" office:value="0.572933664153611" calcext:value-type="float">
            <text:p>0.572933664153611</text:p>
          </table:table-cell>
          <table:table-cell office:value-type="float" office:value="0.571053302647778" calcext:value-type="float">
            <text:p>0.571053302647778</text:p>
          </table:table-cell>
          <table:table-cell office:value-type="float" office:value="0.572537493536499" calcext:value-type="float">
            <text:p>0.572537493536499</text:p>
          </table:table-cell>
          <table:table-cell office:value-type="float" office:value="0.571210000558499" calcext:value-type="float">
            <text:p>0.571210000558499</text:p>
          </table:table-cell>
          <table:table-cell office:value-type="float" office:value="0.57187979505741" calcext:value-type="float">
            <text:p>0.57187979505741</text:p>
          </table:table-cell>
          <table:table-cell office:value-type="float" office:value="0.571928304680133" calcext:value-type="float">
            <text:p>0.571928304680133</text:p>
          </table:table-cell>
          <table:table-cell office:value-type="float" office:value="0.57134415269899" calcext:value-type="float">
            <text:p>0.57134415269899</text:p>
          </table:table-cell>
          <table:table-cell office:value-type="float" office:value="0.57112551925453" calcext:value-type="float">
            <text:p>0.57112551925453</text:p>
          </table:table-cell>
          <table:table-cell office:value-type="float" office:value="0.572304488384779" calcext:value-type="float">
            <text:p>0.572304488384779</text:p>
          </table:table-cell>
          <table:table-cell office:value-type="float" office:value="0.571535666322284" calcext:value-type="float">
            <text:p>0.571535666322284</text:p>
          </table:table-cell>
          <table:table-cell office:value-type="float" office:value="0.571971792883751" calcext:value-type="float">
            <text:p>0.571971792883751</text:p>
          </table:table-cell>
          <table:table-cell office:value-type="float" office:value="0.571470004417243" calcext:value-type="float">
            <text:p>0.571470004417243</text:p>
          </table:table-cell>
          <table:table-cell office:value-type="float" office:value="0.571414712843242" calcext:value-type="float">
            <text:p>0.571414712843242</text:p>
          </table:table-cell>
          <table:table-cell office:value-type="float" office:value="0.571258963469725" calcext:value-type="float">
            <text:p>0.571258963469725</text:p>
          </table:table-cell>
          <table:table-cell office:value-type="float" office:value="0.571029124623043" calcext:value-type="float">
            <text:p>0.571029124623043</text:p>
          </table:table-cell>
          <table:table-cell office:value-type="float" office:value="0.571834296417025" calcext:value-type="float">
            <text:p>0.571834296417025</text:p>
          </table:table-cell>
          <table:table-cell office:value-type="float" office:value="0.570764743098797" calcext:value-type="float">
            <text:p>0.570764743098797</text:p>
          </table:table-cell>
          <table:table-cell office:value-type="float" office:value="0.571128128134251" calcext:value-type="float">
            <text:p>0.571128128134251</text:p>
          </table:table-cell>
          <table:table-cell office:value-type="float" office:value="0.571472142828619" calcext:value-type="float">
            <text:p>0.571472142828619</text:p>
          </table:table-cell>
          <table:table-cell office:value-type="float" office:value="0.57146567147741" calcext:value-type="float">
            <text:p>0.57146567147741</text:p>
          </table:table-cell>
          <table:table-cell office:value-type="float" office:value="0.569808366993424" calcext:value-type="float">
            <text:p>0.569808366993424</text:p>
          </table:table-cell>
          <table:table-cell office:value-type="float" office:value="0.569560720795733" calcext:value-type="float">
            <text:p>0.569560720795733</text:p>
          </table:table-cell>
          <table:table-cell office:value-type="float" office:value="0.57061399130075" calcext:value-type="float">
            <text:p>0.57061399130075</text:p>
          </table:table-cell>
          <table:table-cell office:value-type="float" office:value="0.57005218275321" calcext:value-type="float">
            <text:p>0.57005218275321</text:p>
          </table:table-cell>
          <table:table-cell office:value-type="float" office:value="0.570388038281232" calcext:value-type="float">
            <text:p>0.570388038281232</text:p>
          </table:table-cell>
          <table:table-cell office:value-type="float" office:value="0.571371354948231" calcext:value-type="float">
            <text:p>0.571371354948231</text:p>
          </table:table-cell>
          <table:table-cell office:value-type="float" office:value="0.571498330972016" calcext:value-type="float">
            <text:p>0.571498330972016</text:p>
          </table:table-cell>
          <table:table-cell office:value-type="float" office:value="0.570563247542558" calcext:value-type="float">
            <text:p>0.570563247542558</text:p>
          </table:table-cell>
          <table:table-cell office:value-type="float" office:value="0.570444766204373" calcext:value-type="float">
            <text:p>0.570444766204373</text:p>
          </table:table-cell>
          <table:table-cell office:value-type="float" office:value="0.57164649793034" calcext:value-type="float">
            <text:p>0.57164649793034</text:p>
          </table:table-cell>
          <table:table-cell office:value-type="float" office:value="0.570377975924821" calcext:value-type="float">
            <text:p>0.570377975924821</text:p>
          </table:table-cell>
          <table:table-cell office:value-type="float" office:value="0.57069586590274" calcext:value-type="float">
            <text:p>0.57069586590274</text:p>
          </table:table-cell>
          <table:table-cell office:value-type="float" office:value="0.570439697099929" calcext:value-type="float">
            <text:p>0.570439697099929</text:p>
          </table:table-cell>
          <table:table-cell office:value-type="float" office:value="0.570404586744593" calcext:value-type="float">
            <text:p>0.570404586744593</text:p>
          </table:table-cell>
          <table:table-cell office:value-type="float" office:value="0.569993599198361" calcext:value-type="float">
            <text:p>0.569993599198361</text:p>
          </table:table-cell>
          <table:table-cell office:value-type="float" office:value="0.570604424277946" calcext:value-type="float">
            <text:p>0.570604424277946</text:p>
          </table:table-cell>
          <table:table-cell office:value-type="float" office:value="0.569661759421512" calcext:value-type="float">
            <text:p>0.569661759421512</text:p>
          </table:table-cell>
          <table:table-cell office:value-type="float" office:value="0.569966310030876" calcext:value-type="float">
            <text:p>0.569966310030876</text:p>
          </table:table-cell>
          <table:table-cell office:value-type="float" office:value="0.570185402429503" calcext:value-type="float">
            <text:p>0.570185402429503</text:p>
          </table:table-cell>
          <table:table-cell office:value-type="float" office:value="0.570679513191185" calcext:value-type="float">
            <text:p>0.570679513191185</text:p>
          </table:table-cell>
          <table:table-cell office:value-type="float" office:value="0.570003762038253" calcext:value-type="float">
            <text:p>0.570003762038253</text:p>
          </table:table-cell>
          <table:table-cell office:value-type="float" office:value="0.570179940215976" calcext:value-type="float">
            <text:p>0.570179940215976</text:p>
          </table:table-cell>
          <table:table-cell office:value-type="float" office:value="0.570290303195142" calcext:value-type="float">
            <text:p>0.570290303195142</text:p>
          </table:table-cell>
          <table:table-cell office:value-type="float" office:value="0.570338820504564" calcext:value-type="float">
            <text:p>0.570338820504564</text:p>
          </table:table-cell>
          <table:table-cell office:value-type="float" office:value="0.570013833679905" calcext:value-type="float">
            <text:p>0.570013833679905</text:p>
          </table:table-cell>
          <table:table-cell office:value-type="float" office:value="0.569554246677799" calcext:value-type="float">
            <text:p>0.569554246677799</text:p>
          </table:table-cell>
          <table:table-cell office:value-type="float" office:value="0.569100537139501" calcext:value-type="float">
            <text:p>0.569100537139501</text:p>
          </table:table-cell>
          <table:table-cell office:value-type="float" office:value="0.569419559934227" calcext:value-type="float">
            <text:p>0.569419559934227</text:p>
          </table:table-cell>
          <table:table-cell office:value-type="float" office:value="0.568663393371455" calcext:value-type="float">
            <text:p>0.568663393371455</text:p>
          </table:table-cell>
          <table:table-cell office:value-type="float" office:value="0.568803122685212" calcext:value-type="float">
            <text:p>0.568803122685212</text:p>
          </table:table-cell>
          <table:table-cell office:value-type="float" office:value="0.570527359443052" calcext:value-type="float">
            <text:p>0.570527359443052</text:p>
          </table:table-cell>
          <table:table-cell office:value-type="float" office:value="0.569391364512401" calcext:value-type="float">
            <text:p>0.569391364512401</text:p>
          </table:table-cell>
          <table:table-cell office:value-type="float" office:value="0.568754147734287" calcext:value-type="float">
            <text:p>0.568754147734287</text:p>
          </table:table-cell>
          <table:table-cell office:value-type="float" office:value="0.568760664604131" calcext:value-type="float">
            <text:p>0.568760664604131</text:p>
          </table:table-cell>
          <table:table-cell office:value-type="float" office:value="0.568339924716946" calcext:value-type="float">
            <text:p>0.568339924716946</text:p>
          </table:table-cell>
          <table:table-cell office:value-type="float" office:value="0.568950562239853" calcext:value-type="float">
            <text:p>0.568950562239853</text:p>
          </table:table-cell>
          <table:table-cell office:value-type="float" office:value="0.56833437612719" calcext:value-type="float">
            <text:p>0.56833437612719</text:p>
          </table:table-cell>
          <table:table-cell office:value-type="float" office:value="0.568883727618014" calcext:value-type="float">
            <text:p>0.568883727618014</text:p>
          </table:table-cell>
          <table:table-cell office:value-type="float" office:value="0.568191996921423" calcext:value-type="float">
            <text:p>0.568191996921423</text:p>
          </table:table-cell>
          <table:table-cell office:value-type="float" office:value="0.568236706754896" calcext:value-type="float">
            <text:p>0.568236706754896</text:p>
          </table:table-cell>
          <table:table-cell office:value-type="float" office:value="0.568758965714355" calcext:value-type="float">
            <text:p>0.568758965714355</text:p>
          </table:table-cell>
          <table:table-cell office:value-type="float" office:value="0.568552286064151" calcext:value-type="float">
            <text:p>0.568552286064151</text:p>
          </table:table-cell>
          <table:table-cell office:value-type="float" office:value="0.568581112978021" calcext:value-type="float">
            <text:p>0.568581112978021</text:p>
          </table:table-cell>
          <table:table-cell office:value-type="float" office:value="0.568515050600974" calcext:value-type="float">
            <text:p>0.568515050600974</text:p>
          </table:table-cell>
          <table:table-cell office:value-type="float" office:value="0.56828440785475" calcext:value-type="float">
            <text:p>0.56828440785475</text:p>
          </table:table-cell>
          <table:table-cell office:value-type="float" office:value="0.568018653847284" calcext:value-type="float">
            <text:p>0.568018653847284</text:p>
          </table:table-cell>
          <table:table-cell office:value-type="float" office:value="0.56836992341999" calcext:value-type="float">
            <text:p>0.56836992341999</text:p>
          </table:table-cell>
          <table:table-cell office:value-type="float" office:value="0.568585367976767" calcext:value-type="float">
            <text:p>0.568585367976767</text:p>
          </table:table-cell>
          <table:table-cell office:value-type="float" office:value="0.568354533560523" calcext:value-type="float">
            <text:p>0.568354533560523</text:p>
          </table:table-cell>
          <table:table-cell office:value-type="float" office:value="0.568523690424503" calcext:value-type="float">
            <text:p>0.568523690424503</text:p>
          </table:table-cell>
          <table:table-cell office:value-type="float" office:value="0.56840102978056" calcext:value-type="float">
            <text:p>0.56840102978056</text:p>
          </table:table-cell>
          <table:table-cell office:value-type="float" office:value="0.569076838335809" calcext:value-type="float">
            <text:p>0.569076838335809</text:p>
          </table:table-cell>
          <table:table-cell office:value-type="float" office:value="0.56891292551364" calcext:value-type="float">
            <text:p>0.56891292551364</text:p>
          </table:table-cell>
          <table:table-cell office:value-type="float" office:value="0.568927706131098" calcext:value-type="float">
            <text:p>0.568927706131098</text:p>
          </table:table-cell>
          <table:table-cell office:value-type="float" office:value="0.568998941613192" calcext:value-type="float">
            <text:p>0.568998941613192</text:p>
          </table:table-cell>
          <table:table-cell office:value-type="float" office:value="0.568435964292679" calcext:value-type="float">
            <text:p>0.568435964292679</text:p>
          </table:table-cell>
          <table:table-cell office:value-type="float" office:value="0.568365032925033" calcext:value-type="float">
            <text:p>0.568365032925033</text:p>
          </table:table-cell>
          <table:table-cell office:value-type="float" office:value="0.568448908008052" calcext:value-type="float">
            <text:p>0.568448908008052</text:p>
          </table:table-cell>
          <table:table-cell office:value-type="float" office:value="0.568213313874773" calcext:value-type="float">
            <text:p>0.568213313874773</text:p>
          </table:table-cell>
          <table:table-cell office:value-type="float" office:value="0.568403114854641" calcext:value-type="float">
            <text:p>0.568403114854641</text:p>
          </table:table-cell>
          <table:table-cell office:value-type="float" office:value="0.567358440343779" calcext:value-type="float">
            <text:p>0.567358440343779</text:p>
          </table:table-cell>
          <table:table-cell table:number-columns-repeated="509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181734979285429" calcext:value-type="float">
            <text:p>-0.181734979285429</text:p>
          </table:table-cell>
          <table:table-cell office:value-type="float" office:value="-0.181703105539165" calcext:value-type="float">
            <text:p>-0.181703105539165</text:p>
          </table:table-cell>
          <table:table-cell office:value-type="float" office:value="-0.181799429483013" calcext:value-type="float">
            <text:p>-0.181799429483013</text:p>
          </table:table-cell>
          <table:table-cell office:value-type="float" office:value="-0.181658681840453" calcext:value-type="float">
            <text:p>-0.181658681840453</text:p>
          </table:table-cell>
          <table:table-cell office:value-type="float" office:value="-0.181628688769423" calcext:value-type="float">
            <text:p>-0.181628688769423</text:p>
          </table:table-cell>
          <table:table-cell office:value-type="float" office:value="-0.181752849080405" calcext:value-type="float">
            <text:p>-0.181752849080405</text:p>
          </table:table-cell>
          <table:table-cell office:value-type="float" office:value="-0.181648209817488" calcext:value-type="float">
            <text:p>-0.181648209817488</text:p>
          </table:table-cell>
          <table:table-cell office:value-type="float" office:value="-0.181662633552203" calcext:value-type="float">
            <text:p>-0.181662633552203</text:p>
          </table:table-cell>
          <table:table-cell office:value-type="float" office:value="-0.181826917930141" calcext:value-type="float">
            <text:p>-0.181826917930141</text:p>
          </table:table-cell>
          <table:table-cell office:value-type="float" office:value="-0.181654995554371" calcext:value-type="float">
            <text:p>-0.181654995554371</text:p>
          </table:table-cell>
          <table:table-cell office:value-type="float" office:value="-0.181762263398084" calcext:value-type="float">
            <text:p>-0.181762263398084</text:p>
          </table:table-cell>
          <table:table-cell office:value-type="float" office:value="-0.181788264415363" calcext:value-type="float">
            <text:p>-0.181788264415363</text:p>
          </table:table-cell>
          <table:table-cell office:value-type="float" office:value="-0.181729723230715" calcext:value-type="float">
            <text:p>-0.181729723230715</text:p>
          </table:table-cell>
          <table:table-cell office:value-type="float" office:value="-0.181793819234137" calcext:value-type="float">
            <text:p>-0.181793819234137</text:p>
          </table:table-cell>
          <table:table-cell office:value-type="float" office:value="-0.181816600340686" calcext:value-type="float">
            <text:p>-0.181816600340686</text:p>
          </table:table-cell>
          <table:table-cell office:value-type="float" office:value="-0.181691746887996" calcext:value-type="float">
            <text:p>-0.181691746887996</text:p>
          </table:table-cell>
          <table:table-cell office:value-type="float" office:value="-0.181617454091235" calcext:value-type="float">
            <text:p>-0.181617454091235</text:p>
          </table:table-cell>
          <table:table-cell office:value-type="float" office:value="-0.181668052803963" calcext:value-type="float">
            <text:p>-0.181668052803963</text:p>
          </table:table-cell>
          <table:table-cell office:value-type="float" office:value="-0.181785800902598" calcext:value-type="float">
            <text:p>-0.181785800902598</text:p>
          </table:table-cell>
          <table:table-cell office:value-type="float" office:value="-0.181730403687324" calcext:value-type="float">
            <text:p>-0.181730403687324</text:p>
          </table:table-cell>
          <table:table-cell office:value-type="float" office:value="-0.181860932206232" calcext:value-type="float">
            <text:p>-0.181860932206232</text:p>
          </table:table-cell>
          <table:table-cell office:value-type="float" office:value="-0.181630989891657" calcext:value-type="float">
            <text:p>-0.181630989891657</text:p>
          </table:table-cell>
          <table:table-cell office:value-type="float" office:value="-0.181705447520926" calcext:value-type="float">
            <text:p>-0.181705447520926</text:p>
          </table:table-cell>
          <table:table-cell office:value-type="float" office:value="-0.181620527021451" calcext:value-type="float">
            <text:p>-0.181620527021451</text:p>
          </table:table-cell>
          <table:table-cell office:value-type="float" office:value="-0.181603416370695" calcext:value-type="float">
            <text:p>-0.181603416370695</text:p>
          </table:table-cell>
          <table:table-cell office:value-type="float" office:value="-0.181671394212289" calcext:value-type="float">
            <text:p>-0.181671394212289</text:p>
          </table:table-cell>
          <table:table-cell office:value-type="float" office:value="-0.181733889139042" calcext:value-type="float">
            <text:p>-0.181733889139042</text:p>
          </table:table-cell>
          <table:table-cell office:value-type="float" office:value="-0.181742235750853" calcext:value-type="float">
            <text:p>-0.181742235750853</text:p>
          </table:table-cell>
          <table:table-cell office:value-type="float" office:value="-0.181751386671788" calcext:value-type="float">
            <text:p>-0.181751386671788</text:p>
          </table:table-cell>
          <table:table-cell office:value-type="float" office:value="-0.181683804813056" calcext:value-type="float">
            <text:p>-0.181683804813056</text:p>
          </table:table-cell>
          <table:table-cell office:value-type="float" office:value="-0.181893837803426" calcext:value-type="float">
            <text:p>-0.181893837803426</text:p>
          </table:table-cell>
          <table:table-cell office:value-type="float" office:value="-0.181587854521001" calcext:value-type="float">
            <text:p>-0.181587854521001</text:p>
          </table:table-cell>
          <table:table-cell office:value-type="float" office:value="-0.181671606906986" calcext:value-type="float">
            <text:p>-0.181671606906986</text:p>
          </table:table-cell>
          <table:table-cell office:value-type="float" office:value="-0.181604987666478" calcext:value-type="float">
            <text:p>-0.181604987666478</text:p>
          </table:table-cell>
          <table:table-cell office:value-type="float" office:value="-0.18177574237131" calcext:value-type="float">
            <text:p>-0.18177574237131</text:p>
          </table:table-cell>
          <table:table-cell office:value-type="float" office:value="-0.181680421458289" calcext:value-type="float">
            <text:p>-0.181680421458289</text:p>
          </table:table-cell>
          <table:table-cell office:value-type="float" office:value="-0.181689056784864" calcext:value-type="float">
            <text:p>-0.181689056784864</text:p>
          </table:table-cell>
          <table:table-cell office:value-type="float" office:value="-0.181749079553605" calcext:value-type="float">
            <text:p>-0.181749079553605</text:p>
          </table:table-cell>
          <table:table-cell office:value-type="float" office:value="-0.181678699382988" calcext:value-type="float">
            <text:p>-0.181678699382988</text:p>
          </table:table-cell>
          <table:table-cell office:value-type="float" office:value="-0.181753629762166" calcext:value-type="float">
            <text:p>-0.181753629762166</text:p>
          </table:table-cell>
          <table:table-cell office:value-type="float" office:value="-0.181798779248869" calcext:value-type="float">
            <text:p>-0.181798779248869</text:p>
          </table:table-cell>
          <table:table-cell office:value-type="float" office:value="-0.181741383051128" calcext:value-type="float">
            <text:p>-0.181741383051128</text:p>
          </table:table-cell>
          <table:table-cell office:value-type="float" office:value="-0.181667269768339" calcext:value-type="float">
            <text:p>-0.181667269768339</text:p>
          </table:table-cell>
          <table:table-cell office:value-type="float" office:value="-0.18167314924618" calcext:value-type="float">
            <text:p>-0.18167314924618</text:p>
          </table:table-cell>
          <table:table-cell office:value-type="float" office:value="-0.181863585938772" calcext:value-type="float">
            <text:p>-0.181863585938772</text:p>
          </table:table-cell>
          <table:table-cell office:value-type="float" office:value="-0.181740922519279" calcext:value-type="float">
            <text:p>-0.181740922519279</text:p>
          </table:table-cell>
          <table:table-cell office:value-type="float" office:value="-0.181531739659177" calcext:value-type="float">
            <text:p>-0.181531739659177</text:p>
          </table:table-cell>
          <table:table-cell office:value-type="float" office:value="-0.181834231611837" calcext:value-type="float">
            <text:p>-0.181834231611837</text:p>
          </table:table-cell>
          <table:table-cell office:value-type="float" office:value="-0.181719073549642" calcext:value-type="float">
            <text:p>-0.181719073549642</text:p>
          </table:table-cell>
          <table:table-cell office:value-type="float" office:value="-0.18164490670465" calcext:value-type="float">
            <text:p>-0.18164490670465</text:p>
          </table:table-cell>
          <table:table-cell office:value-type="float" office:value="-0.18157610219818" calcext:value-type="float">
            <text:p>-0.18157610219818</text:p>
          </table:table-cell>
          <table:table-cell office:value-type="float" office:value="-0.181623739703207" calcext:value-type="float">
            <text:p>-0.181623739703207</text:p>
          </table:table-cell>
          <table:table-cell office:value-type="float" office:value="-0.181769203308706" calcext:value-type="float">
            <text:p>-0.181769203308706</text:p>
          </table:table-cell>
          <table:table-cell office:value-type="float" office:value="-0.181616451961081" calcext:value-type="float">
            <text:p>-0.181616451961081</text:p>
          </table:table-cell>
          <table:table-cell office:value-type="float" office:value="-0.181686062262253" calcext:value-type="float">
            <text:p>-0.181686062262253</text:p>
          </table:table-cell>
          <table:table-cell office:value-type="float" office:value="-0.181699969144695" calcext:value-type="float">
            <text:p>-0.181699969144695</text:p>
          </table:table-cell>
          <table:table-cell office:value-type="float" office:value="-0.181755857876799" calcext:value-type="float">
            <text:p>-0.181755857876799</text:p>
          </table:table-cell>
          <table:table-cell office:value-type="float" office:value="-0.181667883379823" calcext:value-type="float">
            <text:p>-0.181667883379823</text:p>
          </table:table-cell>
          <table:table-cell office:value-type="float" office:value="-0.181753881477305" calcext:value-type="float">
            <text:p>-0.181753881477305</text:p>
          </table:table-cell>
          <table:table-cell office:value-type="float" office:value="-0.181701776777626" calcext:value-type="float">
            <text:p>-0.181701776777626</text:p>
          </table:table-cell>
          <table:table-cell office:value-type="float" office:value="-0.181928237842481" calcext:value-type="float">
            <text:p>-0.181928237842481</text:p>
          </table:table-cell>
          <table:table-cell office:value-type="float" office:value="-0.182229829463981" calcext:value-type="float">
            <text:p>-0.182229829463981</text:p>
          </table:table-cell>
          <table:table-cell office:value-type="float" office:value="-0.182198010366073" calcext:value-type="float">
            <text:p>-0.182198010366073</text:p>
          </table:table-cell>
          <table:table-cell office:value-type="float" office:value="-0.181481567236964" calcext:value-type="float">
            <text:p>-0.181481567236964</text:p>
          </table:table-cell>
          <table:table-cell office:value-type="float" office:value="-0.181519981572398" calcext:value-type="float">
            <text:p>-0.181519981572398</text:p>
          </table:table-cell>
          <table:table-cell office:value-type="float" office:value="-0.181578895372037" calcext:value-type="float">
            <text:p>-0.181578895372037</text:p>
          </table:table-cell>
          <table:table-cell office:value-type="float" office:value="-0.180782861903384" calcext:value-type="float">
            <text:p>-0.180782861903384</text:p>
          </table:table-cell>
          <table:table-cell office:value-type="float" office:value="-0.180943786357698" calcext:value-type="float">
            <text:p>-0.180943786357698</text:p>
          </table:table-cell>
          <table:table-cell office:value-type="float" office:value="-0.178904197211555" calcext:value-type="float">
            <text:p>-0.178904197211555</text:p>
          </table:table-cell>
          <table:table-cell office:value-type="float" office:value="-0.171822549542836" calcext:value-type="float">
            <text:p>-0.171822549542836</text:p>
          </table:table-cell>
          <table:table-cell office:value-type="float" office:value="-0.167714961547242" calcext:value-type="float">
            <text:p>-0.167714961547242</text:p>
          </table:table-cell>
          <table:table-cell office:value-type="float" office:value="-0.174681815989948" calcext:value-type="float">
            <text:p>-0.174681815989948</text:p>
          </table:table-cell>
          <table:table-cell office:value-type="float" office:value="-0.241245341389911" calcext:value-type="float">
            <text:p>-0.241245341389911</text:p>
          </table:table-cell>
          <table:table-cell office:value-type="float" office:value="-0.254096645127367" calcext:value-type="float">
            <text:p>-0.254096645127367</text:p>
          </table:table-cell>
          <table:table-cell office:value-type="float" office:value="-0.263998294771827" calcext:value-type="float">
            <text:p>-0.263998294771827</text:p>
          </table:table-cell>
          <table:table-cell office:value-type="float" office:value="-0.281854142575568" calcext:value-type="float">
            <text:p>-0.281854142575568</text:p>
          </table:table-cell>
          <table:table-cell office:value-type="float" office:value="-0.28876378713883" calcext:value-type="float">
            <text:p>-0.28876378713883</text:p>
          </table:table-cell>
          <table:table-cell office:value-type="float" office:value="-0.270519189082002" calcext:value-type="float">
            <text:p>-0.270519189082002</text:p>
          </table:table-cell>
          <table:table-cell office:value-type="float" office:value="-0.205145420563218" calcext:value-type="float">
            <text:p>-0.205145420563218</text:p>
          </table:table-cell>
          <table:table-cell office:value-type="float" office:value="-0.197795979989883" calcext:value-type="float">
            <text:p>-0.197795979989883</text:p>
          </table:table-cell>
          <table:table-cell office:value-type="float" office:value="-0.187376797899359" calcext:value-type="float">
            <text:p>-0.187376797899359</text:p>
          </table:table-cell>
          <table:table-cell office:value-type="float" office:value="-0.169360651788068" calcext:value-type="float">
            <text:p>-0.169360651788068</text:p>
          </table:table-cell>
          <table:table-cell office:value-type="float" office:value="-0.172684798029484" calcext:value-type="float">
            <text:p>-0.172684798029484</text:p>
          </table:table-cell>
          <table:table-cell office:value-type="float" office:value="-0.173328538666598" calcext:value-type="float">
            <text:p>-0.173328538666598</text:p>
          </table:table-cell>
          <table:table-cell office:value-type="float" office:value="-0.17695139597826" calcext:value-type="float">
            <text:p>-0.17695139597826</text:p>
          </table:table-cell>
          <table:table-cell office:value-type="float" office:value="-0.177424462773244" calcext:value-type="float">
            <text:p>-0.177424462773244</text:p>
          </table:table-cell>
          <table:table-cell office:value-type="float" office:value="-0.17796696591441" calcext:value-type="float">
            <text:p>-0.17796696591441</text:p>
          </table:table-cell>
          <table:table-cell office:value-type="float" office:value="-0.177098763518221" calcext:value-type="float">
            <text:p>-0.177098763518221</text:p>
          </table:table-cell>
          <table:table-cell office:value-type="float" office:value="-0.176059427915496" calcext:value-type="float">
            <text:p>-0.176059427915496</text:p>
          </table:table-cell>
          <table:table-cell office:value-type="float" office:value="-0.172293753108591" calcext:value-type="float">
            <text:p>-0.172293753108591</text:p>
          </table:table-cell>
          <table:table-cell office:value-type="float" office:value="-0.167326825999941" calcext:value-type="float">
            <text:p>-0.167326825999941</text:p>
          </table:table-cell>
          <table:table-cell office:value-type="float" office:value="-0.160193226095381" calcext:value-type="float">
            <text:p>-0.160193226095381</text:p>
          </table:table-cell>
          <table:table-cell office:value-type="float" office:value="-0.155235198354163" calcext:value-type="float">
            <text:p>-0.155235198354163</text:p>
          </table:table-cell>
          <table:table-cell office:value-type="float" office:value="-0.146931441346425" calcext:value-type="float">
            <text:p>-0.146931441346425</text:p>
          </table:table-cell>
          <table:table-cell office:value-type="float" office:value="-0.143048067770917" calcext:value-type="float">
            <text:p>-0.143048067770917</text:p>
          </table:table-cell>
          <table:table-cell office:value-type="float" office:value="-0.14474407095222" calcext:value-type="float">
            <text:p>-0.14474407095222</text:p>
          </table:table-cell>
          <table:table-cell office:value-type="float" office:value="-0.149840702896804" calcext:value-type="float">
            <text:p>-0.149840702896804</text:p>
          </table:table-cell>
          <table:table-cell office:value-type="float" office:value="-0.159902048550258" calcext:value-type="float">
            <text:p>-0.159902048550258</text:p>
          </table:table-cell>
          <table:table-cell office:value-type="float" office:value="-0.257783417247119" calcext:value-type="float">
            <text:p>-0.257783417247119</text:p>
          </table:table-cell>
          <table:table-cell office:value-type="float" office:value="-0.269449640902763" calcext:value-type="float">
            <text:p>-0.269449640902763</text:p>
          </table:table-cell>
          <table:table-cell office:value-type="float" office:value="-0.213278754024427" calcext:value-type="float">
            <text:p>-0.213278754024427</text:p>
          </table:table-cell>
          <table:table-cell office:value-type="float" office:value="-0.213758136221405" calcext:value-type="float">
            <text:p>-0.213758136221405</text:p>
          </table:table-cell>
          <table:table-cell office:value-type="float" office:value="-0.216796037581636" calcext:value-type="float">
            <text:p>-0.216796037581636</text:p>
          </table:table-cell>
          <table:table-cell office:value-type="float" office:value="-0.211158714166975" calcext:value-type="float">
            <text:p>-0.211158714166975</text:p>
          </table:table-cell>
          <table:table-cell office:value-type="float" office:value="-0.202265627853238" calcext:value-type="float">
            <text:p>-0.202265627853238</text:p>
          </table:table-cell>
          <table:table-cell office:value-type="float" office:value="-0.196217216837698" calcext:value-type="float">
            <text:p>-0.196217216837698</text:p>
          </table:table-cell>
          <table:table-cell office:value-type="float" office:value="-0.193691995228424" calcext:value-type="float">
            <text:p>-0.193691995228424</text:p>
          </table:table-cell>
          <table:table-cell office:value-type="float" office:value="-0.19074163196937" calcext:value-type="float">
            <text:p>-0.19074163196937</text:p>
          </table:table-cell>
          <table:table-cell office:value-type="float" office:value="-0.189669511083285" calcext:value-type="float">
            <text:p>-0.189669511083285</text:p>
          </table:table-cell>
          <table:table-cell office:value-type="float" office:value="-0.184527112673609" calcext:value-type="float">
            <text:p>-0.184527112673609</text:p>
          </table:table-cell>
          <table:table-cell office:value-type="float" office:value="-0.179317096666797" calcext:value-type="float">
            <text:p>-0.179317096666797</text:p>
          </table:table-cell>
          <table:table-cell office:value-type="float" office:value="-0.175988057532329" calcext:value-type="float">
            <text:p>-0.175988057532329</text:p>
          </table:table-cell>
          <table:table-cell office:value-type="float" office:value="-0.169683052112363" calcext:value-type="float">
            <text:p>-0.169683052112363</text:p>
          </table:table-cell>
          <table:table-cell office:value-type="float" office:value="-0.161893022147353" calcext:value-type="float">
            <text:p>-0.161893022147353</text:p>
          </table:table-cell>
          <table:table-cell office:value-type="float" office:value="-0.169812431454114" calcext:value-type="float">
            <text:p>-0.169812431454114</text:p>
          </table:table-cell>
          <table:table-cell office:value-type="float" office:value="-0.170689639599895" calcext:value-type="float">
            <text:p>-0.170689639599895</text:p>
          </table:table-cell>
          <table:table-cell office:value-type="float" office:value="-0.178098868064491" calcext:value-type="float">
            <text:p>-0.178098868064491</text:p>
          </table:table-cell>
          <table:table-cell office:value-type="float" office:value="-0.18169374031284" calcext:value-type="float">
            <text:p>-0.18169374031284</text:p>
          </table:table-cell>
          <table:table-cell office:value-type="float" office:value="-0.18105859423039" calcext:value-type="float">
            <text:p>-0.18105859423039</text:p>
          </table:table-cell>
          <table:table-cell office:value-type="float" office:value="-0.177527710149146" calcext:value-type="float">
            <text:p>-0.177527710149146</text:p>
          </table:table-cell>
          <table:table-cell office:value-type="float" office:value="-0.174255398789955" calcext:value-type="float">
            <text:p>-0.174255398789955</text:p>
          </table:table-cell>
          <table:table-cell office:value-type="float" office:value="-0.166127855109086" calcext:value-type="float">
            <text:p>-0.166127855109086</text:p>
          </table:table-cell>
          <table:table-cell office:value-type="float" office:value="-0.14385174215587" calcext:value-type="float">
            <text:p>-0.14385174215587</text:p>
          </table:table-cell>
          <table:table-cell office:value-type="float" office:value="-0.139753119575619" calcext:value-type="float">
            <text:p>-0.139753119575619</text:p>
          </table:table-cell>
          <table:table-cell office:value-type="float" office:value="-0.137160320166448" calcext:value-type="float">
            <text:p>-0.137160320166448</text:p>
          </table:table-cell>
          <table:table-cell office:value-type="float" office:value="-0.176691759166727" calcext:value-type="float">
            <text:p>-0.176691759166727</text:p>
          </table:table-cell>
          <table:table-cell office:value-type="float" office:value="-0.165617720792385" calcext:value-type="float">
            <text:p>-0.165617720792385</text:p>
          </table:table-cell>
          <table:table-cell office:value-type="float" office:value="-0.155932315793033" calcext:value-type="float">
            <text:p>-0.155932315793033</text:p>
          </table:table-cell>
          <table:table-cell office:value-type="float" office:value="-0.154940743699208" calcext:value-type="float">
            <text:p>-0.154940743699208</text:p>
          </table:table-cell>
          <table:table-cell office:value-type="float" office:value="-0.158618416183463" calcext:value-type="float">
            <text:p>-0.158618416183463</text:p>
          </table:table-cell>
          <table:table-cell office:value-type="float" office:value="-0.164319753012755" calcext:value-type="float">
            <text:p>-0.164319753012755</text:p>
          </table:table-cell>
          <table:table-cell office:value-type="float" office:value="-0.174693545748347" calcext:value-type="float">
            <text:p>-0.174693545748347</text:p>
          </table:table-cell>
          <table:table-cell office:value-type="float" office:value="-0.180017365346923" calcext:value-type="float">
            <text:p>-0.180017365346923</text:p>
          </table:table-cell>
          <table:table-cell office:value-type="float" office:value="-0.187853641481466" calcext:value-type="float">
            <text:p>-0.187853641481466</text:p>
          </table:table-cell>
          <table:table-cell office:value-type="float" office:value="-0.192637049713728" calcext:value-type="float">
            <text:p>-0.192637049713728</text:p>
          </table:table-cell>
          <table:table-cell office:value-type="float" office:value="-0.194625238555991" calcext:value-type="float">
            <text:p>-0.194625238555991</text:p>
          </table:table-cell>
          <table:table-cell office:value-type="float" office:value="-0.193377148115904" calcext:value-type="float">
            <text:p>-0.193377148115904</text:p>
          </table:table-cell>
          <table:table-cell office:value-type="float" office:value="-0.190154887921895" calcext:value-type="float">
            <text:p>-0.190154887921895</text:p>
          </table:table-cell>
          <table:table-cell office:value-type="float" office:value="-0.189709476123728" calcext:value-type="float">
            <text:p>-0.189709476123728</text:p>
          </table:table-cell>
          <table:table-cell office:value-type="float" office:value="-0.184333395816956" calcext:value-type="float">
            <text:p>-0.184333395816956</text:p>
          </table:table-cell>
          <table:table-cell office:value-type="float" office:value="-0.184004003015884" calcext:value-type="float">
            <text:p>-0.184004003015884</text:p>
          </table:table-cell>
          <table:table-cell office:value-type="float" office:value="-0.180389098508068" calcext:value-type="float">
            <text:p>-0.180389098508068</text:p>
          </table:table-cell>
          <table:table-cell office:value-type="float" office:value="-0.175697013905501" calcext:value-type="float">
            <text:p>-0.175697013905501</text:p>
          </table:table-cell>
          <table:table-cell office:value-type="float" office:value="-0.169664335475834" calcext:value-type="float">
            <text:p>-0.169664335475834</text:p>
          </table:table-cell>
          <table:table-cell office:value-type="float" office:value="-0.148302639217067" calcext:value-type="float">
            <text:p>-0.148302639217067</text:p>
          </table:table-cell>
          <table:table-cell office:value-type="float" office:value="-0.143930800836494" calcext:value-type="float">
            <text:p>-0.143930800836494</text:p>
          </table:table-cell>
          <table:table-cell office:value-type="float" office:value="-0.24522314936383" calcext:value-type="float">
            <text:p>-0.24522314936383</text:p>
          </table:table-cell>
          <table:table-cell office:value-type="float" office:value="-0.21544635029416" calcext:value-type="float">
            <text:p>-0.21544635029416</text:p>
          </table:table-cell>
          <table:table-cell office:value-type="float" office:value="-0.224665173216868" calcext:value-type="float">
            <text:p>-0.224665173216868</text:p>
          </table:table-cell>
          <table:table-cell office:value-type="float" office:value="-0.264672369227933" calcext:value-type="float">
            <text:p>-0.264672369227933</text:p>
          </table:table-cell>
          <table:table-cell office:value-type="float" office:value="-0.260066608389657" calcext:value-type="float">
            <text:p>-0.260066608389657</text:p>
          </table:table-cell>
          <table:table-cell office:value-type="float" office:value="-0.165970485011295" calcext:value-type="float">
            <text:p>-0.165970485011295</text:p>
          </table:table-cell>
          <table:table-cell office:value-type="float" office:value="-0.161626315978688" calcext:value-type="float">
            <text:p>-0.161626315978688</text:p>
          </table:table-cell>
          <table:table-cell office:value-type="float" office:value="-0.153104678796914" calcext:value-type="float">
            <text:p>-0.153104678796914</text:p>
          </table:table-cell>
          <table:table-cell office:value-type="float" office:value="-0.152991076142332" calcext:value-type="float">
            <text:p>-0.152991076142332</text:p>
          </table:table-cell>
          <table:table-cell office:value-type="float" office:value="-0.153870445801494" calcext:value-type="float">
            <text:p>-0.153870445801494</text:p>
          </table:table-cell>
          <table:table-cell office:value-type="float" office:value="-0.15247633593241" calcext:value-type="float">
            <text:p>-0.15247633593241</text:p>
          </table:table-cell>
          <table:table-cell office:value-type="float" office:value="-0.153068574350118" calcext:value-type="float">
            <text:p>-0.153068574350118</text:p>
          </table:table-cell>
          <table:table-cell office:value-type="float" office:value="-0.155839099033015" calcext:value-type="float">
            <text:p>-0.155839099033015</text:p>
          </table:table-cell>
          <table:table-cell office:value-type="float" office:value="-0.162444058717692" calcext:value-type="float">
            <text:p>-0.162444058717692</text:p>
          </table:table-cell>
          <table:table-cell office:value-type="float" office:value="-0.16916324788471" calcext:value-type="float">
            <text:p>-0.16916324788471</text:p>
          </table:table-cell>
          <table:table-cell office:value-type="float" office:value="-0.175874610034023" calcext:value-type="float">
            <text:p>-0.175874610034023</text:p>
          </table:table-cell>
          <table:table-cell office:value-type="float" office:value="-0.185057079380958" calcext:value-type="float">
            <text:p>-0.185057079380958</text:p>
          </table:table-cell>
          <table:table-cell office:value-type="float" office:value="-0.188131699051953" calcext:value-type="float">
            <text:p>-0.188131699051953</text:p>
          </table:table-cell>
          <table:table-cell office:value-type="float" office:value="-0.185556445327467" calcext:value-type="float">
            <text:p>-0.185556445327467</text:p>
          </table:table-cell>
          <table:table-cell office:value-type="float" office:value="-0.181672363793941" calcext:value-type="float">
            <text:p>-0.181672363793941</text:p>
          </table:table-cell>
          <table:table-cell office:value-type="float" office:value="-0.174002142469517" calcext:value-type="float">
            <text:p>-0.174002142469517</text:p>
          </table:table-cell>
          <table:table-cell office:value-type="float" office:value="-0.167211406073087" calcext:value-type="float">
            <text:p>-0.167211406073087</text:p>
          </table:table-cell>
          <table:table-cell office:value-type="float" office:value="-0.149573889209407" calcext:value-type="float">
            <text:p>-0.149573889209407</text:p>
          </table:table-cell>
          <table:table-cell office:value-type="float" office:value="-0.157070778276323" calcext:value-type="float">
            <text:p>-0.157070778276323</text:p>
          </table:table-cell>
          <table:table-cell office:value-type="float" office:value="-0.191332880947249" calcext:value-type="float">
            <text:p>-0.191332880947249</text:p>
          </table:table-cell>
          <table:table-cell office:value-type="float" office:value="-0.253028366282351" calcext:value-type="float">
            <text:p>-0.253028366282351</text:p>
          </table:table-cell>
          <table:table-cell office:value-type="float" office:value="-0.257171936786083" calcext:value-type="float">
            <text:p>-0.257171936786083</text:p>
          </table:table-cell>
          <table:table-cell office:value-type="float" office:value="-0.26074000638703" calcext:value-type="float">
            <text:p>-0.26074000638703</text:p>
          </table:table-cell>
          <table:table-cell office:value-type="float" office:value="-0.262094007675675" calcext:value-type="float">
            <text:p>-0.262094007675675</text:p>
          </table:table-cell>
          <table:table-cell office:value-type="float" office:value="-0.267357919720598" calcext:value-type="float">
            <text:p>-0.267357919720598</text:p>
          </table:table-cell>
          <table:table-cell office:value-type="float" office:value="-0.27230445056203" calcext:value-type="float">
            <text:p>-0.27230445056203</text:p>
          </table:table-cell>
          <table:table-cell office:value-type="float" office:value="-0.266569857093033" calcext:value-type="float">
            <text:p>-0.266569857093033</text:p>
          </table:table-cell>
          <table:table-cell office:value-type="float" office:value="-0.26689777294796" calcext:value-type="float">
            <text:p>-0.26689777294796</text:p>
          </table:table-cell>
          <table:table-cell office:value-type="float" office:value="-0.271504828081608" calcext:value-type="float">
            <text:p>-0.271504828081608</text:p>
          </table:table-cell>
          <table:table-cell office:value-type="float" office:value="-0.246679452626366" calcext:value-type="float">
            <text:p>-0.246679452626366</text:p>
          </table:table-cell>
          <table:table-cell office:value-type="float" office:value="-0.242865580069227" calcext:value-type="float">
            <text:p>-0.242865580069227</text:p>
          </table:table-cell>
          <table:table-cell office:value-type="float" office:value="-0.235179205436288" calcext:value-type="float">
            <text:p>-0.235179205436288</text:p>
          </table:table-cell>
          <table:table-cell office:value-type="float" office:value="-0.228254707009518" calcext:value-type="float">
            <text:p>-0.228254707009518</text:p>
          </table:table-cell>
          <table:table-cell office:value-type="float" office:value="-0.229232256317052" calcext:value-type="float">
            <text:p>-0.229232256317052</text:p>
          </table:table-cell>
          <table:table-cell office:value-type="float" office:value="-0.221742458738787" calcext:value-type="float">
            <text:p>-0.221742458738787</text:p>
          </table:table-cell>
          <table:table-cell office:value-type="float" office:value="-0.221540495559488" calcext:value-type="float">
            <text:p>-0.221540495559488</text:p>
          </table:table-cell>
          <table:table-cell office:value-type="float" office:value="-0.222772279661335" calcext:value-type="float">
            <text:p>-0.222772279661335</text:p>
          </table:table-cell>
          <table:table-cell office:value-type="float" office:value="-0.22600450615797" calcext:value-type="float">
            <text:p>-0.22600450615797</text:p>
          </table:table-cell>
          <table:table-cell office:value-type="float" office:value="-0.234027092613727" calcext:value-type="float">
            <text:p>-0.234027092613727</text:p>
          </table:table-cell>
          <table:table-cell office:value-type="float" office:value="-0.234278828083332" calcext:value-type="float">
            <text:p>-0.234278828083332</text:p>
          </table:table-cell>
          <table:table-cell office:value-type="float" office:value="-0.228497664692189" calcext:value-type="float">
            <text:p>-0.228497664692189</text:p>
          </table:table-cell>
          <table:table-cell office:value-type="float" office:value="-0.220573158191503" calcext:value-type="float">
            <text:p>-0.220573158191503</text:p>
          </table:table-cell>
          <table:table-cell office:value-type="float" office:value="-0.172238150395295" calcext:value-type="float">
            <text:p>-0.172238150395295</text:p>
          </table:table-cell>
          <table:table-cell office:value-type="float" office:value="-0.171703821584462" calcext:value-type="float">
            <text:p>-0.171703821584462</text:p>
          </table:table-cell>
          <table:table-cell office:value-type="float" office:value="-0.176569412240726" calcext:value-type="float">
            <text:p>-0.176569412240726</text:p>
          </table:table-cell>
          <table:table-cell office:value-type="float" office:value="-0.288192665404093" calcext:value-type="float">
            <text:p>-0.288192665404093</text:p>
          </table:table-cell>
          <table:table-cell office:value-type="float" office:value="-0.283290149812505" calcext:value-type="float">
            <text:p>-0.283290149812505</text:p>
          </table:table-cell>
          <table:table-cell office:value-type="float" office:value="-0.282600309600184" calcext:value-type="float">
            <text:p>-0.282600309600184</text:p>
          </table:table-cell>
          <table:table-cell office:value-type="float" office:value="-0.281877456745253" calcext:value-type="float">
            <text:p>-0.281877456745253</text:p>
          </table:table-cell>
          <table:table-cell office:value-type="float" office:value="-0.277097491458485" calcext:value-type="float">
            <text:p>-0.277097491458485</text:p>
          </table:table-cell>
          <table:table-cell office:value-type="float" office:value="-0.277748677749044" calcext:value-type="float">
            <text:p>-0.277748677749044</text:p>
          </table:table-cell>
          <table:table-cell office:value-type="float" office:value="-0.280910564384253" calcext:value-type="float">
            <text:p>-0.280910564384253</text:p>
          </table:table-cell>
          <table:table-cell office:value-type="float" office:value="-0.270134851246738" calcext:value-type="float">
            <text:p>-0.270134851246738</text:p>
          </table:table-cell>
          <table:table-cell office:value-type="float" office:value="-0.210719888669072" calcext:value-type="float">
            <text:p>-0.210719888669072</text:p>
          </table:table-cell>
          <table:table-cell office:value-type="float" office:value="-0.202190169296853" calcext:value-type="float">
            <text:p>-0.202190169296853</text:p>
          </table:table-cell>
          <table:table-cell office:value-type="float" office:value="-0.190784070689889" calcext:value-type="float">
            <text:p>-0.190784070689889</text:p>
          </table:table-cell>
          <table:table-cell office:value-type="float" office:value="-0.191050672410778" calcext:value-type="float">
            <text:p>-0.191050672410778</text:p>
          </table:table-cell>
          <table:table-cell office:value-type="float" office:value="-0.201622678303075" calcext:value-type="float">
            <text:p>-0.201622678303075</text:p>
          </table:table-cell>
          <table:table-cell office:value-type="float" office:value="-0.207769132712988" calcext:value-type="float">
            <text:p>-0.207769132712988</text:p>
          </table:table-cell>
          <table:table-cell office:value-type="float" office:value="-0.215529694804534" calcext:value-type="float">
            <text:p>-0.215529694804534</text:p>
          </table:table-cell>
          <table:table-cell office:value-type="float" office:value="-0.218554549025358" calcext:value-type="float">
            <text:p>-0.218554549025358</text:p>
          </table:table-cell>
          <table:table-cell office:value-type="float" office:value="-0.221313946032685" calcext:value-type="float">
            <text:p>-0.221313946032685</text:p>
          </table:table-cell>
          <table:table-cell office:value-type="float" office:value="-0.225407388662066" calcext:value-type="float">
            <text:p>-0.225407388662066</text:p>
          </table:table-cell>
          <table:table-cell office:value-type="float" office:value="-0.22142775020754" calcext:value-type="float">
            <text:p>-0.22142775020754</text:p>
          </table:table-cell>
          <table:table-cell office:value-type="float" office:value="-0.215383308498927" calcext:value-type="float">
            <text:p>-0.215383308498927</text:p>
          </table:table-cell>
          <table:table-cell office:value-type="float" office:value="-0.217113066810544" calcext:value-type="float">
            <text:p>-0.217113066810544</text:p>
          </table:table-cell>
          <table:table-cell office:value-type="float" office:value="-0.211667763419703" calcext:value-type="float">
            <text:p>-0.211667763419703</text:p>
          </table:table-cell>
          <table:table-cell office:value-type="float" office:value="-0.197520664074763" calcext:value-type="float">
            <text:p>-0.197520664074763</text:p>
          </table:table-cell>
          <table:table-cell office:value-type="float" office:value="-0.19088361214696" calcext:value-type="float">
            <text:p>-0.19088361214696</text:p>
          </table:table-cell>
          <table:table-cell office:value-type="float" office:value="-0.182165722448661" calcext:value-type="float">
            <text:p>-0.182165722448661</text:p>
          </table:table-cell>
          <table:table-cell office:value-type="float" office:value="-0.187266860249326" calcext:value-type="float">
            <text:p>-0.187266860249326</text:p>
          </table:table-cell>
          <table:table-cell office:value-type="float" office:value="-0.200986109163458" calcext:value-type="float">
            <text:p>-0.200986109163458</text:p>
          </table:table-cell>
          <table:table-cell office:value-type="float" office:value="-0.264760752890509" calcext:value-type="float">
            <text:p>-0.264760752890509</text:p>
          </table:table-cell>
          <table:table-cell office:value-type="float" office:value="-0.266903657037645" calcext:value-type="float">
            <text:p>-0.266903657037645</text:p>
          </table:table-cell>
          <table:table-cell office:value-type="float" office:value="-0.27479295441564" calcext:value-type="float">
            <text:p>-0.27479295441564</text:p>
          </table:table-cell>
          <table:table-cell office:value-type="float" office:value="-0.276496333892412" calcext:value-type="float">
            <text:p>-0.276496333892412</text:p>
          </table:table-cell>
          <table:table-cell office:value-type="float" office:value="-0.274616533433897" calcext:value-type="float">
            <text:p>-0.274616533433897</text:p>
          </table:table-cell>
          <table:table-cell office:value-type="float" office:value="-0.273228424845497" calcext:value-type="float">
            <text:p>-0.273228424845497</text:p>
          </table:table-cell>
          <table:table-cell office:value-type="float" office:value="-0.227422458619172" calcext:value-type="float">
            <text:p>-0.227422458619172</text:p>
          </table:table-cell>
          <table:table-cell office:value-type="float" office:value="-0.218867361489236" calcext:value-type="float">
            <text:p>-0.218867361489236</text:p>
          </table:table-cell>
          <table:table-cell office:value-type="float" office:value="-0.208551105559628" calcext:value-type="float">
            <text:p>-0.208551105559628</text:p>
          </table:table-cell>
          <table:table-cell office:value-type="float" office:value="-0.205034110580759" calcext:value-type="float">
            <text:p>-0.205034110580759</text:p>
          </table:table-cell>
          <table:table-cell office:value-type="float" office:value="-0.205429548581782" calcext:value-type="float">
            <text:p>-0.205429548581782</text:p>
          </table:table-cell>
          <table:table-cell office:value-type="float" office:value="-0.206307551611132" calcext:value-type="float">
            <text:p>-0.206307551611132</text:p>
          </table:table-cell>
          <table:table-cell office:value-type="float" office:value="-0.208826248593216" calcext:value-type="float">
            <text:p>-0.208826248593216</text:p>
          </table:table-cell>
          <table:table-cell office:value-type="float" office:value="-0.215393951921763" calcext:value-type="float">
            <text:p>-0.215393951921763</text:p>
          </table:table-cell>
          <table:table-cell office:value-type="float" office:value="-0.218369975240373" calcext:value-type="float">
            <text:p>-0.218369975240373</text:p>
          </table:table-cell>
          <table:table-cell office:value-type="float" office:value="-0.215139456339779" calcext:value-type="float">
            <text:p>-0.215139456339779</text:p>
          </table:table-cell>
          <table:table-cell office:value-type="float" office:value="-0.214536695579176" calcext:value-type="float">
            <text:p>-0.214536695579176</text:p>
          </table:table-cell>
          <table:table-cell office:value-type="float" office:value="-0.21488091497677" calcext:value-type="float">
            <text:p>-0.21488091497677</text:p>
          </table:table-cell>
          <table:table-cell office:value-type="float" office:value="-0.219038362974441" calcext:value-type="float">
            <text:p>-0.219038362974441</text:p>
          </table:table-cell>
          <table:table-cell office:value-type="float" office:value="-0.217469333079092" calcext:value-type="float">
            <text:p>-0.217469333079092</text:p>
          </table:table-cell>
          <table:table-cell office:value-type="float" office:value="-0.218129712248406" calcext:value-type="float">
            <text:p>-0.218129712248406</text:p>
          </table:table-cell>
          <table:table-cell office:value-type="float" office:value="-0.218073690646536" calcext:value-type="float">
            <text:p>-0.218073690646536</text:p>
          </table:table-cell>
          <table:table-cell office:value-type="float" office:value="-0.217654880749717" calcext:value-type="float">
            <text:p>-0.217654880749717</text:p>
          </table:table-cell>
          <table:table-cell office:value-type="float" office:value="-0.217430748464879" calcext:value-type="float">
            <text:p>-0.217430748464879</text:p>
          </table:table-cell>
          <table:table-cell office:value-type="float" office:value="-0.217259846213692" calcext:value-type="float">
            <text:p>-0.217259846213692</text:p>
          </table:table-cell>
          <table:table-cell office:value-type="float" office:value="-0.217057281526157" calcext:value-type="float">
            <text:p>-0.217057281526157</text:p>
          </table:table-cell>
          <table:table-cell office:value-type="float" office:value="-0.2174539230034" calcext:value-type="float">
            <text:p>-0.2174539230034</text:p>
          </table:table-cell>
          <table:table-cell office:value-type="float" office:value="-0.217621921058566" calcext:value-type="float">
            <text:p>-0.217621921058566</text:p>
          </table:table-cell>
          <table:table-cell office:value-type="float" office:value="-0.217766014543217" calcext:value-type="float">
            <text:p>-0.217766014543217</text:p>
          </table:table-cell>
          <table:table-cell office:value-type="float" office:value="-0.21739236366693" calcext:value-type="float">
            <text:p>-0.21739236366693</text:p>
          </table:table-cell>
          <table:table-cell office:value-type="float" office:value="-0.217529813396544" calcext:value-type="float">
            <text:p>-0.217529813396544</text:p>
          </table:table-cell>
          <table:table-cell office:value-type="float" office:value="-0.217060804910418" calcext:value-type="float">
            <text:p>-0.217060804910418</text:p>
          </table:table-cell>
          <table:table-cell office:value-type="float" office:value="-0.217512582906651" calcext:value-type="float">
            <text:p>-0.217512582906651</text:p>
          </table:table-cell>
          <table:table-cell office:value-type="float" office:value="-0.217265741412724" calcext:value-type="float">
            <text:p>-0.217265741412724</text:p>
          </table:table-cell>
          <table:table-cell office:value-type="float" office:value="-0.217486454921639" calcext:value-type="float">
            <text:p>-0.217486454921639</text:p>
          </table:table-cell>
          <table:table-cell office:value-type="float" office:value="-0.217531695330199" calcext:value-type="float">
            <text:p>-0.217531695330199</text:p>
          </table:table-cell>
          <table:table-cell office:value-type="float" office:value="-0.217343496656942" calcext:value-type="float">
            <text:p>-0.217343496656942</text:p>
          </table:table-cell>
          <table:table-cell office:value-type="float" office:value="-0.217188724120257" calcext:value-type="float">
            <text:p>-0.217188724120257</text:p>
          </table:table-cell>
          <table:table-cell office:value-type="float" office:value="-0.217384631989349" calcext:value-type="float">
            <text:p>-0.217384631989349</text:p>
          </table:table-cell>
          <table:table-cell office:value-type="float" office:value="-0.217207893805112" calcext:value-type="float">
            <text:p>-0.217207893805112</text:p>
          </table:table-cell>
          <table:table-cell office:value-type="float" office:value="-0.21738460084299" calcext:value-type="float">
            <text:p>-0.21738460084299</text:p>
          </table:table-cell>
          <table:table-cell office:value-type="float" office:value="-0.217253393686208" calcext:value-type="float">
            <text:p>-0.217253393686208</text:p>
          </table:table-cell>
          <table:table-cell office:value-type="float" office:value="-0.217216174062928" calcext:value-type="float">
            <text:p>-0.217216174062928</text:p>
          </table:table-cell>
          <table:table-cell office:value-type="float" office:value="-0.217172776773846" calcext:value-type="float">
            <text:p>-0.217172776773846</text:p>
          </table:table-cell>
          <table:table-cell office:value-type="float" office:value="-0.217113742798195" calcext:value-type="float">
            <text:p>-0.217113742798195</text:p>
          </table:table-cell>
          <table:table-cell office:value-type="float" office:value="-0.217357713458525" calcext:value-type="float">
            <text:p>-0.217357713458525</text:p>
          </table:table-cell>
          <table:table-cell office:value-type="float" office:value="-0.217057944918202" calcext:value-type="float">
            <text:p>-0.217057944918202</text:p>
          </table:table-cell>
          <table:table-cell office:value-type="float" office:value="-0.217157660459158" calcext:value-type="float">
            <text:p>-0.217157660459158</text:p>
          </table:table-cell>
          <table:table-cell office:value-type="float" office:value="-0.217254620096342" calcext:value-type="float">
            <text:p>-0.217254620096342</text:p>
          </table:table-cell>
          <table:table-cell office:value-type="float" office:value="-0.217257811854361" calcext:value-type="float">
            <text:p>-0.217257811854361</text:p>
          </table:table-cell>
          <table:table-cell office:value-type="float" office:value="-0.216830355505186" calcext:value-type="float">
            <text:p>-0.216830355505186</text:p>
          </table:table-cell>
          <table:table-cell office:value-type="float" office:value="-0.216788782894636" calcext:value-type="float">
            <text:p>-0.216788782894636</text:p>
          </table:table-cell>
          <table:table-cell office:value-type="float" office:value="-0.217035832024479" calcext:value-type="float">
            <text:p>-0.217035832024479</text:p>
          </table:table-cell>
          <table:table-cell office:value-type="float" office:value="-0.216907731755084" calcext:value-type="float">
            <text:p>-0.216907731755084</text:p>
          </table:table-cell>
          <table:table-cell office:value-type="float" office:value="-0.216996914393004" calcext:value-type="float">
            <text:p>-0.216996914393004</text:p>
          </table:table-cell>
          <table:table-cell office:value-type="float" office:value="-0.217252625379235" calcext:value-type="float">
            <text:p>-0.217252625379235</text:p>
          </table:table-cell>
          <table:table-cell office:value-type="float" office:value="-0.217296031875737" calcext:value-type="float">
            <text:p>-0.217296031875737</text:p>
          </table:table-cell>
          <table:table-cell office:value-type="float" office:value="-0.217058771185092" calcext:value-type="float">
            <text:p>-0.217058771185092</text:p>
          </table:table-cell>
          <table:table-cell office:value-type="float" office:value="-0.217023632429592" calcext:value-type="float">
            <text:p>-0.217023632429592</text:p>
          </table:table-cell>
          <table:table-cell office:value-type="float" office:value="-0.217330833482746" calcext:value-type="float">
            <text:p>-0.217330833482746</text:p>
          </table:table-cell>
          <table:table-cell office:value-type="float" office:value="-0.216993168188024" calcext:value-type="float">
            <text:p>-0.216993168188024</text:p>
          </table:table-cell>
          <table:table-cell office:value-type="float" office:value="-0.217092467460051" calcext:value-type="float">
            <text:p>-0.217092467460051</text:p>
          </table:table-cell>
          <table:table-cell office:value-type="float" office:value="-0.217039614123812" calcext:value-type="float">
            <text:p>-0.217039614123812</text:p>
          </table:table-cell>
          <table:table-cell office:value-type="float" office:value="-0.217011396583597" calcext:value-type="float">
            <text:p>-0.217011396583597</text:p>
          </table:table-cell>
          <table:table-cell office:value-type="float" office:value="-0.216895520622022" calcext:value-type="float">
            <text:p>-0.216895520622022</text:p>
          </table:table-cell>
          <table:table-cell office:value-type="float" office:value="-0.217060311748409" calcext:value-type="float">
            <text:p>-0.217060311748409</text:p>
          </table:table-cell>
          <table:table-cell office:value-type="float" office:value="-0.216845734659793" calcext:value-type="float">
            <text:p>-0.216845734659793</text:p>
          </table:table-cell>
          <table:table-cell office:value-type="float" office:value="-0.216920561003298" calcext:value-type="float">
            <text:p>-0.216920561003298</text:p>
          </table:table-cell>
          <table:table-cell office:value-type="float" office:value="-0.216987211048794" calcext:value-type="float">
            <text:p>-0.216987211048794</text:p>
          </table:table-cell>
          <table:table-cell office:value-type="float" office:value="-0.21707621508886" calcext:value-type="float">
            <text:p>-0.21707621508886</text:p>
          </table:table-cell>
          <table:table-cell office:value-type="float" office:value="-0.216927573736379" calcext:value-type="float">
            <text:p>-0.216927573736379</text:p>
          </table:table-cell>
          <table:table-cell office:value-type="float" office:value="-0.216969950683269" calcext:value-type="float">
            <text:p>-0.216969950683269</text:p>
          </table:table-cell>
          <table:table-cell office:value-type="float" office:value="-0.217041402720434" calcext:value-type="float">
            <text:p>-0.217041402720434</text:p>
          </table:table-cell>
          <table:table-cell office:value-type="float" office:value="-0.217047100672146" calcext:value-type="float">
            <text:p>-0.217047100672146</text:p>
          </table:table-cell>
          <table:table-cell office:value-type="float" office:value="-0.216966332618791" calcext:value-type="float">
            <text:p>-0.216966332618791</text:p>
          </table:table-cell>
          <table:table-cell office:value-type="float" office:value="-0.216864591897726" calcext:value-type="float">
            <text:p>-0.216864591897726</text:p>
          </table:table-cell>
          <table:table-cell office:value-type="float" office:value="-0.216751000586092" calcext:value-type="float">
            <text:p>-0.216751000586092</text:p>
          </table:table-cell>
          <table:table-cell office:value-type="float" office:value="-0.216864109687734" calcext:value-type="float">
            <text:p>-0.216864109687734</text:p>
          </table:table-cell>
          <table:table-cell office:value-type="float" office:value="-0.2166771271582" calcext:value-type="float">
            <text:p>-0.2166771271582</text:p>
          </table:table-cell>
          <table:table-cell office:value-type="float" office:value="-0.216723734715233" calcext:value-type="float">
            <text:p>-0.216723734715233</text:p>
          </table:table-cell>
          <table:table-cell office:value-type="float" office:value="-0.217181945641741" calcext:value-type="float">
            <text:p>-0.217181945641741</text:p>
          </table:table-cell>
          <table:table-cell office:value-type="float" office:value="-0.216905300640357" calcext:value-type="float">
            <text:p>-0.216905300640357</text:p>
          </table:table-cell>
          <table:table-cell office:value-type="float" office:value="-0.216779732506039" calcext:value-type="float">
            <text:p>-0.216779732506039</text:p>
          </table:table-cell>
          <table:table-cell office:value-type="float" office:value="-0.21681085398472" calcext:value-type="float">
            <text:p>-0.21681085398472</text:p>
          </table:table-cell>
          <table:table-cell office:value-type="float" office:value="-0.216742904870957" calcext:value-type="float">
            <text:p>-0.216742904870957</text:p>
          </table:table-cell>
          <table:table-cell office:value-type="float" office:value="-0.21693590597097" calcext:value-type="float">
            <text:p>-0.21693590597097</text:p>
          </table:table-cell>
          <table:table-cell office:value-type="float" office:value="-0.216770055414313" calcext:value-type="float">
            <text:p>-0.216770055414313</text:p>
          </table:table-cell>
          <table:table-cell office:value-type="float" office:value="-0.216883037224355" calcext:value-type="float">
            <text:p>-0.216883037224355</text:p>
          </table:table-cell>
          <table:table-cell office:value-type="float" office:value="-0.216695495525624" calcext:value-type="float">
            <text:p>-0.216695495525624</text:p>
          </table:table-cell>
          <table:table-cell office:value-type="float" office:value="-0.216695532784849" calcext:value-type="float">
            <text:p>-0.216695532784849</text:p>
          </table:table-cell>
          <table:table-cell office:value-type="float" office:value="-0.216853627676087" calcext:value-type="float">
            <text:p>-0.216853627676087</text:p>
          </table:table-cell>
          <table:table-cell office:value-type="float" office:value="-0.216789761899979" calcext:value-type="float">
            <text:p>-0.216789761899979</text:p>
          </table:table-cell>
          <table:table-cell office:value-type="float" office:value="-0.216804447118901" calcext:value-type="float">
            <text:p>-0.216804447118901</text:p>
          </table:table-cell>
          <table:table-cell office:value-type="float" office:value="-0.216813440354014" calcext:value-type="float">
            <text:p>-0.216813440354014</text:p>
          </table:table-cell>
          <table:table-cell office:value-type="float" office:value="-0.216721561356811" calcext:value-type="float">
            <text:p>-0.216721561356811</text:p>
          </table:table-cell>
          <table:table-cell office:value-type="float" office:value="-0.216646082831724" calcext:value-type="float">
            <text:p>-0.216646082831724</text:p>
          </table:table-cell>
          <table:table-cell office:value-type="float" office:value="-0.216761954094351" calcext:value-type="float">
            <text:p>-0.216761954094351</text:p>
          </table:table-cell>
          <table:table-cell office:value-type="float" office:value="-0.21680736319932" calcext:value-type="float">
            <text:p>-0.21680736319932</text:p>
          </table:table-cell>
          <table:table-cell office:value-type="float" office:value="-0.216772720720298" calcext:value-type="float">
            <text:p>-0.216772720720298</text:p>
          </table:table-cell>
          <table:table-cell office:value-type="float" office:value="-0.216820403322498" calcext:value-type="float">
            <text:p>-0.216820403322498</text:p>
          </table:table-cell>
          <table:table-cell office:value-type="float" office:value="-0.216781481911811" calcext:value-type="float">
            <text:p>-0.216781481911811</text:p>
          </table:table-cell>
          <table:table-cell office:value-type="float" office:value="-0.21696689793293" calcext:value-type="float">
            <text:p>-0.21696689793293</text:p>
          </table:table-cell>
          <table:table-cell office:value-type="float" office:value="-0.216928158412238" calcext:value-type="float">
            <text:p>-0.216928158412238</text:p>
          </table:table-cell>
          <table:table-cell office:value-type="float" office:value="-0.216957316792517" calcext:value-type="float">
            <text:p>-0.216957316792517</text:p>
          </table:table-cell>
          <table:table-cell office:value-type="float" office:value="-0.216976853439845" calcext:value-type="float">
            <text:p>-0.216976853439845</text:p>
          </table:table-cell>
          <table:table-cell office:value-type="float" office:value="-0.216827479137693" calcext:value-type="float">
            <text:p>-0.216827479137693</text:p>
          </table:table-cell>
          <table:table-cell office:value-type="float" office:value="-0.216846184411552" calcext:value-type="float">
            <text:p>-0.216846184411552</text:p>
          </table:table-cell>
          <table:table-cell office:value-type="float" office:value="-0.216855681761557" calcext:value-type="float">
            <text:p>-0.216855681761557</text:p>
          </table:table-cell>
          <table:table-cell office:value-type="float" office:value="-0.216805023824169" calcext:value-type="float">
            <text:p>-0.216805023824169</text:p>
          </table:table-cell>
          <table:table-cell office:value-type="float" office:value="-0.216871109533486" calcext:value-type="float">
            <text:p>-0.216871109533486</text:p>
          </table:table-cell>
          <table:table-cell office:value-type="float" office:value="-0.216608879953567" calcext:value-type="float">
            <text:p>-0.216608879953567</text:p>
          </table:table-cell>
          <table:table-cell table:number-columns-repeated="509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297167997461687" calcext:value-type="float">
            <text:p>0.297167997461687</text:p>
          </table:table-cell>
          <table:table-cell office:value-type="float" office:value="0.29717624101582" calcext:value-type="float">
            <text:p>0.29717624101582</text:p>
          </table:table-cell>
          <table:table-cell office:value-type="float" office:value="0.29718227356331" calcext:value-type="float">
            <text:p>0.29718227356331</text:p>
          </table:table-cell>
          <table:table-cell office:value-type="float" office:value="0.297169095053541" calcext:value-type="float">
            <text:p>0.297169095053541</text:p>
          </table:table-cell>
          <table:table-cell office:value-type="float" office:value="0.297162654964409" calcext:value-type="float">
            <text:p>0.297162654964409</text:p>
          </table:table-cell>
          <table:table-cell office:value-type="float" office:value="0.297173028193966" calcext:value-type="float">
            <text:p>0.297173028193966</text:p>
          </table:table-cell>
          <table:table-cell office:value-type="float" office:value="0.297184522354242" calcext:value-type="float">
            <text:p>0.297184522354242</text:p>
          </table:table-cell>
          <table:table-cell office:value-type="float" office:value="0.29717140659235" calcext:value-type="float">
            <text:p>0.29717140659235</text:p>
          </table:table-cell>
          <table:table-cell office:value-type="float" office:value="0.297172009273616" calcext:value-type="float">
            <text:p>0.297172009273616</text:p>
          </table:table-cell>
          <table:table-cell office:value-type="float" office:value="0.297179227358841" calcext:value-type="float">
            <text:p>0.297179227358841</text:p>
          </table:table-cell>
          <table:table-cell office:value-type="float" office:value="0.297192108416988" calcext:value-type="float">
            <text:p>0.297192108416988</text:p>
          </table:table-cell>
          <table:table-cell office:value-type="float" office:value="0.297158171985867" calcext:value-type="float">
            <text:p>0.297158171985867</text:p>
          </table:table-cell>
          <table:table-cell office:value-type="float" office:value="0.297178821623385" calcext:value-type="float">
            <text:p>0.297178821623385</text:p>
          </table:table-cell>
          <table:table-cell office:value-type="float" office:value="0.29717473287837" calcext:value-type="float">
            <text:p>0.29717473287837</text:p>
          </table:table-cell>
          <table:table-cell office:value-type="float" office:value="0.29719029303568" calcext:value-type="float">
            <text:p>0.29719029303568</text:p>
          </table:table-cell>
          <table:table-cell office:value-type="float" office:value="0.297158592316663" calcext:value-type="float">
            <text:p>0.297158592316663</text:p>
          </table:table-cell>
          <table:table-cell office:value-type="float" office:value="0.297153433993986" calcext:value-type="float">
            <text:p>0.297153433993986</text:p>
          </table:table-cell>
          <table:table-cell office:value-type="float" office:value="0.297158487190393" calcext:value-type="float">
            <text:p>0.297158487190393</text:p>
          </table:table-cell>
          <table:table-cell office:value-type="float" office:value="0.297159751518534" calcext:value-type="float">
            <text:p>0.297159751518534</text:p>
          </table:table-cell>
          <table:table-cell office:value-type="float" office:value="0.297185336176795" calcext:value-type="float">
            <text:p>0.297185336176795</text:p>
          </table:table-cell>
          <table:table-cell office:value-type="float" office:value="0.29718219022865" calcext:value-type="float">
            <text:p>0.29718219022865</text:p>
          </table:table-cell>
          <table:table-cell office:value-type="float" office:value="0.297155112939729" calcext:value-type="float">
            <text:p>0.297155112939729</text:p>
          </table:table-cell>
          <table:table-cell office:value-type="float" office:value="0.29717594373198" calcext:value-type="float">
            <text:p>0.29717594373198</text:p>
          </table:table-cell>
          <table:table-cell office:value-type="float" office:value="0.297154480194594" calcext:value-type="float">
            <text:p>0.297154480194594</text:p>
          </table:table-cell>
          <table:table-cell office:value-type="float" office:value="0.297176802876843" calcext:value-type="float">
            <text:p>0.297176802876843</text:p>
          </table:table-cell>
          <table:table-cell office:value-type="float" office:value="0.29718015809856" calcext:value-type="float">
            <text:p>0.29718015809856</text:p>
          </table:table-cell>
          <table:table-cell office:value-type="float" office:value="0.297167737178604" calcext:value-type="float">
            <text:p>0.297167737178604</text:p>
          </table:table-cell>
          <table:table-cell office:value-type="float" office:value="0.2971773623148" calcext:value-type="float">
            <text:p>0.2971773623148</text:p>
          </table:table-cell>
          <table:table-cell office:value-type="float" office:value="0.297176754949607" calcext:value-type="float">
            <text:p>0.297176754949607</text:p>
          </table:table-cell>
          <table:table-cell office:value-type="float" office:value="0.297162991924815" calcext:value-type="float">
            <text:p>0.297162991924815</text:p>
          </table:table-cell>
          <table:table-cell office:value-type="float" office:value="0.297173619324692" calcext:value-type="float">
            <text:p>0.297173619324692</text:p>
          </table:table-cell>
          <table:table-cell office:value-type="float" office:value="0.297168808934829" calcext:value-type="float">
            <text:p>0.297168808934829</text:p>
          </table:table-cell>
          <table:table-cell office:value-type="float" office:value="0.297175897538673" calcext:value-type="float">
            <text:p>0.297175897538673</text:p>
          </table:table-cell>
          <table:table-cell office:value-type="float" office:value="0.297157623889998" calcext:value-type="float">
            <text:p>0.297157623889998</text:p>
          </table:table-cell>
          <table:table-cell office:value-type="float" office:value="0.297178232720347" calcext:value-type="float">
            <text:p>0.297178232720347</text:p>
          </table:table-cell>
          <table:table-cell office:value-type="float" office:value="0.297175924485084" calcext:value-type="float">
            <text:p>0.297175924485084</text:p>
          </table:table-cell>
          <table:table-cell office:value-type="float" office:value="0.297164781776147" calcext:value-type="float">
            <text:p>0.297164781776147</text:p>
          </table:table-cell>
          <table:table-cell office:value-type="float" office:value="0.297156365730217" calcext:value-type="float">
            <text:p>0.297156365730217</text:p>
          </table:table-cell>
          <table:table-cell office:value-type="float" office:value="0.297169687119199" calcext:value-type="float">
            <text:p>0.297169687119199</text:p>
          </table:table-cell>
          <table:table-cell office:value-type="float" office:value="0.297169889333947" calcext:value-type="float">
            <text:p>0.297169889333947</text:p>
          </table:table-cell>
          <table:table-cell office:value-type="float" office:value="0.29718941196814" calcext:value-type="float">
            <text:p>0.29718941196814</text:p>
          </table:table-cell>
          <table:table-cell office:value-type="float" office:value="0.297176809151068" calcext:value-type="float">
            <text:p>0.297176809151068</text:p>
          </table:table-cell>
          <table:table-cell office:value-type="float" office:value="0.297152855706801" calcext:value-type="float">
            <text:p>0.297152855706801</text:p>
          </table:table-cell>
          <table:table-cell office:value-type="float" office:value="0.297182179620671" calcext:value-type="float">
            <text:p>0.297182179620671</text:p>
          </table:table-cell>
          <table:table-cell office:value-type="float" office:value="0.297174019147321" calcext:value-type="float">
            <text:p>0.297174019147321</text:p>
          </table:table-cell>
          <table:table-cell office:value-type="float" office:value="0.297172861954099" calcext:value-type="float">
            <text:p>0.297172861954099</text:p>
          </table:table-cell>
          <table:table-cell office:value-type="float" office:value="0.297165719878737" calcext:value-type="float">
            <text:p>0.297165719878737</text:p>
          </table:table-cell>
          <table:table-cell office:value-type="float" office:value="0.297162022686144" calcext:value-type="float">
            <text:p>0.297162022686144</text:p>
          </table:table-cell>
          <table:table-cell office:value-type="float" office:value="0.297160722613681" calcext:value-type="float">
            <text:p>0.297160722613681</text:p>
          </table:table-cell>
          <table:table-cell office:value-type="float" office:value="0.297152684593805" calcext:value-type="float">
            <text:p>0.297152684593805</text:p>
          </table:table-cell>
          <table:table-cell office:value-type="float" office:value="0.297160411345951" calcext:value-type="float">
            <text:p>0.297160411345951</text:p>
          </table:table-cell>
          <table:table-cell office:value-type="float" office:value="0.297153634044501" calcext:value-type="float">
            <text:p>0.297153634044501</text:p>
          </table:table-cell>
          <table:table-cell office:value-type="float" office:value="0.297167381224455" calcext:value-type="float">
            <text:p>0.297167381224455</text:p>
          </table:table-cell>
          <table:table-cell office:value-type="float" office:value="0.297170073778743" calcext:value-type="float">
            <text:p>0.297170073778743</text:p>
          </table:table-cell>
          <table:table-cell office:value-type="float" office:value="0.297166317766646" calcext:value-type="float">
            <text:p>0.297166317766646</text:p>
          </table:table-cell>
          <table:table-cell office:value-type="float" office:value="0.29717623086147" calcext:value-type="float">
            <text:p>0.29717623086147</text:p>
          </table:table-cell>
          <table:table-cell office:value-type="float" office:value="0.297167730459138" calcext:value-type="float">
            <text:p>0.297167730459138</text:p>
          </table:table-cell>
          <table:table-cell office:value-type="float" office:value="0.297167005625119" calcext:value-type="float">
            <text:p>0.297167005625119</text:p>
          </table:table-cell>
          <table:table-cell office:value-type="float" office:value="0.297186539593431" calcext:value-type="float">
            <text:p>0.297186539593431</text:p>
          </table:table-cell>
          <table:table-cell office:value-type="float" office:value="0.296848516244799" calcext:value-type="float">
            <text:p>0.296848516244799</text:p>
          </table:table-cell>
          <table:table-cell office:value-type="float" office:value="0.296450453156801" calcext:value-type="float">
            <text:p>0.296450453156801</text:p>
          </table:table-cell>
          <table:table-cell office:value-type="float" office:value="0.296455367262652" calcext:value-type="float">
            <text:p>0.296455367262652</text:p>
          </table:table-cell>
          <table:table-cell office:value-type="float" office:value="0.296461427416607" calcext:value-type="float">
            <text:p>0.296461427416607</text:p>
          </table:table-cell>
          <table:table-cell office:value-type="float" office:value="0.296347908884091" calcext:value-type="float">
            <text:p>0.296347908884091</text:p>
          </table:table-cell>
          <table:table-cell office:value-type="float" office:value="0.296354692896329" calcext:value-type="float">
            <text:p>0.296354692896329</text:p>
          </table:table-cell>
          <table:table-cell office:value-type="float" office:value="0.296246579114938" calcext:value-type="float">
            <text:p>0.296246579114938</text:p>
          </table:table-cell>
          <table:table-cell office:value-type="float" office:value="0.296217340555789" calcext:value-type="float">
            <text:p>0.296217340555789</text:p>
          </table:table-cell>
          <table:table-cell office:value-type="float" office:value="0.296206794310787" calcext:value-type="float">
            <text:p>0.296206794310787</text:p>
          </table:table-cell>
          <table:table-cell office:value-type="float" office:value="0.297919879841111" calcext:value-type="float">
            <text:p>0.297919879841111</text:p>
          </table:table-cell>
          <table:table-cell office:value-type="float" office:value="0.301028677024238" calcext:value-type="float">
            <text:p>0.301028677024238</text:p>
          </table:table-cell>
          <table:table-cell office:value-type="float" office:value="0.302687919403979" calcext:value-type="float">
            <text:p>0.302687919403979</text:p>
          </table:table-cell>
          <table:table-cell office:value-type="float" office:value="0.310331464274392" calcext:value-type="float">
            <text:p>0.310331464274392</text:p>
          </table:table-cell>
          <table:table-cell office:value-type="float" office:value="0.321757372341685" calcext:value-type="float">
            <text:p>0.321757372341685</text:p>
          </table:table-cell>
          <table:table-cell office:value-type="float" office:value="0.332156645173721" calcext:value-type="float">
            <text:p>0.332156645173721</text:p>
          </table:table-cell>
          <table:table-cell office:value-type="float" office:value="0.334537307986629" calcext:value-type="float">
            <text:p>0.334537307986629</text:p>
          </table:table-cell>
          <table:table-cell office:value-type="float" office:value="0.307702620853942" calcext:value-type="float">
            <text:p>0.307702620853942</text:p>
          </table:table-cell>
          <table:table-cell office:value-type="float" office:value="0.326854800786032" calcext:value-type="float">
            <text:p>0.326854800786032</text:p>
          </table:table-cell>
          <table:table-cell office:value-type="float" office:value="0.333697018182888" calcext:value-type="float">
            <text:p>0.333697018182888</text:p>
          </table:table-cell>
          <table:table-cell office:value-type="float" office:value="0.318445282073733" calcext:value-type="float">
            <text:p>0.318445282073733</text:p>
          </table:table-cell>
          <table:table-cell office:value-type="float" office:value="0.316662565333017" calcext:value-type="float">
            <text:p>0.316662565333017</text:p>
          </table:table-cell>
          <table:table-cell office:value-type="float" office:value="0.313741754484406" calcext:value-type="float">
            <text:p>0.313741754484406</text:p>
          </table:table-cell>
          <table:table-cell office:value-type="float" office:value="0.306316730476168" calcext:value-type="float">
            <text:p>0.306316730476168</text:p>
          </table:table-cell>
          <table:table-cell office:value-type="float" office:value="0.304441910761722" calcext:value-type="float">
            <text:p>0.304441910761722</text:p>
          </table:table-cell>
          <table:table-cell office:value-type="float" office:value="0.303508934789992" calcext:value-type="float">
            <text:p>0.303508934789992</text:p>
          </table:table-cell>
          <table:table-cell office:value-type="float" office:value="0.302462786373245" calcext:value-type="float">
            <text:p>0.302462786373245</text:p>
          </table:table-cell>
          <table:table-cell office:value-type="float" office:value="0.300373318146407" calcext:value-type="float">
            <text:p>0.300373318146407</text:p>
          </table:table-cell>
          <table:table-cell office:value-type="float" office:value="0.299448670944015" calcext:value-type="float">
            <text:p>0.299448670944015</text:p>
          </table:table-cell>
          <table:table-cell office:value-type="float" office:value="0.299286157739497" calcext:value-type="float">
            <text:p>0.299286157739497</text:p>
          </table:table-cell>
          <table:table-cell office:value-type="float" office:value="0.298770343632329" calcext:value-type="float">
            <text:p>0.298770343632329</text:p>
          </table:table-cell>
          <table:table-cell office:value-type="float" office:value="0.299642951799374" calcext:value-type="float">
            <text:p>0.299642951799374</text:p>
          </table:table-cell>
          <table:table-cell office:value-type="float" office:value="0.305198144099887" calcext:value-type="float">
            <text:p>0.305198144099887</text:p>
          </table:table-cell>
          <table:table-cell office:value-type="float" office:value="0.308580373465647" calcext:value-type="float">
            <text:p>0.308580373465647</text:p>
          </table:table-cell>
          <table:table-cell office:value-type="float" office:value="0.31339069306724" calcext:value-type="float">
            <text:p>0.31339069306724</text:p>
          </table:table-cell>
          <table:table-cell office:value-type="float" office:value="0.316649135030784" calcext:value-type="float">
            <text:p>0.316649135030784</text:p>
          </table:table-cell>
          <table:table-cell office:value-type="float" office:value="0.31774552638884" calcext:value-type="float">
            <text:p>0.31774552638884</text:p>
          </table:table-cell>
          <table:table-cell office:value-type="float" office:value="0.321518583463443" calcext:value-type="float">
            <text:p>0.321518583463443</text:p>
          </table:table-cell>
          <table:table-cell office:value-type="float" office:value="0.320448019068069" calcext:value-type="float">
            <text:p>0.320448019068069</text:p>
          </table:table-cell>
          <table:table-cell office:value-type="float" office:value="0.314309381704848" calcext:value-type="float">
            <text:p>0.314309381704848</text:p>
          </table:table-cell>
          <table:table-cell office:value-type="float" office:value="0.318840104158537" calcext:value-type="float">
            <text:p>0.318840104158537</text:p>
          </table:table-cell>
          <table:table-cell office:value-type="float" office:value="0.316955176338274" calcext:value-type="float">
            <text:p>0.316955176338274</text:p>
          </table:table-cell>
          <table:table-cell office:value-type="float" office:value="0.297606082238205" calcext:value-type="float">
            <text:p>0.297606082238205</text:p>
          </table:table-cell>
          <table:table-cell office:value-type="float" office:value="0.296055872502265" calcext:value-type="float">
            <text:p>0.296055872502265</text:p>
          </table:table-cell>
          <table:table-cell office:value-type="float" office:value="0.29518451525093" calcext:value-type="float">
            <text:p>0.29518451525093</text:p>
          </table:table-cell>
          <table:table-cell office:value-type="float" office:value="0.30783512982789" calcext:value-type="float">
            <text:p>0.30783512982789</text:p>
          </table:table-cell>
          <table:table-cell office:value-type="float" office:value="0.31059817150902" calcext:value-type="float">
            <text:p>0.31059817150902</text:p>
          </table:table-cell>
          <table:table-cell office:value-type="float" office:value="0.3122131303435" calcext:value-type="float">
            <text:p>0.3122131303435</text:p>
          </table:table-cell>
          <table:table-cell office:value-type="float" office:value="0.313421511580236" calcext:value-type="float">
            <text:p>0.313421511580236</text:p>
          </table:table-cell>
          <table:table-cell office:value-type="float" office:value="0.312088888381591" calcext:value-type="float">
            <text:p>0.312088888381591</text:p>
          </table:table-cell>
          <table:table-cell office:value-type="float" office:value="0.308560330813927" calcext:value-type="float">
            <text:p>0.308560330813927</text:p>
          </table:table-cell>
          <table:table-cell office:value-type="float" office:value="0.299188197636638" calcext:value-type="float">
            <text:p>0.299188197636638</text:p>
          </table:table-cell>
          <table:table-cell office:value-type="float" office:value="0.294180761378895" calcext:value-type="float">
            <text:p>0.294180761378895</text:p>
          </table:table-cell>
          <table:table-cell office:value-type="float" office:value="0.294967029249849" calcext:value-type="float">
            <text:p>0.294967029249849</text:p>
          </table:table-cell>
          <table:table-cell office:value-type="float" office:value="0.294892329312982" calcext:value-type="float">
            <text:p>0.294892329312982</text:p>
          </table:table-cell>
          <table:table-cell office:value-type="float" office:value="0.295274278974965" calcext:value-type="float">
            <text:p>0.295274278974965</text:p>
          </table:table-cell>
          <table:table-cell office:value-type="float" office:value="0.300346956719944" calcext:value-type="float">
            <text:p>0.300346956719944</text:p>
          </table:table-cell>
          <table:table-cell office:value-type="float" office:value="0.302233616373786" calcext:value-type="float">
            <text:p>0.302233616373786</text:p>
          </table:table-cell>
          <table:table-cell office:value-type="float" office:value="0.301805438116123" calcext:value-type="float">
            <text:p>0.301805438116123</text:p>
          </table:table-cell>
          <table:table-cell office:value-type="float" office:value="0.301621132289885" calcext:value-type="float">
            <text:p>0.301621132289885</text:p>
          </table:table-cell>
          <table:table-cell office:value-type="float" office:value="0.301969806650318" calcext:value-type="float">
            <text:p>0.301969806650318</text:p>
          </table:table-cell>
          <table:table-cell office:value-type="float" office:value="0.302046181446701" calcext:value-type="float">
            <text:p>0.302046181446701</text:p>
          </table:table-cell>
          <table:table-cell office:value-type="float" office:value="0.307391378282545" calcext:value-type="float">
            <text:p>0.307391378282545</text:p>
          </table:table-cell>
          <table:table-cell office:value-type="float" office:value="0.317711401242347" calcext:value-type="float">
            <text:p>0.317711401242347</text:p>
          </table:table-cell>
          <table:table-cell office:value-type="float" office:value="0.330425786716893" calcext:value-type="float">
            <text:p>0.330425786716893</text:p>
          </table:table-cell>
          <table:table-cell office:value-type="float" office:value="0.329882185288692" calcext:value-type="float">
            <text:p>0.329882185288692</text:p>
          </table:table-cell>
          <table:table-cell office:value-type="float" office:value="0.322892706459245" calcext:value-type="float">
            <text:p>0.322892706459245</text:p>
          </table:table-cell>
          <table:table-cell office:value-type="float" office:value="0.305893313228328" calcext:value-type="float">
            <text:p>0.305893313228328</text:p>
          </table:table-cell>
          <table:table-cell office:value-type="float" office:value="0.300642011769275" calcext:value-type="float">
            <text:p>0.300642011769275</text:p>
          </table:table-cell>
          <table:table-cell office:value-type="float" office:value="0.296327783854735" calcext:value-type="float">
            <text:p>0.296327783854735</text:p>
          </table:table-cell>
          <table:table-cell office:value-type="float" office:value="0.29376105488145" calcext:value-type="float">
            <text:p>0.29376105488145</text:p>
          </table:table-cell>
          <table:table-cell office:value-type="float" office:value="0.294293084037195" calcext:value-type="float">
            <text:p>0.294293084037195</text:p>
          </table:table-cell>
          <table:table-cell office:value-type="float" office:value="0.296435655060872" calcext:value-type="float">
            <text:p>0.296435655060872</text:p>
          </table:table-cell>
          <table:table-cell office:value-type="float" office:value="0.30270163395034" calcext:value-type="float">
            <text:p>0.30270163395034</text:p>
          </table:table-cell>
          <table:table-cell office:value-type="float" office:value="0.302658117917093" calcext:value-type="float">
            <text:p>0.302658117917093</text:p>
          </table:table-cell>
          <table:table-cell office:value-type="float" office:value="0.302686931855582" calcext:value-type="float">
            <text:p>0.302686931855582</text:p>
          </table:table-cell>
          <table:table-cell office:value-type="float" office:value="0.302042582162373" calcext:value-type="float">
            <text:p>0.302042582162373</text:p>
          </table:table-cell>
          <table:table-cell office:value-type="float" office:value="0.301494468084925" calcext:value-type="float">
            <text:p>0.301494468084925</text:p>
          </table:table-cell>
          <table:table-cell office:value-type="float" office:value="0.301487271097535" calcext:value-type="float">
            <text:p>0.301487271097535</text:p>
          </table:table-cell>
          <table:table-cell office:value-type="float" office:value="0.30104610624939" calcext:value-type="float">
            <text:p>0.30104610624939</text:p>
          </table:table-cell>
          <table:table-cell office:value-type="float" office:value="0.302039799616151" calcext:value-type="float">
            <text:p>0.302039799616151</text:p>
          </table:table-cell>
          <table:table-cell office:value-type="float" office:value="0.303304910658921" calcext:value-type="float">
            <text:p>0.303304910658921</text:p>
          </table:table-cell>
          <table:table-cell office:value-type="float" office:value="0.307650151010414" calcext:value-type="float">
            <text:p>0.307650151010414</text:p>
          </table:table-cell>
          <table:table-cell office:value-type="float" office:value="0.311944576716813" calcext:value-type="float">
            <text:p>0.311944576716813</text:p>
          </table:table-cell>
          <table:table-cell office:value-type="float" office:value="0.323821157178463" calcext:value-type="float">
            <text:p>0.323821157178463</text:p>
          </table:table-cell>
          <table:table-cell office:value-type="float" office:value="0.326337804246686" calcext:value-type="float">
            <text:p>0.326337804246686</text:p>
          </table:table-cell>
          <table:table-cell office:value-type="float" office:value="0.324035095371312" calcext:value-type="float">
            <text:p>0.324035095371312</text:p>
          </table:table-cell>
          <table:table-cell office:value-type="float" office:value="0.31925113370451" calcext:value-type="float">
            <text:p>0.31925113370451</text:p>
          </table:table-cell>
          <table:table-cell office:value-type="float" office:value="0.325591316261095" calcext:value-type="float">
            <text:p>0.325591316261095</text:p>
          </table:table-cell>
          <table:table-cell office:value-type="float" office:value="0.300739506955111" calcext:value-type="float">
            <text:p>0.300739506955111</text:p>
          </table:table-cell>
          <table:table-cell office:value-type="float" office:value="0.302869723208673" calcext:value-type="float">
            <text:p>0.302869723208673</text:p>
          </table:table-cell>
          <table:table-cell office:value-type="float" office:value="0.296630502338705" calcext:value-type="float">
            <text:p>0.296630502338705</text:p>
          </table:table-cell>
          <table:table-cell office:value-type="float" office:value="0.292474944015458" calcext:value-type="float">
            <text:p>0.292474944015458</text:p>
          </table:table-cell>
          <table:table-cell office:value-type="float" office:value="0.32294931060617" calcext:value-type="float">
            <text:p>0.32294931060617</text:p>
          </table:table-cell>
          <table:table-cell office:value-type="float" office:value="0.320800381904844" calcext:value-type="float">
            <text:p>0.320800381904844</text:p>
          </table:table-cell>
          <table:table-cell office:value-type="float" office:value="0.316662677541386" calcext:value-type="float">
            <text:p>0.316662677541386</text:p>
          </table:table-cell>
          <table:table-cell office:value-type="float" office:value="0.312607868554695" calcext:value-type="float">
            <text:p>0.312607868554695</text:p>
          </table:table-cell>
          <table:table-cell office:value-type="float" office:value="0.309401135456531" calcext:value-type="float">
            <text:p>0.309401135456531</text:p>
          </table:table-cell>
          <table:table-cell office:value-type="float" office:value="0.307875966631342" calcext:value-type="float">
            <text:p>0.307875966631342</text:p>
          </table:table-cell>
          <table:table-cell office:value-type="float" office:value="0.304843509403519" calcext:value-type="float">
            <text:p>0.304843509403519</text:p>
          </table:table-cell>
          <table:table-cell office:value-type="float" office:value="0.301974444040634" calcext:value-type="float">
            <text:p>0.301974444040634</text:p>
          </table:table-cell>
          <table:table-cell office:value-type="float" office:value="0.302113832569847" calcext:value-type="float">
            <text:p>0.302113832569847</text:p>
          </table:table-cell>
          <table:table-cell office:value-type="float" office:value="0.301822102958012" calcext:value-type="float">
            <text:p>0.301822102958012</text:p>
          </table:table-cell>
          <table:table-cell office:value-type="float" office:value="0.302138538724116" calcext:value-type="float">
            <text:p>0.302138538724116</text:p>
          </table:table-cell>
          <table:table-cell office:value-type="float" office:value="0.299039374481402" calcext:value-type="float">
            <text:p>0.299039374481402</text:p>
          </table:table-cell>
          <table:table-cell office:value-type="float" office:value="0.299053344052052" calcext:value-type="float">
            <text:p>0.299053344052052</text:p>
          </table:table-cell>
          <table:table-cell office:value-type="float" office:value="0.298945593795721" calcext:value-type="float">
            <text:p>0.298945593795721</text:p>
          </table:table-cell>
          <table:table-cell office:value-type="float" office:value="0.300032810325483" calcext:value-type="float">
            <text:p>0.300032810325483</text:p>
          </table:table-cell>
          <table:table-cell office:value-type="float" office:value="0.303397742524408" calcext:value-type="float">
            <text:p>0.303397742524408</text:p>
          </table:table-cell>
          <table:table-cell office:value-type="float" office:value="0.305121198879382" calcext:value-type="float">
            <text:p>0.305121198879382</text:p>
          </table:table-cell>
          <table:table-cell office:value-type="float" office:value="0.313497213237368" calcext:value-type="float">
            <text:p>0.313497213237368</text:p>
          </table:table-cell>
          <table:table-cell office:value-type="float" office:value="0.321719201756689" calcext:value-type="float">
            <text:p>0.321719201756689</text:p>
          </table:table-cell>
          <table:table-cell office:value-type="float" office:value="0.321623006572424" calcext:value-type="float">
            <text:p>0.321623006572424</text:p>
          </table:table-cell>
          <table:table-cell office:value-type="float" office:value="0.331102398241628" calcext:value-type="float">
            <text:p>0.331102398241628</text:p>
          </table:table-cell>
          <table:table-cell office:value-type="float" office:value="0.330910229400729" calcext:value-type="float">
            <text:p>0.330910229400729</text:p>
          </table:table-cell>
          <table:table-cell office:value-type="float" office:value="0.328744516438763" calcext:value-type="float">
            <text:p>0.328744516438763</text:p>
          </table:table-cell>
          <table:table-cell office:value-type="float" office:value="0.328167541809657" calcext:value-type="float">
            <text:p>0.328167541809657</text:p>
          </table:table-cell>
          <table:table-cell office:value-type="float" office:value="0.326736005518306" calcext:value-type="float">
            <text:p>0.326736005518306</text:p>
          </table:table-cell>
          <table:table-cell office:value-type="float" office:value="0.309493829717468" calcext:value-type="float">
            <text:p>0.309493829717468</text:p>
          </table:table-cell>
          <table:table-cell office:value-type="float" office:value="0.307448968017895" calcext:value-type="float">
            <text:p>0.307448968017895</text:p>
          </table:table-cell>
          <table:table-cell office:value-type="float" office:value="0.30663023644125" calcext:value-type="float">
            <text:p>0.30663023644125</text:p>
          </table:table-cell>
          <table:table-cell office:value-type="float" office:value="0.306745531769156" calcext:value-type="float">
            <text:p>0.306745531769156</text:p>
          </table:table-cell>
          <table:table-cell office:value-type="float" office:value="0.320951091683538" calcext:value-type="float">
            <text:p>0.320951091683538</text:p>
          </table:table-cell>
          <table:table-cell office:value-type="float" office:value="0.317750964086735" calcext:value-type="float">
            <text:p>0.317750964086735</text:p>
          </table:table-cell>
          <table:table-cell office:value-type="float" office:value="0.312394750235102" calcext:value-type="float">
            <text:p>0.312394750235102</text:p>
          </table:table-cell>
          <table:table-cell office:value-type="float" office:value="0.305934980739711" calcext:value-type="float">
            <text:p>0.305934980739711</text:p>
          </table:table-cell>
          <table:table-cell office:value-type="float" office:value="0.301035720195277" calcext:value-type="float">
            <text:p>0.301035720195277</text:p>
          </table:table-cell>
          <table:table-cell office:value-type="float" office:value="0.297858406058887" calcext:value-type="float">
            <text:p>0.297858406058887</text:p>
          </table:table-cell>
          <table:table-cell office:value-type="float" office:value="0.305094524205497" calcext:value-type="float">
            <text:p>0.305094524205497</text:p>
          </table:table-cell>
          <table:table-cell office:value-type="float" office:value="0.307256855127599" calcext:value-type="float">
            <text:p>0.307256855127599</text:p>
          </table:table-cell>
          <table:table-cell office:value-type="float" office:value="0.306475659510553" calcext:value-type="float">
            <text:p>0.306475659510553</text:p>
          </table:table-cell>
          <table:table-cell office:value-type="float" office:value="0.305709086620453" calcext:value-type="float">
            <text:p>0.305709086620453</text:p>
          </table:table-cell>
          <table:table-cell office:value-type="float" office:value="0.306480243174939" calcext:value-type="float">
            <text:p>0.306480243174939</text:p>
          </table:table-cell>
          <table:table-cell office:value-type="float" office:value="0.309485419414081" calcext:value-type="float">
            <text:p>0.309485419414081</text:p>
          </table:table-cell>
          <table:table-cell office:value-type="float" office:value="0.318802361998698" calcext:value-type="float">
            <text:p>0.318802361998698</text:p>
          </table:table-cell>
          <table:table-cell office:value-type="float" office:value="0.331803303013841" calcext:value-type="float">
            <text:p>0.331803303013841</text:p>
          </table:table-cell>
          <table:table-cell office:value-type="float" office:value="0.330067158341227" calcext:value-type="float">
            <text:p>0.330067158341227</text:p>
          </table:table-cell>
          <table:table-cell office:value-type="float" office:value="0.328049685804121" calcext:value-type="float">
            <text:p>0.328049685804121</text:p>
          </table:table-cell>
          <table:table-cell office:value-type="float" office:value="0.317867263762194" calcext:value-type="float">
            <text:p>0.317867263762194</text:p>
          </table:table-cell>
          <table:table-cell office:value-type="float" office:value="0.321535371707982" calcext:value-type="float">
            <text:p>0.321535371707982</text:p>
          </table:table-cell>
          <table:table-cell office:value-type="float" office:value="0.321722253493386" calcext:value-type="float">
            <text:p>0.321722253493386</text:p>
          </table:table-cell>
          <table:table-cell office:value-type="float" office:value="0.321886243055384" calcext:value-type="float">
            <text:p>0.321886243055384</text:p>
          </table:table-cell>
          <table:table-cell office:value-type="float" office:value="0.322240378667408" calcext:value-type="float">
            <text:p>0.322240378667408</text:p>
          </table:table-cell>
          <table:table-cell office:value-type="float" office:value="0.321809963782831" calcext:value-type="float">
            <text:p>0.321809963782831</text:p>
          </table:table-cell>
          <table:table-cell office:value-type="float" office:value="0.317074460210485" calcext:value-type="float">
            <text:p>0.317074460210485</text:p>
          </table:table-cell>
          <table:table-cell office:value-type="float" office:value="0.330393366996882" calcext:value-type="float">
            <text:p>0.330393366996882</text:p>
          </table:table-cell>
          <table:table-cell office:value-type="float" office:value="0.313344315560896" calcext:value-type="float">
            <text:p>0.313344315560896</text:p>
          </table:table-cell>
          <table:table-cell office:value-type="float" office:value="0.310146411073014" calcext:value-type="float">
            <text:p>0.310146411073014</text:p>
          </table:table-cell>
          <table:table-cell office:value-type="float" office:value="0.303910037908096" calcext:value-type="float">
            <text:p>0.303910037908096</text:p>
          </table:table-cell>
          <table:table-cell office:value-type="float" office:value="0.301629137233306" calcext:value-type="float">
            <text:p>0.301629137233306</text:p>
          </table:table-cell>
          <table:table-cell office:value-type="float" office:value="0.299675564675294" calcext:value-type="float">
            <text:p>0.299675564675294</text:p>
          </table:table-cell>
          <table:table-cell office:value-type="float" office:value="0.303055905893778" calcext:value-type="float">
            <text:p>0.303055905893778</text:p>
          </table:table-cell>
          <table:table-cell office:value-type="float" office:value="0.303022491839401" calcext:value-type="float">
            <text:p>0.303022491839401</text:p>
          </table:table-cell>
          <table:table-cell office:value-type="float" office:value="0.302395180214216" calcext:value-type="float">
            <text:p>0.302395180214216</text:p>
          </table:table-cell>
          <table:table-cell office:value-type="float" office:value="0.301804167379355" calcext:value-type="float">
            <text:p>0.301804167379355</text:p>
          </table:table-cell>
          <table:table-cell office:value-type="float" office:value="0.301066029717818" calcext:value-type="float">
            <text:p>0.301066029717818</text:p>
          </table:table-cell>
          <table:table-cell office:value-type="float" office:value="0.300537909037677" calcext:value-type="float">
            <text:p>0.300537909037677</text:p>
          </table:table-cell>
          <table:table-cell office:value-type="float" office:value="0.302697394719993" calcext:value-type="float">
            <text:p>0.302697394719993</text:p>
          </table:table-cell>
          <table:table-cell office:value-type="float" office:value="0.306689226522035" calcext:value-type="float">
            <text:p>0.306689226522035</text:p>
          </table:table-cell>
          <table:table-cell office:value-type="float" office:value="0.315715836636864" calcext:value-type="float">
            <text:p>0.315715836636864</text:p>
          </table:table-cell>
          <table:table-cell office:value-type="float" office:value="0.320206554378142" calcext:value-type="float">
            <text:p>0.320206554378142</text:p>
          </table:table-cell>
          <table:table-cell office:value-type="float" office:value="0.321546076229089" calcext:value-type="float">
            <text:p>0.321546076229089</text:p>
          </table:table-cell>
          <table:table-cell office:value-type="float" office:value="0.32334005207818" calcext:value-type="float">
            <text:p>0.32334005207818</text:p>
          </table:table-cell>
          <table:table-cell office:value-type="float" office:value="0.323859721536763" calcext:value-type="float">
            <text:p>0.323859721536763</text:p>
          </table:table-cell>
          <table:table-cell office:value-type="float" office:value="0.322771015434224" calcext:value-type="float">
            <text:p>0.322771015434224</text:p>
          </table:table-cell>
          <table:table-cell office:value-type="float" office:value="0.334721211768876" calcext:value-type="float">
            <text:p>0.334721211768876</text:p>
          </table:table-cell>
          <table:table-cell office:value-type="float" office:value="0.334635977108791" calcext:value-type="float">
            <text:p>0.334635977108791</text:p>
          </table:table-cell>
          <table:table-cell office:value-type="float" office:value="0.334518586000931" calcext:value-type="float">
            <text:p>0.334518586000931</text:p>
          </table:table-cell>
          <table:table-cell office:value-type="float" office:value="0.335127353990709" calcext:value-type="float">
            <text:p>0.335127353990709</text:p>
          </table:table-cell>
          <table:table-cell office:value-type="float" office:value="0.335584680937686" calcext:value-type="float">
            <text:p>0.335584680937686</text:p>
          </table:table-cell>
          <table:table-cell office:value-type="float" office:value="0.336057991355649" calcext:value-type="float">
            <text:p>0.336057991355649</text:p>
          </table:table-cell>
          <table:table-cell office:value-type="float" office:value="0.303262413486479" calcext:value-type="float">
            <text:p>0.303262413486479</text:p>
          </table:table-cell>
          <table:table-cell office:value-type="float" office:value="0.294253087398774" calcext:value-type="float">
            <text:p>0.294253087398774</text:p>
          </table:table-cell>
          <table:table-cell office:value-type="float" office:value="0.287795103474085" calcext:value-type="float">
            <text:p>0.287795103474085</text:p>
          </table:table-cell>
          <table:table-cell office:value-type="float" office:value="0.292584851357606" calcext:value-type="float">
            <text:p>0.292584851357606</text:p>
          </table:table-cell>
          <table:table-cell office:value-type="float" office:value="0.296198999905989" calcext:value-type="float">
            <text:p>0.296198999905989</text:p>
          </table:table-cell>
          <table:table-cell office:value-type="float" office:value="0.300780039396775" calcext:value-type="float">
            <text:p>0.300780039396775</text:p>
          </table:table-cell>
          <table:table-cell office:value-type="float" office:value="0.303522394452381" calcext:value-type="float">
            <text:p>0.303522394452381</text:p>
          </table:table-cell>
          <table:table-cell office:value-type="float" office:value="0.302975769323093" calcext:value-type="float">
            <text:p>0.302975769323093</text:p>
          </table:table-cell>
          <table:table-cell office:value-type="float" office:value="0.30223282602521" calcext:value-type="float">
            <text:p>0.30223282602521</text:p>
          </table:table-cell>
          <table:table-cell office:value-type="float" office:value="0.302241251871855" calcext:value-type="float">
            <text:p>0.302241251871855</text:p>
          </table:table-cell>
          <table:table-cell office:value-type="float" office:value="0.301663007036587" calcext:value-type="float">
            <text:p>0.301663007036587</text:p>
          </table:table-cell>
          <table:table-cell office:value-type="float" office:value="0.301741119282128" calcext:value-type="float">
            <text:p>0.301741119282128</text:p>
          </table:table-cell>
          <table:table-cell office:value-type="float" office:value="0.302159824420007" calcext:value-type="float">
            <text:p>0.302159824420007</text:p>
          </table:table-cell>
          <table:table-cell office:value-type="float" office:value="0.301987601474347" calcext:value-type="float">
            <text:p>0.301987601474347</text:p>
          </table:table-cell>
          <table:table-cell office:value-type="float" office:value="0.302173471019067" calcext:value-type="float">
            <text:p>0.302173471019067</text:p>
          </table:table-cell>
          <table:table-cell office:value-type="float" office:value="0.302228390625604" calcext:value-type="float">
            <text:p>0.302228390625604</text:p>
          </table:table-cell>
          <table:table-cell office:value-type="float" office:value="0.302251030826775" calcext:value-type="float">
            <text:p>0.302251030826775</text:p>
          </table:table-cell>
          <table:table-cell office:value-type="float" office:value="0.302383390811677" calcext:value-type="float">
            <text:p>0.302383390811677</text:p>
          </table:table-cell>
          <table:table-cell office:value-type="float" office:value="0.302308376374913" calcext:value-type="float">
            <text:p>0.302308376374913</text:p>
          </table:table-cell>
          <table:table-cell office:value-type="float" office:value="0.302307932846462" calcext:value-type="float">
            <text:p>0.302307932846462</text:p>
          </table:table-cell>
          <table:table-cell office:value-type="float" office:value="0.302364318974869" calcext:value-type="float">
            <text:p>0.302364318974869</text:p>
          </table:table-cell>
          <table:table-cell office:value-type="float" office:value="0.302381084630132" calcext:value-type="float">
            <text:p>0.302381084630132</text:p>
          </table:table-cell>
          <table:table-cell office:value-type="float" office:value="0.302372647707132" calcext:value-type="float">
            <text:p>0.302372647707132</text:p>
          </table:table-cell>
          <table:table-cell office:value-type="float" office:value="0.302316014251652" calcext:value-type="float">
            <text:p>0.302316014251652</text:p>
          </table:table-cell>
          <table:table-cell office:value-type="float" office:value="0.302327204564246" calcext:value-type="float">
            <text:p>0.302327204564246</text:p>
          </table:table-cell>
          <table:table-cell office:value-type="float" office:value="0.302290960772882" calcext:value-type="float">
            <text:p>0.302290960772882</text:p>
          </table:table-cell>
          <table:table-cell office:value-type="float" office:value="0.302399971134972" calcext:value-type="float">
            <text:p>0.302399971134972</text:p>
          </table:table-cell>
          <table:table-cell office:value-type="float" office:value="0.302379706246497" calcext:value-type="float">
            <text:p>0.302379706246497</text:p>
          </table:table-cell>
          <table:table-cell office:value-type="float" office:value="0.302452264060825" calcext:value-type="float">
            <text:p>0.302452264060825</text:p>
          </table:table-cell>
          <table:table-cell office:value-type="float" office:value="0.302454095798331" calcext:value-type="float">
            <text:p>0.302454095798331</text:p>
          </table:table-cell>
          <table:table-cell office:value-type="float" office:value="0.302440010514372" calcext:value-type="float">
            <text:p>0.302440010514372</text:p>
          </table:table-cell>
          <table:table-cell office:value-type="float" office:value="0.302457806583391" calcext:value-type="float">
            <text:p>0.302457806583391</text:p>
          </table:table-cell>
          <table:table-cell office:value-type="float" office:value="0.302487295350458" calcext:value-type="float">
            <text:p>0.302487295350458</text:p>
          </table:table-cell>
          <table:table-cell office:value-type="float" office:value="0.302468570967432" calcext:value-type="float">
            <text:p>0.302468570967432</text:p>
          </table:table-cell>
          <table:table-cell office:value-type="float" office:value="0.302495804705745" calcext:value-type="float">
            <text:p>0.302495804705745</text:p>
          </table:table-cell>
          <table:table-cell office:value-type="float" office:value="0.302482973948227" calcext:value-type="float">
            <text:p>0.302482973948227</text:p>
          </table:table-cell>
          <table:table-cell office:value-type="float" office:value="0.302468790319618" calcext:value-type="float">
            <text:p>0.302468790319618</text:p>
          </table:table-cell>
          <table:table-cell office:value-type="float" office:value="0.302477920120414" calcext:value-type="float">
            <text:p>0.302477920120414</text:p>
          </table:table-cell>
          <table:table-cell office:value-type="float" office:value="0.302479224888885" calcext:value-type="float">
            <text:p>0.302479224888885</text:p>
          </table:table-cell>
          <table:table-cell office:value-type="float" office:value="0.302509593815752" calcext:value-type="float">
            <text:p>0.302509593815752</text:p>
          </table:table-cell>
          <table:table-cell office:value-type="float" office:value="0.302495741026454" calcext:value-type="float">
            <text:p>0.302495741026454</text:p>
          </table:table-cell>
          <table:table-cell office:value-type="float" office:value="0.302482617927269" calcext:value-type="float">
            <text:p>0.302482617927269</text:p>
          </table:table-cell>
          <table:table-cell office:value-type="float" office:value="0.302515518214313" calcext:value-type="float">
            <text:p>0.302515518214313</text:p>
          </table:table-cell>
          <table:table-cell office:value-type="float" office:value="0.302521182581449" calcext:value-type="float">
            <text:p>0.302521182581449</text:p>
          </table:table-cell>
          <table:table-cell office:value-type="float" office:value="0.302469753951871" calcext:value-type="float">
            <text:p>0.302469753951871</text:p>
          </table:table-cell>
          <table:table-cell office:value-type="float" office:value="0.302484864108893" calcext:value-type="float">
            <text:p>0.302484864108893</text:p>
          </table:table-cell>
          <table:table-cell office:value-type="float" office:value="0.3025095660122" calcext:value-type="float">
            <text:p>0.3025095660122</text:p>
          </table:table-cell>
          <table:table-cell office:value-type="float" office:value="0.302485234257263" calcext:value-type="float">
            <text:p>0.302485234257263</text:p>
          </table:table-cell>
          <table:table-cell office:value-type="float" office:value="0.302513797063442" calcext:value-type="float">
            <text:p>0.302513797063442</text:p>
          </table:table-cell>
          <table:table-cell office:value-type="float" office:value="0.3025262850583" calcext:value-type="float">
            <text:p>0.3025262850583</text:p>
          </table:table-cell>
          <table:table-cell office:value-type="float" office:value="0.302530067091854" calcext:value-type="float">
            <text:p>0.302530067091854</text:p>
          </table:table-cell>
          <table:table-cell office:value-type="float" office:value="0.302508732594959" calcext:value-type="float">
            <text:p>0.302508732594959</text:p>
          </table:table-cell>
          <table:table-cell office:value-type="float" office:value="0.302504104951189" calcext:value-type="float">
            <text:p>0.302504104951189</text:p>
          </table:table-cell>
          <table:table-cell office:value-type="float" office:value="0.30253771422079" calcext:value-type="float">
            <text:p>0.30253771422079</text:p>
          </table:table-cell>
          <table:table-cell office:value-type="float" office:value="0.30249919934619" calcext:value-type="float">
            <text:p>0.30249919934619</text:p>
          </table:table-cell>
          <table:table-cell office:value-type="float" office:value="0.302507403529974" calcext:value-type="float">
            <text:p>0.302507403529974</text:p>
          </table:table-cell>
          <table:table-cell office:value-type="float" office:value="0.302512625034466" calcext:value-type="float">
            <text:p>0.302512625034466</text:p>
          </table:table-cell>
          <table:table-cell office:value-type="float" office:value="0.30250294946443" calcext:value-type="float">
            <text:p>0.30250294946443</text:p>
          </table:table-cell>
          <table:table-cell office:value-type="float" office:value="0.302488719782781" calcext:value-type="float">
            <text:p>0.302488719782781</text:p>
          </table:table-cell>
          <table:table-cell office:value-type="float" office:value="0.302498973386405" calcext:value-type="float">
            <text:p>0.302498973386405</text:p>
          </table:table-cell>
          <table:table-cell office:value-type="float" office:value="0.302488042665272" calcext:value-type="float">
            <text:p>0.302488042665272</text:p>
          </table:table-cell>
          <table:table-cell office:value-type="float" office:value="0.302502779611124" calcext:value-type="float">
            <text:p>0.302502779611124</text:p>
          </table:table-cell>
          <table:table-cell office:value-type="float" office:value="0.302512194322022" calcext:value-type="float">
            <text:p>0.302512194322022</text:p>
          </table:table-cell>
          <table:table-cell office:value-type="float" office:value="0.302511858208295" calcext:value-type="float">
            <text:p>0.302511858208295</text:p>
          </table:table-cell>
          <table:table-cell office:value-type="float" office:value="0.302499142460525" calcext:value-type="float">
            <text:p>0.302499142460525</text:p>
          </table:table-cell>
          <table:table-cell office:value-type="float" office:value="0.3024965159922" calcext:value-type="float">
            <text:p>0.3024965159922</text:p>
          </table:table-cell>
          <table:table-cell office:value-type="float" office:value="0.302509142560579" calcext:value-type="float">
            <text:p>0.302509142560579</text:p>
          </table:table-cell>
          <table:table-cell office:value-type="float" office:value="0.302513866155216" calcext:value-type="float">
            <text:p>0.302513866155216</text:p>
          </table:table-cell>
          <table:table-cell office:value-type="float" office:value="0.302496168032472" calcext:value-type="float">
            <text:p>0.302496168032472</text:p>
          </table:table-cell>
          <table:table-cell office:value-type="float" office:value="0.302472762256577" calcext:value-type="float">
            <text:p>0.302472762256577</text:p>
          </table:table-cell>
          <table:table-cell office:value-type="float" office:value="0.302470003926212" calcext:value-type="float">
            <text:p>0.302470003926212</text:p>
          </table:table-cell>
          <table:table-cell office:value-type="float" office:value="0.302486336263649" calcext:value-type="float">
            <text:p>0.302486336263649</text:p>
          </table:table-cell>
          <table:table-cell office:value-type="float" office:value="0.302473497839071" calcext:value-type="float">
            <text:p>0.302473497839071</text:p>
          </table:table-cell>
          <table:table-cell office:value-type="float" office:value="0.302449902012628" calcext:value-type="float">
            <text:p>0.302449902012628</text:p>
          </table:table-cell>
          <table:table-cell office:value-type="float" office:value="0.302485783875353" calcext:value-type="float">
            <text:p>0.302485783875353</text:p>
          </table:table-cell>
          <table:table-cell office:value-type="float" office:value="0.302446167184582" calcext:value-type="float">
            <text:p>0.302446167184582</text:p>
          </table:table-cell>
          <table:table-cell office:value-type="float" office:value="0.302444485490064" calcext:value-type="float">
            <text:p>0.302444485490064</text:p>
          </table:table-cell>
          <table:table-cell office:value-type="float" office:value="0.302471923959718" calcext:value-type="float">
            <text:p>0.302471923959718</text:p>
          </table:table-cell>
          <table:table-cell office:value-type="float" office:value="0.30249825271205" calcext:value-type="float">
            <text:p>0.30249825271205</text:p>
          </table:table-cell>
          <table:table-cell office:value-type="float" office:value="0.302529787390182" calcext:value-type="float">
            <text:p>0.302529787390182</text:p>
          </table:table-cell>
          <table:table-cell office:value-type="float" office:value="0.302504276860391" calcext:value-type="float">
            <text:p>0.302504276860391</text:p>
          </table:table-cell>
          <table:table-cell office:value-type="float" office:value="0.302520633191093" calcext:value-type="float">
            <text:p>0.302520633191093</text:p>
          </table:table-cell>
          <table:table-cell office:value-type="float" office:value="0.302509902537673" calcext:value-type="float">
            <text:p>0.302509902537673</text:p>
          </table:table-cell>
          <table:table-cell office:value-type="float" office:value="0.302511508916404" calcext:value-type="float">
            <text:p>0.302511508916404</text:p>
          </table:table-cell>
          <table:table-cell office:value-type="float" office:value="0.302539595120482" calcext:value-type="float">
            <text:p>0.302539595120482</text:p>
          </table:table-cell>
          <table:table-cell office:value-type="float" office:value="0.302510646188549" calcext:value-type="float">
            <text:p>0.302510646188549</text:p>
          </table:table-cell>
          <table:table-cell office:value-type="float" office:value="0.302524604874569" calcext:value-type="float">
            <text:p>0.302524604874569</text:p>
          </table:table-cell>
          <table:table-cell office:value-type="float" office:value="0.302527733553326" calcext:value-type="float">
            <text:p>0.302527733553326</text:p>
          </table:table-cell>
          <table:table-cell office:value-type="float" office:value="0.302514581507831" calcext:value-type="float">
            <text:p>0.302514581507831</text:p>
          </table:table-cell>
          <table:table-cell office:value-type="float" office:value="0.302513253754508" calcext:value-type="float">
            <text:p>0.302513253754508</text:p>
          </table:table-cell>
          <table:table-cell office:value-type="float" office:value="0.302521741199792" calcext:value-type="float">
            <text:p>0.302521741199792</text:p>
          </table:table-cell>
          <table:table-cell office:value-type="float" office:value="0.302537252074487" calcext:value-type="float">
            <text:p>0.302537252074487</text:p>
          </table:table-cell>
          <table:table-cell office:value-type="float" office:value="0.302526273277611" calcext:value-type="float">
            <text:p>0.302526273277611</text:p>
          </table:table-cell>
          <table:table-cell office:value-type="float" office:value="0.302537372786104" calcext:value-type="float">
            <text:p>0.302537372786104</text:p>
          </table:table-cell>
          <table:table-cell office:value-type="float" office:value="0.302523474913472" calcext:value-type="float">
            <text:p>0.302523474913472</text:p>
          </table:table-cell>
          <table:table-cell office:value-type="float" office:value="0.302543759322089" calcext:value-type="float">
            <text:p>0.302543759322089</text:p>
          </table:table-cell>
          <table:table-cell office:value-type="float" office:value="0.302537056401454" calcext:value-type="float">
            <text:p>0.302537056401454</text:p>
          </table:table-cell>
          <table:table-cell office:value-type="float" office:value="0.302552860608034" calcext:value-type="float">
            <text:p>0.302552860608034</text:p>
          </table:table-cell>
          <table:table-cell office:value-type="float" office:value="0.302538814838623" calcext:value-type="float">
            <text:p>0.302538814838623</text:p>
          </table:table-cell>
          <table:table-cell office:value-type="float" office:value="0.30252466844964" calcext:value-type="float">
            <text:p>0.30252466844964</text:p>
          </table:table-cell>
          <table:table-cell office:value-type="float" office:value="0.302530889677999" calcext:value-type="float">
            <text:p>0.302530889677999</text:p>
          </table:table-cell>
          <table:table-cell office:value-type="float" office:value="0.302527314940131" calcext:value-type="float">
            <text:p>0.302527314940131</text:p>
          </table:table-cell>
          <table:table-cell office:value-type="float" office:value="0.302532065765695" calcext:value-type="float">
            <text:p>0.302532065765695</text:p>
          </table:table-cell>
          <table:table-cell office:value-type="float" office:value="0.302522688793644" calcext:value-type="float">
            <text:p>0.302522688793644</text:p>
          </table:table-cell>
          <table:table-cell office:value-type="float" office:value="0.302514939312263" calcext:value-type="float">
            <text:p>0.302514939312263</text:p>
          </table:table-cell>
          <table:table-cell table:number-columns-repeated="509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85805954677317" calcext:value-type="float">
            <text:p>-0.385805954677317</text:p>
          </table:table-cell>
          <table:table-cell office:value-type="float" office:value="-0.385604911395957" calcext:value-type="float">
            <text:p>-0.385604911395957</text:p>
          </table:table-cell>
          <table:table-cell office:value-type="float" office:value="-0.386101535275937" calcext:value-type="float">
            <text:p>-0.386101535275937</text:p>
          </table:table-cell>
          <table:table-cell office:value-type="float" office:value="-0.385398783541665" calcext:value-type="float">
            <text:p>-0.385398783541665</text:p>
          </table:table-cell>
          <table:table-cell office:value-type="float" office:value="-0.385257249935391" calcext:value-type="float">
            <text:p>-0.385257249935391</text:p>
          </table:table-cell>
          <table:table-cell office:value-type="float" office:value="-0.385935021095869" calcext:value-type="float">
            <text:p>-0.385935021095869</text:p>
          </table:table-cell>
          <table:table-cell office:value-type="float" office:value="-0.385224168378084" calcext:value-type="float">
            <text:p>-0.385224168378084</text:p>
          </table:table-cell>
          <table:table-cell office:value-type="float" office:value="-0.385476680986719" calcext:value-type="float">
            <text:p>-0.385476680986719</text:p>
          </table:table-cell>
          <table:table-cell office:value-type="float" office:value="-0.386242004611069" calcext:value-type="float">
            <text:p>-0.386242004611069</text:p>
          </table:table-cell>
          <table:table-cell office:value-type="float" office:value="-0.385321473061513" calcext:value-type="float">
            <text:p>-0.385321473061513</text:p>
          </table:table-cell>
          <table:table-cell office:value-type="float" office:value="-0.386033914730805" calcext:value-type="float">
            <text:p>-0.386033914730805</text:p>
          </table:table-cell>
          <table:table-cell office:value-type="float" office:value="-0.38612565923308" calcext:value-type="float">
            <text:p>-0.38612565923308</text:p>
          </table:table-cell>
          <table:table-cell office:value-type="float" office:value="-0.385750205203794" calcext:value-type="float">
            <text:p>-0.385750205203794</text:p>
          </table:table-cell>
          <table:table-cell office:value-type="float" office:value="-0.386193284906831" calcext:value-type="float">
            <text:p>-0.386193284906831</text:p>
          </table:table-cell>
          <table:table-cell office:value-type="float" office:value="-0.386158393309987" calcext:value-type="float">
            <text:p>-0.386158393309987</text:p>
          </table:table-cell>
          <table:table-cell office:value-type="float" office:value="-0.385570759004024" calcext:value-type="float">
            <text:p>-0.385570759004024</text:p>
          </table:table-cell>
          <table:table-cell office:value-type="float" office:value="-0.385198077575026" calcext:value-type="float">
            <text:p>-0.385198077575026</text:p>
          </table:table-cell>
          <table:table-cell office:value-type="float" office:value="-0.385453088059536" calcext:value-type="float">
            <text:p>-0.385453088059536</text:p>
          </table:table-cell>
          <table:table-cell office:value-type="float" office:value="-0.386156147045025" calcext:value-type="float">
            <text:p>-0.386156147045025</text:p>
          </table:table-cell>
          <table:table-cell office:value-type="float" office:value="-0.385708132369742" calcext:value-type="float">
            <text:p>-0.385708132369742</text:p>
          </table:table-cell>
          <table:table-cell office:value-type="float" office:value="-0.386405790333993" calcext:value-type="float">
            <text:p>-0.386405790333993</text:p>
          </table:table-cell>
          <table:table-cell office:value-type="float" office:value="-0.385432875158345" calcext:value-type="float">
            <text:p>-0.385432875158345</text:p>
          </table:table-cell>
          <table:table-cell office:value-type="float" office:value="-0.385802064935328" calcext:value-type="float">
            <text:p>-0.385802064935328</text:p>
          </table:table-cell>
          <table:table-cell office:value-type="float" office:value="-0.385336394530302" calcext:value-type="float">
            <text:p>-0.385336394530302</text:p>
          </table:table-cell>
          <table:table-cell office:value-type="float" office:value="-0.385125315057488" calcext:value-type="float">
            <text:p>-0.385125315057488</text:p>
          </table:table-cell>
          <table:table-cell office:value-type="float" office:value="-0.385465081974665" calcext:value-type="float">
            <text:p>-0.385465081974665</text:p>
          </table:table-cell>
          <table:table-cell office:value-type="float" office:value="-0.385783423459715" calcext:value-type="float">
            <text:p>-0.385783423459715</text:p>
          </table:table-cell>
          <table:table-cell office:value-type="float" office:value="-0.385814044883134" calcext:value-type="float">
            <text:p>-0.385814044883134</text:p>
          </table:table-cell>
          <table:table-cell office:value-type="float" office:value="-0.385886480966472" calcext:value-type="float">
            <text:p>-0.385886480966472</text:p>
          </table:table-cell>
          <table:table-cell office:value-type="float" office:value="-0.385561563090405" calcext:value-type="float">
            <text:p>-0.385561563090405</text:p>
          </table:table-cell>
          <table:table-cell office:value-type="float" office:value="-0.38663329936629" calcext:value-type="float">
            <text:p>-0.38663329936629</text:p>
          </table:table-cell>
          <table:table-cell office:value-type="float" office:value="-0.38518668415939" calcext:value-type="float">
            <text:p>-0.38518668415939</text:p>
          </table:table-cell>
          <table:table-cell office:value-type="float" office:value="-0.385403354029087" calcext:value-type="float">
            <text:p>-0.385403354029087</text:p>
          </table:table-cell>
          <table:table-cell office:value-type="float" office:value="-0.385160762256481" calcext:value-type="float">
            <text:p>-0.385160762256481</text:p>
          </table:table-cell>
          <table:table-cell office:value-type="float" office:value="-0.386061623692314" calcext:value-type="float">
            <text:p>-0.386061623692314</text:p>
          </table:table-cell>
          <table:table-cell office:value-type="float" office:value="-0.38562209915182" calcext:value-type="float">
            <text:p>-0.38562209915182</text:p>
          </table:table-cell>
          <table:table-cell office:value-type="float" office:value="-0.385525301484176" calcext:value-type="float">
            <text:p>-0.385525301484176</text:p>
          </table:table-cell>
          <table:table-cell office:value-type="float" office:value="-0.385986766175336" calcext:value-type="float">
            <text:p>-0.385986766175336</text:p>
          </table:table-cell>
          <table:table-cell office:value-type="float" office:value="-0.38556894399" calcext:value-type="float">
            <text:p>-0.38556894399</text:p>
          </table:table-cell>
          <table:table-cell office:value-type="float" office:value="-0.385821209179828" calcext:value-type="float">
            <text:p>-0.385821209179828</text:p>
          </table:table-cell>
          <table:table-cell office:value-type="float" office:value="-0.385977136456808" calcext:value-type="float">
            <text:p>-0.385977136456808</text:p>
          </table:table-cell>
          <table:table-cell office:value-type="float" office:value="-0.385843520174774" calcext:value-type="float">
            <text:p>-0.385843520174774</text:p>
          </table:table-cell>
          <table:table-cell office:value-type="float" office:value="-0.385432468644681" calcext:value-type="float">
            <text:p>-0.385432468644681</text:p>
          </table:table-cell>
          <table:table-cell office:value-type="float" office:value="-0.385638923053284" calcext:value-type="float">
            <text:p>-0.385638923053284</text:p>
          </table:table-cell>
          <table:table-cell office:value-type="float" office:value="-0.386407007360462" calcext:value-type="float">
            <text:p>-0.386407007360462</text:p>
          </table:table-cell>
          <table:table-cell office:value-type="float" office:value="-0.385797000989064" calcext:value-type="float">
            <text:p>-0.385797000989064</text:p>
          </table:table-cell>
          <table:table-cell office:value-type="float" office:value="-0.384908110826216" calcext:value-type="float">
            <text:p>-0.384908110826216</text:p>
          </table:table-cell>
          <table:table-cell office:value-type="float" office:value="-0.386273389742614" calcext:value-type="float">
            <text:p>-0.386273389742614</text:p>
          </table:table-cell>
          <table:table-cell office:value-type="float" office:value="-0.38569773786265" calcext:value-type="float">
            <text:p>-0.38569773786265</text:p>
          </table:table-cell>
          <table:table-cell office:value-type="float" office:value="-0.385540582429584" calcext:value-type="float">
            <text:p>-0.385540582429584</text:p>
          </table:table-cell>
          <table:table-cell office:value-type="float" office:value="-0.385072060926831" calcext:value-type="float">
            <text:p>-0.385072060926831</text:p>
          </table:table-cell>
          <table:table-cell office:value-type="float" office:value="-0.385354087432379" calcext:value-type="float">
            <text:p>-0.385354087432379</text:p>
          </table:table-cell>
          <table:table-cell office:value-type="float" office:value="-0.386063975353228" calcext:value-type="float">
            <text:p>-0.386063975353228</text:p>
          </table:table-cell>
          <table:table-cell office:value-type="float" office:value="-0.385257420899929" calcext:value-type="float">
            <text:p>-0.385257420899929</text:p>
          </table:table-cell>
          <table:table-cell office:value-type="float" office:value="-0.385594977796863" calcext:value-type="float">
            <text:p>-0.385594977796863</text:p>
          </table:table-cell>
          <table:table-cell office:value-type="float" office:value="-0.38570038286039" calcext:value-type="float">
            <text:p>-0.38570038286039</text:p>
          </table:table-cell>
          <table:table-cell office:value-type="float" office:value="-0.385926646806319" calcext:value-type="float">
            <text:p>-0.385926646806319</text:p>
          </table:table-cell>
          <table:table-cell office:value-type="float" office:value="-0.385549624466348" calcext:value-type="float">
            <text:p>-0.385549624466348</text:p>
          </table:table-cell>
          <table:table-cell office:value-type="float" office:value="-0.38592076551808" calcext:value-type="float">
            <text:p>-0.38592076551808</text:p>
          </table:table-cell>
          <table:table-cell office:value-type="float" office:value="-0.386031527285983" calcext:value-type="float">
            <text:p>-0.386031527285983</text:p>
          </table:table-cell>
          <table:table-cell office:value-type="float" office:value="-0.386529656363543" calcext:value-type="float">
            <text:p>-0.386529656363543</text:p>
          </table:table-cell>
          <table:table-cell office:value-type="float" office:value="-0.387866307603509" calcext:value-type="float">
            <text:p>-0.387866307603509</text:p>
          </table:table-cell>
          <table:table-cell office:value-type="float" office:value="-0.388737966212748" calcext:value-type="float">
            <text:p>-0.388737966212748</text:p>
          </table:table-cell>
          <table:table-cell office:value-type="float" office:value="-0.388409572245439" calcext:value-type="float">
            <text:p>-0.388409572245439</text:p>
          </table:table-cell>
          <table:table-cell office:value-type="float" office:value="-0.388421173776271" calcext:value-type="float">
            <text:p>-0.388421173776271</text:p>
          </table:table-cell>
          <table:table-cell office:value-type="float" office:value="-0.39002110159688" calcext:value-type="float">
            <text:p>-0.39002110159688</text:p>
          </table:table-cell>
          <table:table-cell office:value-type="float" office:value="-0.391893736358012" calcext:value-type="float">
            <text:p>-0.391893736358012</text:p>
          </table:table-cell>
          <table:table-cell office:value-type="float" office:value="-0.390711720599194" calcext:value-type="float">
            <text:p>-0.390711720599194</text:p>
          </table:table-cell>
          <table:table-cell office:value-type="float" office:value="-0.388781564293167" calcext:value-type="float">
            <text:p>-0.388781564293167</text:p>
          </table:table-cell>
          <table:table-cell office:value-type="float" office:value="-0.377876449822583" calcext:value-type="float">
            <text:p>-0.377876449822583</text:p>
          </table:table-cell>
          <table:table-cell office:value-type="float" office:value="-0.364870172172831" calcext:value-type="float">
            <text:p>-0.364870172172831</text:p>
          </table:table-cell>
          <table:table-cell office:value-type="float" office:value="-0.367905635337737" calcext:value-type="float">
            <text:p>-0.367905635337737</text:p>
          </table:table-cell>
          <table:table-cell office:value-type="float" office:value="-0.350790468012234" calcext:value-type="float">
            <text:p>-0.350790468012234</text:p>
          </table:table-cell>
          <table:table-cell office:value-type="float" office:value="-0.363690055036347" calcext:value-type="float">
            <text:p>-0.363690055036347</text:p>
          </table:table-cell>
          <table:table-cell office:value-type="float" office:value="-0.384449973944589" calcext:value-type="float">
            <text:p>-0.384449973944589</text:p>
          </table:table-cell>
          <table:table-cell office:value-type="float" office:value="-0.373577541218443" calcext:value-type="float">
            <text:p>-0.373577541218443</text:p>
          </table:table-cell>
          <table:table-cell office:value-type="float" office:value="-0.361584855345852" calcext:value-type="float">
            <text:p>-0.361584855345852</text:p>
          </table:table-cell>
          <table:table-cell office:value-type="float" office:value="-0.335591182427514" calcext:value-type="float">
            <text:p>-0.335591182427514</text:p>
          </table:table-cell>
          <table:table-cell office:value-type="float" office:value="-0.325843798073669" calcext:value-type="float">
            <text:p>-0.325843798073669</text:p>
          </table:table-cell>
          <table:table-cell office:value-type="float" office:value="-0.312863391508015" calcext:value-type="float">
            <text:p>-0.312863391508015</text:p>
          </table:table-cell>
          <table:table-cell office:value-type="float" office:value="-0.299065612710541" calcext:value-type="float">
            <text:p>-0.299065612710541</text:p>
          </table:table-cell>
          <table:table-cell office:value-type="float" office:value="-0.277309517770985" calcext:value-type="float">
            <text:p>-0.277309517770985</text:p>
          </table:table-cell>
          <table:table-cell office:value-type="float" office:value="-0.287834660513544" calcext:value-type="float">
            <text:p>-0.287834660513544</text:p>
          </table:table-cell>
          <table:table-cell office:value-type="float" office:value="-0.283750324133256" calcext:value-type="float">
            <text:p>-0.283750324133256</text:p>
          </table:table-cell>
          <table:table-cell office:value-type="float" office:value="-0.28922844949917" calcext:value-type="float">
            <text:p>-0.28922844949917</text:p>
          </table:table-cell>
          <table:table-cell office:value-type="float" office:value="-0.293074501516747" calcext:value-type="float">
            <text:p>-0.293074501516747</text:p>
          </table:table-cell>
          <table:table-cell office:value-type="float" office:value="-0.298571082362934" calcext:value-type="float">
            <text:p>-0.298571082362934</text:p>
          </table:table-cell>
          <table:table-cell office:value-type="float" office:value="-0.30242839905696" calcext:value-type="float">
            <text:p>-0.30242839905696</text:p>
          </table:table-cell>
          <table:table-cell office:value-type="float" office:value="-0.320006621601399" calcext:value-type="float">
            <text:p>-0.320006621601399</text:p>
          </table:table-cell>
          <table:table-cell office:value-type="float" office:value="-0.325337096369344" calcext:value-type="float">
            <text:p>-0.325337096369344</text:p>
          </table:table-cell>
          <table:table-cell office:value-type="float" office:value="-0.352632887794248" calcext:value-type="float">
            <text:p>-0.352632887794248</text:p>
          </table:table-cell>
          <table:table-cell office:value-type="float" office:value="-0.344784430159355" calcext:value-type="float">
            <text:p>-0.344784430159355</text:p>
          </table:table-cell>
          <table:table-cell office:value-type="float" office:value="-0.353588775217084" calcext:value-type="float">
            <text:p>-0.353588775217084</text:p>
          </table:table-cell>
          <table:table-cell office:value-type="float" office:value="-0.333118653105569" calcext:value-type="float">
            <text:p>-0.333118653105569</text:p>
          </table:table-cell>
          <table:table-cell office:value-type="float" office:value="-0.32555931679164" calcext:value-type="float">
            <text:p>-0.32555931679164</text:p>
          </table:table-cell>
          <table:table-cell office:value-type="float" office:value="-0.330849113037993" calcext:value-type="float">
            <text:p>-0.330849113037993</text:p>
          </table:table-cell>
          <table:table-cell office:value-type="float" office:value="-0.329337682475733" calcext:value-type="float">
            <text:p>-0.329337682475733</text:p>
          </table:table-cell>
          <table:table-cell office:value-type="float" office:value="-0.305454546357977" calcext:value-type="float">
            <text:p>-0.305454546357977</text:p>
          </table:table-cell>
          <table:table-cell office:value-type="float" office:value="-0.353818140246234" calcext:value-type="float">
            <text:p>-0.353818140246234</text:p>
          </table:table-cell>
          <table:table-cell office:value-type="float" office:value="-0.365090435096764" calcext:value-type="float">
            <text:p>-0.365090435096764</text:p>
          </table:table-cell>
          <table:table-cell office:value-type="float" office:value="-0.409530994560036" calcext:value-type="float">
            <text:p>-0.409530994560036</text:p>
          </table:table-cell>
          <table:table-cell office:value-type="float" office:value="-0.414036867183275" calcext:value-type="float">
            <text:p>-0.414036867183275</text:p>
          </table:table-cell>
          <table:table-cell office:value-type="float" office:value="-0.412569622405596" calcext:value-type="float">
            <text:p>-0.412569622405596</text:p>
          </table:table-cell>
          <table:table-cell office:value-type="float" office:value="-0.417288981645782" calcext:value-type="float">
            <text:p>-0.417288981645782</text:p>
          </table:table-cell>
          <table:table-cell office:value-type="float" office:value="-0.398051000034733" calcext:value-type="float">
            <text:p>-0.398051000034733</text:p>
          </table:table-cell>
          <table:table-cell office:value-type="float" office:value="-0.385717113468625" calcext:value-type="float">
            <text:p>-0.385717113468625</text:p>
          </table:table-cell>
          <table:table-cell office:value-type="float" office:value="-0.383017069951106" calcext:value-type="float">
            <text:p>-0.383017069951106</text:p>
          </table:table-cell>
          <table:table-cell office:value-type="float" office:value="-0.376064646749546" calcext:value-type="float">
            <text:p>-0.376064646749546</text:p>
          </table:table-cell>
          <table:table-cell office:value-type="float" office:value="-0.368773021289982" calcext:value-type="float">
            <text:p>-0.368773021289982</text:p>
          </table:table-cell>
          <table:table-cell office:value-type="float" office:value="-0.34325961076006" calcext:value-type="float">
            <text:p>-0.34325961076006</text:p>
          </table:table-cell>
          <table:table-cell office:value-type="float" office:value="-0.320951848227375" calcext:value-type="float">
            <text:p>-0.320951848227375</text:p>
          </table:table-cell>
          <table:table-cell office:value-type="float" office:value="-0.335481999773095" calcext:value-type="float">
            <text:p>-0.335481999773095</text:p>
          </table:table-cell>
          <table:table-cell office:value-type="float" office:value="-0.33442449821959" calcext:value-type="float">
            <text:p>-0.33442449821959</text:p>
          </table:table-cell>
          <table:table-cell office:value-type="float" office:value="-0.322727337488892" calcext:value-type="float">
            <text:p>-0.322727337488892</text:p>
          </table:table-cell>
          <table:table-cell office:value-type="float" office:value="-0.344143178591999" calcext:value-type="float">
            <text:p>-0.344143178591999</text:p>
          </table:table-cell>
          <table:table-cell office:value-type="float" office:value="-0.336973337094645" calcext:value-type="float">
            <text:p>-0.336973337094645</text:p>
          </table:table-cell>
          <table:table-cell office:value-type="float" office:value="-0.349312409836012" calcext:value-type="float">
            <text:p>-0.349312409836012</text:p>
          </table:table-cell>
          <table:table-cell office:value-type="float" office:value="-0.364912190357389" calcext:value-type="float">
            <text:p>-0.364912190357389</text:p>
          </table:table-cell>
          <table:table-cell office:value-type="float" office:value="-0.368172089106421" calcext:value-type="float">
            <text:p>-0.368172089106421</text:p>
          </table:table-cell>
          <table:table-cell office:value-type="float" office:value="-0.371679641113356" calcext:value-type="float">
            <text:p>-0.371679641113356</text:p>
          </table:table-cell>
          <table:table-cell office:value-type="float" office:value="-0.385428237547307" calcext:value-type="float">
            <text:p>-0.385428237547307</text:p>
          </table:table-cell>
          <table:table-cell office:value-type="float" office:value="-0.400185233181614" calcext:value-type="float">
            <text:p>-0.400185233181614</text:p>
          </table:table-cell>
          <table:table-cell office:value-type="float" office:value="-0.408472439773455" calcext:value-type="float">
            <text:p>-0.408472439773455</text:p>
          </table:table-cell>
          <table:table-cell office:value-type="float" office:value="-0.383951053908402" calcext:value-type="float">
            <text:p>-0.383951053908402</text:p>
          </table:table-cell>
          <table:table-cell office:value-type="float" office:value="-0.382225128250306" calcext:value-type="float">
            <text:p>-0.382225128250306</text:p>
          </table:table-cell>
          <table:table-cell office:value-type="float" office:value="-0.387058577478595" calcext:value-type="float">
            <text:p>-0.387058577478595</text:p>
          </table:table-cell>
          <table:table-cell office:value-type="float" office:value="-0.363523798660753" calcext:value-type="float">
            <text:p>-0.363523798660753</text:p>
          </table:table-cell>
          <table:table-cell office:value-type="float" office:value="-0.348085042726825" calcext:value-type="float">
            <text:p>-0.348085042726825</text:p>
          </table:table-cell>
          <table:table-cell office:value-type="float" office:value="-0.343318897954781" calcext:value-type="float">
            <text:p>-0.343318897954781</text:p>
          </table:table-cell>
          <table:table-cell office:value-type="float" office:value="-0.35399828293198" calcext:value-type="float">
            <text:p>-0.35399828293198</text:p>
          </table:table-cell>
          <table:table-cell office:value-type="float" office:value="-0.359795400561719" calcext:value-type="float">
            <text:p>-0.359795400561719</text:p>
          </table:table-cell>
          <table:table-cell office:value-type="float" office:value="-0.36762921270066" calcext:value-type="float">
            <text:p>-0.36762921270066</text:p>
          </table:table-cell>
          <table:table-cell office:value-type="float" office:value="-0.372266471614274" calcext:value-type="float">
            <text:p>-0.372266471614274</text:p>
          </table:table-cell>
          <table:table-cell office:value-type="float" office:value="-0.380189344786482" calcext:value-type="float">
            <text:p>-0.380189344786482</text:p>
          </table:table-cell>
          <table:table-cell office:value-type="float" office:value="-0.380335856618008" calcext:value-type="float">
            <text:p>-0.380335856618008</text:p>
          </table:table-cell>
          <table:table-cell office:value-type="float" office:value="-0.394304403586948" calcext:value-type="float">
            <text:p>-0.394304403586948</text:p>
          </table:table-cell>
          <table:table-cell office:value-type="float" office:value="-0.401649705712362" calcext:value-type="float">
            <text:p>-0.401649705712362</text:p>
          </table:table-cell>
          <table:table-cell office:value-type="float" office:value="-0.400161735592962" calcext:value-type="float">
            <text:p>-0.400161735592962</text:p>
          </table:table-cell>
          <table:table-cell office:value-type="float" office:value="-0.411435620848842" calcext:value-type="float">
            <text:p>-0.411435620848842</text:p>
          </table:table-cell>
          <table:table-cell office:value-type="float" office:value="-0.399224969927726" calcext:value-type="float">
            <text:p>-0.399224969927726</text:p>
          </table:table-cell>
          <table:table-cell office:value-type="float" office:value="-0.403886237047078" calcext:value-type="float">
            <text:p>-0.403886237047078</text:p>
          </table:table-cell>
          <table:table-cell office:value-type="float" office:value="-0.404639540645969" calcext:value-type="float">
            <text:p>-0.404639540645969</text:p>
          </table:table-cell>
          <table:table-cell office:value-type="float" office:value="-0.428283181494711" calcext:value-type="float">
            <text:p>-0.428283181494711</text:p>
          </table:table-cell>
          <table:table-cell office:value-type="float" office:value="-0.418598372945691" calcext:value-type="float">
            <text:p>-0.418598372945691</text:p>
          </table:table-cell>
          <table:table-cell office:value-type="float" office:value="-0.393010316395215" calcext:value-type="float">
            <text:p>-0.393010316395215</text:p>
          </table:table-cell>
          <table:table-cell office:value-type="float" office:value="-0.372544894796" calcext:value-type="float">
            <text:p>-0.372544894796</text:p>
          </table:table-cell>
          <table:table-cell office:value-type="float" office:value="-0.428924612945005" calcext:value-type="float">
            <text:p>-0.428924612945005</text:p>
          </table:table-cell>
          <table:table-cell office:value-type="float" office:value="-0.431229190015352" calcext:value-type="float">
            <text:p>-0.431229190015352</text:p>
          </table:table-cell>
          <table:table-cell office:value-type="float" office:value="-0.434385041320479" calcext:value-type="float">
            <text:p>-0.434385041320479</text:p>
          </table:table-cell>
          <table:table-cell office:value-type="float" office:value="-0.389677154338133" calcext:value-type="float">
            <text:p>-0.389677154338133</text:p>
          </table:table-cell>
          <table:table-cell office:value-type="float" office:value="-0.374287678500427" calcext:value-type="float">
            <text:p>-0.374287678500427</text:p>
          </table:table-cell>
          <table:table-cell office:value-type="float" office:value="-0.376165525710995" calcext:value-type="float">
            <text:p>-0.376165525710995</text:p>
          </table:table-cell>
          <table:table-cell office:value-type="float" office:value="-0.398550317962001" calcext:value-type="float">
            <text:p>-0.398550317962001</text:p>
          </table:table-cell>
          <table:table-cell office:value-type="float" office:value="-0.368249191314755" calcext:value-type="float">
            <text:p>-0.368249191314755</text:p>
          </table:table-cell>
          <table:table-cell office:value-type="float" office:value="-0.358661292157627" calcext:value-type="float">
            <text:p>-0.358661292157627</text:p>
          </table:table-cell>
          <table:table-cell office:value-type="float" office:value="-0.323014840334869" calcext:value-type="float">
            <text:p>-0.323014840334869</text:p>
          </table:table-cell>
          <table:table-cell office:value-type="float" office:value="-0.320131422750396" calcext:value-type="float">
            <text:p>-0.320131422750396</text:p>
          </table:table-cell>
          <table:table-cell office:value-type="float" office:value="-0.324621963176876" calcext:value-type="float">
            <text:p>-0.324621963176876</text:p>
          </table:table-cell>
          <table:table-cell office:value-type="float" office:value="-0.331402005180906" calcext:value-type="float">
            <text:p>-0.331402005180906</text:p>
          </table:table-cell>
          <table:table-cell office:value-type="float" office:value="-0.347941993870706" calcext:value-type="float">
            <text:p>-0.347941993870706</text:p>
          </table:table-cell>
          <table:table-cell office:value-type="float" office:value="-0.351014591143855" calcext:value-type="float">
            <text:p>-0.351014591143855</text:p>
          </table:table-cell>
          <table:table-cell office:value-type="float" office:value="-0.36011621226759" calcext:value-type="float">
            <text:p>-0.36011621226759</text:p>
          </table:table-cell>
          <table:table-cell office:value-type="float" office:value="-0.377512950171246" calcext:value-type="float">
            <text:p>-0.377512950171246</text:p>
          </table:table-cell>
          <table:table-cell office:value-type="float" office:value="-0.40118457292585" calcext:value-type="float">
            <text:p>-0.40118457292585</text:p>
          </table:table-cell>
          <table:table-cell office:value-type="float" office:value="-0.403074939019188" calcext:value-type="float">
            <text:p>-0.403074939019188</text:p>
          </table:table-cell>
          <table:table-cell office:value-type="float" office:value="-0.407137544933875" calcext:value-type="float">
            <text:p>-0.407137544933875</text:p>
          </table:table-cell>
          <table:table-cell office:value-type="float" office:value="-0.411818447370607" calcext:value-type="float">
            <text:p>-0.411818447370607</text:p>
          </table:table-cell>
          <table:table-cell office:value-type="float" office:value="-0.402638645031289" calcext:value-type="float">
            <text:p>-0.402638645031289</text:p>
          </table:table-cell>
          <table:table-cell office:value-type="float" office:value="-0.377896393177992" calcext:value-type="float">
            <text:p>-0.377896393177992</text:p>
          </table:table-cell>
          <table:table-cell office:value-type="float" office:value="-0.399081818691089" calcext:value-type="float">
            <text:p>-0.399081818691089</text:p>
          </table:table-cell>
          <table:table-cell office:value-type="float" office:value="-0.379016145143014" calcext:value-type="float">
            <text:p>-0.379016145143014</text:p>
          </table:table-cell>
          <table:table-cell office:value-type="float" office:value="-0.428594168836114" calcext:value-type="float">
            <text:p>-0.428594168836114</text:p>
          </table:table-cell>
          <table:table-cell office:value-type="float" office:value="-0.444324956582828" calcext:value-type="float">
            <text:p>-0.444324956582828</text:p>
          </table:table-cell>
          <table:table-cell office:value-type="float" office:value="-0.450461802610504" calcext:value-type="float">
            <text:p>-0.450461802610504</text:p>
          </table:table-cell>
          <table:table-cell office:value-type="float" office:value="-0.444056953888132" calcext:value-type="float">
            <text:p>-0.444056953888132</text:p>
          </table:table-cell>
          <table:table-cell office:value-type="float" office:value="-0.441574482141044" calcext:value-type="float">
            <text:p>-0.441574482141044</text:p>
          </table:table-cell>
          <table:table-cell office:value-type="float" office:value="-0.394053578752926" calcext:value-type="float">
            <text:p>-0.394053578752926</text:p>
          </table:table-cell>
          <table:table-cell office:value-type="float" office:value="-0.392484369713716" calcext:value-type="float">
            <text:p>-0.392484369713716</text:p>
          </table:table-cell>
          <table:table-cell office:value-type="float" office:value="-0.396377601357985" calcext:value-type="float">
            <text:p>-0.396377601357985</text:p>
          </table:table-cell>
          <table:table-cell office:value-type="float" office:value="-0.401927789029969" calcext:value-type="float">
            <text:p>-0.401927789029969</text:p>
          </table:table-cell>
          <table:table-cell office:value-type="float" office:value="-0.386322125168545" calcext:value-type="float">
            <text:p>-0.386322125168545</text:p>
          </table:table-cell>
          <table:table-cell office:value-type="float" office:value="-0.383644194727945" calcext:value-type="float">
            <text:p>-0.383644194727945</text:p>
          </table:table-cell>
          <table:table-cell office:value-type="float" office:value="-0.358314867982387" calcext:value-type="float">
            <text:p>-0.358314867982387</text:p>
          </table:table-cell>
          <table:table-cell office:value-type="float" office:value="-0.334236258875415" calcext:value-type="float">
            <text:p>-0.334236258875415</text:p>
          </table:table-cell>
          <table:table-cell office:value-type="float" office:value="-0.341250894814265" calcext:value-type="float">
            <text:p>-0.341250894814265</text:p>
          </table:table-cell>
          <table:table-cell office:value-type="float" office:value="-0.319214452850988" calcext:value-type="float">
            <text:p>-0.319214452850988</text:p>
          </table:table-cell>
          <table:table-cell office:value-type="float" office:value="-0.321598736990774" calcext:value-type="float">
            <text:p>-0.321598736990774</text:p>
          </table:table-cell>
          <table:table-cell office:value-type="float" office:value="-0.326435956317472" calcext:value-type="float">
            <text:p>-0.326435956317472</text:p>
          </table:table-cell>
          <table:table-cell office:value-type="float" office:value="-0.339009549028567" calcext:value-type="float">
            <text:p>-0.339009549028567</text:p>
          </table:table-cell>
          <table:table-cell office:value-type="float" office:value="-0.365862831008189" calcext:value-type="float">
            <text:p>-0.365862831008189</text:p>
          </table:table-cell>
          <table:table-cell office:value-type="float" office:value="-0.403438463643701" calcext:value-type="float">
            <text:p>-0.403438463643701</text:p>
          </table:table-cell>
          <table:table-cell office:value-type="float" office:value="-0.398461395151974" calcext:value-type="float">
            <text:p>-0.398461395151974</text:p>
          </table:table-cell>
          <table:table-cell office:value-type="float" office:value="-0.404103682144951" calcext:value-type="float">
            <text:p>-0.404103682144951</text:p>
          </table:table-cell>
          <table:table-cell office:value-type="float" office:value="-0.372466560237436" calcext:value-type="float">
            <text:p>-0.372466560237436</text:p>
          </table:table-cell>
          <table:table-cell office:value-type="float" office:value="-0.368606182090605" calcext:value-type="float">
            <text:p>-0.368606182090605</text:p>
          </table:table-cell>
          <table:table-cell office:value-type="float" office:value="-0.37639772667208" calcext:value-type="float">
            <text:p>-0.37639772667208</text:p>
          </table:table-cell>
          <table:table-cell office:value-type="float" office:value="-0.380516189556893" calcext:value-type="float">
            <text:p>-0.380516189556893</text:p>
          </table:table-cell>
          <table:table-cell office:value-type="float" office:value="-0.367724281032408" calcext:value-type="float">
            <text:p>-0.367724281032408</text:p>
          </table:table-cell>
          <table:table-cell office:value-type="float" office:value="-0.360565905110959" calcext:value-type="float">
            <text:p>-0.360565905110959</text:p>
          </table:table-cell>
          <table:table-cell office:value-type="float" office:value="-0.358510096825621" calcext:value-type="float">
            <text:p>-0.358510096825621</text:p>
          </table:table-cell>
          <table:table-cell office:value-type="float" office:value="-0.351622859769118" calcext:value-type="float">
            <text:p>-0.351622859769118</text:p>
          </table:table-cell>
          <table:table-cell office:value-type="float" office:value="-0.353197889382756" calcext:value-type="float">
            <text:p>-0.353197889382756</text:p>
          </table:table-cell>
          <table:table-cell office:value-type="float" office:value="-0.351847837034029" calcext:value-type="float">
            <text:p>-0.351847837034029</text:p>
          </table:table-cell>
          <table:table-cell office:value-type="float" office:value="-0.342532087033813" calcext:value-type="float">
            <text:p>-0.342532087033813</text:p>
          </table:table-cell>
          <table:table-cell office:value-type="float" office:value="-0.368578402213117" calcext:value-type="float">
            <text:p>-0.368578402213117</text:p>
          </table:table-cell>
          <table:table-cell office:value-type="float" office:value="-0.34662352609992" calcext:value-type="float">
            <text:p>-0.34662352609992</text:p>
          </table:table-cell>
          <table:table-cell office:value-type="float" office:value="-0.312403829183933" calcext:value-type="float">
            <text:p>-0.312403829183933</text:p>
          </table:table-cell>
          <table:table-cell office:value-type="float" office:value="-0.306467862846444" calcext:value-type="float">
            <text:p>-0.306467862846444</text:p>
          </table:table-cell>
          <table:table-cell office:value-type="float" office:value="-0.323972398955928" calcext:value-type="float">
            <text:p>-0.323972398955928</text:p>
          </table:table-cell>
          <table:table-cell office:value-type="float" office:value="-0.317182975742598" calcext:value-type="float">
            <text:p>-0.317182975742598</text:p>
          </table:table-cell>
          <table:table-cell office:value-type="float" office:value="-0.336178546579925" calcext:value-type="float">
            <text:p>-0.336178546579925</text:p>
          </table:table-cell>
          <table:table-cell office:value-type="float" office:value="-0.334904205571617" calcext:value-type="float">
            <text:p>-0.334904205571617</text:p>
          </table:table-cell>
          <table:table-cell office:value-type="float" office:value="-0.346279770960399" calcext:value-type="float">
            <text:p>-0.346279770960399</text:p>
          </table:table-cell>
          <table:table-cell office:value-type="float" office:value="-0.379857913815695" calcext:value-type="float">
            <text:p>-0.379857913815695</text:p>
          </table:table-cell>
          <table:table-cell office:value-type="float" office:value="-0.390070900254596" calcext:value-type="float">
            <text:p>-0.390070900254596</text:p>
          </table:table-cell>
          <table:table-cell office:value-type="float" office:value="-0.392135922318304" calcext:value-type="float">
            <text:p>-0.392135922318304</text:p>
          </table:table-cell>
          <table:table-cell office:value-type="float" office:value="-0.408340817635316" calcext:value-type="float">
            <text:p>-0.408340817635316</text:p>
          </table:table-cell>
          <table:table-cell office:value-type="float" office:value="-0.415119033749841" calcext:value-type="float">
            <text:p>-0.415119033749841</text:p>
          </table:table-cell>
          <table:table-cell office:value-type="float" office:value="-0.403824957295721" calcext:value-type="float">
            <text:p>-0.403824957295721</text:p>
          </table:table-cell>
          <table:table-cell office:value-type="float" office:value="-0.40176481111682" calcext:value-type="float">
            <text:p>-0.40176481111682</text:p>
          </table:table-cell>
          <table:table-cell office:value-type="float" office:value="-0.371618918415146" calcext:value-type="float">
            <text:p>-0.371618918415146</text:p>
          </table:table-cell>
          <table:table-cell office:value-type="float" office:value="-0.385540028055859" calcext:value-type="float">
            <text:p>-0.385540028055859</text:p>
          </table:table-cell>
          <table:table-cell office:value-type="float" office:value="-0.368676468602411" calcext:value-type="float">
            <text:p>-0.368676468602411</text:p>
          </table:table-cell>
          <table:table-cell office:value-type="float" office:value="-0.408464245970203" calcext:value-type="float">
            <text:p>-0.408464245970203</text:p>
          </table:table-cell>
          <table:table-cell office:value-type="float" office:value="-0.419043538017815" calcext:value-type="float">
            <text:p>-0.419043538017815</text:p>
          </table:table-cell>
          <table:table-cell office:value-type="float" office:value="-0.452120281573278" calcext:value-type="float">
            <text:p>-0.452120281573278</text:p>
          </table:table-cell>
          <table:table-cell office:value-type="float" office:value="-0.45612624569368" calcext:value-type="float">
            <text:p>-0.45612624569368</text:p>
          </table:table-cell>
          <table:table-cell office:value-type="float" office:value="-0.452461425895022" calcext:value-type="float">
            <text:p>-0.452461425895022</text:p>
          </table:table-cell>
          <table:table-cell office:value-type="float" office:value="-0.448752150131968" calcext:value-type="float">
            <text:p>-0.448752150131968</text:p>
          </table:table-cell>
          <table:table-cell office:value-type="float" office:value="-0.374672251650278" calcext:value-type="float">
            <text:p>-0.374672251650278</text:p>
          </table:table-cell>
          <table:table-cell office:value-type="float" office:value="-0.353464158264925" calcext:value-type="float">
            <text:p>-0.353464158264925</text:p>
          </table:table-cell>
          <table:table-cell office:value-type="float" office:value="-0.325707522513406" calcext:value-type="float">
            <text:p>-0.325707522513406</text:p>
          </table:table-cell>
          <table:table-cell office:value-type="float" office:value="-0.321892375335797" calcext:value-type="float">
            <text:p>-0.321892375335797</text:p>
          </table:table-cell>
          <table:table-cell office:value-type="float" office:value="-0.324352528804587" calcext:value-type="float">
            <text:p>-0.324352528804587</text:p>
          </table:table-cell>
          <table:table-cell office:value-type="float" office:value="-0.331345841702448" calcext:value-type="float">
            <text:p>-0.331345841702448</text:p>
          </table:table-cell>
          <table:table-cell office:value-type="float" office:value="-0.339620545279703" calcext:value-type="float">
            <text:p>-0.339620545279703</text:p>
          </table:table-cell>
          <table:table-cell office:value-type="float" office:value="-0.368081766596137" calcext:value-type="float">
            <text:p>-0.368081766596137</text:p>
          </table:table-cell>
          <table:table-cell office:value-type="float" office:value="-0.386720278856442" calcext:value-type="float">
            <text:p>-0.386720278856442</text:p>
          </table:table-cell>
          <table:table-cell office:value-type="float" office:value="-0.381085619036246" calcext:value-type="float">
            <text:p>-0.381085619036246</text:p>
          </table:table-cell>
          <table:table-cell office:value-type="float" office:value="-0.382057891913369" calcext:value-type="float">
            <text:p>-0.382057891913369</text:p>
          </table:table-cell>
          <table:table-cell office:value-type="float" office:value="-0.378141105444438" calcext:value-type="float">
            <text:p>-0.378141105444438</text:p>
          </table:table-cell>
          <table:table-cell office:value-type="float" office:value="-0.385565717278945" calcext:value-type="float">
            <text:p>-0.385565717278945</text:p>
          </table:table-cell>
          <table:table-cell office:value-type="float" office:value="-0.374097692127912" calcext:value-type="float">
            <text:p>-0.374097692127912</text:p>
          </table:table-cell>
          <table:table-cell office:value-type="float" office:value="-0.374537164536033" calcext:value-type="float">
            <text:p>-0.374537164536033</text:p>
          </table:table-cell>
          <table:table-cell office:value-type="float" office:value="-0.374728551266435" calcext:value-type="float">
            <text:p>-0.374728551266435</text:p>
          </table:table-cell>
          <table:table-cell office:value-type="float" office:value="-0.372734571278834" calcext:value-type="float">
            <text:p>-0.372734571278834</text:p>
          </table:table-cell>
          <table:table-cell office:value-type="float" office:value="-0.373111594782206" calcext:value-type="float">
            <text:p>-0.373111594782206</text:p>
          </table:table-cell>
          <table:table-cell office:value-type="float" office:value="-0.372981051090259" calcext:value-type="float">
            <text:p>-0.372981051090259</text:p>
          </table:table-cell>
          <table:table-cell office:value-type="float" office:value="-0.37168313460707" calcext:value-type="float">
            <text:p>-0.37168313460707</text:p>
          </table:table-cell>
          <table:table-cell office:value-type="float" office:value="-0.373027960422639" calcext:value-type="float">
            <text:p>-0.373027960422639</text:p>
          </table:table-cell>
          <table:table-cell office:value-type="float" office:value="-0.372694400172317" calcext:value-type="float">
            <text:p>-0.372694400172317</text:p>
          </table:table-cell>
          <table:table-cell office:value-type="float" office:value="-0.373183177396555" calcext:value-type="float">
            <text:p>-0.373183177396555</text:p>
          </table:table-cell>
          <table:table-cell office:value-type="float" office:value="-0.371566778717061" calcext:value-type="float">
            <text:p>-0.371566778717061</text:p>
          </table:table-cell>
          <table:table-cell office:value-type="float" office:value="-0.372061661334228" calcext:value-type="float">
            <text:p>-0.372061661334228</text:p>
          </table:table-cell>
          <table:table-cell office:value-type="float" office:value="-0.370167144857967" calcext:value-type="float">
            <text:p>-0.370167144857967</text:p>
          </table:table-cell>
          <table:table-cell office:value-type="float" office:value="-0.371697606410991" calcext:value-type="float">
            <text:p>-0.371697606410991</text:p>
          </table:table-cell>
          <table:table-cell office:value-type="float" office:value="-0.370348370346426" calcext:value-type="float">
            <text:p>-0.370348370346426</text:p>
          </table:table-cell>
          <table:table-cell office:value-type="float" office:value="-0.370951953377834" calcext:value-type="float">
            <text:p>-0.370951953377834</text:p>
          </table:table-cell>
          <table:table-cell office:value-type="float" office:value="-0.371049865235744" calcext:value-type="float">
            <text:p>-0.371049865235744</text:p>
          </table:table-cell>
          <table:table-cell office:value-type="float" office:value="-0.370528840622711" calcext:value-type="float">
            <text:p>-0.370528840622711</text:p>
          </table:table-cell>
          <table:table-cell office:value-type="float" office:value="-0.370202315562458" calcext:value-type="float">
            <text:p>-0.370202315562458</text:p>
          </table:table-cell>
          <table:table-cell office:value-type="float" office:value="-0.371419380068957" calcext:value-type="float">
            <text:p>-0.371419380068957</text:p>
          </table:table-cell>
          <table:table-cell office:value-type="float" office:value="-0.370649869607828" calcext:value-type="float">
            <text:p>-0.370649869607828</text:p>
          </table:table-cell>
          <table:table-cell office:value-type="float" office:value="-0.371064819705113" calcext:value-type="float">
            <text:p>-0.371064819705113</text:p>
          </table:table-cell>
          <table:table-cell office:value-type="float" office:value="-0.370569579477838" calcext:value-type="float">
            <text:p>-0.370569579477838</text:p>
          </table:table-cell>
          <table:table-cell office:value-type="float" office:value="-0.370576513292741" calcext:value-type="float">
            <text:p>-0.370576513292741</text:p>
          </table:table-cell>
          <table:table-cell office:value-type="float" office:value="-0.37035599163154" calcext:value-type="float">
            <text:p>-0.37035599163154</text:p>
          </table:table-cell>
          <table:table-cell office:value-type="float" office:value="-0.37011008179845" calcext:value-type="float">
            <text:p>-0.37011008179845</text:p>
          </table:table-cell>
          <table:table-cell office:value-type="float" office:value="-0.370885020734276" calcext:value-type="float">
            <text:p>-0.370885020734276</text:p>
          </table:table-cell>
          <table:table-cell office:value-type="float" office:value="-0.369849220972491" calcext:value-type="float">
            <text:p>-0.369849220972491</text:p>
          </table:table-cell>
          <table:table-cell office:value-type="float" office:value="-0.370243594797174" calcext:value-type="float">
            <text:p>-0.370243594797174</text:p>
          </table:table-cell>
          <table:table-cell office:value-type="float" office:value="-0.370560000920555" calcext:value-type="float">
            <text:p>-0.370560000920555</text:p>
          </table:table-cell>
          <table:table-cell office:value-type="float" office:value="-0.370540841276867" calcext:value-type="float">
            <text:p>-0.370540841276867</text:p>
          </table:table-cell>
          <table:table-cell office:value-type="float" office:value="-0.368939015610156" calcext:value-type="float">
            <text:p>-0.368939015610156</text:p>
          </table:table-cell>
          <table:table-cell office:value-type="float" office:value="-0.368641365154137" calcext:value-type="float">
            <text:p>-0.368641365154137</text:p>
          </table:table-cell>
          <table:table-cell office:value-type="float" office:value="-0.36970980912782" calcext:value-type="float">
            <text:p>-0.36970980912782</text:p>
          </table:table-cell>
          <table:table-cell office:value-type="float" office:value="-0.369172062713261" calcext:value-type="float">
            <text:p>-0.369172062713261</text:p>
          </table:table-cell>
          <table:table-cell office:value-type="float" office:value="-0.369449488190659" calcext:value-type="float">
            <text:p>-0.369449488190659</text:p>
          </table:table-cell>
          <table:table-cell office:value-type="float" office:value="-0.370441906075251" calcext:value-type="float">
            <text:p>-0.370441906075251</text:p>
          </table:table-cell>
          <table:table-cell office:value-type="float" office:value="-0.370571423126298" calcext:value-type="float">
            <text:p>-0.370571423126298</text:p>
          </table:table-cell>
          <table:table-cell office:value-type="float" office:value="-0.36963659324249" calcext:value-type="float">
            <text:p>-0.36963659324249</text:p>
          </table:table-cell>
          <table:table-cell office:value-type="float" office:value="-0.369599864800994" calcext:value-type="float">
            <text:p>-0.369599864800994</text:p>
          </table:table-cell>
          <table:table-cell office:value-type="float" office:value="-0.370732662074826" calcext:value-type="float">
            <text:p>-0.370732662074826</text:p>
          </table:table-cell>
          <table:table-cell office:value-type="float" office:value="-0.36949463746145" calcext:value-type="float">
            <text:p>-0.36949463746145</text:p>
          </table:table-cell>
          <table:table-cell office:value-type="float" office:value="-0.369818348439201" calcext:value-type="float">
            <text:p>-0.369818348439201</text:p>
          </table:table-cell>
          <table:table-cell office:value-type="float" office:value="-0.369526199352312" calcext:value-type="float">
            <text:p>-0.369526199352312</text:p>
          </table:table-cell>
          <table:table-cell office:value-type="float" office:value="-0.369526436922321" calcext:value-type="float">
            <text:p>-0.369526436922321</text:p>
          </table:table-cell>
          <table:table-cell office:value-type="float" office:value="-0.369132696401038" calcext:value-type="float">
            <text:p>-0.369132696401038</text:p>
          </table:table-cell>
          <table:table-cell office:value-type="float" office:value="-0.369742810111014" calcext:value-type="float">
            <text:p>-0.369742810111014</text:p>
          </table:table-cell>
          <table:table-cell office:value-type="float" office:value="-0.368770647726143" calcext:value-type="float">
            <text:p>-0.368770647726143</text:p>
          </table:table-cell>
          <table:table-cell office:value-type="float" office:value="-0.369068529043679" calcext:value-type="float">
            <text:p>-0.369068529043679</text:p>
          </table:table-cell>
          <table:table-cell office:value-type="float" office:value="-0.369254035450772" calcext:value-type="float">
            <text:p>-0.369254035450772</text:p>
          </table:table-cell>
          <table:table-cell office:value-type="float" office:value="-0.369847574008933" calcext:value-type="float">
            <text:p>-0.369847574008933</text:p>
          </table:table-cell>
          <table:table-cell office:value-type="float" office:value="-0.369139080894309" calcext:value-type="float">
            <text:p>-0.369139080894309</text:p>
          </table:table-cell>
          <table:table-cell office:value-type="float" office:value="-0.369337768402756" calcext:value-type="float">
            <text:p>-0.369337768402756</text:p>
          </table:table-cell>
          <table:table-cell office:value-type="float" office:value="-0.369354998849148" calcext:value-type="float">
            <text:p>-0.369354998849148</text:p>
          </table:table-cell>
          <table:table-cell office:value-type="float" office:value="-0.369431697071547" calcext:value-type="float">
            <text:p>-0.369431697071547</text:p>
          </table:table-cell>
          <table:table-cell office:value-type="float" office:value="-0.369127261135072" calcext:value-type="float">
            <text:p>-0.369127261135072</text:p>
          </table:table-cell>
          <table:table-cell office:value-type="float" office:value="-0.368696108406766" calcext:value-type="float">
            <text:p>-0.368696108406766</text:p>
          </table:table-cell>
          <table:table-cell office:value-type="float" office:value="-0.368270755650889" calcext:value-type="float">
            <text:p>-0.368270755650889</text:p>
          </table:table-cell>
          <table:table-cell office:value-type="float" office:value="-0.368530572774813" calcext:value-type="float">
            <text:p>-0.368530572774813</text:p>
          </table:table-cell>
          <table:table-cell office:value-type="float" office:value="-0.367739103648198" calcext:value-type="float">
            <text:p>-0.367739103648198</text:p>
          </table:table-cell>
          <table:table-cell office:value-type="float" office:value="-0.367907177720683" calcext:value-type="float">
            <text:p>-0.367907177720683</text:p>
          </table:table-cell>
          <table:table-cell office:value-type="float" office:value="-0.369690097136644" calcext:value-type="float">
            <text:p>-0.369690097136644</text:p>
          </table:table-cell>
          <table:table-cell office:value-type="float" office:value="-0.368572198267154" calcext:value-type="float">
            <text:p>-0.368572198267154</text:p>
          </table:table-cell>
          <table:table-cell office:value-type="float" office:value="-0.36789482932963" calcext:value-type="float">
            <text:p>-0.36789482932963</text:p>
          </table:table-cell>
          <table:table-cell office:value-type="float" office:value="-0.367914626891174" calcext:value-type="float">
            <text:p>-0.367914626891174</text:p>
          </table:table-cell>
          <table:table-cell office:value-type="float" office:value="-0.36746560393762" calcext:value-type="float">
            <text:p>-0.36746560393762</text:p>
          </table:table-cell>
          <table:table-cell office:value-type="float" office:value="-0.368081486813197" calcext:value-type="float">
            <text:p>-0.368081486813197</text:p>
          </table:table-cell>
          <table:table-cell office:value-type="float" office:value="-0.367510983549493" calcext:value-type="float">
            <text:p>-0.367510983549493</text:p>
          </table:table-cell>
          <table:table-cell office:value-type="float" office:value="-0.368020474044579" calcext:value-type="float">
            <text:p>-0.368020474044579</text:p>
          </table:table-cell>
          <table:table-cell office:value-type="float" office:value="-0.367307424674274" calcext:value-type="float">
            <text:p>-0.367307424674274</text:p>
          </table:table-cell>
          <table:table-cell office:value-type="float" office:value="-0.367368642122902" calcext:value-type="float">
            <text:p>-0.367368642122902</text:p>
          </table:table-cell>
          <table:table-cell office:value-type="float" office:value="-0.367894408025781" calcext:value-type="float">
            <text:p>-0.367894408025781</text:p>
          </table:table-cell>
          <table:table-cell office:value-type="float" office:value="-0.367714344502923" calcext:value-type="float">
            <text:p>-0.367714344502923</text:p>
          </table:table-cell>
          <table:table-cell office:value-type="float" office:value="-0.367725701176667" calcext:value-type="float">
            <text:p>-0.367725701176667</text:p>
          </table:table-cell>
          <table:table-cell office:value-type="float" office:value="-0.367601994787011" calcext:value-type="float">
            <text:p>-0.367601994787011</text:p>
          </table:table-cell>
          <table:table-cell office:value-type="float" office:value="-0.367437904775389" calcext:value-type="float">
            <text:p>-0.367437904775389</text:p>
          </table:table-cell>
          <table:table-cell office:value-type="float" office:value="-0.367168189519698" calcext:value-type="float">
            <text:p>-0.367168189519698</text:p>
          </table:table-cell>
          <table:table-cell office:value-type="float" office:value="-0.367522758542042" calcext:value-type="float">
            <text:p>-0.367522758542042</text:p>
          </table:table-cell>
          <table:table-cell office:value-type="float" office:value="-0.3677809154356" calcext:value-type="float">
            <text:p>-0.3677809154356</text:p>
          </table:table-cell>
          <table:table-cell office:value-type="float" office:value="-0.367508205685356" calcext:value-type="float">
            <text:p>-0.367508205685356</text:p>
          </table:table-cell>
          <table:table-cell office:value-type="float" office:value="-0.367668750695888" calcext:value-type="float">
            <text:p>-0.367668750695888</text:p>
          </table:table-cell>
          <table:table-cell office:value-type="float" office:value="-0.367565614833564" calcext:value-type="float">
            <text:p>-0.367565614833564</text:p>
          </table:table-cell>
          <table:table-cell office:value-type="float" office:value="-0.368247095457684" calcext:value-type="float">
            <text:p>-0.368247095457684</text:p>
          </table:table-cell>
          <table:table-cell office:value-type="float" office:value="-0.368076844699874" calcext:value-type="float">
            <text:p>-0.368076844699874</text:p>
          </table:table-cell>
          <table:table-cell office:value-type="float" office:value="-0.36803765193065" calcext:value-type="float">
            <text:p>-0.36803765193065</text:p>
          </table:table-cell>
          <table:table-cell office:value-type="float" office:value="-0.368133064394343" calcext:value-type="float">
            <text:p>-0.368133064394343</text:p>
          </table:table-cell>
          <table:table-cell office:value-type="float" office:value="-0.367588671832377" calcext:value-type="float">
            <text:p>-0.367588671832377</text:p>
          </table:table-cell>
          <table:table-cell office:value-type="float" office:value="-0.367466493333508" calcext:value-type="float">
            <text:p>-0.367466493333508</text:p>
          </table:table-cell>
          <table:table-cell office:value-type="float" office:value="-0.367579437209684" calcext:value-type="float">
            <text:p>-0.367579437209684</text:p>
          </table:table-cell>
          <table:table-cell office:value-type="float" office:value="-0.367335971147827" calcext:value-type="float">
            <text:p>-0.367335971147827</text:p>
          </table:table-cell>
          <table:table-cell office:value-type="float" office:value="-0.367542557487764" calcext:value-type="float">
            <text:p>-0.367542557487764</text:p>
          </table:table-cell>
          <table:table-cell office:value-type="float" office:value="-0.366483576591824" calcext:value-type="float">
            <text:p>-0.366483576591824</text:p>
          </table:table-cell>
          <table:table-cell table:number-columns-repeated="509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00372030042716798" calcext:value-type="float">
            <text:p>-3.72030042716798E-07</text:p>
          </table:table-cell>
          <table:table-cell office:value-type="float" office:value="0.00000824355413353572" calcext:value-type="float">
            <text:p>8.24355413353572E-06</text:p>
          </table:table-cell>
          <table:table-cell office:value-type="float" office:value="0.00000603254748970938" calcext:value-type="float">
            <text:p>6.03254748970938E-06</text:p>
          </table:table-cell>
          <table:table-cell office:value-type="float" office:value="-0.0000131785097688963" calcext:value-type="float">
            <text:p>-1.31785097688963E-05</text:p>
          </table:table-cell>
          <table:table-cell office:value-type="float" office:value="-0.000006440089131865" calcext:value-type="float">
            <text:p>-6.440089131865E-06</text:p>
          </table:table-cell>
          <table:table-cell office:value-type="float" office:value="0.0000103732295561598" calcext:value-type="float">
            <text:p>1.03732295561598E-05</text:p>
          </table:table-cell>
          <table:table-cell office:value-type="float" office:value="0.0000114941602762375" calcext:value-type="float">
            <text:p>1.14941602762375E-05</text:p>
          </table:table-cell>
          <table:table-cell office:value-type="float" office:value="-0.0000131157618916133" calcext:value-type="float">
            <text:p>-1.31157618916133E-05</text:p>
          </table:table-cell>
          <table:table-cell office:value-type="float" office:value="0.000000602681266004268" calcext:value-type="float">
            <text:p>6.02681266004268E-07</text:p>
          </table:table-cell>
          <table:table-cell office:value-type="float" office:value="0.00000721808522491374" calcext:value-type="float">
            <text:p>7.21808522491374E-06</text:p>
          </table:table-cell>
          <table:table-cell office:value-type="float" office:value="0.0000128810581466188" calcext:value-type="float">
            <text:p>1.28810581466188E-05</text:p>
          </table:table-cell>
          <table:table-cell office:value-type="float" office:value="-0.0000339364311209844" calcext:value-type="float">
            <text:p>-3.39364311209844E-05</text:p>
          </table:table-cell>
          <table:table-cell office:value-type="float" office:value="0.0000206496375182441" calcext:value-type="float">
            <text:p>2.06496375182441E-05</text:p>
          </table:table-cell>
          <table:table-cell office:value-type="float" office:value="-0.00000408874501545142" calcext:value-type="float">
            <text:p>-4.08874501545142E-06</text:p>
          </table:table-cell>
          <table:table-cell office:value-type="float" office:value="0.0000155601573108011" calcext:value-type="float">
            <text:p>1.55601573108011E-05</text:p>
          </table:table-cell>
          <table:table-cell office:value-type="float" office:value="-0.000031700719017258" calcext:value-type="float">
            <text:p>-3.1700719017258E-05</text:p>
          </table:table-cell>
          <table:table-cell office:value-type="float" office:value="-0.00000515832267722338" calcext:value-type="float">
            <text:p>-5.15832267722338E-06</text:p>
          </table:table-cell>
          <table:table-cell office:value-type="float" office:value="0.0000050531964070899" calcext:value-type="float">
            <text:p>5.0531964070899E-06</text:p>
          </table:table-cell>
          <table:table-cell office:value-type="float" office:value="0.00000126432814073763" calcext:value-type="float">
            <text:p>1.26432814073763E-06</text:p>
          </table:table-cell>
          <table:table-cell office:value-type="float" office:value="0.0000255846582618013" calcext:value-type="float">
            <text:p>2.55846582618013E-05</text:p>
          </table:table-cell>
          <table:table-cell office:value-type="float" office:value="-0.0000031459481452667" calcext:value-type="float">
            <text:p>-3.1459481452667E-06</text:p>
          </table:table-cell>
          <table:table-cell office:value-type="float" office:value="-0.0000270772889217064" calcext:value-type="float">
            <text:p>-2.70772889217064E-05</text:p>
          </table:table-cell>
          <table:table-cell office:value-type="float" office:value="0.0000208307922513473" calcext:value-type="float">
            <text:p>2.08307922513473E-05</text:p>
          </table:table-cell>
          <table:table-cell office:value-type="float" office:value="-0.0000214635373857464" calcext:value-type="float">
            <text:p>-2.14635373857464E-05</text:p>
          </table:table-cell>
          <table:table-cell office:value-type="float" office:value="0.00002232268224861" calcext:value-type="float">
            <text:p>2.232268224861E-05</text:p>
          </table:table-cell>
          <table:table-cell office:value-type="float" office:value="0.0000033552217175159" calcext:value-type="float">
            <text:p>3.3552217175159E-06</text:p>
          </table:table-cell>
          <table:table-cell office:value-type="float" office:value="-0.0000124209199559022" calcext:value-type="float">
            <text:p>-1.24209199559022E-05</text:p>
          </table:table-cell>
          <table:table-cell office:value-type="float" office:value="0.00000962513619584549" calcext:value-type="float">
            <text:p>9.62513619584549E-06</text:p>
          </table:table-cell>
          <table:table-cell office:value-type="float" office:value="-0.000000607365193583398" calcext:value-type="float">
            <text:p>-6.07365193583398E-07</text:p>
          </table:table-cell>
          <table:table-cell office:value-type="float" office:value="-0.0000137630247920573" calcext:value-type="float">
            <text:p>-1.37630247920573E-05</text:p>
          </table:table-cell>
          <table:table-cell office:value-type="float" office:value="0.0000106273998776163" calcext:value-type="float">
            <text:p>1.06273998776163E-05</text:p>
          </table:table-cell>
          <table:table-cell office:value-type="float" office:value="-0.00000481038986271942" calcext:value-type="float">
            <text:p>-4.81038986271942E-06</text:p>
          </table:table-cell>
          <table:table-cell office:value-type="float" office:value="0.00000708860384363019" calcext:value-type="float">
            <text:p>7.08860384363019E-06</text:p>
          </table:table-cell>
          <table:table-cell office:value-type="float" office:value="-0.0000182736486745716" calcext:value-type="float">
            <text:p>-1.82736486745716E-05</text:p>
          </table:table-cell>
          <table:table-cell office:value-type="float" office:value="0.0000206088303489893" calcext:value-type="float">
            <text:p>2.06088303489893E-05</text:p>
          </table:table-cell>
          <table:table-cell office:value-type="float" office:value="-0.00000230823526325974" calcext:value-type="float">
            <text:p>-2.30823526325974E-06</text:p>
          </table:table-cell>
          <table:table-cell office:value-type="float" office:value="-0.0000111427089367622" calcext:value-type="float">
            <text:p>-1.11427089367622E-05</text:p>
          </table:table-cell>
          <table:table-cell office:value-type="float" office:value="-0.0000084160459308813" calcext:value-type="float">
            <text:p>-8.4160459308813E-06</text:p>
          </table:table-cell>
          <table:table-cell office:value-type="float" office:value="0.0000133213889825234" calcext:value-type="float">
            <text:p>1.33213889825234E-05</text:p>
          </table:table-cell>
          <table:table-cell office:value-type="float" office:value="0.000000202214747835328" calcext:value-type="float">
            <text:p>2.02214747835328E-07</text:p>
          </table:table-cell>
          <table:table-cell office:value-type="float" office:value="0.0000195226341932475" calcext:value-type="float">
            <text:p>1.95226341932475E-05</text:p>
          </table:table-cell>
          <table:table-cell office:value-type="float" office:value="-0.0000126028170724934" calcext:value-type="float">
            <text:p>-1.26028170724934E-05</text:p>
          </table:table-cell>
          <table:table-cell office:value-type="float" office:value="-0.0000239534442662004" calcext:value-type="float">
            <text:p>-2.39534442662004E-05</text:p>
          </table:table-cell>
          <table:table-cell office:value-type="float" office:value="0.0000293239138694501" calcext:value-type="float">
            <text:p>2.93239138694501E-05</text:p>
          </table:table-cell>
          <table:table-cell office:value-type="float" office:value="-0.00000816047335017167" calcext:value-type="float">
            <text:p>-8.16047335017167E-06</text:p>
          </table:table-cell>
          <table:table-cell office:value-type="float" office:value="-0.00000115719322169028" calcext:value-type="float">
            <text:p>-1.15719322169028E-06</text:p>
          </table:table-cell>
          <table:table-cell office:value-type="float" office:value="-0.00000714207536167688" calcext:value-type="float">
            <text:p>-7.14207536167688E-06</text:p>
          </table:table-cell>
          <table:table-cell office:value-type="float" office:value="-0.00000369719259302181" calcext:value-type="float">
            <text:p>-3.69719259302181E-06</text:p>
          </table:table-cell>
          <table:table-cell office:value-type="float" office:value="-0.00000130007246335051" calcext:value-type="float">
            <text:p>-1.30007246335051E-06</text:p>
          </table:table-cell>
          <table:table-cell office:value-type="float" office:value="-0.00000803801987608876" calcext:value-type="float">
            <text:p>-8.03801987608876E-06</text:p>
          </table:table-cell>
          <table:table-cell office:value-type="float" office:value="0.00000772675214594232" calcext:value-type="float">
            <text:p>7.72675214594232E-06</text:p>
          </table:table-cell>
          <table:table-cell office:value-type="float" office:value="-0.00000677730145021149" calcext:value-type="float">
            <text:p>-6.77730145021149E-06</text:p>
          </table:table-cell>
          <table:table-cell office:value-type="float" office:value="0.0000137471799543931" calcext:value-type="float">
            <text:p>1.37471799543931E-05</text:p>
          </table:table-cell>
          <table:table-cell office:value-type="float" office:value="0.00000269255428758663" calcext:value-type="float">
            <text:p>2.69255428758663E-06</text:p>
          </table:table-cell>
          <table:table-cell office:value-type="float" office:value="-0.00000375601209623433" calcext:value-type="float">
            <text:p>-3.75601209623433E-06</text:p>
          </table:table-cell>
          <table:table-cell office:value-type="float" office:value="0.00000991309482378799" calcext:value-type="float">
            <text:p>9.91309482378799E-06</text:p>
          </table:table-cell>
          <table:table-cell office:value-type="float" office:value="-0.00000850040233218996" calcext:value-type="float">
            <text:p>-8.50040233218996E-06</text:p>
          </table:table-cell>
          <table:table-cell office:value-type="float" office:value="-0.000000724834019416587" calcext:value-type="float">
            <text:p>-7.24834019416587E-07</text:p>
          </table:table-cell>
          <table:table-cell office:value-type="float" office:value="0.0000195339683125018" calcext:value-type="float">
            <text:p>1.95339683125018E-05</text:p>
          </table:table-cell>
          <table:table-cell office:value-type="float" office:value="-0.000338023348631755" calcext:value-type="float">
            <text:p>-0.000338023348632</text:p>
          </table:table-cell>
          <table:table-cell office:value-type="float" office:value="-0.000398063087998002" calcext:value-type="float">
            <text:p>-0.000398063087998</text:p>
          </table:table-cell>
          <table:table-cell office:value-type="float" office:value="0.00000491410585085061" calcext:value-type="float">
            <text:p>4.91410585085061E-06</text:p>
          </table:table-cell>
          <table:table-cell office:value-type="float" office:value="0.00000606015395510084" calcext:value-type="float">
            <text:p>6.06015395510084E-06</text:p>
          </table:table-cell>
          <table:table-cell office:value-type="float" office:value="-0.000113518532516621" calcext:value-type="float">
            <text:p>-0.000113518532517</text:p>
          </table:table-cell>
          <table:table-cell office:value-type="float" office:value="0.00000678401223808134" calcext:value-type="float">
            <text:p>6.78401223808134E-06</text:p>
          </table:table-cell>
          <table:table-cell office:value-type="float" office:value="-0.000108113781390251" calcext:value-type="float">
            <text:p>-0.00010811378139</text:p>
          </table:table-cell>
          <table:table-cell office:value-type="float" office:value="-0.0000292385591499356" calcext:value-type="float">
            <text:p>-2.92385591499356E-05</text:p>
          </table:table-cell>
          <table:table-cell office:value-type="float" office:value="-0.0000105462450017413" calcext:value-type="float">
            <text:p>-1.05462450017413E-05</text:p>
          </table:table-cell>
          <table:table-cell office:value-type="float" office:value="0.00171308553032462" calcext:value-type="float">
            <text:p>0.001713085530325</text:p>
          </table:table-cell>
          <table:table-cell office:value-type="float" office:value="0.00310879718312634" calcext:value-type="float">
            <text:p>0.003108797183126</text:p>
          </table:table-cell>
          <table:table-cell office:value-type="float" office:value="0.00165924237974102" calcext:value-type="float">
            <text:p>0.001659242379741</text:p>
          </table:table-cell>
          <table:table-cell office:value-type="float" office:value="0.00764354487041275" calcext:value-type="float">
            <text:p>0.007643544870413</text:p>
          </table:table-cell>
          <table:table-cell office:value-type="float" office:value="0.0114259080672937" calcext:value-type="float">
            <text:p>0.011425908067294</text:p>
          </table:table-cell>
          <table:table-cell office:value-type="float" office:value="0.0103992728320355" calcext:value-type="float">
            <text:p>0.010399272832036</text:p>
          </table:table-cell>
          <table:table-cell office:value-type="float" office:value="0.00238066281290861" calcext:value-type="float">
            <text:p>0.002380662812909</text:p>
          </table:table-cell>
          <table:table-cell office:value-type="float" office:value="-0.0268346871326872" calcext:value-type="float">
            <text:p>-0.026834687132687</text:p>
          </table:table-cell>
          <table:table-cell office:value-type="float" office:value="0.0191521799320902" calcext:value-type="float">
            <text:p>0.01915217993209</text:p>
          </table:table-cell>
          <table:table-cell office:value-type="float" office:value="0.00684221739685559" calcext:value-type="float">
            <text:p>0.006842217396856</text:p>
          </table:table-cell>
          <table:table-cell office:value-type="float" office:value="-0.015251736109155" calcext:value-type="float">
            <text:p>-0.015251736109155</text:p>
          </table:table-cell>
          <table:table-cell office:value-type="float" office:value="-0.00178271674071578" calcext:value-type="float">
            <text:p>-0.001782716740716</text:p>
          </table:table-cell>
          <table:table-cell office:value-type="float" office:value="-0.00292081084861107" calcext:value-type="float">
            <text:p>-0.002920810848611</text:p>
          </table:table-cell>
          <table:table-cell office:value-type="float" office:value="-0.00742502400823769" calcext:value-type="float">
            <text:p>-0.007425024008238</text:p>
          </table:table-cell>
          <table:table-cell office:value-type="float" office:value="-0.00187481971444603" calcext:value-type="float">
            <text:p>-0.001874819714446</text:p>
          </table:table-cell>
          <table:table-cell office:value-type="float" office:value="-0.00093297597172981" calcext:value-type="float">
            <text:p>-0.00093297597173</text:p>
          </table:table-cell>
          <table:table-cell office:value-type="float" office:value="-0.00104614841674794" calcext:value-type="float">
            <text:p>-0.001046148416748</text:p>
          </table:table-cell>
          <table:table-cell office:value-type="float" office:value="-0.00208946822683736" calcext:value-type="float">
            <text:p>-0.002089468226837</text:p>
          </table:table-cell>
          <table:table-cell office:value-type="float" office:value="-0.000924647202392048" calcext:value-type="float">
            <text:p>-0.000924647202392</text:p>
          </table:table-cell>
          <table:table-cell office:value-type="float" office:value="-0.000162513204518266" calcext:value-type="float">
            <text:p>-0.000162513204518</text:p>
          </table:table-cell>
          <table:table-cell office:value-type="float" office:value="-0.000515814107168278" calcext:value-type="float">
            <text:p>-0.000515814107168</text:p>
          </table:table-cell>
          <table:table-cell office:value-type="float" office:value="0.000872608167045763" calcext:value-type="float">
            <text:p>0.000872608167046</text:p>
          </table:table-cell>
          <table:table-cell office:value-type="float" office:value="0.0055551923005126" calcext:value-type="float">
            <text:p>0.005555192300513</text:p>
          </table:table-cell>
          <table:table-cell office:value-type="float" office:value="0.00338222936576005" calcext:value-type="float">
            <text:p>0.00338222936576</text:p>
          </table:table-cell>
          <table:table-cell office:value-type="float" office:value="0.00481031960159256" calcext:value-type="float">
            <text:p>0.004810319601593</text:p>
          </table:table-cell>
          <table:table-cell office:value-type="float" office:value="0.00325844196354447" calcext:value-type="float">
            <text:p>0.003258441963544</text:p>
          </table:table-cell>
          <table:table-cell office:value-type="float" office:value="0.00109639135805634" calcext:value-type="float">
            <text:p>0.001096391358056</text:p>
          </table:table-cell>
          <table:table-cell office:value-type="float" office:value="0.00377305707460246" calcext:value-type="float">
            <text:p>0.003773057074602</text:p>
          </table:table-cell>
          <table:table-cell office:value-type="float" office:value="-0.0010705643953734" calcext:value-type="float">
            <text:p>-0.001070564395373</text:p>
          </table:table-cell>
          <table:table-cell office:value-type="float" office:value="-0.00613863736322168" calcext:value-type="float">
            <text:p>-0.006138637363222</text:p>
          </table:table-cell>
          <table:table-cell office:value-type="float" office:value="0.00453072245368935" calcext:value-type="float">
            <text:p>0.004530722453689</text:p>
          </table:table-cell>
          <table:table-cell office:value-type="float" office:value="-0.00188492782026328" calcext:value-type="float">
            <text:p>-0.001884927820263</text:p>
          </table:table-cell>
          <table:table-cell office:value-type="float" office:value="-0.0193490941000685" calcext:value-type="float">
            <text:p>-0.019349094100069</text:p>
          </table:table-cell>
          <table:table-cell office:value-type="float" office:value="-0.00155020973594011" calcext:value-type="float">
            <text:p>-0.00155020973594</text:p>
          </table:table-cell>
          <table:table-cell office:value-type="float" office:value="-0.000871357251335247" calcext:value-type="float">
            <text:p>-0.000871357251335</text:p>
          </table:table-cell>
          <table:table-cell office:value-type="float" office:value="0.0126506145769603" calcext:value-type="float">
            <text:p>0.01265061457696</text:p>
          </table:table-cell>
          <table:table-cell office:value-type="float" office:value="0.00276304168112929" calcext:value-type="float">
            <text:p>0.002763041681129</text:p>
          </table:table-cell>
          <table:table-cell office:value-type="float" office:value="0.00161495883448026" calcext:value-type="float">
            <text:p>0.00161495883448</text:p>
          </table:table-cell>
          <table:table-cell office:value-type="float" office:value="0.00120838123673667" calcext:value-type="float">
            <text:p>0.001208381236737</text:p>
          </table:table-cell>
          <table:table-cell office:value-type="float" office:value="-0.00133262319864552" calcext:value-type="float">
            <text:p>-0.001332623198646</text:p>
          </table:table-cell>
          <table:table-cell office:value-type="float" office:value="-0.00352855756766385" calcext:value-type="float">
            <text:p>-0.003528557567664</text:p>
          </table:table-cell>
          <table:table-cell office:value-type="float" office:value="-0.00937213317728886" calcext:value-type="float">
            <text:p>-0.009372133177289</text:p>
          </table:table-cell>
          <table:table-cell office:value-type="float" office:value="-0.00500743625774286" calcext:value-type="float">
            <text:p>-0.005007436257743</text:p>
          </table:table-cell>
          <table:table-cell office:value-type="float" office:value="0.000786267870953372" calcext:value-type="float">
            <text:p>0.000786267870953</text:p>
          </table:table-cell>
          <table:table-cell office:value-type="float" office:value="-0.0000746999368670953" calcext:value-type="float">
            <text:p>-7.46999368670953E-05</text:p>
          </table:table-cell>
          <table:table-cell office:value-type="float" office:value="0.00038194966198335" calcext:value-type="float">
            <text:p>0.000381949661983</text:p>
          </table:table-cell>
          <table:table-cell office:value-type="float" office:value="0.00507267774497933" calcext:value-type="float">
            <text:p>0.005072677744979</text:p>
          </table:table-cell>
          <table:table-cell office:value-type="float" office:value="0.00188665965384172" calcext:value-type="float">
            <text:p>0.001886659653842</text:p>
          </table:table-cell>
          <table:table-cell office:value-type="float" office:value="-0.000428178257662726" calcext:value-type="float">
            <text:p>-0.000428178257663</text:p>
          </table:table-cell>
          <table:table-cell office:value-type="float" office:value="-0.00018430582623824" calcext:value-type="float">
            <text:p>-0.000184305826238</text:p>
          </table:table-cell>
          <table:table-cell office:value-type="float" office:value="0.000348674360432899" calcext:value-type="float">
            <text:p>0.000348674360433</text:p>
          </table:table-cell>
          <table:table-cell office:value-type="float" office:value="0.0000763747963827832" calcext:value-type="float">
            <text:p>7.63747963827832E-05</text:p>
          </table:table-cell>
          <table:table-cell office:value-type="float" office:value="0.00534519683584389" calcext:value-type="float">
            <text:p>0.005345196835844</text:p>
          </table:table-cell>
          <table:table-cell office:value-type="float" office:value="0.0103200229598024" calcext:value-type="float">
            <text:p>0.010320022959802</text:p>
          </table:table-cell>
          <table:table-cell office:value-type="float" office:value="0.0127143854745458" calcext:value-type="float">
            <text:p>0.012714385474546</text:p>
          </table:table-cell>
          <table:table-cell office:value-type="float" office:value="-0.00054360142820048" calcext:value-type="float">
            <text:p>-0.0005436014282</text:p>
          </table:table-cell>
          <table:table-cell office:value-type="float" office:value="-0.00698947882944706" calcext:value-type="float">
            <text:p>-0.006989478829447</text:p>
          </table:table-cell>
          <table:table-cell office:value-type="float" office:value="-0.0169993932309178" calcext:value-type="float">
            <text:p>-0.016999393230918</text:p>
          </table:table-cell>
          <table:table-cell office:value-type="float" office:value="-0.00525130145905217" calcext:value-type="float">
            <text:p>-0.005251301459052</text:p>
          </table:table-cell>
          <table:table-cell office:value-type="float" office:value="-0.00431422791454017" calcext:value-type="float">
            <text:p>-0.00431422791454</text:p>
          </table:table-cell>
          <table:table-cell office:value-type="float" office:value="-0.00256672897328486" calcext:value-type="float">
            <text:p>-0.002566728973285</text:p>
          </table:table-cell>
          <table:table-cell office:value-type="float" office:value="0.000532029155744795" calcext:value-type="float">
            <text:p>0.000532029155745</text:p>
          </table:table-cell>
          <table:table-cell office:value-type="float" office:value="0.00214257102367643" calcext:value-type="float">
            <text:p>0.002142571023676</text:p>
          </table:table-cell>
          <table:table-cell office:value-type="float" office:value="0.00626597888946873" calcext:value-type="float">
            <text:p>0.006265978889469</text:p>
          </table:table-cell>
          <table:table-cell office:value-type="float" office:value="-0.0000435160332474815" calcext:value-type="float">
            <text:p>-4.35160332474815E-05</text:p>
          </table:table-cell>
          <table:table-cell office:value-type="float" office:value="0.0000288139384889141" calcext:value-type="float">
            <text:p>2.88139384889141E-05</text:p>
          </table:table-cell>
          <table:table-cell office:value-type="float" office:value="-0.000644349693208535" calcext:value-type="float">
            <text:p>-0.000644349693209</text:p>
          </table:table-cell>
          <table:table-cell office:value-type="float" office:value="-0.000548114077448592" calcext:value-type="float">
            <text:p>-0.000548114077449</text:p>
          </table:table-cell>
          <table:table-cell office:value-type="float" office:value="-0.0000071969873899902" calcext:value-type="float">
            <text:p>-7.1969873899902E-06</text:p>
          </table:table-cell>
          <table:table-cell office:value-type="float" office:value="-0.000441164848144326" calcext:value-type="float">
            <text:p>-0.000441164848144</text:p>
          </table:table-cell>
          <table:table-cell office:value-type="float" office:value="0.000993693366760251" calcext:value-type="float">
            <text:p>0.00099369336676</text:p>
          </table:table-cell>
          <table:table-cell office:value-type="float" office:value="0.00126511104277083" calcext:value-type="float">
            <text:p>0.001265111042771</text:p>
          </table:table-cell>
          <table:table-cell office:value-type="float" office:value="0.00434524035149242" calcext:value-type="float">
            <text:p>0.004345240351492</text:p>
          </table:table-cell>
          <table:table-cell office:value-type="float" office:value="0.00429442570639876" calcext:value-type="float">
            <text:p>0.004294425706399</text:p>
          </table:table-cell>
          <table:table-cell office:value-type="float" office:value="0.0118765804616509" calcext:value-type="float">
            <text:p>0.011876580461651</text:p>
          </table:table-cell>
          <table:table-cell office:value-type="float" office:value="0.00251664706822274" calcext:value-type="float">
            <text:p>0.002516647068223</text:p>
          </table:table-cell>
          <table:table-cell office:value-type="float" office:value="-0.00230270887537465" calcext:value-type="float">
            <text:p>-0.002302708875375</text:p>
          </table:table-cell>
          <table:table-cell office:value-type="float" office:value="-0.0047839616668014" calcext:value-type="float">
            <text:p>-0.004783961666801</text:p>
          </table:table-cell>
          <table:table-cell office:value-type="float" office:value="0.00634018255658486" calcext:value-type="float">
            <text:p>0.006340182556585</text:p>
          </table:table-cell>
          <table:table-cell office:value-type="float" office:value="-0.0248518093059841" calcext:value-type="float">
            <text:p>-0.024851809305984</text:p>
          </table:table-cell>
          <table:table-cell office:value-type="float" office:value="0.00213021625356191" calcext:value-type="float">
            <text:p>0.002130216253562</text:p>
          </table:table-cell>
          <table:table-cell office:value-type="float" office:value="-0.00623922086996809" calcext:value-type="float">
            <text:p>-0.006239220869968</text:p>
          </table:table-cell>
          <table:table-cell office:value-type="float" office:value="-0.00415555832324715" calcext:value-type="float">
            <text:p>-0.004155558323247</text:p>
          </table:table-cell>
          <table:table-cell office:value-type="float" office:value="0.0304743665907125" calcext:value-type="float">
            <text:p>0.030474366590713</text:p>
          </table:table-cell>
          <table:table-cell office:value-type="float" office:value="-0.00214892870132605" calcext:value-type="float">
            <text:p>-0.002148928701326</text:p>
          </table:table-cell>
          <table:table-cell office:value-type="float" office:value="-0.00413770436345795" calcext:value-type="float">
            <text:p>-0.004137704363458</text:p>
          </table:table-cell>
          <table:table-cell office:value-type="float" office:value="-0.00405480898669103" calcext:value-type="float">
            <text:p>-0.004054808986691</text:p>
          </table:table-cell>
          <table:table-cell office:value-type="float" office:value="-0.00320673309816399" calcext:value-type="float">
            <text:p>-0.003206733098164</text:p>
          </table:table-cell>
          <table:table-cell office:value-type="float" office:value="-0.00152516882518877" calcext:value-type="float">
            <text:p>-0.001525168825189</text:p>
          </table:table-cell>
          <table:table-cell office:value-type="float" office:value="-0.00303245722782292" calcext:value-type="float">
            <text:p>-0.003032457227823</text:p>
          </table:table-cell>
          <table:table-cell office:value-type="float" office:value="-0.002869065362885" calcext:value-type="float">
            <text:p>-0.002869065362885</text:p>
          </table:table-cell>
          <table:table-cell office:value-type="float" office:value="0.000139388529212747" calcext:value-type="float">
            <text:p>0.000139388529213</text:p>
          </table:table-cell>
          <table:table-cell office:value-type="float" office:value="-0.000291729611835267" calcext:value-type="float">
            <text:p>-0.000291729611835</text:p>
          </table:table-cell>
          <table:table-cell office:value-type="float" office:value="0.00031643576610435" calcext:value-type="float">
            <text:p>0.000316435766104</text:p>
          </table:table-cell>
          <table:table-cell office:value-type="float" office:value="-0.00309916424271456" calcext:value-type="float">
            <text:p>-0.003099164242715</text:p>
          </table:table-cell>
          <table:table-cell office:value-type="float" office:value="0.0000139695706501963" calcext:value-type="float">
            <text:p>1.39695706501963E-05</text:p>
          </table:table-cell>
          <table:table-cell office:value-type="float" office:value="-0.00010775025633053" calcext:value-type="float">
            <text:p>-0.000107750256331</text:p>
          </table:table-cell>
          <table:table-cell office:value-type="float" office:value="0.00108721652976185" calcext:value-type="float">
            <text:p>0.001087216529762</text:p>
          </table:table-cell>
          <table:table-cell office:value-type="float" office:value="0.00336493219892486" calcext:value-type="float">
            <text:p>0.003364932198925</text:p>
          </table:table-cell>
          <table:table-cell office:value-type="float" office:value="0.00172345635497406" calcext:value-type="float">
            <text:p>0.001723456354974</text:p>
          </table:table-cell>
          <table:table-cell office:value-type="float" office:value="0.00837601435798624" calcext:value-type="float">
            <text:p>0.008376014357986</text:p>
          </table:table-cell>
          <table:table-cell office:value-type="float" office:value="0.0082219885193206" calcext:value-type="float">
            <text:p>0.008221988519321</text:p>
          </table:table-cell>
          <table:table-cell office:value-type="float" office:value="-0.0000961951842650688" calcext:value-type="float">
            <text:p>-9.61951842650688E-05</text:p>
          </table:table-cell>
          <table:table-cell office:value-type="float" office:value="0.00947939166920453" calcext:value-type="float">
            <text:p>0.009479391669205</text:p>
          </table:table-cell>
          <table:table-cell office:value-type="float" office:value="-0.000192168840899121" calcext:value-type="float">
            <text:p>-0.000192168840899</text:p>
          </table:table-cell>
          <table:table-cell office:value-type="float" office:value="-0.00216571296196622" calcext:value-type="float">
            <text:p>-0.002165712961966</text:p>
          </table:table-cell>
          <table:table-cell office:value-type="float" office:value="-0.000576974629105553" calcext:value-type="float">
            <text:p>-0.000576974629106</text:p>
          </table:table-cell>
          <table:table-cell office:value-type="float" office:value="-0.00143153629135162" calcext:value-type="float">
            <text:p>-0.001431536291352</text:p>
          </table:table-cell>
          <table:table-cell office:value-type="float" office:value="-0.0172421758008383" calcext:value-type="float">
            <text:p>-0.017242175800838</text:p>
          </table:table-cell>
          <table:table-cell office:value-type="float" office:value="-0.00204486169957219" calcext:value-type="float">
            <text:p>-0.002044861699572</text:p>
          </table:table-cell>
          <table:table-cell office:value-type="float" office:value="-0.000818731576645693" calcext:value-type="float">
            <text:p>-0.000818731576646</text:p>
          </table:table-cell>
          <table:table-cell office:value-type="float" office:value="0.000115295327906606" calcext:value-type="float">
            <text:p>0.000115295327907</text:p>
          </table:table-cell>
          <table:table-cell office:value-type="float" office:value="0.014205559914382" calcext:value-type="float">
            <text:p>0.014205559914382</text:p>
          </table:table-cell>
          <table:table-cell office:value-type="float" office:value="-0.00320012759680305" calcext:value-type="float">
            <text:p>-0.003200127596803</text:p>
          </table:table-cell>
          <table:table-cell office:value-type="float" office:value="-0.00535621385163371" calcext:value-type="float">
            <text:p>-0.005356213851634</text:p>
          </table:table-cell>
          <table:table-cell office:value-type="float" office:value="-0.00645976949539023" calcext:value-type="float">
            <text:p>-0.00645976949539</text:p>
          </table:table-cell>
          <table:table-cell office:value-type="float" office:value="-0.00489926054443446" calcext:value-type="float">
            <text:p>-0.004899260544434</text:p>
          </table:table-cell>
          <table:table-cell office:value-type="float" office:value="-0.00317731413638994" calcext:value-type="float">
            <text:p>-0.00317731413639</text:p>
          </table:table-cell>
          <table:table-cell office:value-type="float" office:value="0.0072361181466099" calcext:value-type="float">
            <text:p>0.00723611814661</text:p>
          </table:table-cell>
          <table:table-cell office:value-type="float" office:value="0.00216233092210261" calcext:value-type="float">
            <text:p>0.002162330922103</text:p>
          </table:table-cell>
          <table:table-cell office:value-type="float" office:value="-0.000781195617046482" calcext:value-type="float">
            <text:p>-0.000781195617046</text:p>
          </table:table-cell>
          <table:table-cell office:value-type="float" office:value="-0.000766572890100292" calcext:value-type="float">
            <text:p>-0.0007665728901</text:p>
          </table:table-cell>
          <table:table-cell office:value-type="float" office:value="0.000771156554486341" calcext:value-type="float">
            <text:p>0.000771156554486</text:p>
          </table:table-cell>
          <table:table-cell office:value-type="float" office:value="0.00300517623914176" calcext:value-type="float">
            <text:p>0.003005176239142</text:p>
          </table:table-cell>
          <table:table-cell office:value-type="float" office:value="0.0093169425846174" calcext:value-type="float">
            <text:p>0.009316942584617</text:p>
          </table:table-cell>
          <table:table-cell office:value-type="float" office:value="0.0130009410151424" calcext:value-type="float">
            <text:p>0.013000941015142</text:p>
          </table:table-cell>
          <table:table-cell office:value-type="float" office:value="-0.00173614467261407" calcext:value-type="float">
            <text:p>-0.001736144672614</text:p>
          </table:table-cell>
          <table:table-cell office:value-type="float" office:value="-0.00201747253710533" calcext:value-type="float">
            <text:p>-0.002017472537105</text:p>
          </table:table-cell>
          <table:table-cell office:value-type="float" office:value="-0.0101824220419275" calcext:value-type="float">
            <text:p>-0.010182422041928</text:p>
          </table:table-cell>
          <table:table-cell office:value-type="float" office:value="0.00366810794578798" calcext:value-type="float">
            <text:p>0.003668107945788</text:p>
          </table:table-cell>
          <table:table-cell office:value-type="float" office:value="0.000186881785404602" calcext:value-type="float">
            <text:p>0.000186881785405</text:p>
          </table:table-cell>
          <table:table-cell office:value-type="float" office:value="0.000163989561997591" calcext:value-type="float">
            <text:p>0.000163989561998</text:p>
          </table:table-cell>
          <table:table-cell office:value-type="float" office:value="0.00035413561202452" calcext:value-type="float">
            <text:p>0.000354135612025</text:p>
          </table:table-cell>
          <table:table-cell office:value-type="float" office:value="-0.000430414884577346" calcext:value-type="float">
            <text:p>-0.000430414884577</text:p>
          </table:table-cell>
          <table:table-cell office:value-type="float" office:value="-0.00473550357234648" calcext:value-type="float">
            <text:p>-0.004735503572346</text:p>
          </table:table-cell>
          <table:table-cell office:value-type="float" office:value="0.0133189067863974" calcext:value-type="float">
            <text:p>0.013318906786397</text:p>
          </table:table-cell>
          <table:table-cell office:value-type="float" office:value="-0.0170490514359862" calcext:value-type="float">
            <text:p>-0.017049051435986</text:p>
          </table:table-cell>
          <table:table-cell office:value-type="float" office:value="-0.00319790448788154" calcext:value-type="float">
            <text:p>-0.003197904487882</text:p>
          </table:table-cell>
          <table:table-cell office:value-type="float" office:value="-0.00623637316491815" calcext:value-type="float">
            <text:p>-0.006236373164918</text:p>
          </table:table-cell>
          <table:table-cell office:value-type="float" office:value="-0.00228090067479031" calcext:value-type="float">
            <text:p>-0.00228090067479</text:p>
          </table:table-cell>
          <table:table-cell office:value-type="float" office:value="-0.00195357255801149" calcext:value-type="float">
            <text:p>-0.001953572558011</text:p>
          </table:table-cell>
          <table:table-cell office:value-type="float" office:value="0.0033803412184833" calcext:value-type="float">
            <text:p>0.003380341218483</text:p>
          </table:table-cell>
          <table:table-cell office:value-type="float" office:value="-0.0000334140543767347" calcext:value-type="float">
            <text:p>-3.34140543767347E-05</text:p>
          </table:table-cell>
          <table:table-cell office:value-type="float" office:value="-0.00062731162518509" calcext:value-type="float">
            <text:p>-0.000627311625185</text:p>
          </table:table-cell>
          <table:table-cell office:value-type="float" office:value="-0.000591012834860571" calcext:value-type="float">
            <text:p>-0.000591012834861</text:p>
          </table:table-cell>
          <table:table-cell office:value-type="float" office:value="-0.000738137661537353" calcext:value-type="float">
            <text:p>-0.000738137661537</text:p>
          </table:table-cell>
          <table:table-cell office:value-type="float" office:value="-0.000528120680140964" calcext:value-type="float">
            <text:p>-0.000528120680141</text:p>
          </table:table-cell>
          <table:table-cell office:value-type="float" office:value="0.00215948568231622" calcext:value-type="float">
            <text:p>0.002159485682316</text:p>
          </table:table-cell>
          <table:table-cell office:value-type="float" office:value="0.00399183180204227" calcext:value-type="float">
            <text:p>0.003991831802042</text:p>
          </table:table-cell>
          <table:table-cell office:value-type="float" office:value="0.00902661011482825" calcext:value-type="float">
            <text:p>0.009026610114828</text:p>
          </table:table-cell>
          <table:table-cell office:value-type="float" office:value="0.00449071774127874" calcext:value-type="float">
            <text:p>0.004490717741279</text:p>
          </table:table-cell>
          <table:table-cell office:value-type="float" office:value="0.0013395218509466" calcext:value-type="float">
            <text:p>0.001339521850947</text:p>
          </table:table-cell>
          <table:table-cell office:value-type="float" office:value="0.00179397584909075" calcext:value-type="float">
            <text:p>0.001793975849091</text:p>
          </table:table-cell>
          <table:table-cell office:value-type="float" office:value="0.000519669458583283" calcext:value-type="float">
            <text:p>0.000519669458583</text:p>
          </table:table-cell>
          <table:table-cell office:value-type="float" office:value="-0.00108870610253853" calcext:value-type="float">
            <text:p>-0.001088706102539</text:p>
          </table:table-cell>
          <table:table-cell office:value-type="float" office:value="0.0119501963346512" calcext:value-type="float">
            <text:p>0.011950196334651</text:p>
          </table:table-cell>
          <table:table-cell office:value-type="float" office:value="-0.0000852346600849208" calcext:value-type="float">
            <text:p>-8.52346600849208E-05</text:p>
          </table:table-cell>
          <table:table-cell office:value-type="float" office:value="-0.000117391107859355" calcext:value-type="float">
            <text:p>-0.000117391107859</text:p>
          </table:table-cell>
          <table:table-cell office:value-type="float" office:value="0.000608767989777936" calcext:value-type="float">
            <text:p>0.000608767989778</text:p>
          </table:table-cell>
          <table:table-cell office:value-type="float" office:value="0.000457326946976755" calcext:value-type="float">
            <text:p>0.000457326946977</text:p>
          </table:table-cell>
          <table:table-cell office:value-type="float" office:value="0.000473310417962725" calcext:value-type="float">
            <text:p>0.000473310417963</text:p>
          </table:table-cell>
          <table:table-cell office:value-type="float" office:value="-0.0327955778691699" calcext:value-type="float">
            <text:p>-0.03279557786917</text:p>
          </table:table-cell>
          <table:table-cell office:value-type="float" office:value="-0.00900932608770472" calcext:value-type="float">
            <text:p>-0.009009326087705</text:p>
          </table:table-cell>
          <table:table-cell office:value-type="float" office:value="-0.00645798392468899" calcext:value-type="float">
            <text:p>-0.006457983924689</text:p>
          </table:table-cell>
          <table:table-cell office:value-type="float" office:value="0.00478974788352077" calcext:value-type="float">
            <text:p>0.004789747883521</text:p>
          </table:table-cell>
          <table:table-cell office:value-type="float" office:value="0.00361414854838332" calcext:value-type="float">
            <text:p>0.003614148548383</text:p>
          </table:table-cell>
          <table:table-cell office:value-type="float" office:value="0.00458103949078553" calcext:value-type="float">
            <text:p>0.004581039490786</text:p>
          </table:table-cell>
          <table:table-cell office:value-type="float" office:value="0.00274235505560611" calcext:value-type="float">
            <text:p>0.002742355055606</text:p>
          </table:table-cell>
          <table:table-cell office:value-type="float" office:value="-0.000546625129287603" calcext:value-type="float">
            <text:p>-0.000546625129288</text:p>
          </table:table-cell>
          <table:table-cell office:value-type="float" office:value="-0.000742943297882714" calcext:value-type="float">
            <text:p>-0.000742943297883</text:p>
          </table:table-cell>
          <table:table-cell office:value-type="float" office:value="0.00000842584664495494" calcext:value-type="float">
            <text:p>8.42584664495494E-06</text:p>
          </table:table-cell>
          <table:table-cell office:value-type="float" office:value="-0.000578244835268915" calcext:value-type="float">
            <text:p>-0.000578244835269</text:p>
          </table:table-cell>
          <table:table-cell office:value-type="float" office:value="0.0000781122455417171" calcext:value-type="float">
            <text:p>7.81122455417171E-05</text:p>
          </table:table-cell>
          <table:table-cell office:value-type="float" office:value="0.00041870513787895" calcext:value-type="float">
            <text:p>0.000418705137879</text:p>
          </table:table-cell>
          <table:table-cell office:value-type="float" office:value="-0.000172222945659994" calcext:value-type="float">
            <text:p>-0.00017222294566</text:p>
          </table:table-cell>
          <table:table-cell office:value-type="float" office:value="0.000185869544719497" calcext:value-type="float">
            <text:p>0.000185869544719</text:p>
          </table:table-cell>
          <table:table-cell office:value-type="float" office:value="0.000054919606537418" calcext:value-type="float">
            <text:p>5.4919606537418E-05</text:p>
          </table:table-cell>
          <table:table-cell office:value-type="float" office:value="0.0000226402011709315" calcext:value-type="float">
            <text:p>2.26402011709315E-05</text:p>
          </table:table-cell>
          <table:table-cell office:value-type="float" office:value="0.000132359984902353" calcext:value-type="float">
            <text:p>0.000132359984902</text:p>
          </table:table-cell>
          <table:table-cell office:value-type="float" office:value="-0.0000750144367644423" calcext:value-type="float">
            <text:p>-7.50144367644423E-05</text:p>
          </table:table-cell>
          <table:table-cell office:value-type="float" office:value="-0.000000443528451077313" calcext:value-type="float">
            <text:p>-4.43528451077313E-07</text:p>
          </table:table-cell>
          <table:table-cell office:value-type="float" office:value="0.0000563861284074707" calcext:value-type="float">
            <text:p>5.63861284074707E-05</text:p>
          </table:table-cell>
          <table:table-cell office:value-type="float" office:value="0.0000167656552622075" calcext:value-type="float">
            <text:p>1.67656552622075E-05</text:p>
          </table:table-cell>
          <table:table-cell office:value-type="float" office:value="-0.00000843692299923315" calcext:value-type="float">
            <text:p>-8.43692299923315E-06</text:p>
          </table:table-cell>
          <table:table-cell office:value-type="float" office:value="-0.0000566334554804593" calcext:value-type="float">
            <text:p>-5.66334554804593E-05</text:p>
          </table:table-cell>
          <table:table-cell office:value-type="float" office:value="0.0000111903125941115" calcext:value-type="float">
            <text:p>1.11903125941115E-05</text:p>
          </table:table-cell>
          <table:table-cell office:value-type="float" office:value="-0.0000362437913641878" calcext:value-type="float">
            <text:p>-3.62437913641878E-05</text:p>
          </table:table-cell>
          <table:table-cell office:value-type="float" office:value="0.000109010362089823" calcext:value-type="float">
            <text:p>0.00010901036209</text:p>
          </table:table-cell>
          <table:table-cell office:value-type="float" office:value="-0.0000202648884746193" calcext:value-type="float">
            <text:p>-2.02648884746193E-05</text:p>
          </table:table-cell>
          <table:table-cell office:value-type="float" office:value="0.0000725578143282446" calcext:value-type="float">
            <text:p>7.25578143282446E-05</text:p>
          </table:table-cell>
          <table:table-cell office:value-type="float" office:value="0.00000183173750534227" calcext:value-type="float">
            <text:p>1.83173750534227E-06</text:p>
          </table:table-cell>
          <table:table-cell office:value-type="float" office:value="-0.0000140852839589645" calcext:value-type="float">
            <text:p>-1.40852839589645E-05</text:p>
          </table:table-cell>
          <table:table-cell office:value-type="float" office:value="0.0000177960690194157" calcext:value-type="float">
            <text:p>1.77960690194157E-05</text:p>
          </table:table-cell>
          <table:table-cell office:value-type="float" office:value="0.0000294887670666544" calcext:value-type="float">
            <text:p>2.94887670666544E-05</text:p>
          </table:table-cell>
          <table:table-cell office:value-type="float" office:value="-0.0000187243830252481" calcext:value-type="float">
            <text:p>-1.87243830252481E-05</text:p>
          </table:table-cell>
          <table:table-cell office:value-type="float" office:value="0.0000272337383128707" calcext:value-type="float">
            <text:p>2.72337383128707E-05</text:p>
          </table:table-cell>
          <table:table-cell office:value-type="float" office:value="-0.0000128307575185671" calcext:value-type="float">
            <text:p>-1.28307575185671E-05</text:p>
          </table:table-cell>
          <table:table-cell office:value-type="float" office:value="-0.0000141836286089991" calcext:value-type="float">
            <text:p>-1.41836286089991E-05</text:p>
          </table:table-cell>
          <table:table-cell office:value-type="float" office:value="0.0000091298007960372" calcext:value-type="float">
            <text:p>9.1298007960372E-06</text:p>
          </table:table-cell>
          <table:table-cell office:value-type="float" office:value="0.00000130476847109984" calcext:value-type="float">
            <text:p>1.30476847109984E-06</text:p>
          </table:table-cell>
          <table:table-cell office:value-type="float" office:value="0.0000303689268669194" calcext:value-type="float">
            <text:p>3.03689268669194E-05</text:p>
          </table:table-cell>
          <table:table-cell office:value-type="float" office:value="-0.0000138527892977192" calcext:value-type="float">
            <text:p>-1.38527892977192E-05</text:p>
          </table:table-cell>
          <table:table-cell office:value-type="float" office:value="-0.0000131230991847753" calcext:value-type="float">
            <text:p>-1.31230991847753E-05</text:p>
          </table:table-cell>
          <table:table-cell office:value-type="float" office:value="0.0000329002870439465" calcext:value-type="float">
            <text:p>3.29002870439465E-05</text:p>
          </table:table-cell>
          <table:table-cell office:value-type="float" office:value="0.00000566436713583807" calcext:value-type="float">
            <text:p>5.66436713583807E-06</text:p>
          </table:table-cell>
          <table:table-cell office:value-type="float" office:value="-0.0000514286295776878" calcext:value-type="float">
            <text:p>-5.14286295776878E-05</text:p>
          </table:table-cell>
          <table:table-cell office:value-type="float" office:value="0.0000151101570215473" calcext:value-type="float">
            <text:p>1.51101570215473E-05</text:p>
          </table:table-cell>
          <table:table-cell office:value-type="float" office:value="0.0000247019033071116" calcext:value-type="float">
            <text:p>2.47019033071116E-05</text:p>
          </table:table-cell>
          <table:table-cell office:value-type="float" office:value="-0.0000243317549366018" calcext:value-type="float">
            <text:p>-2.43317549366018E-05</text:p>
          </table:table-cell>
          <table:table-cell office:value-type="float" office:value="0.000028562806178134" calcext:value-type="float">
            <text:p>2.8562806178134E-05</text:p>
          </table:table-cell>
          <table:table-cell office:value-type="float" office:value="0.0000124879948582568" calcext:value-type="float">
            <text:p>1.24879948582568E-05</text:p>
          </table:table-cell>
          <table:table-cell office:value-type="float" office:value="0.00000378203355433371" calcext:value-type="float">
            <text:p>3.78203355433371E-06</text:p>
          </table:table-cell>
          <table:table-cell office:value-type="float" office:value="-0.0000213344968952311" calcext:value-type="float">
            <text:p>-2.13344968952311E-05</text:p>
          </table:table-cell>
          <table:table-cell office:value-type="float" office:value="-0.00000462764377023861" calcext:value-type="float">
            <text:p>-4.62764377023861E-06</text:p>
          </table:table-cell>
          <table:table-cell office:value-type="float" office:value="0.0000336092696010537" calcext:value-type="float">
            <text:p>3.36092696010537E-05</text:p>
          </table:table-cell>
          <table:table-cell office:value-type="float" office:value="-0.0000385148745994934" calcext:value-type="float">
            <text:p>-3.85148745994934E-05</text:p>
          </table:table-cell>
          <table:table-cell office:value-type="float" office:value="0.00000820418378383314" calcext:value-type="float">
            <text:p>8.20418378383314E-06</text:p>
          </table:table-cell>
          <table:table-cell office:value-type="float" office:value="0.00000522150449172587" calcext:value-type="float">
            <text:p>5.22150449172587E-06</text:p>
          </table:table-cell>
          <table:table-cell office:value-type="float" office:value="-0.00000967557003628272" calcext:value-type="float">
            <text:p>-9.67557003628272E-06</text:p>
          </table:table-cell>
          <table:table-cell office:value-type="float" office:value="-0.0000142296816486587" calcext:value-type="float">
            <text:p>-1.42296816486587E-05</text:p>
          </table:table-cell>
          <table:table-cell office:value-type="float" office:value="0.0000102536036244438" calcext:value-type="float">
            <text:p>1.02536036244438E-05</text:p>
          </table:table-cell>
          <table:table-cell office:value-type="float" office:value="-0.0000109307211331178" calcext:value-type="float">
            <text:p>-1.09307211331178E-05</text:p>
          </table:table-cell>
          <table:table-cell office:value-type="float" office:value="0.0000147369458521895" calcext:value-type="float">
            <text:p>1.47369458521895E-05</text:p>
          </table:table-cell>
          <table:table-cell office:value-type="float" office:value="0.00000941471089710433" calcext:value-type="float">
            <text:p>9.41471089710433E-06</text:p>
          </table:table-cell>
          <table:table-cell office:value-type="float" office:value="-0.000000336113726184806" calcext:value-type="float">
            <text:p>-3.36113726184806E-07</text:p>
          </table:table-cell>
          <table:table-cell office:value-type="float" office:value="-0.0000127157477699535" calcext:value-type="float">
            <text:p>-1.27157477699535E-05</text:p>
          </table:table-cell>
          <table:table-cell office:value-type="float" office:value="-0.0000026264683256616" calcext:value-type="float">
            <text:p>-2.6264683256616E-06</text:p>
          </table:table-cell>
          <table:table-cell office:value-type="float" office:value="0.0000126265683793036" calcext:value-type="float">
            <text:p>1.26265683793036E-05</text:p>
          </table:table-cell>
          <table:table-cell office:value-type="float" office:value="0.00000472359463749017" calcext:value-type="float">
            <text:p>4.72359463749017E-06</text:p>
          </table:table-cell>
          <table:table-cell office:value-type="float" office:value="-0.0000176981227445472" calcext:value-type="float">
            <text:p>-1.76981227445472E-05</text:p>
          </table:table-cell>
          <table:table-cell office:value-type="float" office:value="-0.0000234057758948802" calcext:value-type="float">
            <text:p>-2.34057758948802E-05</text:p>
          </table:table-cell>
          <table:table-cell office:value-type="float" office:value="-0.00000275833036461615" calcext:value-type="float">
            <text:p>-2.75833036461615E-06</text:p>
          </table:table-cell>
          <table:table-cell office:value-type="float" office:value="0.0000163323374363089" calcext:value-type="float">
            <text:p>1.63323374363089E-05</text:p>
          </table:table-cell>
          <table:table-cell office:value-type="float" office:value="-0.0000128384245773883" calcext:value-type="float">
            <text:p>-1.28384245773883E-05</text:p>
          </table:table-cell>
          <table:table-cell office:value-type="float" office:value="-0.000023595826442957" calcext:value-type="float">
            <text:p>-2.3595826442957E-05</text:p>
          </table:table-cell>
          <table:table-cell office:value-type="float" office:value="0.0000358818627249069" calcext:value-type="float">
            <text:p>3.58818627249069E-05</text:p>
          </table:table-cell>
          <table:table-cell office:value-type="float" office:value="-0.000039616690770905" calcext:value-type="float">
            <text:p>-3.9616690770905E-05</text:p>
          </table:table-cell>
          <table:table-cell office:value-type="float" office:value="-0.0000016816945185294" calcext:value-type="float">
            <text:p>-1.6816945185294E-06</text:p>
          </table:table-cell>
          <table:table-cell office:value-type="float" office:value="0.0000274384696545837" calcext:value-type="float">
            <text:p>2.74384696545837E-05</text:p>
          </table:table-cell>
          <table:table-cell office:value-type="float" office:value="0.0000263287523317723" calcext:value-type="float">
            <text:p>2.63287523317723E-05</text:p>
          </table:table-cell>
          <table:table-cell office:value-type="float" office:value="0.0000315346781321613" calcext:value-type="float">
            <text:p>3.15346781321613E-05</text:p>
          </table:table-cell>
          <table:table-cell office:value-type="float" office:value="-0.0000255105297909397" calcext:value-type="float">
            <text:p>-2.55105297909397E-05</text:p>
          </table:table-cell>
          <table:table-cell office:value-type="float" office:value="0.0000163563307012948" calcext:value-type="float">
            <text:p>1.63563307012948E-05</text:p>
          </table:table-cell>
          <table:table-cell office:value-type="float" office:value="-0.0000107306534196661" calcext:value-type="float">
            <text:p>-1.07306534196661E-05</text:p>
          </table:table-cell>
          <table:table-cell office:value-type="float" office:value="0.00000160637873114489" calcext:value-type="float">
            <text:p>1.60637873114489E-06</text:p>
          </table:table-cell>
          <table:table-cell office:value-type="float" office:value="0.0000280862040776819" calcext:value-type="float">
            <text:p>2.80862040776819E-05</text:p>
          </table:table-cell>
          <table:table-cell office:value-type="float" office:value="-0.0000289489319325598" calcext:value-type="float">
            <text:p>-2.89489319325598E-05</text:p>
          </table:table-cell>
          <table:table-cell office:value-type="float" office:value="0.0000139586860200547" calcext:value-type="float">
            <text:p>1.39586860200547E-05</text:p>
          </table:table-cell>
          <table:table-cell office:value-type="float" office:value="0.00000312867875684741" calcext:value-type="float">
            <text:p>3.12867875684741E-06</text:p>
          </table:table-cell>
          <table:table-cell office:value-type="float" office:value="-0.0000131520454956791" calcext:value-type="float">
            <text:p>-1.31520454956791E-05</text:p>
          </table:table-cell>
          <table:table-cell office:value-type="float" office:value="-0.00000132775332223334" calcext:value-type="float">
            <text:p>-1.32775332223334E-06</text:p>
          </table:table-cell>
          <table:table-cell office:value-type="float" office:value="0.00000848744528320067" calcext:value-type="float">
            <text:p>8.48744528320067E-06</text:p>
          </table:table-cell>
          <table:table-cell office:value-type="float" office:value="0.0000155108746956456" calcext:value-type="float">
            <text:p>1.55108746956456E-05</text:p>
          </table:table-cell>
          <table:table-cell office:value-type="float" office:value="-0.0000109787968766151" calcext:value-type="float">
            <text:p>-1.09787968766151E-05</text:p>
          </table:table-cell>
          <table:table-cell office:value-type="float" office:value="0.000011099508493706" calcext:value-type="float">
            <text:p>1.1099508493706E-05</text:p>
          </table:table-cell>
          <table:table-cell office:value-type="float" office:value="-0.0000138978726321737" calcext:value-type="float">
            <text:p>-1.38978726321737E-05</text:p>
          </table:table-cell>
          <table:table-cell office:value-type="float" office:value="0.0000202844086167331" calcext:value-type="float">
            <text:p>2.02844086167331E-05</text:p>
          </table:table-cell>
          <table:table-cell office:value-type="float" office:value="-0.00000670292063520428" calcext:value-type="float">
            <text:p>-6.70292063520428E-06</text:p>
          </table:table-cell>
          <table:table-cell office:value-type="float" office:value="0.0000158042065805386" calcext:value-type="float">
            <text:p>1.58042065805386E-05</text:p>
          </table:table-cell>
          <table:table-cell office:value-type="float" office:value="-0.0000140457694113305" calcext:value-type="float">
            <text:p>-1.40457694113305E-05</text:p>
          </table:table-cell>
          <table:table-cell office:value-type="float" office:value="-0.0000141463889826721" calcext:value-type="float">
            <text:p>-1.41463889826721E-05</text:p>
          </table:table-cell>
          <table:table-cell office:value-type="float" office:value="0.00000622122835897132" calcext:value-type="float">
            <text:p>6.22122835897132E-06</text:p>
          </table:table-cell>
          <table:table-cell office:value-type="float" office:value="-0.00000357473786810614" calcext:value-type="float">
            <text:p>-3.57473786810614E-06</text:p>
          </table:table-cell>
          <table:table-cell office:value-type="float" office:value="0.00000475082556339324" calcext:value-type="float">
            <text:p>4.75082556339324E-06</text:p>
          </table:table-cell>
          <table:table-cell office:value-type="float" office:value="-0.00000937697205005694" calcext:value-type="float">
            <text:p>-9.37697205005694E-06</text:p>
          </table:table-cell>
          <table:table-cell office:value-type="float" office:value="-0.00000774948138176912" calcext:value-type="float">
            <text:p>-7.74948138176912E-06</text:p>
          </table:table-cell>
          <table:table-cell table:number-columns-repeated="509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751190196277048" calcext:value-type="float">
            <text:p>0.751190196277048</text:p>
          </table:table-cell>
          <table:table-cell table:formula="of:=[.B9]*9.8" office:value-type="float" office:value="7.36166392351507" calcext:value-type="float">
            <text:p>7.36166392351507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159781526818483" calcext:value-type="float">
            <text:p>1.59781526818483E-06</text:p>
          </table:table-cell>
          <table:table-cell table:formula="of:=0.5*[.D12]*(([.D5]-[.C5])/([.D1]-[.C1]))^2" office:value-type="float" office:value="0.0000145924715889262" calcext:value-type="float">
            <text:p>1.45924715889262E-05</text:p>
          </table:table-cell>
          <table:table-cell table:formula="of:=0.5*[.E12]*(([.E5]-[.D5])/([.E1]-[.D1]))^2" office:value-type="float" office:value="0.00000778890494941391" calcext:value-type="float">
            <text:p>7.78890494941391E-06</text:p>
          </table:table-cell>
          <table:table-cell table:formula="of:=0.5*[.F12]*(([.F5]-[.E5])/([.F1]-[.E1]))^2" office:value-type="float" office:value="0.0000003537033078189" calcext:value-type="float">
            <text:p>3.537033078189E-07</text:p>
          </table:table-cell>
          <table:table-cell table:formula="of:=0.5*[.G12]*(([.G5]-[.F5])/([.G1]-[.F1]))^2" office:value-type="float" office:value="0.0000242452087706012" calcext:value-type="float">
            <text:p>2.42452087706012E-05</text:p>
          </table:table-cell>
          <table:table-cell table:formula="of:=0.5*[.H12]*(([.H5]-[.G5])/([.H1]-[.G1]))^2" office:value-type="float" office:value="0.0000172204097150264" calcext:value-type="float">
            <text:p>1.72204097150264E-05</text:p>
          </table:table-cell>
          <table:table-cell table:formula="of:=0.5*[.I12]*(([.I5]-[.H5])/([.I1]-[.H1]))^2" office:value-type="float" office:value="0.000000081799886592497" calcext:value-type="float">
            <text:p>8.1799886592497E-08</text:p>
          </table:table-cell>
          <table:table-cell table:formula="of:=0.5*[.J12]*(([.J5]-[.I5])/([.J1]-[.I1]))^2" office:value-type="float" office:value="0.0000424469677987146" calcext:value-type="float">
            <text:p>4.24469677987146E-05</text:p>
          </table:table-cell>
          <table:table-cell table:formula="of:=0.5*[.K12]*(([.K5]-[.J5])/([.K1]-[.J1]))^2" office:value-type="float" office:value="0.0000464863184175021" calcext:value-type="float">
            <text:p>4.64863184175021E-05</text:p>
          </table:table-cell>
          <table:table-cell table:formula="of:=0.5*[.L12]*(([.L5]-[.K5])/([.L1]-[.K1]))^2" office:value-type="float" office:value="0.00000452414327813068" calcext:value-type="float">
            <text:p>4.52414327813068E-06</text:p>
          </table:table-cell>
          <table:table-cell table:formula="of:=0.5*[.M12]*(([.M5]-[.L5])/([.M1]-[.L1]))^2" office:value-type="float" office:value="0.00000106326379123521" calcext:value-type="float">
            <text:p>1.06326379123521E-06</text:p>
          </table:table-cell>
          <table:table-cell table:formula="of:=0.5*[.N12]*(([.N5]-[.M5])/([.N1]-[.M1]))^2" office:value-type="float" office:value="0.00000538985584428234" calcext:value-type="float">
            <text:p>5.38985584428234E-06</text:p>
          </table:table-cell>
          <table:table-cell table:formula="of:=0.5*[.O12]*(([.O5]-[.N5])/([.O1]-[.N1]))^2" office:value-type="float" office:value="0.00000646124245660695" calcext:value-type="float">
            <text:p>6.46124245660695E-06</text:p>
          </table:table-cell>
          <table:table-cell table:formula="of:=0.5*[.P12]*(([.P5]-[.O5])/([.P1]-[.O1]))^2" office:value-type="float" office:value="0.000000204056288869788" calcext:value-type="float">
            <text:p>2.04056288869788E-07</text:p>
          </table:table-cell>
          <table:table-cell table:formula="of:=0.5*[.Q12]*(([.Q5]-[.P5])/([.Q1]-[.P1]))^2" office:value-type="float" office:value="0.0000245163182387594" calcext:value-type="float">
            <text:p>2.45163182387594E-05</text:p>
          </table:table-cell>
          <table:table-cell table:formula="of:=0.5*[.R12]*(([.R5]-[.Q5])/([.R1]-[.Q1]))^2" office:value-type="float" office:value="0.00000868068026489071" calcext:value-type="float">
            <text:p>8.68068026489071E-06</text:p>
          </table:table-cell>
          <table:table-cell table:formula="of:=0.5*[.S12]*(([.S5]-[.R5])/([.S1]-[.R1]))^2" office:value-type="float" office:value="0.00000402660734197804" calcext:value-type="float">
            <text:p>4.02660734197804E-06</text:p>
          </table:table-cell>
          <table:table-cell table:formula="of:=0.5*[.T12]*(([.T5]-[.S5])/([.T1]-[.S1]))^2" office:value-type="float" office:value="0.00000545132344841453" calcext:value-type="float">
            <text:p>5.45132344841453E-06</text:p>
          </table:table-cell>
          <table:table-cell table:formula="of:=0.5*[.U12]*(([.U5]-[.T5])/([.U1]-[.T1]))^2" office:value-type="float" office:value="0.00000482654336727696" calcext:value-type="float">
            <text:p>4.82654336727696E-06</text:p>
          </table:table-cell>
          <table:table-cell table:formula="of:=0.5*[.V12]*(([.V5]-[.U5])/([.V1]-[.U1]))^2" office:value-type="float" office:value="0.0000267956907442369" calcext:value-type="float">
            <text:p>2.67956907442369E-05</text:p>
          </table:table-cell>
          <table:table-cell table:formula="of:=0.5*[.W12]*(([.W5]-[.V5])/([.W1]-[.V1]))^2" office:value-type="float" office:value="0.0000207892178679892" calcext:value-type="float">
            <text:p>2.07892178679892E-05</text:p>
          </table:table-cell>
          <table:table-cell table:formula="of:=0.5*[.X12]*(([.X5]-[.W5])/([.X1]-[.W1]))^2" office:value-type="float" office:value="0.00000871899315563643" calcext:value-type="float">
            <text:p>8.71899315563643E-06</text:p>
          </table:table-cell>
          <table:table-cell table:formula="of:=0.5*[.Y12]*(([.Y5]-[.X5])/([.Y1]-[.X1]))^2" office:value-type="float" office:value="0.00000283547245785161" calcext:value-type="float">
            <text:p>2.83547245785161E-06</text:p>
          </table:table-cell>
          <table:table-cell table:formula="of:=0.5*[.Z12]*(([.Z5]-[.Y5])/([.Z1]-[.Y1]))^2" office:value-type="float" office:value="0.000000460454997201508" calcext:value-type="float">
            <text:p>4.60454997201508E-07</text:p>
          </table:table-cell>
          <table:table-cell table:formula="of:=0.5*[.AA12]*(([.AA5]-[.Z5])/([.AA1]-[.Z1]))^2" office:value-type="float" office:value="0.00000181691702848279" calcext:value-type="float">
            <text:p>1.81691702848279E-06</text:p>
          </table:table-cell>
          <table:table-cell table:formula="of:=0.5*[.AB12]*(([.AB5]-[.AA5])/([.AB1]-[.AA1]))^2" office:value-type="float" office:value="0.00000614256656498983" calcext:value-type="float">
            <text:p>6.14256656498983E-06</text:p>
          </table:table-cell>
          <table:table-cell table:formula="of:=0.5*[.AC12]*(([.AC5]-[.AB5])/([.AC1]-[.AB1]))^2" office:value-type="float" office:value="0.000000109567253605045" calcext:value-type="float">
            <text:p>1.09567253605045E-07</text:p>
          </table:table-cell>
          <table:table-cell table:formula="of:=0.5*[.AD12]*(([.AD5]-[.AC5])/([.AD1]-[.AC1]))^2" office:value-type="float" office:value="0.0000000329257872478359" calcext:value-type="float">
            <text:p>3.29257872478359E-08</text:p>
          </table:table-cell>
          <table:table-cell table:formula="of:=0.5*[.AE12]*(([.AE5]-[.AD5])/([.AE1]-[.AD1]))^2" office:value-type="float" office:value="0.00000718334652473593" calcext:value-type="float">
            <text:p>7.18334652473593E-06</text:p>
          </table:table-cell>
          <table:table-cell table:formula="of:=0.5*[.AF12]*(([.AF5]-[.AE5])/([.AF1]-[.AE1]))^2" office:value-type="float" office:value="0.0000693811644369001" calcext:value-type="float">
            <text:p>6.93811644369001E-05</text:p>
          </table:table-cell>
          <table:table-cell table:formula="of:=0.5*[.AG12]*(([.AG5]-[.AF5])/([.AG1]-[.AF1]))^2" office:value-type="float" office:value="0.000147254359011715" calcext:value-type="float">
            <text:p>0.000147254359012</text:p>
          </table:table-cell>
          <table:table-cell table:formula="of:=0.5*[.AH12]*(([.AH5]-[.AG5])/([.AH1]-[.AG1]))^2" office:value-type="float" office:value="0.0000110321695958357" calcext:value-type="float">
            <text:p>1.10321695958357E-05</text:p>
          </table:table-cell>
          <table:table-cell table:formula="of:=0.5*[.AI12]*(([.AI5]-[.AH5])/([.AI1]-[.AH1]))^2" office:value-type="float" office:value="0.00000698016851330563" calcext:value-type="float">
            <text:p>6.98016851330563E-06</text:p>
          </table:table-cell>
          <table:table-cell table:formula="of:=0.5*[.AJ12]*(([.AJ5]-[.AI5])/([.AJ1]-[.AI1]))^2" office:value-type="float" office:value="0.0000114643335953014" calcext:value-type="float">
            <text:p>1.14643335953014E-05</text:p>
          </table:table-cell>
          <table:table-cell table:formula="of:=0.5*[.AK12]*(([.AK5]-[.AJ5])/([.AK1]-[.AJ1]))^2" office:value-type="float" office:value="0.0000142905567286567" calcext:value-type="float">
            <text:p>1.42905567286567E-05</text:p>
          </table:table-cell>
          <table:table-cell table:formula="of:=0.5*[.AL12]*(([.AL5]-[.AK5])/([.AL1]-[.AK1]))^2" office:value-type="float" office:value="0.0000000293200086950467" calcext:value-type="float">
            <text:p>2.93200086950467E-08</text:p>
          </table:table-cell>
          <table:table-cell table:formula="of:=0.5*[.AM12]*(([.AM5]-[.AL5])/([.AM1]-[.AL1]))^2" office:value-type="float" office:value="0.00000566636845080758" calcext:value-type="float">
            <text:p>5.66636845080758E-06</text:p>
          </table:table-cell>
          <table:table-cell table:formula="of:=0.5*[.AN12]*(([.AN5]-[.AM5])/([.AN1]-[.AM1]))^2" office:value-type="float" office:value="0.00000194763330404038" calcext:value-type="float">
            <text:p>1.94763330404038E-06</text:p>
          </table:table-cell>
          <table:table-cell table:formula="of:=0.5*[.AO12]*(([.AO5]-[.AN5])/([.AO1]-[.AN1]))^2" office:value-type="float" office:value="0.00000883056764717741" calcext:value-type="float">
            <text:p>8.83056764717741E-06</text:p>
          </table:table-cell>
          <table:table-cell table:formula="of:=0.5*[.AP12]*(([.AP5]-[.AO5])/([.AP1]-[.AO1]))^2" office:value-type="float" office:value="0.00000320606399915969" calcext:value-type="float">
            <text:p>3.20606399915969E-06</text:p>
          </table:table-cell>
          <table:table-cell table:formula="of:=0.5*[.AQ12]*(([.AQ5]-[.AP5])/([.AQ1]-[.AP1]))^2" office:value-type="float" office:value="0.00000129530728453543" calcext:value-type="float">
            <text:p>1.29530728453543E-06</text:p>
          </table:table-cell>
          <table:table-cell table:formula="of:=0.5*[.AR12]*(([.AR5]-[.AQ5])/([.AR1]-[.AQ1]))^2" office:value-type="float" office:value="0.00000863890411655191" calcext:value-type="float">
            <text:p>8.63890411655191E-06</text:p>
          </table:table-cell>
          <table:table-cell table:formula="of:=0.5*[.AS12]*(([.AS5]-[.AR5])/([.AS1]-[.AR1]))^2" office:value-type="float" office:value="0.0000000543688662784815" calcext:value-type="float">
            <text:p>5.43688662784815E-08</text:p>
          </table:table-cell>
          <table:table-cell table:formula="of:=0.5*[.AT12]*(([.AT5]-[.AS5])/([.AT1]-[.AS1]))^2" office:value-type="float" office:value="0.0000142597176474745" calcext:value-type="float">
            <text:p>1.42597176474745E-05</text:p>
          </table:table-cell>
          <table:table-cell table:formula="of:=0.5*[.AU12]*(([.AU5]-[.AT5])/([.AU1]-[.AT1]))^2" office:value-type="float" office:value="0.00000591615849713908" calcext:value-type="float">
            <text:p>5.91615849713908E-06</text:p>
          </table:table-cell>
          <table:table-cell table:formula="of:=0.5*[.AV12]*(([.AV5]-[.AU5])/([.AV1]-[.AU1]))^2" office:value-type="float" office:value="0.0000172051615565798" calcext:value-type="float">
            <text:p>1.72051615565798E-05</text:p>
          </table:table-cell>
          <table:table-cell table:formula="of:=0.5*[.AW12]*(([.AW5]-[.AV5])/([.AW1]-[.AV1]))^2" office:value-type="float" office:value="0.0000359780247760714" calcext:value-type="float">
            <text:p>3.59780247760714E-05</text:p>
          </table:table-cell>
          <table:table-cell table:formula="of:=0.5*[.AX12]*(([.AX5]-[.AW5])/([.AX1]-[.AW1]))^2" office:value-type="float" office:value="0.0000208541824704043" calcext:value-type="float">
            <text:p>2.08541824704043E-05</text:p>
          </table:table-cell>
          <table:table-cell table:formula="of:=0.5*[.AY12]*(([.AY5]-[.AX5])/([.AY1]-[.AX1]))^2" office:value-type="float" office:value="0.00000865003519626303" calcext:value-type="float">
            <text:p>8.65003519626303E-06</text:p>
          </table:table-cell>
          <table:table-cell table:formula="of:=0.5*[.AZ12]*(([.AZ5]-[.AY5])/([.AZ1]-[.AY1]))^2" office:value-type="float" office:value="0.00000744454639476501" calcext:value-type="float">
            <text:p>7.44454639476501E-06</text:p>
          </table:table-cell>
          <table:table-cell table:formula="of:=0.5*[.BA12]*(([.BA5]-[.AZ5])/([.BA1]-[.AZ1]))^2" office:value-type="float" office:value="0.000000892153107913644" calcext:value-type="float">
            <text:p>8.92153107913644E-07</text:p>
          </table:table-cell>
          <table:table-cell table:formula="of:=0.5*[.BB12]*(([.BB5]-[.BA5])/([.BB1]-[.BA1]))^2" office:value-type="float" office:value="0.00000831865622714121" calcext:value-type="float">
            <text:p>8.31865622714121E-06</text:p>
          </table:table-cell>
          <table:table-cell table:formula="of:=0.5*[.BC12]*(([.BC5]-[.BB5])/([.BC1]-[.BB1]))^2" office:value-type="float" office:value="0.0000091729362336236" calcext:value-type="float">
            <text:p>9.1729362336236E-06</text:p>
          </table:table-cell>
          <table:table-cell table:formula="of:=0.5*[.BD12]*(([.BD5]-[.BC5])/([.BD1]-[.BC1]))^2" office:value-type="float" office:value="0.00000761993906253716" calcext:value-type="float">
            <text:p>7.61993906253716E-06</text:p>
          </table:table-cell>
          <table:table-cell table:formula="of:=0.5*[.BE12]*(([.BE5]-[.BD5])/([.BE1]-[.BD1]))^2" office:value-type="float" office:value="0.000000304124651439107" calcext:value-type="float">
            <text:p>3.04124651439107E-07</text:p>
          </table:table-cell>
          <table:table-cell table:formula="of:=0.5*[.BF12]*(([.BF5]-[.BE5])/([.BF1]-[.BE1]))^2" office:value-type="float" office:value="0.00000491193925484155" calcext:value-type="float">
            <text:p>4.91193925484155E-06</text:p>
          </table:table-cell>
          <table:table-cell table:formula="of:=0.5*[.BG12]*(([.BG5]-[.BF5])/([.BG1]-[.BF1]))^2" office:value-type="float" office:value="0.0000121704221257609" calcext:value-type="float">
            <text:p>1.21704221257609E-05</text:p>
          </table:table-cell>
          <table:table-cell table:formula="of:=0.5*[.BH12]*(([.BH5]-[.BG5])/([.BH1]-[.BG1]))^2" office:value-type="float" office:value="0.0000116300654775438" calcext:value-type="float">
            <text:p>1.16300654775438E-05</text:p>
          </table:table-cell>
          <table:table-cell table:formula="of:=0.5*[.BI12]*(([.BI5]-[.BH5])/([.BI1]-[.BH1]))^2" office:value-type="float" office:value="0.00000106730603192986" calcext:value-type="float">
            <text:p>1.06730603192986E-06</text:p>
          </table:table-cell>
          <table:table-cell table:formula="of:=0.5*[.BJ12]*(([.BJ5]-[.BI5])/([.BJ1]-[.BI1]))^2" office:value-type="float" office:value="0.0000806464686361201" calcext:value-type="float">
            <text:p>8.06464686361201E-05</text:p>
          </table:table-cell>
          <table:table-cell table:formula="of:=0.5*[.BK12]*(([.BK5]-[.BJ5])/([.BK1]-[.BJ1]))^2" office:value-type="float" office:value="0.000143035229535752" calcext:value-type="float">
            <text:p>0.000143035229536</text:p>
          </table:table-cell>
          <table:table-cell table:formula="of:=0.5*[.BL12]*(([.BL5]-[.BK5])/([.BL1]-[.BK1]))^2" office:value-type="float" office:value="0.00000159209061810253" calcext:value-type="float">
            <text:p>1.59209061810253E-06</text:p>
          </table:table-cell>
          <table:table-cell table:formula="of:=0.5*[.BM12]*(([.BM5]-[.BL5])/([.BM1]-[.BL1]))^2" office:value-type="float" office:value="0.000201789523040192" calcext:value-type="float">
            <text:p>0.00020178952304</text:p>
          </table:table-cell>
          <table:table-cell table:formula="of:=0.5*[.BN12]*(([.BN5]-[.BM5])/([.BN1]-[.BM1]))^2" office:value-type="float" office:value="0.00000232051785067161" calcext:value-type="float">
            <text:p>2.32051785067161E-06</text:p>
          </table:table-cell>
          <table:table-cell table:formula="of:=0.5*[.BO12]*(([.BO5]-[.BN5])/([.BO1]-[.BN1]))^2" office:value-type="float" office:value="0.0000013644767274394" calcext:value-type="float">
            <text:p>1.3644767274394E-06</text:p>
          </table:table-cell>
          <table:table-cell table:formula="of:=0.5*[.BP12]*(([.BP5]-[.BO5])/([.BP1]-[.BO1]))^2" office:value-type="float" office:value="0.000249113822175563" calcext:value-type="float">
            <text:p>0.000249113822176</text:p>
          </table:table-cell>
          <table:table-cell table:formula="of:=0.5*[.BQ12]*(([.BQ5]-[.BP5])/([.BQ1]-[.BP1]))^2" office:value-type="float" office:value="0.0000101807379754718" calcext:value-type="float">
            <text:p>1.01807379754718E-05</text:p>
          </table:table-cell>
          <table:table-cell table:formula="of:=0.5*[.BR12]*(([.BR5]-[.BQ5])/([.BR1]-[.BQ1]))^2" office:value-type="float" office:value="0.00163537536084914" calcext:value-type="float">
            <text:p>0.001635375360849</text:p>
          </table:table-cell>
          <table:table-cell table:formula="of:=0.5*[.BS12]*(([.BS5]-[.BR5])/([.BS1]-[.BR1]))^2" office:value-type="float" office:value="0.0197182779718254" calcext:value-type="float">
            <text:p>0.019718277971825</text:p>
          </table:table-cell>
          <table:table-cell table:formula="of:=0.5*[.BT12]*(([.BT5]-[.BS5])/([.BT1]-[.BS1]))^2" office:value-type="float" office:value="0.0265351581478792" calcext:value-type="float">
            <text:p>0.026535158147879</text:p>
          </table:table-cell>
          <table:table-cell table:formula="of:=0.5*[.BU12]*(([.BU5]-[.BT5])/([.BU1]-[.BT1]))^2" office:value-type="float" office:value="0.019084194204318" calcext:value-type="float">
            <text:p>0.019084194204318</text:p>
          </table:table-cell>
          <table:table-cell table:formula="of:=0.5*[.BV12]*(([.BV5]-[.BU5])/([.BV1]-[.BU1]))^2" office:value-type="float" office:value="0.142211632451735" calcext:value-type="float">
            <text:p>0.142211632451735</text:p>
          </table:table-cell>
          <table:table-cell table:formula="of:=0.5*[.BW12]*(([.BW5]-[.BV5])/([.BW1]-[.BV1]))^2" office:value-type="float" office:value="0.0649373751176326" calcext:value-type="float">
            <text:p>0.064937375117633</text:p>
          </table:table-cell>
          <table:table-cell table:formula="of:=0.5*[.BX12]*(([.BX5]-[.BW5])/([.BX1]-[.BW1]))^2" office:value-type="float" office:value="0.0385492083851267" calcext:value-type="float">
            <text:p>0.038549208385127</text:p>
          </table:table-cell>
          <table:table-cell table:formula="of:=0.5*[.BY12]*(([.BY5]-[.BX5])/([.BY1]-[.BX1]))^2" office:value-type="float" office:value="0.000947900875754082" calcext:value-type="float">
            <text:p>0.000947900875754</text:p>
          </table:table-cell>
          <table:table-cell table:formula="of:=0.5*[.BZ12]*(([.BZ5]-[.BY5])/([.BZ1]-[.BY1]))^2" office:value-type="float" office:value="0.000521439701181662" calcext:value-type="float">
            <text:p>0.000521439701182</text:p>
          </table:table-cell>
          <table:table-cell table:formula="of:=0.5*[.CA12]*(([.CA5]-[.BZ5])/([.CA1]-[.BZ1]))^2" office:value-type="float" office:value="0.130877758748395" calcext:value-type="float">
            <text:p>0.130877758748395</text:p>
          </table:table-cell>
          <table:table-cell table:formula="of:=0.5*[.CB12]*(([.CB5]-[.CA5])/([.CB1]-[.CA1]))^2" office:value-type="float" office:value="0.137172442601563" calcext:value-type="float">
            <text:p>0.137172442601563</text:p>
          </table:table-cell>
          <table:table-cell table:formula="of:=0.5*[.CC12]*(([.CC5]-[.CB5])/([.CC1]-[.CB1]))^2" office:value-type="float" office:value="0.0849498667032479" calcext:value-type="float">
            <text:p>0.084949866703248</text:p>
          </table:table-cell>
          <table:table-cell table:formula="of:=0.5*[.CD12]*(([.CD5]-[.CC5])/([.CD1]-[.CC1]))^2" office:value-type="float" office:value="0.0426836353741199" calcext:value-type="float">
            <text:p>0.04268363537412</text:p>
          </table:table-cell>
          <table:table-cell table:formula="of:=0.5*[.CE12]*(([.CE5]-[.CD5])/([.CE1]-[.CD1]))^2" office:value-type="float" office:value="0.0567201652075528" calcext:value-type="float">
            <text:p>0.056720165207553</text:p>
          </table:table-cell>
          <table:table-cell table:formula="of:=0.5*[.CF12]*(([.CF5]-[.CE5])/([.CF1]-[.CE1]))^2" office:value-type="float" office:value="0.00434461487337498" calcext:value-type="float">
            <text:p>0.004344614873375</text:p>
          </table:table-cell>
          <table:table-cell table:formula="of:=0.5*[.CG12]*(([.CG5]-[.CF5])/([.CG1]-[.CF1]))^2" office:value-type="float" office:value="0.000651742418010844" calcext:value-type="float">
            <text:p>0.000651742418011</text:p>
          </table:table-cell>
          <table:table-cell table:formula="of:=0.5*[.CH12]*(([.CH5]-[.CG5])/([.CH1]-[.CG1]))^2" office:value-type="float" office:value="0.020642229176102" calcext:value-type="float">
            <text:p>0.020642229176102</text:p>
          </table:table-cell>
          <table:table-cell table:formula="of:=0.5*[.CI12]*(([.CI5]-[.CH5])/([.CI1]-[.CH1]))^2" office:value-type="float" office:value="0.0000879917956481698" calcext:value-type="float">
            <text:p>8.79917956481698E-05</text:p>
          </table:table-cell>
          <table:table-cell table:formula="of:=0.5*[.CJ12]*(([.CJ5]-[.CI5])/([.CJ1]-[.CI1]))^2" office:value-type="float" office:value="0.000462869591892038" calcext:value-type="float">
            <text:p>0.000462869591892</text:p>
          </table:table-cell>
          <table:table-cell table:formula="of:=0.5*[.CK12]*(([.CK5]-[.CJ5])/([.CK1]-[.CJ1]))^2" office:value-type="float" office:value="0.00118546814565098" calcext:value-type="float">
            <text:p>0.001185468145651</text:p>
          </table:table-cell>
          <table:table-cell table:formula="of:=0.5*[.CL12]*(([.CL5]-[.CK5])/([.CL1]-[.CK1]))^2" office:value-type="float" office:value="0.000424722974670512" calcext:value-type="float">
            <text:p>0.000424722974671</text:p>
          </table:table-cell>
          <table:table-cell table:formula="of:=0.5*[.CM12]*(([.CM5]-[.CL5])/([.CM1]-[.CL1]))^2" office:value-type="float" office:value="0.0223017920635252" calcext:value-type="float">
            <text:p>0.022301792063525</text:p>
          </table:table-cell>
          <table:table-cell table:formula="of:=0.5*[.CN12]*(([.CN5]-[.CM5])/([.CN1]-[.CM1]))^2" office:value-type="float" office:value="0.00969995497695145" calcext:value-type="float">
            <text:p>0.009699954976951</text:p>
          </table:table-cell>
          <table:table-cell table:formula="of:=0.5*[.CO12]*(([.CO5]-[.CN5])/([.CO1]-[.CN1]))^2" office:value-type="float" office:value="0.0800323232304287" calcext:value-type="float">
            <text:p>0.080032323230429</text:p>
          </table:table-cell>
          <table:table-cell table:formula="of:=0.5*[.CP12]*(([.CP5]-[.CO5])/([.CP1]-[.CO1]))^2" office:value-type="float" office:value="0.038660907252022" calcext:value-type="float">
            <text:p>0.038660907252022</text:p>
          </table:table-cell>
          <table:table-cell table:formula="of:=0.5*[.CQ12]*(([.CQ5]-[.CP5])/([.CQ1]-[.CP1]))^2" office:value-type="float" office:value="0.108443468671081" calcext:value-type="float">
            <text:p>0.108443468671081</text:p>
          </table:table-cell>
          <table:table-cell table:formula="of:=0.5*[.CR12]*(([.CR5]-[.CQ5])/([.CR1]-[.CQ1]))^2" office:value-type="float" office:value="0.0237176949387706" calcext:value-type="float">
            <text:p>0.023717694938771</text:p>
          </table:table-cell>
          <table:table-cell table:formula="of:=0.5*[.CS12]*(([.CS5]-[.CR5])/([.CS1]-[.CR1]))^2" office:value-type="float" office:value="0.00113096058680928" calcext:value-type="float">
            <text:p>0.001130960586809</text:p>
          </table:table-cell>
          <table:table-cell table:formula="of:=0.5*[.CT12]*(([.CT5]-[.CS5])/([.CT1]-[.CS1]))^2" office:value-type="float" office:value="0.0408521080907852" calcext:value-type="float">
            <text:p>0.040852108090785</text:p>
          </table:table-cell>
          <table:table-cell table:formula="of:=0.5*[.CU12]*(([.CU5]-[.CT5])/([.CU1]-[.CT1]))^2" office:value-type="float" office:value="0.0398021272419922" calcext:value-type="float">
            <text:p>0.039802127241992</text:p>
          </table:table-cell>
          <table:table-cell table:formula="of:=0.5*[.CV12]*(([.CV5]-[.CU5])/([.CV1]-[.CU1]))^2" office:value-type="float" office:value="0.186027338463499" calcext:value-type="float">
            <text:p>0.186027338463499</text:p>
          </table:table-cell>
          <table:table-cell table:formula="of:=0.5*[.CW12]*(([.CW5]-[.CV5])/([.CW1]-[.CV1]))^2" office:value-type="float" office:value="0.0535139684006939" calcext:value-type="float">
            <text:p>0.053513968400694</text:p>
          </table:table-cell>
          <table:table-cell table:formula="of:=0.5*[.CX12]*(([.CX5]-[.CW5])/([.CX1]-[.CW1]))^2" office:value-type="float" office:value="0.0293631019306746" calcext:value-type="float">
            <text:p>0.029363101930675</text:p>
          </table:table-cell>
          <table:table-cell table:formula="of:=0.5*[.CY12]*(([.CY5]-[.CX5])/([.CY1]-[.CX1]))^2" office:value-type="float" office:value="0.0000903587812246267" calcext:value-type="float">
            <text:p>9.03587812246267E-05</text:p>
          </table:table-cell>
          <table:table-cell table:formula="of:=0.5*[.CZ12]*(([.CZ5]-[.CY5])/([.CZ1]-[.CY1]))^2" office:value-type="float" office:value="0.0145151021955099" calcext:value-type="float">
            <text:p>0.01451510219551</text:p>
          </table:table-cell>
          <table:table-cell table:formula="of:=0.5*[.DA12]*(([.DA5]-[.CZ5])/([.DA1]-[.CZ1]))^2" office:value-type="float" office:value="0.000255009774528437" calcext:value-type="float">
            <text:p>0.000255009774528</text:p>
          </table:table-cell>
          <table:table-cell table:formula="of:=0.5*[.DB12]*(([.DB5]-[.DA5])/([.DB1]-[.DA1]))^2" office:value-type="float" office:value="0.124386018865122" calcext:value-type="float">
            <text:p>0.124386018865122</text:p>
          </table:table-cell>
          <table:table-cell table:formula="of:=0.5*[.DC12]*(([.DC5]-[.DB5])/([.DC1]-[.DB1]))^2" office:value-type="float" office:value="0.0575372557493065" calcext:value-type="float">
            <text:p>0.057537255749307</text:p>
          </table:table-cell>
          <table:table-cell table:formula="of:=0.5*[.DD12]*(([.DD5]-[.DC5])/([.DD1]-[.DC1]))^2" office:value-type="float" office:value="0.0100293261673664" calcext:value-type="float">
            <text:p>0.010029326167367</text:p>
          </table:table-cell>
          <table:table-cell table:formula="of:=0.5*[.DE12]*(([.DE5]-[.DD5])/([.DE1]-[.DD1]))^2" office:value-type="float" office:value="0.00342261101625963" calcext:value-type="float">
            <text:p>0.00342261101626</text:p>
          </table:table-cell>
          <table:table-cell table:formula="of:=0.5*[.DF12]*(([.DF5]-[.DE5])/([.DF1]-[.DE1]))^2" office:value-type="float" office:value="0.00180784117869773" calcext:value-type="float">
            <text:p>0.001807841178698</text:p>
          </table:table-cell>
          <table:table-cell table:formula="of:=0.5*[.DG12]*(([.DG5]-[.DF5])/([.DG1]-[.DF1]))^2" office:value-type="float" office:value="0.0103977172470531" calcext:value-type="float">
            <text:p>0.010397717247053</text:p>
          </table:table-cell>
          <table:table-cell table:formula="of:=0.5*[.DH12]*(([.DH5]-[.DG5])/([.DH1]-[.DG1]))^2" office:value-type="float" office:value="0.0426918198491091" calcext:value-type="float">
            <text:p>0.042691819849109</text:p>
          </table:table-cell>
          <table:table-cell table:formula="of:=0.5*[.DI12]*(([.DI5]-[.DH5])/([.DI1]-[.DH1]))^2" office:value-type="float" office:value="0.00435760104884178" calcext:value-type="float">
            <text:p>0.004357601048842</text:p>
          </table:table-cell>
          <table:table-cell table:formula="of:=0.5*[.DJ12]*(([.DJ5]-[.DI5])/([.DJ1]-[.DI1]))^2" office:value-type="float" office:value="0.0625226650112243" calcext:value-type="float">
            <text:p>0.062522665011224</text:p>
          </table:table-cell>
          <table:table-cell table:formula="of:=0.5*[.DK12]*(([.DK5]-[.DJ5])/([.DK1]-[.DJ1]))^2" office:value-type="float" office:value="0.02386096052193" calcext:value-type="float">
            <text:p>0.02386096052193</text:p>
          </table:table-cell>
          <table:table-cell table:formula="of:=0.5*[.DL12]*(([.DL5]-[.DK5])/([.DL1]-[.DK1]))^2" office:value-type="float" office:value="0.0246599471133726" calcext:value-type="float">
            <text:p>0.024659947113373</text:p>
          </table:table-cell>
          <table:table-cell table:formula="of:=0.5*[.DM12]*(([.DM5]-[.DL5])/([.DM1]-[.DL1]))^2" office:value-type="float" office:value="0.00121025830909652" calcext:value-type="float">
            <text:p>0.001210258309097</text:p>
          </table:table-cell>
          <table:table-cell table:formula="of:=0.5*[.DN12]*(([.DN5]-[.DM5])/([.DN1]-[.DM1]))^2" office:value-type="float" office:value="0.0215851782189994" calcext:value-type="float">
            <text:p>0.021585178218999</text:p>
          </table:table-cell>
          <table:table-cell table:formula="of:=0.5*[.DO12]*(([.DO5]-[.DN5])/([.DO1]-[.DN1]))^2" office:value-type="float" office:value="0.00225831624218485" calcext:value-type="float">
            <text:p>0.002258316242185</text:p>
          </table:table-cell>
          <table:table-cell table:formula="of:=0.5*[.DP12]*(([.DP5]-[.DO5])/([.DP1]-[.DO1]))^2" office:value-type="float" office:value="0.000634437679185595" calcext:value-type="float">
            <text:p>0.000634437679186</text:p>
          </table:table-cell>
          <table:table-cell table:formula="of:=0.5*[.DQ12]*(([.DQ5]-[.DP5])/([.DQ1]-[.DP1]))^2" office:value-type="float" office:value="0.00490172168569574" calcext:value-type="float">
            <text:p>0.004901721685696</text:p>
          </table:table-cell>
          <table:table-cell table:formula="of:=0.5*[.DR12]*(([.DR5]-[.DQ5])/([.DR1]-[.DQ1]))^2" office:value-type="float" office:value="0.00421008601475841" calcext:value-type="float">
            <text:p>0.004210086014758</text:p>
          </table:table-cell>
          <table:table-cell table:formula="of:=0.5*[.DS12]*(([.DS5]-[.DR5])/([.DS1]-[.DR1]))^2" office:value-type="float" office:value="0.0259713273038246" calcext:value-type="float">
            <text:p>0.025971327303825</text:p>
          </table:table-cell>
          <table:table-cell table:formula="of:=0.5*[.DT12]*(([.DT5]-[.DS5])/([.DT1]-[.DS1]))^2" office:value-type="float" office:value="0.0487751943280908" calcext:value-type="float">
            <text:p>0.048775194328091</text:p>
          </table:table-cell>
          <table:table-cell table:formula="of:=0.5*[.DU12]*(([.DU5]-[.DT5])/([.DU1]-[.DT1]))^2" office:value-type="float" office:value="0.0264190731299001" calcext:value-type="float">
            <text:p>0.0264190731299</text:p>
          </table:table-cell>
          <table:table-cell table:formula="of:=0.5*[.DV12]*(([.DV5]-[.DU5])/([.DV1]-[.DU1]))^2" office:value-type="float" office:value="0.00117471607110547" calcext:value-type="float">
            <text:p>0.001174716071105</text:p>
          </table:table-cell>
          <table:table-cell table:formula="of:=0.5*[.DW12]*(([.DW5]-[.DV5])/([.DW1]-[.DV1]))^2" office:value-type="float" office:value="0.00106675082587219" calcext:value-type="float">
            <text:p>0.001066750825872</text:p>
          </table:table-cell>
          <table:table-cell table:formula="of:=0.5*[.DX12]*(([.DX5]-[.DW5])/([.DX1]-[.DW1]))^2" office:value-type="float" office:value="0.0482173223859036" calcext:value-type="float">
            <text:p>0.048217322385904</text:p>
          </table:table-cell>
          <table:table-cell table:formula="of:=0.5*[.DY12]*(([.DY5]-[.DX5])/([.DY1]-[.DX1]))^2" office:value-type="float" office:value="0.0368835589889255" calcext:value-type="float">
            <text:p>0.036883558988926</text:p>
          </table:table-cell>
          <table:table-cell table:formula="of:=0.5*[.DZ12]*(([.DZ5]-[.DY5])/([.DZ1]-[.DY1]))^2" office:value-type="float" office:value="0.0015463319456563" calcext:value-type="float">
            <text:p>0.001546331945656</text:p>
          </table:table-cell>
          <table:table-cell table:formula="of:=0.5*[.EA12]*(([.EA5]-[.DZ5])/([.EA1]-[.DZ1]))^2" office:value-type="float" office:value="0.0212719079807558" calcext:value-type="float">
            <text:p>0.021271907980756</text:p>
          </table:table-cell>
          <table:table-cell table:formula="of:=0.5*[.EB12]*(([.EB5]-[.EA5])/([.EB1]-[.EA1]))^2" office:value-type="float" office:value="0.0511212338500305" calcext:value-type="float">
            <text:p>0.051121233850031</text:p>
          </table:table-cell>
          <table:table-cell table:formula="of:=0.5*[.EC12]*(([.EC5]-[.EB5])/([.EC1]-[.EB1]))^2" office:value-type="float" office:value="0.0423128601625779" calcext:value-type="float">
            <text:p>0.042312860162578</text:p>
          </table:table-cell>
          <table:table-cell table:formula="of:=0.5*[.ED12]*(([.ED5]-[.EC5])/([.ED1]-[.EC1]))^2" office:value-type="float" office:value="0.0445759695310808" calcext:value-type="float">
            <text:p>0.044575969531081</text:p>
          </table:table-cell>
          <table:table-cell table:formula="of:=0.5*[.EE12]*(([.EE5]-[.ED5])/([.EE1]-[.ED1]))^2" office:value-type="float" office:value="0.0965769751814159" calcext:value-type="float">
            <text:p>0.096576975181416</text:p>
          </table:table-cell>
          <table:table-cell table:formula="of:=0.5*[.EF12]*(([.EF5]-[.EE5])/([.EF1]-[.EE1]))^2" office:value-type="float" office:value="0.00899647013365939" calcext:value-type="float">
            <text:p>0.008996470133659</text:p>
          </table:table-cell>
          <table:table-cell table:formula="of:=0.5*[.EG12]*(([.EG5]-[.EF5])/([.EG1]-[.EF1]))^2" office:value-type="float" office:value="0.00621683585842684" calcext:value-type="float">
            <text:p>0.006216835858427</text:p>
          </table:table-cell>
          <table:table-cell table:formula="of:=0.5*[.EH12]*(([.EH5]-[.EG5])/([.EH1]-[.EG1]))^2" office:value-type="float" office:value="0.00244988810961314" calcext:value-type="float">
            <text:p>0.002449888109613</text:p>
          </table:table-cell>
          <table:table-cell table:formula="of:=0.5*[.EI12]*(([.EI5]-[.EH5])/([.EI1]-[.EH1]))^2" office:value-type="float" office:value="0.0163295925741408" calcext:value-type="float">
            <text:p>0.016329592574141</text:p>
          </table:table-cell>
          <table:table-cell table:formula="of:=0.5*[.EJ12]*(([.EJ5]-[.EI5])/([.EJ1]-[.EI1]))^2" office:value-type="float" office:value="0.000312020966523708" calcext:value-type="float">
            <text:p>0.000312020966524</text:p>
          </table:table-cell>
          <table:table-cell table:formula="of:=0.5*[.EK12]*(([.EK5]-[.EJ5])/([.EK1]-[.EJ1]))^2" office:value-type="float" office:value="0.0454554154586959" calcext:value-type="float">
            <text:p>0.045455415458696</text:p>
          </table:table-cell>
          <table:table-cell table:formula="of:=0.5*[.EL12]*(([.EL5]-[.EK5])/([.EL1]-[.EK1]))^2" office:value-type="float" office:value="0.000170640589700125" calcext:value-type="float">
            <text:p>0.0001706405897</text:p>
          </table:table-cell>
          <table:table-cell table:formula="of:=0.5*[.EM12]*(([.EM5]-[.EL5])/([.EM1]-[.EL1]))^2" office:value-type="float" office:value="0.020551702058057" calcext:value-type="float">
            <text:p>0.020551702058057</text:p>
          </table:table-cell>
          <table:table-cell table:formula="of:=0.5*[.EN12]*(([.EN5]-[.EM5])/([.EN1]-[.EM1]))^2" office:value-type="float" office:value="0.00865617073084224" calcext:value-type="float">
            <text:p>0.008656170730842</text:p>
          </table:table-cell>
          <table:table-cell table:formula="of:=0.5*[.EO12]*(([.EO5]-[.EN5])/([.EO1]-[.EN1]))^2" office:value-type="float" office:value="0.0572375052909722" calcext:value-type="float">
            <text:p>0.057237505290972</text:p>
          </table:table-cell>
          <table:table-cell table:formula="of:=0.5*[.EP12]*(([.EP5]-[.EO5])/([.EP1]-[.EO1]))^2" office:value-type="float" office:value="0.0797412608267839" calcext:value-type="float">
            <text:p>0.079741260826784</text:p>
          </table:table-cell>
          <table:table-cell table:formula="of:=0.5*[.EQ12]*(([.EQ5]-[.EP5])/([.EQ1]-[.EP1]))^2" office:value-type="float" office:value="0.00751477763148165" calcext:value-type="float">
            <text:p>0.007514777631482</text:p>
          </table:table-cell>
          <table:table-cell table:formula="of:=0.5*[.ER12]*(([.ER5]-[.EQ5])/([.ER1]-[.EQ1]))^2" office:value-type="float" office:value="0.161362439627407" calcext:value-type="float">
            <text:p>0.161362439627407</text:p>
          </table:table-cell>
          <table:table-cell table:formula="of:=0.5*[.ES12]*(([.ES5]-[.ER5])/([.ES1]-[.ER1]))^2" office:value-type="float" office:value="0.00482511387246903" calcext:value-type="float">
            <text:p>0.004825113872469</text:p>
          </table:table-cell>
          <table:table-cell table:formula="of:=0.5*[.ET12]*(([.ET5]-[.ES5])/([.ET1]-[.ES1]))^2" office:value-type="float" office:value="0.0334157566441468" calcext:value-type="float">
            <text:p>0.033415756644147</text:p>
          </table:table-cell>
          <table:table-cell table:formula="of:=0.5*[.EU12]*(([.EU5]-[.ET5])/([.EU1]-[.ET1]))^2" office:value-type="float" office:value="0.100693809649658" calcext:value-type="float">
            <text:p>0.100693809649658</text:p>
          </table:table-cell>
          <table:table-cell table:formula="of:=0.5*[.EV12]*(([.EV5]-[.EU5])/([.EV1]-[.EU1]))^2" office:value-type="float" office:value="0.0083408907204854" calcext:value-type="float">
            <text:p>0.008340890720485</text:p>
          </table:table-cell>
          <table:table-cell table:formula="of:=0.5*[.EW12]*(([.EW5]-[.EV5])/([.EW1]-[.EV1]))^2" office:value-type="float" office:value="0.171920262851892" calcext:value-type="float">
            <text:p>0.171920262851892</text:p>
          </table:table-cell>
          <table:table-cell table:formula="of:=0.5*[.EX12]*(([.EX5]-[.EW5])/([.EX1]-[.EW1]))^2" office:value-type="float" office:value="0.00742032789365166" calcext:value-type="float">
            <text:p>0.007420327893652</text:p>
          </table:table-cell>
          <table:table-cell table:formula="of:=0.5*[.EY12]*(([.EY5]-[.EX5])/([.EY1]-[.EX1]))^2" office:value-type="float" office:value="0.114213868222909" calcext:value-type="float">
            <text:p>0.114213868222909</text:p>
          </table:table-cell>
          <table:table-cell table:formula="of:=0.5*[.EZ12]*(([.EZ5]-[.EY5])/([.EZ1]-[.EY1]))^2" office:value-type="float" office:value="0.00000507442251412615" calcext:value-type="float">
            <text:p>5.07442251412615E-06</text:p>
          </table:table-cell>
          <table:table-cell table:formula="of:=0.5*[.FA12]*(([.FA5]-[.EZ5])/([.FA1]-[.EZ1]))^2" office:value-type="float" office:value="0.000135135379974992" calcext:value-type="float">
            <text:p>0.000135135379975</text:p>
          </table:table-cell>
          <table:table-cell table:formula="of:=0.5*[.FB12]*(([.FB5]-[.FA5])/([.FB1]-[.FA1]))^2" office:value-type="float" office:value="0.00305679816853939" calcext:value-type="float">
            <text:p>0.003056798168539</text:p>
          </table:table-cell>
          <table:table-cell table:formula="of:=0.5*[.FC12]*(([.FC5]-[.FB5])/([.FC1]-[.FB1]))^2" office:value-type="float" office:value="0.000551645024002478" calcext:value-type="float">
            <text:p>0.000551645024002</text:p>
          </table:table-cell>
          <table:table-cell table:formula="of:=0.5*[.FD12]*(([.FD5]-[.FC5])/([.FD1]-[.FC1]))^2" office:value-type="float" office:value="0.00301812218204846" calcext:value-type="float">
            <text:p>0.003018122182048</text:p>
          </table:table-cell>
          <table:table-cell table:formula="of:=0.5*[.FE12]*(([.FE5]-[.FD5])/([.FE1]-[.FD1]))^2" office:value-type="float" office:value="0.0686140577046021" calcext:value-type="float">
            <text:p>0.068614057704602</text:p>
          </table:table-cell>
          <table:table-cell table:formula="of:=0.5*[.FF12]*(([.FF5]-[.FE5])/([.FF1]-[.FE1]))^2" office:value-type="float" office:value="0.0710058418551489" calcext:value-type="float">
            <text:p>0.071005841855149</text:p>
          </table:table-cell>
          <table:table-cell table:formula="of:=0.5*[.FG12]*(([.FG5]-[.FF5])/([.FG1]-[.FF1]))^2" office:value-type="float" office:value="0.0708405122983611" calcext:value-type="float">
            <text:p>0.070840512298361</text:p>
          </table:table-cell>
          <table:table-cell table:formula="of:=0.5*[.FH12]*(([.FH5]-[.FG5])/([.FH1]-[.FG1]))^2" office:value-type="float" office:value="0.0147346179350544" calcext:value-type="float">
            <text:p>0.014734617935055</text:p>
          </table:table-cell>
          <table:table-cell table:formula="of:=0.5*[.FI12]*(([.FI5]-[.FH5])/([.FI1]-[.FH1]))^2" office:value-type="float" office:value="0.00371691950723139" calcext:value-type="float">
            <text:p>0.003716919507231</text:p>
          </table:table-cell>
          <table:table-cell table:formula="of:=0.5*[.FJ12]*(([.FJ5]-[.FI5])/([.FJ1]-[.FI1]))^2" office:value-type="float" office:value="0.0104305353873599" calcext:value-type="float">
            <text:p>0.01043053538736</text:p>
          </table:table-cell>
          <table:table-cell table:formula="of:=0.5*[.FK12]*(([.FK5]-[.FJ5])/([.FK1]-[.FJ1]))^2" office:value-type="float" office:value="0.0237266825978876" calcext:value-type="float">
            <text:p>0.023726682597888</text:p>
          </table:table-cell>
          <table:table-cell table:formula="of:=0.5*[.FL12]*(([.FL5]-[.FK5])/([.FL1]-[.FK1]))^2" office:value-type="float" office:value="0.0231321577228459" calcext:value-type="float">
            <text:p>0.023132157722846</text:p>
          </table:table-cell>
          <table:table-cell table:formula="of:=0.5*[.FM12]*(([.FM5]-[.FL5])/([.FM1]-[.FL1]))^2" office:value-type="float" office:value="0.0725260607347408" calcext:value-type="float">
            <text:p>0.072526060734741</text:p>
          </table:table-cell>
          <table:table-cell table:formula="of:=0.5*[.FN12]*(([.FN5]-[.FM5])/([.FN1]-[.FM1]))^2" office:value-type="float" office:value="0.054362179231944" calcext:value-type="float">
            <text:p>0.054362179231944</text:p>
          </table:table-cell>
          <table:table-cell table:formula="of:=0.5*[.FO12]*(([.FO5]-[.FN5])/([.FO1]-[.FN1]))^2" office:value-type="float" office:value="0.0883939443939023" calcext:value-type="float">
            <text:p>0.088393944393902</text:p>
          </table:table-cell>
          <table:table-cell table:formula="of:=0.5*[.FP12]*(([.FP5]-[.FO5])/([.FP1]-[.FO1]))^2" office:value-type="float" office:value="0.0738498473643128" calcext:value-type="float">
            <text:p>0.073849847364313</text:p>
          </table:table-cell>
          <table:table-cell table:formula="of:=0.5*[.FQ12]*(([.FQ5]-[.FP5])/([.FQ1]-[.FP1]))^2" office:value-type="float" office:value="0.166290210616807" calcext:value-type="float">
            <text:p>0.166290210616807</text:p>
          </table:table-cell>
          <table:table-cell table:formula="of:=0.5*[.FR12]*(([.FR5]-[.FQ5])/([.FR1]-[.FQ1]))^2" office:value-type="float" office:value="0.0270028628391847" calcext:value-type="float">
            <text:p>0.027002862839185</text:p>
          </table:table-cell>
          <table:table-cell table:formula="of:=0.5*[.FS12]*(([.FS5]-[.FR5])/([.FS1]-[.FR1]))^2" office:value-type="float" office:value="0.00500576079154136" calcext:value-type="float">
            <text:p>0.005005760791541</text:p>
          </table:table-cell>
          <table:table-cell table:formula="of:=0.5*[.FT12]*(([.FT5]-[.FS5])/([.FT1]-[.FS1]))^2" office:value-type="float" office:value="0.000320357795821752" calcext:value-type="float">
            <text:p>0.000320357795822</text:p>
          </table:table-cell>
          <table:table-cell table:formula="of:=0.5*[.FU12]*(([.FU5]-[.FT5])/([.FU1]-[.FT1]))^2" office:value-type="float" office:value="0.0435771645398686" calcext:value-type="float">
            <text:p>0.043577164539869</text:p>
          </table:table-cell>
          <table:table-cell table:formula="of:=0.5*[.FV12]*(([.FV5]-[.FU5])/([.FV1]-[.FU1]))^2" office:value-type="float" office:value="0.000785317560866002" calcext:value-type="float">
            <text:p>0.000785317560866</text:p>
          </table:table-cell>
          <table:table-cell table:formula="of:=0.5*[.FW12]*(([.FW5]-[.FV5])/([.FW1]-[.FV1]))^2" office:value-type="float" office:value="0.0129296568965253" calcext:value-type="float">
            <text:p>0.012929656896525</text:p>
          </table:table-cell>
          <table:table-cell table:formula="of:=0.5*[.FX12]*(([.FX5]-[.FW5])/([.FX1]-[.FW1]))^2" office:value-type="float" office:value="0.0000422769312905777" calcext:value-type="float">
            <text:p>4.22769312905777E-05</text:p>
          </table:table-cell>
          <table:table-cell table:formula="of:=0.5*[.FY12]*(([.FY5]-[.FX5])/([.FY1]-[.FX1]))^2" office:value-type="float" office:value="0.00834504241059222" calcext:value-type="float">
            <text:p>0.008345042410592</text:p>
          </table:table-cell>
          <table:table-cell table:formula="of:=0.5*[.FZ12]*(([.FZ5]-[.FY5])/([.FZ1]-[.FY1]))^2" office:value-type="float" office:value="0.00219784244074511" calcext:value-type="float">
            <text:p>0.002197842440745</text:p>
          </table:table-cell>
          <table:table-cell table:formula="of:=0.5*[.GA12]*(([.GA5]-[.FZ5])/([.GA1]-[.FZ1]))^2" office:value-type="float" office:value="0.022876337228834" calcext:value-type="float">
            <text:p>0.022876337228834</text:p>
          </table:table-cell>
          <table:table-cell table:formula="of:=0.5*[.GB12]*(([.GB5]-[.GA5])/([.GB1]-[.GA1]))^2" office:value-type="float" office:value="0.0929147829110472" calcext:value-type="float">
            <text:p>0.092914782911047</text:p>
          </table:table-cell>
          <table:table-cell table:formula="of:=0.5*[.GC12]*(([.GC5]-[.GB5])/([.GC1]-[.GB1]))^2" office:value-type="float" office:value="0.018852445024019" calcext:value-type="float">
            <text:p>0.018852445024019</text:p>
          </table:table-cell>
          <table:table-cell table:formula="of:=0.5*[.GD12]*(([.GD5]-[.GC5])/([.GD1]-[.GC1]))^2" office:value-type="float" office:value="0.00150288335061866" calcext:value-type="float">
            <text:p>0.001502883350619</text:p>
          </table:table-cell>
          <table:table-cell table:formula="of:=0.5*[.GE12]*(([.GE5]-[.GD5])/([.GE1]-[.GD1]))^2" office:value-type="float" office:value="0.0220560683036159" calcext:value-type="float">
            <text:p>0.022056068303616</text:p>
          </table:table-cell>
          <table:table-cell table:formula="of:=0.5*[.GF12]*(([.GF5]-[.GE5])/([.GF1]-[.GE1]))^2" office:value-type="float" office:value="0.0000160374545502009" calcext:value-type="float">
            <text:p>1.60374545502009E-05</text:p>
          </table:table-cell>
          <table:table-cell table:formula="of:=0.5*[.GG12]*(([.GG5]-[.GF5])/([.GG1]-[.GF1]))^2" office:value-type="float" office:value="0.00238625646190954" calcext:value-type="float">
            <text:p>0.00238625646191</text:p>
          </table:table-cell>
          <table:table-cell table:formula="of:=0.5*[.GH12]*(([.GH5]-[.GG5])/([.GH1]-[.GG1]))^2" office:value-type="float" office:value="0.0164307621470264" calcext:value-type="float">
            <text:p>0.016430762147027</text:p>
          </table:table-cell>
          <table:table-cell table:formula="of:=0.5*[.GI12]*(([.GI5]-[.GH5])/([.GI1]-[.GH1]))^2" office:value-type="float" office:value="0.025305425548094" calcext:value-type="float">
            <text:p>0.025305425548094</text:p>
          </table:table-cell>
          <table:table-cell table:formula="of:=0.5*[.GJ12]*(([.GJ5]-[.GI5])/([.GJ1]-[.GI1]))^2" office:value-type="float" office:value="0.00000622902213262906" calcext:value-type="float">
            <text:p>6.22902213262906E-06</text:p>
          </table:table-cell>
          <table:table-cell table:formula="of:=0.5*[.GK12]*(([.GK5]-[.GJ5])/([.GK1]-[.GJ1]))^2" office:value-type="float" office:value="0.0131406037885813" calcext:value-type="float">
            <text:p>0.013140603788581</text:p>
          </table:table-cell>
          <table:table-cell table:formula="of:=0.5*[.GL12]*(([.GL5]-[.GK5])/([.GL1]-[.GK1]))^2" office:value-type="float" office:value="0.0246908188489014" calcext:value-type="float">
            <text:p>0.024690818848901</text:p>
          </table:table-cell>
          <table:table-cell table:formula="of:=0.5*[.GM12]*(([.GM5]-[.GL5])/([.GM1]-[.GL1]))^2" office:value-type="float" office:value="0.102065106042037" calcext:value-type="float">
            <text:p>0.102065106042037</text:p>
          </table:table-cell>
          <table:table-cell table:formula="of:=0.5*[.GN12]*(([.GN5]-[.GM5])/([.GN1]-[.GM1]))^2" office:value-type="float" office:value="0.000449025825755426" calcext:value-type="float">
            <text:p>0.000449025825755</text:p>
          </table:table-cell>
          <table:table-cell table:formula="of:=0.5*[.GO12]*(([.GO5]-[.GN5])/([.GO1]-[.GN1]))^2" office:value-type="float" office:value="0.0372332959463975" calcext:value-type="float">
            <text:p>0.037233295946398</text:p>
          </table:table-cell>
          <table:table-cell table:formula="of:=0.5*[.GP12]*(([.GP5]-[.GO5])/([.GP1]-[.GO1]))^2" office:value-type="float" office:value="0.0217732082638596" calcext:value-type="float">
            <text:p>0.02177320826386</text:p>
          </table:table-cell>
          <table:table-cell table:formula="of:=0.5*[.GQ12]*(([.GQ5]-[.GP5])/([.GQ1]-[.GP1]))^2" office:value-type="float" office:value="0.00944993906759655" calcext:value-type="float">
            <text:p>0.009449939067597</text:p>
          </table:table-cell>
          <table:table-cell table:formula="of:=0.5*[.GR12]*(([.GR5]-[.GQ5])/([.GR1]-[.GQ1]))^2" office:value-type="float" office:value="0.000748408538808065" calcext:value-type="float">
            <text:p>0.000748408538808</text:p>
          </table:table-cell>
          <table:table-cell table:formula="of:=0.5*[.GS12]*(([.GS5]-[.GR5])/([.GS1]-[.GR1]))^2" office:value-type="float" office:value="0.000821776916329256" calcext:value-type="float">
            <text:p>0.000821776916329</text:p>
          </table:table-cell>
          <table:table-cell table:formula="of:=0.5*[.GT12]*(([.GT5]-[.GS5])/([.GT1]-[.GS1]))^2" office:value-type="float" office:value="0.00898333142269187" calcext:value-type="float">
            <text:p>0.008983331422692</text:p>
          </table:table-cell>
          <table:table-cell table:formula="of:=0.5*[.GU12]*(([.GU5]-[.GT5])/([.GU1]-[.GT1]))^2" office:value-type="float" office:value="0.000666906014423922" calcext:value-type="float">
            <text:p>0.000666906014424</text:p>
          </table:table-cell>
          <table:table-cell table:formula="of:=0.5*[.GV12]*(([.GV5]-[.GU5])/([.GV1]-[.GU1]))^2" office:value-type="float" office:value="0.00393076809922521" calcext:value-type="float">
            <text:p>0.003930768099225</text:p>
          </table:table-cell>
          <table:table-cell table:formula="of:=0.5*[.GW12]*(([.GW5]-[.GV5])/([.GW1]-[.GV1]))^2" office:value-type="float" office:value="0.0202909135512621" calcext:value-type="float">
            <text:p>0.020290913551262</text:p>
          </table:table-cell>
          <table:table-cell table:formula="of:=0.5*[.GX12]*(([.GX5]-[.GW5])/([.GX1]-[.GW1]))^2" office:value-type="float" office:value="0.113303546592359" calcext:value-type="float">
            <text:p>0.113303546592359</text:p>
          </table:table-cell>
          <table:table-cell table:formula="of:=0.5*[.GY12]*(([.GY5]-[.GX5])/([.GY1]-[.GX1]))^2" office:value-type="float" office:value="0.114425711821233" calcext:value-type="float">
            <text:p>0.114425711821233</text:p>
          </table:table-cell>
          <table:table-cell table:formula="of:=0.5*[.GZ12]*(([.GZ5]-[.GY5])/([.GZ1]-[.GY1]))^2" office:value-type="float" office:value="0.0227343076067095" calcext:value-type="float">
            <text:p>0.02273430760671</text:p>
          </table:table-cell>
          <table:table-cell table:formula="of:=0.5*[.HA12]*(([.HA5]-[.GZ5])/([.HA1]-[.GZ1]))^2" office:value-type="float" office:value="0.000111771317340481" calcext:value-type="float">
            <text:p>0.00011177131734</text:p>
          </table:table-cell>
          <table:table-cell table:formula="of:=0.5*[.HB12]*(([.HB5]-[.HA5])/([.HB1]-[.HA1]))^2" office:value-type="float" office:value="0.0439408634003211" calcext:value-type="float">
            <text:p>0.043940863400321</text:p>
          </table:table-cell>
          <table:table-cell table:formula="of:=0.5*[.HC12]*(([.HC5]-[.HB5])/([.HC1]-[.HB1]))^2" office:value-type="float" office:value="0.0148524094963217" calcext:value-type="float">
            <text:p>0.014852409496322</text:p>
          </table:table-cell>
          <table:table-cell table:formula="of:=0.5*[.HD12]*(([.HD5]-[.HC5])/([.HD1]-[.HC1]))^2" office:value-type="float" office:value="0.0947102616876412" calcext:value-type="float">
            <text:p>0.094710261687641</text:p>
          </table:table-cell>
          <table:table-cell table:formula="of:=0.5*[.HE12]*(([.HE5]-[.HD5])/([.HE1]-[.HD1]))^2" office:value-type="float" office:value="0.0143884287691239" calcext:value-type="float">
            <text:p>0.014388428769124</text:p>
          </table:table-cell>
          <table:table-cell table:formula="of:=0.5*[.HF12]*(([.HF5]-[.HE5])/([.HF1]-[.HE1]))^2" office:value-type="float" office:value="0.0119739946138646" calcext:value-type="float">
            <text:p>0.011973994613865</text:p>
          </table:table-cell>
          <table:table-cell table:formula="of:=0.5*[.HG12]*(([.HG5]-[.HF5])/([.HG1]-[.HF1]))^2" office:value-type="float" office:value="0.00658751925210252" calcext:value-type="float">
            <text:p>0.006587519252103</text:p>
          </table:table-cell>
          <table:table-cell table:formula="of:=0.5*[.HH12]*(([.HH5]-[.HG5])/([.HH1]-[.HG1]))^2" office:value-type="float" office:value="0.00622636853534136" calcext:value-type="float">
            <text:p>0.006226368535341</text:p>
          </table:table-cell>
          <table:table-cell table:formula="of:=0.5*[.HI12]*(([.HI5]-[.HH5])/([.HI1]-[.HH1]))^2" office:value-type="float" office:value="0.0143633872228387" calcext:value-type="float">
            <text:p>0.014363387222839</text:p>
          </table:table-cell>
          <table:table-cell table:formula="of:=0.5*[.HJ12]*(([.HJ5]-[.HI5])/([.HJ1]-[.HI1]))^2" office:value-type="float" office:value="0.00470523731723736" calcext:value-type="float">
            <text:p>0.004705237317237</text:p>
          </table:table-cell>
          <table:table-cell table:formula="of:=0.5*[.HK12]*(([.HK5]-[.HJ5])/([.HK1]-[.HJ1]))^2" office:value-type="float" office:value="0.0116569663124038" calcext:value-type="float">
            <text:p>0.011656966312404</text:p>
          </table:table-cell>
          <table:table-cell table:formula="of:=0.5*[.HL12]*(([.HL5]-[.HK5])/([.HL1]-[.HK1]))^2" office:value-type="float" office:value="0.0786827060931789" calcext:value-type="float">
            <text:p>0.078682706093179</text:p>
          </table:table-cell>
          <table:table-cell table:formula="of:=0.5*[.HM12]*(([.HM5]-[.HL5])/([.HM1]-[.HL1]))^2" office:value-type="float" office:value="0.0692715497497637" calcext:value-type="float">
            <text:p>0.069271549749764</text:p>
          </table:table-cell>
          <table:table-cell table:formula="of:=0.5*[.HN12]*(([.HN5]-[.HM5])/([.HN1]-[.HM1]))^2" office:value-type="float" office:value="0.119514611673903" calcext:value-type="float">
            <text:p>0.119514611673903</text:p>
          </table:table-cell>
          <table:table-cell table:formula="of:=0.5*[.HO12]*(([.HO5]-[.HN5])/([.HO1]-[.HN1]))^2" office:value-type="float" office:value="0.0409196938850177" calcext:value-type="float">
            <text:p>0.040919693885018</text:p>
          </table:table-cell>
          <table:table-cell table:formula="of:=0.5*[.HP12]*(([.HP5]-[.HO5])/([.HP1]-[.HO1]))^2" office:value-type="float" office:value="0.0328867203664483" calcext:value-type="float">
            <text:p>0.032886720366448</text:p>
          </table:table-cell>
          <table:table-cell table:formula="of:=0.5*[.HQ12]*(([.HQ5]-[.HP5])/([.HQ1]-[.HP1]))^2" office:value-type="float" office:value="0.177665127857204" calcext:value-type="float">
            <text:p>0.177665127857204</text:p>
          </table:table-cell>
          <table:table-cell table:formula="of:=0.5*[.HR12]*(([.HR5]-[.HQ5])/([.HR1]-[.HQ1]))^2" office:value-type="float" office:value="0.00722224211807009" calcext:value-type="float">
            <text:p>0.00722224211807</text:p>
          </table:table-cell>
          <table:table-cell table:formula="of:=0.5*[.HS12]*(([.HS5]-[.HR5])/([.HS1]-[.HR1]))^2" office:value-type="float" office:value="0.0244724250215215" calcext:value-type="float">
            <text:p>0.024472425021522</text:p>
          </table:table-cell>
          <table:table-cell table:formula="of:=0.5*[.HT12]*(([.HT5]-[.HS5])/([.HT1]-[.HS1]))^2" office:value-type="float" office:value="0.00456327831434854" calcext:value-type="float">
            <text:p>0.004563278314349</text:p>
          </table:table-cell>
          <table:table-cell table:formula="of:=0.5*[.HU12]*(([.HU5]-[.HT5])/([.HU1]-[.HT1]))^2" office:value-type="float" office:value="0.00555755599499489" calcext:value-type="float">
            <text:p>0.005557555994995</text:p>
          </table:table-cell>
          <table:table-cell table:formula="of:=0.5*[.HV12]*(([.HV5]-[.HU5])/([.HV1]-[.HU1]))^2" office:value-type="float" office:value="0.00303045072814107" calcext:value-type="float">
            <text:p>0.003030450728141</text:p>
          </table:table-cell>
          <table:table-cell table:formula="of:=0.5*[.HW12]*(([.HW5]-[.HV5])/([.HW1]-[.HV1]))^2" office:value-type="float" office:value="0.00241045100849971" calcext:value-type="float">
            <text:p>0.0024104510085</text:p>
          </table:table-cell>
          <table:table-cell table:formula="of:=0.5*[.HX12]*(([.HX5]-[.HW5])/([.HX1]-[.HW1]))^2" office:value-type="float" office:value="0.0287766961032099" calcext:value-type="float">
            <text:p>0.02877669610321</text:p>
          </table:table-cell>
          <table:table-cell table:formula="of:=0.5*[.HY12]*(([.HY5]-[.HX5])/([.HY1]-[.HX1]))^2" office:value-type="float" office:value="0.167377991467646" calcext:value-type="float">
            <text:p>0.167377991467646</text:p>
          </table:table-cell>
          <table:table-cell table:formula="of:=0.5*[.HZ12]*(([.HZ5]-[.HY5])/([.HZ1]-[.HY1]))^2" office:value-type="float" office:value="0.00486337369881961" calcext:value-type="float">
            <text:p>0.00486337369882</text:p>
          </table:table-cell>
          <table:table-cell table:formula="of:=0.5*[.IA12]*(([.IA5]-[.HZ5])/([.IA1]-[.HZ1]))^2" office:value-type="float" office:value="0.000245926162240999" calcext:value-type="float">
            <text:p>0.000245926162241</text:p>
          </table:table-cell>
          <table:table-cell table:formula="of:=0.5*[.IB12]*(([.IB5]-[.IA5])/([.IB1]-[.IA1]))^2" office:value-type="float" office:value="0.00121238333227246" calcext:value-type="float">
            <text:p>0.001212383332272</text:p>
          </table:table-cell>
          <table:table-cell table:formula="of:=0.5*[.IC12]*(([.IC5]-[.IB5])/([.IC1]-[.IB1]))^2" office:value-type="float" office:value="0.00997713802017944" calcext:value-type="float">
            <text:p>0.009977138020179</text:p>
          </table:table-cell>
          <table:table-cell table:formula="of:=0.5*[.ID12]*(([.ID5]-[.IC5])/([.ID1]-[.IC1]))^2" office:value-type="float" office:value="0.0169598184546282" calcext:value-type="float">
            <text:p>0.016959818454628</text:p>
          </table:table-cell>
          <table:table-cell table:formula="of:=0.5*[.IE12]*(([.IE5]-[.ID5])/([.IE1]-[.ID1]))^2" office:value-type="float" office:value="0.00348228009783254" calcext:value-type="float">
            <text:p>0.003482280097833</text:p>
          </table:table-cell>
          <table:table-cell table:formula="of:=0.5*[.IF12]*(([.IF5]-[.IE5])/([.IF1]-[.IE1]))^2" office:value-type="float" office:value="0.0164131712562232" calcext:value-type="float">
            <text:p>0.016413171256223</text:p>
          </table:table-cell>
          <table:table-cell table:formula="of:=0.5*[.IG12]*(([.IG5]-[.IF5])/([.IG1]-[.IF1]))^2" office:value-type="float" office:value="0.000142851264704622" calcext:value-type="float">
            <text:p>0.000142851264705</text:p>
          </table:table-cell>
          <table:table-cell table:formula="of:=0.5*[.IH12]*(([.IH5]-[.IG5])/([.IH1]-[.IG1]))^2" office:value-type="float" office:value="0.000186348034750833" calcext:value-type="float">
            <text:p>0.000186348034751</text:p>
          </table:table-cell>
          <table:table-cell table:formula="of:=0.5*[.II12]*(([.II5]-[.IH5])/([.II1]-[.IH1]))^2" office:value-type="float" office:value="0.0271844283150996" calcext:value-type="float">
            <text:p>0.0271844283151</text:p>
          </table:table-cell>
          <table:table-cell table:formula="of:=0.5*[.IJ12]*(([.IJ5]-[.II5])/([.IJ1]-[.II1]))^2" office:value-type="float" office:value="0.00387199865794367" calcext:value-type="float">
            <text:p>0.003871998657944</text:p>
          </table:table-cell>
          <table:table-cell table:formula="of:=0.5*[.IK12]*(([.IK5]-[.IJ5])/([.IK1]-[.IJ1]))^2" office:value-type="float" office:value="0.000685878320887478" calcext:value-type="float">
            <text:p>0.000685878320887</text:p>
          </table:table-cell>
          <table:table-cell table:formula="of:=0.5*[.IL12]*(([.IL5]-[.IK5])/([.IL1]-[.IK1]))^2" office:value-type="float" office:value="0.0000049360983785436" calcext:value-type="float">
            <text:p>4.9360983785436E-06</text:p>
          </table:table-cell>
          <table:table-cell table:formula="of:=0.5*[.IM12]*(([.IM5]-[.IL5])/([.IM1]-[.IL1]))^2" office:value-type="float" office:value="0.000275867427256141" calcext:value-type="float">
            <text:p>0.000275867427256</text:p>
          </table:table-cell>
          <table:table-cell table:formula="of:=0.5*[.IN12]*(([.IN5]-[.IM5])/([.IN1]-[.IM1]))^2" office:value-type="float" office:value="0.0000197524789072152" calcext:value-type="float">
            <text:p>1.97524789072152E-05</text:p>
          </table:table-cell>
          <table:table-cell table:formula="of:=0.5*[.IO12]*(([.IO5]-[.IN5])/([.IO1]-[.IN1]))^2" office:value-type="float" office:value="0.0000459369461020784" calcext:value-type="float">
            <text:p>4.59369461020784E-05</text:p>
          </table:table-cell>
          <table:table-cell table:formula="of:=0.5*[.IP12]*(([.IP5]-[.IO5])/([.IP1]-[.IO1]))^2" office:value-type="float" office:value="0.0000645357316494511" calcext:value-type="float">
            <text:p>6.45357316494511E-05</text:p>
          </table:table-cell>
          <table:table-cell table:formula="of:=0.5*[.IQ12]*(([.IQ5]-[.IP5])/([.IQ1]-[.IP1]))^2" office:value-type="float" office:value="0.000247439491791045" calcext:value-type="float">
            <text:p>0.000247439491791</text:p>
          </table:table-cell>
          <table:table-cell table:formula="of:=0.5*[.IR12]*(([.IR5]-[.IQ5])/([.IR1]-[.IQ1]))^2" office:value-type="float" office:value="0.0000443896038747074" calcext:value-type="float">
            <text:p>4.43896038747074E-05</text:p>
          </table:table-cell>
          <table:table-cell table:formula="of:=0.5*[.IS12]*(([.IS5]-[.IR5])/([.IS1]-[.IR1]))^2" office:value-type="float" office:value="0.0000326554175478267" calcext:value-type="float">
            <text:p>3.26554175478267E-05</text:p>
          </table:table-cell>
          <table:table-cell table:formula="of:=0.5*[.IT12]*(([.IT5]-[.IS5])/([.IT1]-[.IS1]))^2" office:value-type="float" office:value="0.000219582923610146" calcext:value-type="float">
            <text:p>0.00021958292361</text:p>
          </table:table-cell>
          <table:table-cell table:formula="of:=0.5*[.IU12]*(([.IU5]-[.IT5])/([.IU1]-[.IT1]))^2" office:value-type="float" office:value="0.0000297139604461868" calcext:value-type="float">
            <text:p>2.97139604461868E-05</text:p>
          </table:table-cell>
          <table:table-cell table:formula="of:=0.5*[.IV12]*(([.IV5]-[.IU5])/([.IV1]-[.IU1]))^2" office:value-type="float" office:value="0.0000864916478632254" calcext:value-type="float">
            <text:p>8.64916478632254E-05</text:p>
          </table:table-cell>
          <table:table-cell table:formula="of:=0.5*[.IW12]*(([.IW5]-[.IV5])/([.IW1]-[.IV1]))^2" office:value-type="float" office:value="0.0000802527300946306" calcext:value-type="float">
            <text:p>8.02527300946306E-05</text:p>
          </table:table-cell>
          <table:table-cell table:formula="of:=0.5*[.IX12]*(([.IX5]-[.IW5])/([.IX1]-[.IW1]))^2" office:value-type="float" office:value="0.0000958316781984564" calcext:value-type="float">
            <text:p>9.58316781984564E-05</text:p>
          </table:table-cell>
          <table:table-cell table:formula="of:=0.5*[.IY12]*(([.IY5]-[.IX5])/([.IY1]-[.IX1]))^2" office:value-type="float" office:value="0.0000191544903205021" calcext:value-type="float">
            <text:p>1.91544903205021E-05</text:p>
          </table:table-cell>
          <table:table-cell table:formula="of:=0.5*[.IZ12]*(([.IZ5]-[.IY5])/([.IZ1]-[.IY1]))^2" office:value-type="float" office:value="0.000000804753181678917" calcext:value-type="float">
            <text:p>8.04753181678917E-07</text:p>
          </table:table-cell>
          <table:table-cell table:formula="of:=0.5*[.JA12]*(([.JA5]-[.IZ5])/([.JA1]-[.IZ1]))^2" office:value-type="float" office:value="0.0000557065004129851" calcext:value-type="float">
            <text:p>5.57065004129851E-05</text:p>
          </table:table-cell>
          <table:table-cell table:formula="of:=0.5*[.JB12]*(([.JB5]-[.JA5])/([.JB1]-[.JA1]))^2" office:value-type="float" office:value="0.00000941897567465396" calcext:value-type="float">
            <text:p>9.41897567465396E-06</text:p>
          </table:table-cell>
          <table:table-cell table:formula="of:=0.5*[.JC12]*(([.JC5]-[.JB5])/([.JC1]-[.JB1]))^2" office:value-type="float" office:value="0.0000150909483065565" calcext:value-type="float">
            <text:p>1.50909483065565E-05</text:p>
          </table:table-cell>
          <table:table-cell table:formula="of:=0.5*[.JD12]*(([.JD5]-[.JC5])/([.JD1]-[.JC1]))^2" office:value-type="float" office:value="0.0000122821259763115" calcext:value-type="float">
            <text:p>1.22821259763115E-05</text:p>
          </table:table-cell>
          <table:table-cell table:formula="of:=0.5*[.JE12]*(([.JE5]-[.JD5])/([.JE1]-[.JD1]))^2" office:value-type="float" office:value="0.0000122749019858993" calcext:value-type="float">
            <text:p>1.22749019858993E-05</text:p>
          </table:table-cell>
          <table:table-cell table:formula="of:=0.5*[.JF12]*(([.JF5]-[.JE5])/([.JF1]-[.JE1]))^2" office:value-type="float" office:value="0.0000270696272701388" calcext:value-type="float">
            <text:p>2.70696272701388E-05</text:p>
          </table:table-cell>
          <table:table-cell table:formula="of:=0.5*[.JG12]*(([.JG5]-[.JF5])/([.JG1]-[.JF1]))^2" office:value-type="float" office:value="0.00000217829844009128" calcext:value-type="float">
            <text:p>2.17829844009128E-06</text:p>
          </table:table-cell>
          <table:table-cell table:formula="of:=0.5*[.JH12]*(([.JH5]-[.JG5])/([.JH1]-[.JG1]))^2" office:value-type="float" office:value="0.00000296136833927772" calcext:value-type="float">
            <text:p>2.96136833927772E-06</text:p>
          </table:table-cell>
          <table:table-cell table:formula="of:=0.5*[.JI12]*(([.JI5]-[.JH5])/([.JI1]-[.JH1]))^2" office:value-type="float" office:value="0.00000136998055454616" calcext:value-type="float">
            <text:p>1.36998055454616E-06</text:p>
          </table:table-cell>
          <table:table-cell table:formula="of:=0.5*[.JJ12]*(([.JJ5]-[.JI5])/([.JJ1]-[.JI1]))^2" office:value-type="float" office:value="0.0000935927978163836" calcext:value-type="float">
            <text:p>9.35927978163836E-05</text:p>
          </table:table-cell>
          <table:table-cell table:formula="of:=0.5*[.JK12]*(([.JK5]-[.JJ5])/([.JK1]-[.JJ1]))^2" office:value-type="float" office:value="0.00014129907966366" calcext:value-type="float">
            <text:p>0.000141299079664</text:p>
          </table:table-cell>
          <table:table-cell table:formula="of:=0.5*[.JL12]*(([.JL5]-[.JK5])/([.JL1]-[.JK1]))^2" office:value-type="float" office:value="0.00000390873329756315" calcext:value-type="float">
            <text:p>3.90873329756315E-06</text:p>
          </table:table-cell>
          <table:table-cell table:formula="of:=0.5*[.JM12]*(([.JM5]-[.JL5])/([.JM1]-[.JL1]))^2" office:value-type="float" office:value="0.00000369558326131859" calcext:value-type="float">
            <text:p>3.69558326131859E-06</text:p>
          </table:table-cell>
          <table:table-cell table:formula="of:=0.5*[.JN12]*(([.JN5]-[.JM5])/([.JN1]-[.JM1]))^2" office:value-type="float" office:value="0.0000000160186953953321" calcext:value-type="float">
            <text:p>1.60186953953321E-08</text:p>
          </table:table-cell>
          <table:table-cell table:formula="of:=0.5*[.JO12]*(([.JO5]-[.JN5])/([.JO1]-[.JN1]))^2" office:value-type="float" office:value="0.000287314125873649" calcext:value-type="float">
            <text:p>0.000287314125874</text:p>
          </table:table-cell>
          <table:table-cell table:formula="of:=0.5*[.JP12]*(([.JP5]-[.JO5])/([.JP1]-[.JO1]))^2" office:value-type="float" office:value="0.000000301948657845223" calcext:value-type="float">
            <text:p>3.01948657845223E-07</text:p>
          </table:table-cell>
          <table:table-cell table:formula="of:=0.5*[.JQ12]*(([.JQ5]-[.JP5])/([.JQ1]-[.JP1]))^2" office:value-type="float" office:value="0.0000959682722997868" calcext:value-type="float">
            <text:p>9.59682722997868E-05</text:p>
          </table:table-cell>
          <table:table-cell table:formula="of:=0.5*[.JR12]*(([.JR5]-[.JQ5])/([.JR1]-[.JQ1]))^2" office:value-type="float" office:value="0.000025802828324521" calcext:value-type="float">
            <text:p>2.5802828324521E-05</text:p>
          </table:table-cell>
          <table:table-cell table:formula="of:=0.5*[.JS12]*(([.JS5]-[.JR5])/([.JS1]-[.JR1]))^2" office:value-type="float" office:value="0.00000312652320371336" calcext:value-type="float">
            <text:p>3.12652320371336E-06</text:p>
          </table:table-cell>
          <table:table-cell table:formula="of:=0.5*[.JT12]*(([.JT5]-[.JS5])/([.JT1]-[.JS1]))^2" office:value-type="float" office:value="0.000102814314962192" calcext:value-type="float">
            <text:p>0.000102814314962</text:p>
          </table:table-cell>
          <table:table-cell table:formula="of:=0.5*[.JU12]*(([.JU5]-[.JT5])/([.JU1]-[.JT1]))^2" office:value-type="float" office:value="0.000000740645682308232" calcext:value-type="float">
            <text:p>7.40645682308232E-07</text:p>
          </table:table-cell>
          <table:table-cell table:formula="of:=0.5*[.JV12]*(([.JV5]-[.JU5])/([.JV1]-[.JU1]))^2" office:value-type="float" office:value="0.0000221283740859389" calcext:value-type="float">
            <text:p>2.21283740859389E-05</text:p>
          </table:table-cell>
          <table:table-cell table:formula="of:=0.5*[.JW12]*(([.JW5]-[.JV5])/([.JW1]-[.JV1]))^2" office:value-type="float" office:value="0.00000194148380189715" calcext:value-type="float">
            <text:p>1.94148380189715E-06</text:p>
          </table:table-cell>
          <table:table-cell table:formula="of:=0.5*[.JX12]*(([.JX5]-[.JW5])/([.JX1]-[.JW1]))^2" office:value-type="float" office:value="0.0000370973873401166" calcext:value-type="float">
            <text:p>3.70973873401166E-05</text:p>
          </table:table-cell>
          <table:table-cell table:formula="of:=0.5*[.JY12]*(([.JY5]-[.JX5])/([.JY1]-[.JX1]))^2" office:value-type="float" office:value="0.0000448327041271554" calcext:value-type="float">
            <text:p>4.48327041271554E-05</text:p>
          </table:table-cell>
          <table:table-cell table:formula="of:=0.5*[.JZ12]*(([.JZ5]-[.JY5])/([.JZ1]-[.JY1]))^2" office:value-type="float" office:value="0.000015508768281269" calcext:value-type="float">
            <text:p>1.5508768281269E-05</text:p>
          </table:table-cell>
          <table:table-cell table:formula="of:=0.5*[.KA12]*(([.KA5]-[.JZ5])/([.KA1]-[.JZ1]))^2" office:value-type="float" office:value="0.00000439357023939322" calcext:value-type="float">
            <text:p>4.39357023939322E-06</text:p>
          </table:table-cell>
          <table:table-cell table:formula="of:=0.5*[.KB12]*(([.KB5]-[.KA5])/([.KB1]-[.KA1]))^2" office:value-type="float" office:value="0.00000125234354955076" calcext:value-type="float">
            <text:p>1.25234354955076E-06</text:p>
          </table:table-cell>
          <table:table-cell table:formula="of:=0.5*[.KC12]*(([.KC5]-[.KB5])/([.KC1]-[.KB1]))^2" office:value-type="float" office:value="0.000005279694389634" calcext:value-type="float">
            <text:p>5.279694389634E-06</text:p>
          </table:table-cell>
          <table:table-cell table:formula="of:=0.5*[.KD12]*(([.KD5]-[.KC5])/([.KD1]-[.KC1]))^2" office:value-type="float" office:value="0.0000427116760605406" calcext:value-type="float">
            <text:p>4.27116760605406E-05</text:p>
          </table:table-cell>
          <table:table-cell table:formula="of:=0.5*[.KE12]*(([.KE5]-[.KD5])/([.KE1]-[.KD1]))^2" office:value-type="float" office:value="0.0000724188918253581" calcext:value-type="float">
            <text:p>7.24188918253581E-05</text:p>
          </table:table-cell>
          <table:table-cell table:formula="of:=0.5*[.KF12]*(([.KF5]-[.KE5])/([.KF1]-[.KE1]))^2" office:value-type="float" office:value="0.000000978474801058358" calcext:value-type="float">
            <text:p>9.78474801058358E-07</text:p>
          </table:table-cell>
          <table:table-cell table:formula="of:=0.5*[.KG12]*(([.KG5]-[.KF5])/([.KG1]-[.KF1]))^2" office:value-type="float" office:value="0.00000698692494944304" calcext:value-type="float">
            <text:p>6.98692494944304E-06</text:p>
          </table:table-cell>
          <table:table-cell table:formula="of:=0.5*[.KH12]*(([.KH5]-[.KG5])/([.KH1]-[.KG1]))^2" office:value-type="float" office:value="0.00000311490372192463" calcext:value-type="float">
            <text:p>3.11490372192463E-06</text:p>
          </table:table-cell>
          <table:table-cell table:formula="of:=0.5*[.KI12]*(([.KI5]-[.KH5])/([.KI1]-[.KH1]))^2" office:value-type="float" office:value="0.0000347507733941384" calcext:value-type="float">
            <text:p>3.47507733941384E-05</text:p>
          </table:table-cell>
          <table:table-cell table:formula="of:=0.5*[.KJ12]*(([.KJ5]-[.KI5])/([.KJ1]-[.KI1]))^2" office:value-type="float" office:value="0.00000282451903636482" calcext:value-type="float">
            <text:p>2.82451903636482E-06</text:p>
          </table:table-cell>
          <table:table-cell table:formula="of:=0.5*[.KK12]*(([.KK5]-[.KJ5])/([.KK1]-[.KJ1]))^2" office:value-type="float" office:value="0.00000200749474653778" calcext:value-type="float">
            <text:p>2.00749474653778E-06</text:p>
          </table:table-cell>
          <table:table-cell table:formula="of:=0.5*[.KL12]*(([.KL5]-[.KK5])/([.KL1]-[.KK1]))^2" office:value-type="float" office:value="0.0000000510649259822259" calcext:value-type="float">
            <text:p>5.10649259822259E-08</text:p>
          </table:table-cell>
          <table:table-cell table:formula="of:=0.5*[.KM12]*(([.KM5]-[.KL5])/([.KM1]-[.KL1]))^2" office:value-type="float" office:value="0.0000102604027744434" calcext:value-type="float">
            <text:p>1.02604027744434E-05</text:p>
          </table:table-cell>
          <table:table-cell table:formula="of:=0.5*[.KN12]*(([.KN5]-[.KM5])/([.KN1]-[.KM1]))^2" office:value-type="float" office:value="0.0000162807647288186" calcext:value-type="float">
            <text:p>1.62807647288186E-05</text:p>
          </table:table-cell>
          <table:table-cell table:formula="of:=0.5*[.KO12]*(([.KO5]-[.KN5])/([.KO1]-[.KN1]))^2" office:value-type="float" office:value="0.00000507355427973614" calcext:value-type="float">
            <text:p>5.07355427973614E-06</text:p>
          </table:table-cell>
          <table:table-cell table:formula="of:=0.5*[.KP12]*(([.KP5]-[.KO5])/([.KP1]-[.KO1]))^2" office:value-type="float" office:value="0.0000201224234530488" calcext:value-type="float">
            <text:p>2.01224234530488E-05</text:p>
          </table:table-cell>
          <table:table-cell table:formula="of:=0.5*[.KQ12]*(([.KQ5]-[.KP5])/([.KQ1]-[.KP1]))^2" office:value-type="float" office:value="0.0000549912317627278" calcext:value-type="float">
            <text:p>5.49912317627278E-05</text:p>
          </table:table-cell>
          <table:table-cell table:formula="of:=0.5*[.KR12]*(([.KR5]-[.KQ5])/([.KR1]-[.KQ1]))^2" office:value-type="float" office:value="0.000000854157317710573" calcext:value-type="float">
            <text:p>8.54157317710573E-07</text:p>
          </table:table-cell>
          <table:table-cell table:formula="of:=0.5*[.KS12]*(([.KS5]-[.KR5])/([.KS1]-[.KR1]))^2" office:value-type="float" office:value="0.000330234367722205" calcext:value-type="float">
            <text:p>0.000330234367722</text:p>
          </table:table-cell>
          <table:table-cell table:formula="of:=0.5*[.KT12]*(([.KT5]-[.KS5])/([.KT1]-[.KS1]))^2" office:value-type="float" office:value="0.000120373484618163" calcext:value-type="float">
            <text:p>0.000120373484618</text:p>
          </table:table-cell>
          <table:table-cell table:formula="of:=0.5*[.KU12]*(([.KU5]-[.KT5])/([.KU1]-[.KT1]))^2" office:value-type="float" office:value="0.00000619971396566651" calcext:value-type="float">
            <text:p>6.19971396566651E-06</text:p>
          </table:table-cell>
          <table:table-cell table:formula="of:=0.5*[.KV12]*(([.KV5]-[.KU5])/([.KV1]-[.KU1]))^2" office:value-type="float" office:value="0.00000152332724032398" calcext:value-type="float">
            <text:p>1.52332724032398E-06</text:p>
          </table:table-cell>
          <table:table-cell table:formula="of:=0.5*[.KW12]*(([.KW5]-[.KV5])/([.KW1]-[.KV1]))^2" office:value-type="float" office:value="0.00000181542060026457" calcext:value-type="float">
            <text:p>1.81542060026457E-06</text:p>
          </table:table-cell>
          <table:table-cell table:formula="of:=0.5*[.KX12]*(([.KX5]-[.KW5])/([.KX1]-[.KW1]))^2" office:value-type="float" office:value="0.0000585857952923374" calcext:value-type="float">
            <text:p>5.85857952923374E-05</text:p>
          </table:table-cell>
          <table:table-cell table:formula="of:=0.5*[.KY12]*(([.KY5]-[.KX5])/([.KY1]-[.KX1]))^2" office:value-type="float" office:value="0.0000108154235739856" calcext:value-type="float">
            <text:p>1.08154235739856E-05</text:p>
          </table:table-cell>
          <table:table-cell table:formula="of:=0.5*[.KZ12]*(([.KZ5]-[.KY5])/([.KZ1]-[.KY1]))^2" office:value-type="float" office:value="0.0000200765838733" calcext:value-type="float">
            <text:p>2.00765838733E-05</text:p>
          </table:table-cell>
          <table:table-cell table:formula="of:=0.5*[.LA12]*(([.LA5]-[.KZ5])/([.LA1]-[.KZ1]))^2" office:value-type="float" office:value="0.0000138295631200027" calcext:value-type="float">
            <text:p>1.38295631200027E-05</text:p>
          </table:table-cell>
          <table:table-cell table:formula="of:=0.5*[.LB12]*(([.LB5]-[.LA5])/([.LB1]-[.LA1]))^2" office:value-type="float" office:value="0.00000000000218343564478734" calcext:value-type="float">
            <text:p>2.18343564478734E-12</text:p>
          </table:table-cell>
          <table:table-cell table:formula="of:=0.5*[.LC12]*(([.LC5]-[.LB5])/([.LC1]-[.LB1]))^2" office:value-type="float" office:value="0.00000982762196148845" calcext:value-type="float">
            <text:p>9.82762196148845E-06</text:p>
          </table:table-cell>
          <table:table-cell table:formula="of:=0.5*[.LD12]*(([.LD5]-[.LC5])/([.LD1]-[.LC1]))^2" office:value-type="float" office:value="0.00000641518447614871" calcext:value-type="float">
            <text:p>6.41518447614871E-06</text:p>
          </table:table-cell>
          <table:table-cell table:formula="of:=0.5*[.LE12]*(([.LE5]-[.LD5])/([.LE1]-[.LD1]))^2" office:value-type="float" office:value="0.0000000847962652025717" calcext:value-type="float">
            <text:p>8.47962652025717E-08</text:p>
          </table:table-cell>
          <table:table-cell table:formula="of:=0.5*[.LF12]*(([.LF5]-[.LE5])/([.LF1]-[.LE1]))^2" office:value-type="float" office:value="0.000000127203320391857" calcext:value-type="float">
            <text:p>1.27203320391857E-07</text:p>
          </table:table-cell>
          <table:table-cell table:formula="of:=0.5*[.LG12]*(([.LG5]-[.LF5])/([.LG1]-[.LF1]))^2" office:value-type="float" office:value="0.00000331929049963785" calcext:value-type="float">
            <text:p>3.31929049963785E-06</text:p>
          </table:table-cell>
          <table:table-cell table:formula="of:=0.5*[.LH12]*(([.LH5]-[.LG5])/([.LH1]-[.LG1]))^2" office:value-type="float" office:value="0.00000224007564488857" calcext:value-type="float">
            <text:p>2.24007564488857E-06</text:p>
          </table:table-cell>
          <table:table-cell table:formula="of:=0.5*[.LI12]*(([.LI5]-[.LH5])/([.LI1]-[.LH1]))^2" office:value-type="float" office:value="0.0000211166119919696" calcext:value-type="float">
            <text:p>2.11166119919696E-05</text:p>
          </table:table-cell>
          <table:table-cell table:formula="of:=0.5*[.LJ12]*(([.LJ5]-[.LI5])/([.LJ1]-[.LI1]))^2" office:value-type="float" office:value="0.00000324308734059259" calcext:value-type="float">
            <text:p>3.24308734059259E-06</text:p>
          </table:table-cell>
          <table:table-cell table:formula="of:=0.5*[.LK12]*(([.LK5]-[.LJ5])/([.LK1]-[.LJ1]))^2" office:value-type="float" office:value="0.00000047188242145313" calcext:value-type="float">
            <text:p>4.7188242145313E-07</text:p>
          </table:table-cell>
          <table:table-cell table:formula="of:=0.5*[.LL12]*(([.LL5]-[.LK5])/([.LL1]-[.LK1]))^2" office:value-type="float" office:value="0.000000893996401337537" calcext:value-type="float">
            <text:p>8.93996401337537E-07</text:p>
          </table:table-cell>
          <table:table-cell table:formula="of:=0.5*[.LM12]*(([.LM5]-[.LL5])/([.LM1]-[.LL1]))^2" office:value-type="float" office:value="0.000000595644054362607" calcext:value-type="float">
            <text:p>5.95644054362607E-07</text:p>
          </table:table-cell>
          <table:table-cell table:formula="of:=0.5*[.LN12]*(([.LN5]-[.LM5])/([.LN1]-[.LM1]))^2" office:value-type="float" office:value="0.0000540713578324301" calcext:value-type="float">
            <text:p>5.40713578324301E-05</text:p>
          </table:table-cell>
          <table:table-cell table:formula="of:=0.5*[.LO12]*(([.LO5]-[.LN5])/([.LO1]-[.LN1]))^2" office:value-type="float" office:value="0.000000590094077730736" calcext:value-type="float">
            <text:p>5.90094077730736E-07</text:p>
          </table:table-cell>
          <table:table-cell table:formula="of:=0.5*[.LP12]*(([.LP5]-[.LO5])/([.LP1]-[.LO1]))^2" office:value-type="float" office:value="0.000000334302451371461" calcext:value-type="float">
            <text:p>3.34302451371461E-07</text:p>
          </table:table-cell>
          <table:table-cell table:formula="of:=0.5*[.LQ12]*(([.LQ5]-[.LP5])/([.LQ1]-[.LP1]))^2" office:value-type="float" office:value="0.000000600306208216596" calcext:value-type="float">
            <text:p>6.00306208216596E-07</text:p>
          </table:table-cell>
          <table:table-cell table:formula="of:=0.5*[.LR12]*(([.LR5]-[.LQ5])/([.LR1]-[.LQ1]))^2" office:value-type="float" office:value="0.0000350933267371157" calcext:value-type="float">
            <text:p>3.50933267371157E-05</text:p>
          </table:table-cell>
          <table:table-cell table:formula="of:=0.5*[.LS12]*(([.LS5]-[.LR5])/([.LS1]-[.LR1]))^2" office:value-type="float" office:value="0.000000550301761715709" calcext:value-type="float">
            <text:p>5.50301761715709E-07</text:p>
          </table:table-cell>
          <table:table-cell table:formula="of:=0.5*[.LT12]*(([.LT5]-[.LS5])/([.LT1]-[.LS1]))^2" office:value-type="float" office:value="0.0000000354661913082837" calcext:value-type="float">
            <text:p>3.54661913082837E-08</text:p>
          </table:table-cell>
          <table:table-cell table:formula="of:=0.5*[.LU12]*(([.LU5]-[.LT5])/([.LU1]-[.LT1]))^2" office:value-type="float" office:value="0.00000403621205587002" calcext:value-type="float">
            <text:p>4.03621205587002E-06</text:p>
          </table:table-cell>
          <table:table-cell table:formula="of:=0.5*[.LV12]*(([.LV5]-[.LU5])/([.LV1]-[.LU1]))^2" office:value-type="float" office:value="0.00000686891073821794" calcext:value-type="float">
            <text:p>6.86891073821794E-06</text:p>
          </table:table-cell>
          <table:table-cell table:formula="of:=0.5*[.LW12]*(([.LW5]-[.LV5])/([.LW1]-[.LV1]))^2" office:value-type="float" office:value="0.000027038097410313" calcext:value-type="float">
            <text:p>2.7038097410313E-05</text:p>
          </table:table-cell>
          <table:table-cell table:formula="of:=0.5*[.LX12]*(([.LX5]-[.LW5])/([.LX1]-[.LW1]))^2" office:value-type="float" office:value="0.00012478182887628" calcext:value-type="float">
            <text:p>0.000124781828876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106878249730069" calcext:value-type="float">
            <text:p>1.06878249730069E-07</text:p>
          </table:table-cell>
          <table:table-cell table:formula="of:=0.5*[.D12]*(([.D6]-[.C6])/([.D1]-[.C1]))^2" office:value-type="float" office:value="0.0000000572350206303419" calcext:value-type="float">
            <text:p>5.72350206303419E-08</text:p>
          </table:table-cell>
          <table:table-cell table:formula="of:=0.5*[.E12]*(([.E6]-[.D6])/([.E1]-[.D1]))^2" office:value-type="float" office:value="0.0000000682852259686099" calcext:value-type="float">
            <text:p>6.82852259686099E-08</text:p>
          </table:table-cell>
          <table:table-cell table:formula="of:=0.5*[.F12]*(([.F6]-[.E6])/([.F1]-[.E1]))^2" office:value-type="float" office:value="0.0000000163072603739403" calcext:value-type="float">
            <text:p>1.63072603739403E-08</text:p>
          </table:table-cell>
          <table:table-cell table:formula="of:=0.5*[.G12]*(([.G6]-[.F6])/([.G1]-[.F1]))^2" office:value-type="float" office:value="0.000000169234273891337" calcext:value-type="float">
            <text:p>1.69234273891337E-07</text:p>
          </table:table-cell>
          <table:table-cell table:formula="of:=0.5*[.H12]*(([.H6]-[.G6])/([.H1]-[.G1]))^2" office:value-type="float" office:value="0.000000207782340500707" calcext:value-type="float">
            <text:p>2.07782340500707E-07</text:p>
          </table:table-cell>
          <table:table-cell table:formula="of:=0.5*[.I12]*(([.I6]-[.H6])/([.I1]-[.H1]))^2" office:value-type="float" office:value="0.0000000676369938185048" calcext:value-type="float">
            <text:p>6.76369938185048E-08</text:p>
          </table:table-cell>
          <table:table-cell table:formula="of:=0.5*[.J12]*(([.J6]-[.I6])/([.J1]-[.I1]))^2" office:value-type="float" office:value="0.000000000571254350306706" calcext:value-type="float">
            <text:p>5.71254350306706E-10</text:p>
          </table:table-cell>
          <table:table-cell table:formula="of:=0.5*[.K12]*(([.K6]-[.J6])/([.K1]-[.J1]))^2" office:value-type="float" office:value="0.0000000819415841519431" calcext:value-type="float">
            <text:p>8.19415841519431E-08</text:p>
          </table:table-cell>
          <table:table-cell table:formula="of:=0.5*[.L12]*(([.L6]-[.K6])/([.L1]-[.K1]))^2" office:value-type="float" office:value="0.0000000652379537774894" calcext:value-type="float">
            <text:p>6.52379537774894E-08</text:p>
          </table:table-cell>
          <table:table-cell table:formula="of:=0.5*[.M12]*(([.M6]-[.L6])/([.M1]-[.L1]))^2" office:value-type="float" office:value="0.00000181130956913241" calcext:value-type="float">
            <text:p>1.81130956913241E-06</text:p>
          </table:table-cell>
          <table:table-cell table:formula="of:=0.5*[.N12]*(([.N6]-[.M6])/([.N1]-[.M1]))^2" office:value-type="float" office:value="0.000000670623860737216" calcext:value-type="float">
            <text:p>6.70623860737216E-07</text:p>
          </table:table-cell>
          <table:table-cell table:formula="of:=0.5*[.O12]*(([.O6]-[.N6])/([.O1]-[.N1]))^2" office:value-type="float" office:value="0.0000000262926398039978" calcext:value-type="float">
            <text:p>2.62926398039978E-08</text:p>
          </table:table-cell>
          <table:table-cell table:formula="of:=0.5*[.P12]*(([.P6]-[.O6])/([.P1]-[.O1]))^2" office:value-type="float" office:value="0.0000000951981086246664" calcext:value-type="float">
            <text:p>9.51981086246664E-08</text:p>
          </table:table-cell>
          <table:table-cell table:formula="of:=0.5*[.Q12]*(([.Q6]-[.P6])/([.Q1]-[.P1]))^2" office:value-type="float" office:value="0.00000158049221878643" calcext:value-type="float">
            <text:p>1.58049221878643E-06</text:p>
          </table:table-cell>
          <table:table-cell table:formula="of:=0.5*[.R12]*(([.R6]-[.Q6])/([.R1]-[.Q1]))^2" office:value-type="float" office:value="0.0000000418482552808164" calcext:value-type="float">
            <text:p>4.18482552808164E-08</text:p>
          </table:table-cell>
          <table:table-cell table:formula="of:=0.5*[.S12]*(([.S6]-[.R6])/([.S1]-[.R1]))^2" office:value-type="float" office:value="0.0000000401599073358151" calcext:value-type="float">
            <text:p>4.01599073358151E-08</text:p>
          </table:table-cell>
          <table:table-cell table:formula="of:=0.5*[.T12]*(([.T6]-[.S6])/([.T1]-[.S1]))^2" office:value-type="float" office:value="0.000000000628512260676696" calcext:value-type="float">
            <text:p>6.28512260676696E-10</text:p>
          </table:table-cell>
          <table:table-cell table:formula="of:=0.5*[.U12]*(([.U6]-[.T6])/([.U1]-[.T1]))^2" office:value-type="float" office:value="0.00000102948396256761" calcext:value-type="float">
            <text:p>1.02948396256761E-06</text:p>
          </table:table-cell>
          <table:table-cell table:formula="of:=0.5*[.V12]*(([.V6]-[.U6])/([.V1]-[.U1]))^2" office:value-type="float" office:value="0.0000000155652914223012" calcext:value-type="float">
            <text:p>1.55652914223012E-08</text:p>
          </table:table-cell>
          <table:table-cell table:formula="of:=0.5*[.W12]*(([.W6]-[.V6])/([.W1]-[.V1]))^2" office:value-type="float" office:value="0.000000288277476299359" calcext:value-type="float">
            <text:p>2.88277476299359E-07</text:p>
          </table:table-cell>
          <table:table-cell table:formula="of:=0.5*[.X12]*(([.X6]-[.W6])/([.X1]-[.W1]))^2" office:value-type="float" office:value="0.000000682432189374402" calcext:value-type="float">
            <text:p>6.82432189374402E-07</text:p>
          </table:table-cell>
          <table:table-cell table:formula="of:=0.5*[.Y12]*(([.Y6]-[.X6])/([.Y1]-[.X1]))^2" office:value-type="float" office:value="0.00000018113524039362" calcext:value-type="float">
            <text:p>1.8113524039362E-07</text:p>
          </table:table-cell>
          <table:table-cell table:formula="of:=0.5*[.Z12]*(([.Z6]-[.Y6])/([.Z1]-[.Y1]))^2" office:value-type="float" office:value="0.000000783694666706765" calcext:value-type="float">
            <text:p>7.83694666706765E-07</text:p>
          </table:table-cell>
          <table:table-cell table:formula="of:=0.5*[.AA12]*(([.AA6]-[.Z6])/([.AA1]-[.Z1]))^2" office:value-type="float" office:value="0.0000000044263199359671" calcext:value-type="float">
            <text:p>4.4263199359671E-09</text:p>
          </table:table-cell>
          <table:table-cell table:formula="of:=0.5*[.AB12]*(([.AB6]-[.AA6])/([.AB1]-[.AA1]))^2" office:value-type="float" office:value="0.000000242643058094976" calcext:value-type="float">
            <text:p>2.42643058094976E-07</text:p>
          </table:table-cell>
          <table:table-cell table:formula="of:=0.5*[.AC12]*(([.AC6]-[.AB6])/([.AC1]-[.AB1]))^2" office:value-type="float" office:value="0.000000145704884754885" calcext:value-type="float">
            <text:p>1.45704884754885E-07</text:p>
          </table:table-cell>
          <table:table-cell table:formula="of:=0.5*[.AD12]*(([.AD6]-[.AC6])/([.AD1]-[.AC1]))^2" office:value-type="float" office:value="0.000000000145046201837024" calcext:value-type="float">
            <text:p>1.45046201837024E-10</text:p>
          </table:table-cell>
          <table:table-cell table:formula="of:=0.5*[.AE12]*(([.AE6]-[.AD6])/([.AE1]-[.AD1]))^2" office:value-type="float" office:value="0.000000297916349220477" calcext:value-type="float">
            <text:p>2.97916349220477E-07</text:p>
          </table:table-cell>
          <table:table-cell table:formula="of:=0.5*[.AF12]*(([.AF6]-[.AE6])/([.AF1]-[.AE1]))^2" office:value-type="float" office:value="0.00000017763175109121" calcext:value-type="float">
            <text:p>1.7763175109121E-07</text:p>
          </table:table-cell>
          <table:table-cell table:formula="of:=0.5*[.AG12]*(([.AG6]-[.AF6])/([.AG1]-[.AF1]))^2" office:value-type="float" office:value="0.0000000363942951244793" calcext:value-type="float">
            <text:p>3.63942951244793E-08</text:p>
          </table:table-cell>
          <table:table-cell table:formula="of:=0.5*[.AH12]*(([.AH6]-[.AG6])/([.AH1]-[.AG1]))^2" office:value-type="float" office:value="0.0000000790292689840743" calcext:value-type="float">
            <text:p>7.90292689840743E-08</text:p>
          </table:table-cell>
          <table:table-cell table:formula="of:=0.5*[.AI12]*(([.AI6]-[.AH6])/([.AI1]-[.AH1]))^2" office:value-type="float" office:value="0.000000525190782108243" calcext:value-type="float">
            <text:p>5.25190782108243E-07</text:p>
          </table:table-cell>
          <table:table-cell table:formula="of:=0.5*[.AJ12]*(([.AJ6]-[.AI6])/([.AJ1]-[.AI1]))^2" office:value-type="float" office:value="0.000000166997567729787" calcext:value-type="float">
            <text:p>1.66997567729787E-07</text:p>
          </table:table-cell>
          <table:table-cell table:formula="of:=0.5*[.AK12]*(([.AK6]-[.AJ6])/([.AK1]-[.AJ1]))^2" office:value-type="float" office:value="0.00000000837978554184009" calcext:value-type="float">
            <text:p>8.37978554184009E-09</text:p>
          </table:table-cell>
          <table:table-cell table:formula="of:=0.5*[.AL12]*(([.AL6]-[.AK6])/([.AL1]-[.AK1]))^2" office:value-type="float" office:value="0.0000000488189162589987" calcext:value-type="float">
            <text:p>4.88189162589987E-08</text:p>
          </table:table-cell>
          <table:table-cell table:formula="of:=0.5*[.AM12]*(([.AM6]-[.AL6])/([.AM1]-[.AL1]))^2" office:value-type="float" office:value="0.000000111400965567966" calcext:value-type="float">
            <text:p>1.11400965567966E-07</text:p>
          </table:table-cell>
          <table:table-cell table:formula="of:=0.5*[.AN12]*(([.AN6]-[.AM6])/([.AN1]-[.AM1]))^2" office:value-type="float" office:value="0.0000000697759215769382" calcext:value-type="float">
            <text:p>6.97759215769382E-08</text:p>
          </table:table-cell>
          <table:table-cell table:formula="of:=0.5*[.AO12]*(([.AO6]-[.AN6])/([.AO1]-[.AN1]))^2" office:value-type="float" office:value="0.0000000000643129475403077" calcext:value-type="float">
            <text:p>6.43129475403077E-11</text:p>
          </table:table-cell>
          <table:table-cell table:formula="of:=0.5*[.AP12]*(([.AP6]-[.AO6])/([.AP1]-[.AO1]))^2" office:value-type="float" office:value="0.000000599436779590377" calcext:value-type="float">
            <text:p>5.99436779590377E-07</text:p>
          </table:table-cell>
          <table:table-cell table:formula="of:=0.5*[.AQ12]*(([.AQ6]-[.AP6])/([.AQ1]-[.AP1]))^2" office:value-type="float" office:value="0.0000000624513494104501" calcext:value-type="float">
            <text:p>6.24513494104501E-08</text:p>
          </table:table-cell>
          <table:table-cell table:formula="of:=0.5*[.AR12]*(([.AR6]-[.AQ6])/([.AR1]-[.AQ1]))^2" office:value-type="float" office:value="0.000000902407075607029" calcext:value-type="float">
            <text:p>9.02407075607029E-07</text:p>
          </table:table-cell>
          <table:table-cell table:formula="of:=0.5*[.AS12]*(([.AS6]-[.AR6])/([.AS1]-[.AR1]))^2" office:value-type="float" office:value="0.00000135243571689492" calcext:value-type="float">
            <text:p>1.35243571689492E-06</text:p>
          </table:table-cell>
          <table:table-cell table:formula="of:=0.5*[.AT12]*(([.AT6]-[.AS6])/([.AT1]-[.AS1]))^2" office:value-type="float" office:value="0.0000000261842637798228" calcext:value-type="float">
            <text:p>2.61842637798228E-08</text:p>
          </table:table-cell>
          <table:table-cell table:formula="of:=0.5*[.AU12]*(([.AU6]-[.AT6])/([.AU1]-[.AT1]))^2" office:value-type="float" office:value="0.000000000526527947657509" calcext:value-type="float">
            <text:p>5.26527947657509E-10</text:p>
          </table:table-cell>
          <table:table-cell table:formula="of:=0.5*[.AV12]*(([.AV6]-[.AU6])/([.AV1]-[.AU1]))^2" office:value-type="float" office:value="0.0000000200565125024047" calcext:value-type="float">
            <text:p>2.00565125024047E-08</text:p>
          </table:table-cell>
          <table:table-cell table:formula="of:=0.5*[.AW12]*(([.AW6]-[.AV6])/([.AW1]-[.AV1]))^2" office:value-type="float" office:value="0.0000000053746948778775" calcext:value-type="float">
            <text:p>5.3746948778775E-09</text:p>
          </table:table-cell>
          <table:table-cell table:formula="of:=0.5*[.AX12]*(([.AX6]-[.AW6])/([.AX1]-[.AW1]))^2" office:value-type="float" office:value="0.00000000265790584243294" calcext:value-type="float">
            <text:p>2.65790584243294E-09</text:p>
          </table:table-cell>
          <table:table-cell table:formula="of:=0.5*[.AY12]*(([.AY6]-[.AX6])/([.AY1]-[.AX1]))^2" office:value-type="float" office:value="0.000000101600633643238" calcext:value-type="float">
            <text:p>1.01600633643238E-07</text:p>
          </table:table-cell>
          <table:table-cell table:formula="of:=0.5*[.AZ12]*(([.AZ6]-[.AY6])/([.AZ1]-[.AY1]))^2" office:value-type="float" office:value="0.0000000938854809981286" calcext:value-type="float">
            <text:p>9.38854809981286E-08</text:p>
          </table:table-cell>
          <table:table-cell table:formula="of:=0.5*[.BA12]*(([.BA6]-[.AZ6])/([.BA1]-[.AZ1]))^2" office:value-type="float" office:value="0.0000000180573902484962" calcext:value-type="float">
            <text:p>1.80573902484962E-08</text:p>
          </table:table-cell>
          <table:table-cell table:formula="of:=0.5*[.BB12]*(([.BB6]-[.BA6])/([.BB1]-[.BA1]))^2" office:value-type="float" office:value="0.0000000742970750852397" calcext:value-type="float">
            <text:p>7.42970750852397E-08</text:p>
          </table:table-cell>
          <table:table-cell table:formula="of:=0.5*[.BC12]*(([.BC6]-[.BB6])/([.BC1]-[.BB1]))^2" office:value-type="float" office:value="0.00000000285014667579459" calcext:value-type="float">
            <text:p>2.85014667579459E-09</text:p>
          </table:table-cell>
          <table:table-cell table:formula="of:=0.5*[.BD12]*(([.BD6]-[.BC6])/([.BD1]-[.BC1]))^2" office:value-type="float" office:value="0.0000000221849491392435" calcext:value-type="float">
            <text:p>2.21849491392435E-08</text:p>
          </table:table-cell>
          <table:table-cell table:formula="of:=0.5*[.BE12]*(([.BE6]-[.BD6])/([.BE1]-[.BD1]))^2" office:value-type="float" office:value="0.000000154529207784174" calcext:value-type="float">
            <text:p>1.54529207784174E-07</text:p>
          </table:table-cell>
          <table:table-cell table:formula="of:=0.5*[.BF12]*(([.BF6]-[.BE6])/([.BF1]-[.BE1]))^2" office:value-type="float" office:value="0.000000113627495998092" calcext:value-type="float">
            <text:p>1.13627495998092E-07</text:p>
          </table:table-cell>
          <table:table-cell table:formula="of:=0.5*[.BG12]*(([.BG6]-[.BF6])/([.BG1]-[.BF1]))^2" office:value-type="float" office:value="0.000000000826169567627809" calcext:value-type="float">
            <text:p>8.26169567627809E-10</text:p>
          </table:table-cell>
          <table:table-cell table:formula="of:=0.5*[.BH12]*(([.BH6]-[.BG6])/([.BH1]-[.BG1]))^2" office:value-type="float" office:value="0.000000600047223404426" calcext:value-type="float">
            <text:p>6.00047223404426E-07</text:p>
          </table:table-cell>
          <table:table-cell table:formula="of:=0.5*[.BI12]*(([.BI6]-[.BH6])/([.BI1]-[.BH1]))^2" office:value-type="float" office:value="0.0000449188438228343" calcext:value-type="float">
            <text:p>4.49188438228343E-05</text:p>
          </table:table-cell>
          <table:table-cell table:formula="of:=0.5*[.BJ12]*(([.BJ6]-[.BI6])/([.BJ1]-[.BI1]))^2" office:value-type="float" office:value="0.000249173630769986" calcext:value-type="float">
            <text:p>0.00024917363077</text:p>
          </table:table-cell>
          <table:table-cell table:formula="of:=0.5*[.BK12]*(([.BK6]-[.BJ6])/([.BK1]-[.BJ1]))^2" office:value-type="float" office:value="0.0000000379746243834804" calcext:value-type="float">
            <text:p>3.79746243834804E-08</text:p>
          </table:table-cell>
          <table:table-cell table:formula="of:=0.5*[.BL12]*(([.BL6]-[.BK6])/([.BL1]-[.BK1]))^2" office:value-type="float" office:value="0.0000000577509817997853" calcext:value-type="float">
            <text:p>5.77509817997853E-08</text:p>
          </table:table-cell>
          <table:table-cell table:formula="of:=0.5*[.BM12]*(([.BM6]-[.BL6])/([.BM1]-[.BL1]))^2" office:value-type="float" office:value="0.00000506604106992256" calcext:value-type="float">
            <text:p>5.06604106992256E-06</text:p>
          </table:table-cell>
          <table:table-cell table:formula="of:=0.5*[.BN12]*(([.BN6]-[.BM6])/([.BN1]-[.BM1]))^2" office:value-type="float" office:value="0.0000000723721559497869" calcext:value-type="float">
            <text:p>7.23721559497869E-08</text:p>
          </table:table-cell>
          <table:table-cell table:formula="of:=0.5*[.BO12]*(([.BO6]-[.BN6])/([.BO1]-[.BN1]))^2" office:value-type="float" office:value="0.00000459509168201281" calcext:value-type="float">
            <text:p>4.59509168201281E-06</text:p>
          </table:table-cell>
          <table:table-cell table:formula="of:=0.5*[.BP12]*(([.BP6]-[.BO6])/([.BP1]-[.BO1]))^2" office:value-type="float" office:value="0.000000336083432473455" calcext:value-type="float">
            <text:p>3.36083432473455E-07</text:p>
          </table:table-cell>
          <table:table-cell table:formula="of:=0.5*[.BQ12]*(([.BQ6]-[.BP6])/([.BQ1]-[.BP1]))^2" office:value-type="float" office:value="0.0000000437251071450396" calcext:value-type="float">
            <text:p>4.37251071450396E-08</text:p>
          </table:table-cell>
          <table:table-cell table:formula="of:=0.5*[.BR12]*(([.BR6]-[.BQ6])/([.BR1]-[.BQ1]))^2" office:value-type="float" office:value="0.0011536927395211" calcext:value-type="float">
            <text:p>0.001153692739521</text:p>
          </table:table-cell>
          <table:table-cell table:formula="of:=0.5*[.BS12]*(([.BS6]-[.BR6])/([.BS1]-[.BR1]))^2" office:value-type="float" office:value="0.00380001344203772" calcext:value-type="float">
            <text:p>0.003800013442038</text:p>
          </table:table-cell>
          <table:table-cell table:formula="of:=0.5*[.BT12]*(([.BT6]-[.BS6])/([.BT1]-[.BS1]))^2" office:value-type="float" office:value="0.00432979756597484" calcext:value-type="float">
            <text:p>0.004329797565975</text:p>
          </table:table-cell>
          <table:table-cell table:formula="of:=0.5*[.BU12]*(([.BU6]-[.BT6])/([.BU1]-[.BT1]))^2" office:value-type="float" office:value="0.0229715337121953" calcext:value-type="float">
            <text:p>0.022971533712195</text:p>
          </table:table-cell>
          <table:table-cell table:formula="of:=0.5*[.BV12]*(([.BV6]-[.BU6])/([.BV1]-[.BU1]))^2" office:value-type="float" office:value="0.00419028866127587" calcext:value-type="float">
            <text:p>0.004190288661276</text:p>
          </table:table-cell>
          <table:table-cell table:formula="of:=0.5*[.BW12]*(([.BW6]-[.BV6])/([.BW1]-[.BV1]))^2" office:value-type="float" office:value="0.0425212769353844" calcext:value-type="float">
            <text:p>0.042521276935385</text:p>
          </table:table-cell>
          <table:table-cell table:formula="of:=0.5*[.BX12]*(([.BX6]-[.BW6])/([.BX1]-[.BW1]))^2" office:value-type="float" office:value="0.00222841528979936" calcext:value-type="float">
            <text:p>0.002228415289799</text:p>
          </table:table-cell>
          <table:table-cell table:formula="of:=0.5*[.BY12]*(([.BY6]-[.BX6])/([.BY1]-[.BX1]))^2" office:value-type="float" office:value="0.0021408934124792" calcext:value-type="float">
            <text:p>0.002140893412479</text:p>
          </table:table-cell>
          <table:table-cell table:formula="of:=0.5*[.BZ12]*(([.BZ6]-[.BY6])/([.BZ1]-[.BY1]))^2" office:value-type="float" office:value="0.00400616751990446" calcext:value-type="float">
            <text:p>0.004006167519904</text:p>
          </table:table-cell>
          <table:table-cell table:formula="of:=0.5*[.CA12]*(([.CA6]-[.BZ6])/([.CA1]-[.BZ1]))^2" office:value-type="float" office:value="0.0184073379994089" calcext:value-type="float">
            <text:p>0.018407337999409</text:p>
          </table:table-cell>
          <table:table-cell table:formula="of:=0.5*[.CB12]*(([.CB6]-[.CA6])/([.CB1]-[.CA1]))^2" office:value-type="float" office:value="0.00746617895102361" calcext:value-type="float">
            <text:p>0.007466178951024</text:p>
          </table:table-cell>
          <table:table-cell table:formula="of:=0.5*[.CC12]*(([.CC6]-[.CB6])/([.CC1]-[.CB1]))^2" office:value-type="float" office:value="0.00499825975300237" calcext:value-type="float">
            <text:p>0.004998259753002</text:p>
          </table:table-cell>
          <table:table-cell table:formula="of:=0.5*[.CD12]*(([.CD6]-[.CC6])/([.CD1]-[.CC1]))^2" office:value-type="float" office:value="0.00335429311882574" calcext:value-type="float">
            <text:p>0.003354293118826</text:p>
          </table:table-cell>
          <table:table-cell table:formula="of:=0.5*[.CE12]*(([.CE6]-[.CD6])/([.CE1]-[.CD1]))^2" office:value-type="float" office:value="0.00963406164730987" calcext:value-type="float">
            <text:p>0.00963406164731</text:p>
          </table:table-cell>
          <table:table-cell table:formula="of:=0.5*[.CF12]*(([.CF6]-[.CE6])/([.CF1]-[.CE1]))^2" office:value-type="float" office:value="0.00138200643244811" calcext:value-type="float">
            <text:p>0.001382006432448</text:p>
          </table:table-cell>
          <table:table-cell table:formula="of:=0.5*[.CG12]*(([.CG6]-[.CF6])/([.CG1]-[.CF1]))^2" office:value-type="float" office:value="0.00136897354090622" calcext:value-type="float">
            <text:p>0.001368973540906</text:p>
          </table:table-cell>
          <table:table-cell table:formula="of:=0.5*[.CH12]*(([.CH6]-[.CG6])/([.CH1]-[.CG1]))^2" office:value-type="float" office:value="0.00172123726797507" calcext:value-type="float">
            <text:p>0.001721237267975</text:p>
          </table:table-cell>
          <table:table-cell table:formula="of:=0.5*[.CI12]*(([.CI6]-[.CH6])/([.CI1]-[.CH1]))^2" office:value-type="float" office:value="0.00171659875141518" calcext:value-type="float">
            <text:p>0.001716598751415</text:p>
          </table:table-cell>
          <table:table-cell table:formula="of:=0.5*[.CJ12]*(([.CJ6]-[.CI6])/([.CJ1]-[.CI1]))^2" office:value-type="float" office:value="0.00134464071261296" calcext:value-type="float">
            <text:p>0.001344640712613</text:p>
          </table:table-cell>
          <table:table-cell table:formula="of:=0.5*[.CK12]*(([.CK6]-[.CJ6])/([.CK1]-[.CJ1]))^2" office:value-type="float" office:value="0.0000415360541027673" calcext:value-type="float">
            <text:p>4.15360541027673E-05</text:p>
          </table:table-cell>
          <table:table-cell table:formula="of:=0.5*[.CL12]*(([.CL6]-[.CK6])/([.CL1]-[.CK1]))^2" office:value-type="float" office:value="0.00010461177630538" calcext:value-type="float">
            <text:p>0.000104611776305</text:p>
          </table:table-cell>
          <table:table-cell table:formula="of:=0.5*[.CM12]*(([.CM6]-[.CL6])/([.CM1]-[.CL1]))^2" office:value-type="float" office:value="0.0011975473203656" calcext:value-type="float">
            <text:p>0.001197547320366</text:p>
          </table:table-cell>
          <table:table-cell table:formula="of:=0.5*[.CN12]*(([.CN6]-[.CM6])/([.CN1]-[.CM1]))^2" office:value-type="float" office:value="0.0121336744823535" calcext:value-type="float">
            <text:p>0.012133674482354</text:p>
          </table:table-cell>
          <table:table-cell table:formula="of:=0.5*[.CO12]*(([.CO6]-[.CN6])/([.CO1]-[.CN1]))^2" office:value-type="float" office:value="0.0179909476670727" calcext:value-type="float">
            <text:p>0.017990947667073</text:p>
          </table:table-cell>
          <table:table-cell table:formula="of:=0.5*[.CP12]*(([.CP6]-[.CO6])/([.CP1]-[.CO1]))^2" office:value-type="float" office:value="0.0363916712838822" calcext:value-type="float">
            <text:p>0.036391671283882</text:p>
          </table:table-cell>
          <table:table-cell table:formula="of:=0.5*[.CQ12]*(([.CQ6]-[.CP6])/([.CQ1]-[.CP1]))^2" office:value-type="float" office:value="0.0166983714210331" calcext:value-type="float">
            <text:p>0.016698371421033</text:p>
          </table:table-cell>
          <table:table-cell table:formula="of:=0.5*[.CR12]*(([.CR6]-[.CQ6])/([.CR1]-[.CQ1]))^2" office:value-type="float" office:value="0.00189053770743436" calcext:value-type="float">
            <text:p>0.001890537707434</text:p>
          </table:table-cell>
          <table:table-cell table:formula="of:=0.5*[.CS12]*(([.CS6]-[.CR6])/([.CS1]-[.CR1]))^2" office:value-type="float" office:value="0.00559732977498536" calcext:value-type="float">
            <text:p>0.005597329774985</text:p>
          </table:table-cell>
          <table:table-cell table:formula="of:=0.5*[.CT12]*(([.CT6]-[.CS6])/([.CT1]-[.CS1]))^2" office:value-type="float" office:value="0.00180249272115737" calcext:value-type="float">
            <text:p>0.001802492721157</text:p>
          </table:table-cell>
          <table:table-cell table:formula="of:=0.5*[.CU12]*(([.CU6]-[.CT6])/([.CU1]-[.CT1]))^2" office:value-type="float" office:value="0.0148162433353917" calcext:value-type="float">
            <text:p>0.014816243335392</text:p>
          </table:table-cell>
          <table:table-cell table:formula="of:=0.5*[.CV12]*(([.CV6]-[.CU6])/([.CV1]-[.CU1]))^2" office:value-type="float" office:value="0.000398576439041486" calcext:value-type="float">
            <text:p>0.000398576439041</text:p>
          </table:table-cell>
          <table:table-cell table:formula="of:=0.5*[.CW12]*(([.CW6]-[.CV6])/([.CW1]-[.CV1]))^2" office:value-type="float" office:value="0.00139699872699106" calcext:value-type="float">
            <text:p>0.001396998726991</text:p>
          </table:table-cell>
          <table:table-cell table:formula="of:=0.5*[.CX12]*(([.CX6]-[.CW6])/([.CX1]-[.CW1]))^2" office:value-type="float" office:value="0.00348418048721249" calcext:value-type="float">
            <text:p>0.003484180487212</text:p>
          </table:table-cell>
          <table:table-cell table:formula="of:=0.5*[.CY12]*(([.CY6]-[.CX6])/([.CY1]-[.CX1]))^2" office:value-type="float" office:value="0.000944903552583524" calcext:value-type="float">
            <text:p>0.000944903552584</text:p>
          </table:table-cell>
          <table:table-cell table:formula="of:=0.5*[.CZ12]*(([.CZ6]-[.CY6])/([.CZ1]-[.CY1]))^2" office:value-type="float" office:value="0.00119416753624128" calcext:value-type="float">
            <text:p>0.001194167536241</text:p>
          </table:table-cell>
          <table:table-cell table:formula="of:=0.5*[.DA12]*(([.DA6]-[.CZ6])/([.DA1]-[.CZ1]))^2" office:value-type="float" office:value="0.00128420445985398" calcext:value-type="float">
            <text:p>0.001284204459854</text:p>
          </table:table-cell>
          <table:table-cell table:formula="of:=0.5*[.DB12]*(([.DB6]-[.DA6])/([.DB1]-[.DA1]))^2" office:value-type="float" office:value="0.012007191184427" calcext:value-type="float">
            <text:p>0.012007191184427</text:p>
          </table:table-cell>
          <table:table-cell table:formula="of:=0.5*[.DC12]*(([.DC6]-[.DB6])/([.DC1]-[.DB1]))^2" office:value-type="float" office:value="0.00410194153530118" calcext:value-type="float">
            <text:p>0.004101941535301</text:p>
          </table:table-cell>
          <table:table-cell table:formula="of:=0.5*[.DD12]*(([.DD6]-[.DC6])/([.DD1]-[.DC1]))^2" office:value-type="float" office:value="0.00229657539409418" calcext:value-type="float">
            <text:p>0.002296575394094</text:p>
          </table:table-cell>
          <table:table-cell table:formula="of:=0.5*[.DE12]*(([.DE6]-[.DD6])/([.DE1]-[.DD1]))^2" office:value-type="float" office:value="0.000698266650133548" calcext:value-type="float">
            <text:p>0.000698266650134</text:p>
          </table:table-cell>
          <table:table-cell table:formula="of:=0.5*[.DF12]*(([.DF6]-[.DE6])/([.DF1]-[.DE1]))^2" office:value-type="float" office:value="0.0195824567353767" calcext:value-type="float">
            <text:p>0.019582456735377</text:p>
          </table:table-cell>
          <table:table-cell table:formula="of:=0.5*[.DG12]*(([.DG6]-[.DF6])/([.DG1]-[.DF1]))^2" office:value-type="float" office:value="0.0345369088287586" calcext:value-type="float">
            <text:p>0.034536908828759</text:p>
          </table:table-cell>
          <table:table-cell table:formula="of:=0.5*[.DH12]*(([.DH6]-[.DG6])/([.DH1]-[.DG1]))^2" office:value-type="float" office:value="0.039436413552407" calcext:value-type="float">
            <text:p>0.039436413552407</text:p>
          </table:table-cell>
          <table:table-cell table:formula="of:=0.5*[.DI12]*(([.DI6]-[.DH6])/([.DI1]-[.DH1]))^2" office:value-type="float" office:value="0.000243080838009219" calcext:value-type="float">
            <text:p>0.000243080838009</text:p>
          </table:table-cell>
          <table:table-cell table:formula="of:=0.5*[.DJ12]*(([.DJ6]-[.DI6])/([.DJ1]-[.DI1]))^2" office:value-type="float" office:value="0.00000877621032027872" calcext:value-type="float">
            <text:p>8.77621032027872E-06</text:p>
          </table:table-cell>
          <table:table-cell table:formula="of:=0.5*[.DK12]*(([.DK6]-[.DJ6])/([.DK1]-[.DJ1]))^2" office:value-type="float" office:value="0.0000573616883724636" calcext:value-type="float">
            <text:p>5.73616883724636E-05</text:p>
          </table:table-cell>
          <table:table-cell table:formula="of:=0.5*[.DL12]*(([.DL6]-[.DK6])/([.DL1]-[.DK1]))^2" office:value-type="float" office:value="0.0101176839400144" calcext:value-type="float">
            <text:p>0.010117683940014</text:p>
          </table:table-cell>
          <table:table-cell table:formula="of:=0.5*[.DM12]*(([.DM6]-[.DL6])/([.DM1]-[.DL1]))^2" office:value-type="float" office:value="0.00559834792676659" calcext:value-type="float">
            <text:p>0.005598347926767</text:p>
          </table:table-cell>
          <table:table-cell table:formula="of:=0.5*[.DN12]*(([.DN6]-[.DM6])/([.DN1]-[.DM1]))^2" office:value-type="float" office:value="0.0000720873211543818" calcext:value-type="float">
            <text:p>7.20873211543818E-05</text:p>
          </table:table-cell>
          <table:table-cell table:formula="of:=0.5*[.DO12]*(([.DO6]-[.DN6])/([.DO1]-[.DN1]))^2" office:value-type="float" office:value="0.0000059360283141575" calcext:value-type="float">
            <text:p>5.9360283141575E-06</text:p>
          </table:table-cell>
          <table:table-cell table:formula="of:=0.5*[.DP12]*(([.DP6]-[.DO6])/([.DP1]-[.DO1]))^2" office:value-type="float" office:value="0.000191197296109706" calcext:value-type="float">
            <text:p>0.00019119729611</text:p>
          </table:table-cell>
          <table:table-cell table:formula="of:=0.5*[.DQ12]*(([.DQ6]-[.DP6])/([.DQ1]-[.DP1]))^2" office:value-type="float" office:value="0.00000229341083428619" calcext:value-type="float">
            <text:p>2.29341083428619E-06</text:p>
          </table:table-cell>
          <table:table-cell table:formula="of:=0.5*[.DR12]*(([.DR6]-[.DQ6])/([.DR1]-[.DQ1]))^2" office:value-type="float" office:value="0.0112333459595958" calcext:value-type="float">
            <text:p>0.011233345959596</text:p>
          </table:table-cell>
          <table:table-cell table:formula="of:=0.5*[.DS12]*(([.DS6]-[.DR6])/([.DS1]-[.DR1]))^2" office:value-type="float" office:value="0.0418732671540924" calcext:value-type="float">
            <text:p>0.041873267154092</text:p>
          </table:table-cell>
          <table:table-cell table:formula="of:=0.5*[.DT12]*(([.DT6]-[.DS6])/([.DT1]-[.DS1]))^2" office:value-type="float" office:value="0.0158895257123039" calcext:value-type="float">
            <text:p>0.015889525712304</text:p>
          </table:table-cell>
          <table:table-cell table:formula="of:=0.5*[.DU12]*(([.DU6]-[.DT6])/([.DU1]-[.DT1]))^2" office:value-type="float" office:value="0.000464732343297956" calcext:value-type="float">
            <text:p>0.000464732343298</text:p>
          </table:table-cell>
          <table:table-cell table:formula="of:=0.5*[.DV12]*(([.DV6]-[.DU6])/([.DV1]-[.DU1]))^2" office:value-type="float" office:value="0.00853659464592015" calcext:value-type="float">
            <text:p>0.00853659464592</text:p>
          </table:table-cell>
          <table:table-cell table:formula="of:=0.5*[.DW12]*(([.DW6]-[.DV6])/([.DW1]-[.DV1]))^2" office:value-type="float" office:value="0.00019726252182874" calcext:value-type="float">
            <text:p>0.000197262521829</text:p>
          </table:table-cell>
          <table:table-cell table:formula="of:=0.5*[.DX12]*(([.DX6]-[.DW6])/([.DX1]-[.DW1]))^2" office:value-type="float" office:value="0.0108423879296312" calcext:value-type="float">
            <text:p>0.010842387929631</text:p>
          </table:table-cell>
          <table:table-cell table:formula="of:=0.5*[.DY12]*(([.DY6]-[.DX6])/([.DY1]-[.DX1]))^2" office:value-type="float" office:value="0.00731818557856309" calcext:value-type="float">
            <text:p>0.007318185578563</text:p>
          </table:table-cell>
          <table:table-cell table:formula="of:=0.5*[.DZ12]*(([.DZ6]-[.DY6])/([.DZ1]-[.DY1]))^2" office:value-type="float" office:value="0.0103612979495311" calcext:value-type="float">
            <text:p>0.010361297949531</text:p>
          </table:table-cell>
          <table:table-cell table:formula="of:=0.5*[.EA12]*(([.EA6]-[.DZ6])/([.EA1]-[.DZ1]))^2" office:value-type="float" office:value="0.00044517545390533" calcext:value-type="float">
            <text:p>0.000445175453905</text:p>
          </table:table-cell>
          <table:table-cell table:formula="of:=0.5*[.EB12]*(([.EB6]-[.EA6])/([.EB1]-[.EA1]))^2" office:value-type="float" office:value="0.00721968721703696" calcext:value-type="float">
            <text:p>0.007219687217037</text:p>
          </table:table-cell>
          <table:table-cell table:formula="of:=0.5*[.EC12]*(([.EC6]-[.EB6])/([.EC1]-[.EB1]))^2" office:value-type="float" office:value="0.0154374336516092" calcext:value-type="float">
            <text:p>0.015437433651609</text:p>
          </table:table-cell>
          <table:table-cell table:formula="of:=0.5*[.ED12]*(([.ED6]-[.EC6])/([.ED1]-[.EC1]))^2" office:value-type="float" office:value="0.00000297819229921263" calcext:value-type="float">
            <text:p>2.97819229921263E-06</text:p>
          </table:table-cell>
          <table:table-cell table:formula="of:=0.5*[.EE12]*(([.EE6]-[.ED6])/([.EE1]-[.ED1]))^2" office:value-type="float" office:value="0.00000130574805015075" calcext:value-type="float">
            <text:p>1.30574805015075E-06</text:p>
          </table:table-cell>
          <table:table-cell table:formula="of:=0.5*[.EF12]*(([.EF6]-[.EE6])/([.EF1]-[.EE1]))^2" office:value-type="float" office:value="0.000163245230501675" calcext:value-type="float">
            <text:p>0.000163245230502</text:p>
          </table:table-cell>
          <table:table-cell table:formula="of:=0.5*[.EG12]*(([.EG6]-[.EF6])/([.EG1]-[.EF1]))^2" office:value-type="float" office:value="0.000472493729486701" calcext:value-type="float">
            <text:p>0.000472493729487</text:p>
          </table:table-cell>
          <table:table-cell table:formula="of:=0.5*[.EH12]*(([.EH6]-[.EG6])/([.EH1]-[.EG1]))^2" office:value-type="float" office:value="0.0000000814621034771374" calcext:value-type="float">
            <text:p>8.14621034771374E-08</text:p>
          </table:table-cell>
          <table:table-cell table:formula="of:=0.5*[.EI12]*(([.EI6]-[.EH6])/([.EI1]-[.EH1]))^2" office:value-type="float" office:value="0.000306094790278008" calcext:value-type="float">
            <text:p>0.000306094790278</text:p>
          </table:table-cell>
          <table:table-cell table:formula="of:=0.5*[.EJ12]*(([.EJ6]-[.EI6])/([.EJ1]-[.EI1]))^2" office:value-type="float" office:value="0.00155297736650816" calcext:value-type="float">
            <text:p>0.001552977366508</text:p>
          </table:table-cell>
          <table:table-cell table:formula="of:=0.5*[.EK12]*(([.EK6]-[.EJ6])/([.EK1]-[.EJ1]))^2" office:value-type="float" office:value="0.00251716352341123" calcext:value-type="float">
            <text:p>0.002517163523411</text:p>
          </table:table-cell>
          <table:table-cell table:formula="of:=0.5*[.EL12]*(([.EL6]-[.EK6])/([.EL1]-[.EK1]))^2" office:value-type="float" office:value="0.0296948916071478" calcext:value-type="float">
            <text:p>0.029694891607148</text:p>
          </table:table-cell>
          <table:table-cell table:formula="of:=0.5*[.EM12]*(([.EM6]-[.EL6])/([.EM1]-[.EL1]))^2" office:value-type="float" office:value="0.0290044292769797" calcext:value-type="float">
            <text:p>0.02900442927698</text:p>
          </table:table-cell>
          <table:table-cell table:formula="of:=0.5*[.EN12]*(([.EN6]-[.EM6])/([.EN1]-[.EM1]))^2" office:value-type="float" office:value="0.0554596310326129" calcext:value-type="float">
            <text:p>0.055459631032613</text:p>
          </table:table-cell>
          <table:table-cell table:formula="of:=0.5*[.EO12]*(([.EO6]-[.EN6])/([.EO1]-[.EN1]))^2" office:value-type="float" office:value="0.00996104665918685" calcext:value-type="float">
            <text:p>0.009961046659187</text:p>
          </table:table-cell>
          <table:table-cell table:formula="of:=0.5*[.EP12]*(([.EP6]-[.EO6])/([.EP1]-[.EO1]))^2" office:value-type="float" office:value="0.000926594454835179" calcext:value-type="float">
            <text:p>0.000926594454835</text:p>
          </table:table-cell>
          <table:table-cell table:formula="of:=0.5*[.EQ12]*(([.EQ6]-[.EP6])/([.EQ1]-[.EP1]))^2" office:value-type="float" office:value="0.00899835906913692" calcext:value-type="float">
            <text:p>0.008998359069137</text:p>
          </table:table-cell>
          <table:table-cell table:formula="of:=0.5*[.ER12]*(([.ER6]-[.EQ6])/([.ER1]-[.EQ1]))^2" office:value-type="float" office:value="0.00063219738622802" calcext:value-type="float">
            <text:p>0.000632197386228</text:p>
          </table:table-cell>
          <table:table-cell table:formula="of:=0.5*[.ES12]*(([.ES6]-[.ER6])/([.ES1]-[.ER1]))^2" office:value-type="float" office:value="0.00336099271709416" calcext:value-type="float">
            <text:p>0.003360992717094</text:p>
          </table:table-cell>
          <table:table-cell table:formula="of:=0.5*[.ET12]*(([.ET6]-[.ES6])/([.ET1]-[.ES1]))^2" office:value-type="float" office:value="0.00178421728120628" calcext:value-type="float">
            <text:p>0.001784217281206</text:p>
          </table:table-cell>
          <table:table-cell table:formula="of:=0.5*[.EU12]*(([.EU6]-[.ET6])/([.EU1]-[.ET1]))^2" office:value-type="float" office:value="0.0024489914242539" calcext:value-type="float">
            <text:p>0.002448991424254</text:p>
          </table:table-cell>
          <table:table-cell table:formula="of:=0.5*[.EV12]*(([.EV6]-[.EU6])/([.EV1]-[.EU1]))^2" office:value-type="float" office:value="0.00678997897907812" calcext:value-type="float">
            <text:p>0.006789978979078</text:p>
          </table:table-cell>
          <table:table-cell table:formula="of:=0.5*[.EW12]*(([.EW6]-[.EV6])/([.EW1]-[.EV1]))^2" office:value-type="float" office:value="0.0180323770047892" calcext:value-type="float">
            <text:p>0.018032377004789</text:p>
          </table:table-cell>
          <table:table-cell table:formula="of:=0.5*[.EX12]*(([.EX6]-[.EW6])/([.EX1]-[.EW1]))^2" office:value-type="float" office:value="0.00181574007331092" calcext:value-type="float">
            <text:p>0.001815740073311</text:p>
          </table:table-cell>
          <table:table-cell table:formula="of:=0.5*[.EY12]*(([.EY6]-[.EX6])/([.EY1]-[.EX1]))^2" office:value-type="float" office:value="0.026927229752397" calcext:value-type="float">
            <text:p>0.026927229752397</text:p>
          </table:table-cell>
          <table:table-cell table:formula="of:=0.5*[.EZ12]*(([.EZ6]-[.EY6])/([.EZ1]-[.EY1]))^2" office:value-type="float" office:value="0.00646473111933082" calcext:value-type="float">
            <text:p>0.006464731119331</text:p>
          </table:table-cell>
          <table:table-cell table:formula="of:=0.5*[.FA12]*(([.FA6]-[.EZ6])/([.FA1]-[.EZ1]))^2" office:value-type="float" office:value="0.00179701516300085" calcext:value-type="float">
            <text:p>0.001797015163001</text:p>
          </table:table-cell>
          <table:table-cell table:formula="of:=0.5*[.FB12]*(([.FB6]-[.FA6])/([.FB1]-[.FA1]))^2" office:value-type="float" office:value="0.00365854667818761" calcext:value-type="float">
            <text:p>0.003658546678188</text:p>
          </table:table-cell>
          <table:table-cell table:formula="of:=0.5*[.FC12]*(([.FC6]-[.FB6])/([.FC1]-[.FB1]))^2" office:value-type="float" office:value="0.0144629178979605" calcext:value-type="float">
            <text:p>0.014462917897961</text:p>
          </table:table-cell>
          <table:table-cell table:formula="of:=0.5*[.FD12]*(([.FD6]-[.FC6])/([.FD1]-[.FC1]))^2" office:value-type="float" office:value="0.00323663446781055" calcext:value-type="float">
            <text:p>0.003236634467811</text:p>
          </table:table-cell>
          <table:table-cell table:formula="of:=0.5*[.FE12]*(([.FE6]-[.FD6])/([.FE1]-[.FD1]))^2" office:value-type="float" office:value="0.0000305581340954664" calcext:value-type="float">
            <text:p>3.05581340954664E-05</text:p>
          </table:table-cell>
          <table:table-cell table:formula="of:=0.5*[.FF12]*(([.FF6]-[.FE6])/([.FF1]-[.FE1]))^2" office:value-type="float" office:value="0.000133850923837222" calcext:value-type="float">
            <text:p>0.000133850923837</text:p>
          </table:table-cell>
          <table:table-cell table:formula="of:=0.5*[.FG12]*(([.FG6]-[.FF6])/([.FG1]-[.FF1]))^2" office:value-type="float" office:value="0.000157482200586671" calcext:value-type="float">
            <text:p>0.000157482200587</text:p>
          </table:table-cell>
          <table:table-cell table:formula="of:=0.5*[.FH12]*(([.FH6]-[.FG6])/([.FH1]-[.FG1]))^2" office:value-type="float" office:value="0.00167845263402354" calcext:value-type="float">
            <text:p>0.001678452634024</text:p>
          </table:table-cell>
          <table:table-cell table:formula="of:=0.5*[.FI12]*(([.FI6]-[.FH6])/([.FI1]-[.FH1]))^2" office:value-type="float" office:value="0.0000000767302247420324" calcext:value-type="float">
            <text:p>7.67302247420324E-08</text:p>
          </table:table-cell>
          <table:table-cell table:formula="of:=0.5*[.FJ12]*(([.FJ6]-[.FI6])/([.FJ1]-[.FI1]))^2" office:value-type="float" office:value="0.0000182601010655466" calcext:value-type="float">
            <text:p>1.82601010655466E-05</text:p>
          </table:table-cell>
          <table:table-cell table:formula="of:=0.5*[.FK12]*(([.FK6]-[.FJ6])/([.FK1]-[.FJ1]))^2" office:value-type="float" office:value="0.00185905585417072" calcext:value-type="float">
            <text:p>0.001859055854171</text:p>
          </table:table-cell>
          <table:table-cell table:formula="of:=0.5*[.FL12]*(([.FL6]-[.FK6])/([.FL1]-[.FK1]))^2" office:value-type="float" office:value="0.00445197779158569" calcext:value-type="float">
            <text:p>0.004451977791586</text:p>
          </table:table-cell>
          <table:table-cell table:formula="of:=0.5*[.FM12]*(([.FM6]-[.FL6])/([.FM1]-[.FL1]))^2" office:value-type="float" office:value="0.00467154916884308" calcext:value-type="float">
            <text:p>0.004671549168843</text:p>
          </table:table-cell>
          <table:table-cell table:formula="of:=0.5*[.FN12]*(([.FN6]-[.FM6])/([.FN1]-[.FM1]))^2" office:value-type="float" office:value="0.0122601786999522" calcext:value-type="float">
            <text:p>0.012260178699952</text:p>
          </table:table-cell>
          <table:table-cell table:formula="of:=0.5*[.FO12]*(([.FO6]-[.FN6])/([.FO1]-[.FN1]))^2" office:value-type="float" office:value="0.106319781832389" calcext:value-type="float">
            <text:p>0.106319781832389</text:p>
          </table:table-cell>
          <table:table-cell table:formula="of:=0.5*[.FP12]*(([.FP6]-[.FO6])/([.FP1]-[.FO1]))^2" office:value-type="float" office:value="0.000000582141069522868" calcext:value-type="float">
            <text:p>5.82141069522868E-07</text:p>
          </table:table-cell>
          <table:table-cell table:formula="of:=0.5*[.FQ12]*(([.FQ6]-[.FP6])/([.FQ1]-[.FP1]))^2" office:value-type="float" office:value="0.00392573381595909" calcext:value-type="float">
            <text:p>0.003925733815959</text:p>
          </table:table-cell>
          <table:table-cell table:formula="of:=0.5*[.FR12]*(([.FR6]-[.FQ6])/([.FR1]-[.FQ1]))^2" office:value-type="float" office:value="0.0000580799569744806" calcext:value-type="float">
            <text:p>5.80799569744806E-05</text:p>
          </table:table-cell>
          <table:table-cell table:formula="of:=0.5*[.FS12]*(([.FS6]-[.FR6])/([.FS1]-[.FR1]))^2" office:value-type="float" office:value="0.00184418824365775" calcext:value-type="float">
            <text:p>0.001844188243658</text:p>
          </table:table-cell>
          <table:table-cell table:formula="of:=0.5*[.FT12]*(([.FT6]-[.FS6])/([.FT1]-[.FS1]))^2" office:value-type="float" office:value="0.0000581715418256306" calcext:value-type="float">
            <text:p>5.81715418256306E-05</text:p>
          </table:table-cell>
          <table:table-cell table:formula="of:=0.5*[.FU12]*(([.FU6]-[.FT6])/([.FU1]-[.FT1]))^2" office:value-type="float" office:value="0.0032228971410948" calcext:value-type="float">
            <text:p>0.003222897141095</text:p>
          </table:table-cell>
          <table:table-cell table:formula="of:=0.5*[.FV12]*(([.FV6]-[.FU6])/([.FV1]-[.FU1]))^2" office:value-type="float" office:value="0.009541749355449" calcext:value-type="float">
            <text:p>0.009541749355449</text:p>
          </table:table-cell>
          <table:table-cell table:formula="of:=0.5*[.FW12]*(([.FW6]-[.FV6])/([.FW1]-[.FV1]))^2" office:value-type="float" office:value="0.0016440295156613" calcext:value-type="float">
            <text:p>0.001644029515661</text:p>
          </table:table-cell>
          <table:table-cell table:formula="of:=0.5*[.FX12]*(([.FX6]-[.FW6])/([.FX1]-[.FW1]))^2" office:value-type="float" office:value="0.000263549202228561" calcext:value-type="float">
            <text:p>0.000263549202229</text:p>
          </table:table-cell>
          <table:table-cell table:formula="of:=0.5*[.FY12]*(([.FY6]-[.FX6])/([.FY1]-[.FX1]))^2" office:value-type="float" office:value="0.0000052264301028561" calcext:value-type="float">
            <text:p>5.2264301028561E-06</text:p>
          </table:table-cell>
          <table:table-cell table:formula="of:=0.5*[.FZ12]*(([.FZ6]-[.FY6])/([.FZ1]-[.FY1]))^2" office:value-type="float" office:value="0.00071965047595279" calcext:value-type="float">
            <text:p>0.000719650475953</text:p>
          </table:table-cell>
          <table:table-cell table:formula="of:=0.5*[.GA12]*(([.GA6]-[.FZ6])/([.GA1]-[.FZ1]))^2" office:value-type="float" office:value="0.0161060382668086" calcext:value-type="float">
            <text:p>0.016106038266809</text:p>
          </table:table-cell>
          <table:table-cell table:formula="of:=0.5*[.GB12]*(([.GB6]-[.GA6])/([.GB1]-[.GA1]))^2" office:value-type="float" office:value="0.045118799631721" calcext:value-type="float">
            <text:p>0.045118799631721</text:p>
          </table:table-cell>
          <table:table-cell table:formula="of:=0.5*[.GC12]*(([.GC6]-[.GB6])/([.GC1]-[.GB1]))^2" office:value-type="float" office:value="0.0164068453221053" calcext:value-type="float">
            <text:p>0.016406845322105</text:p>
          </table:table-cell>
          <table:table-cell table:formula="of:=0.5*[.GD12]*(([.GD6]-[.GC6])/([.GD1]-[.GC1]))^2" office:value-type="float" office:value="0.0377493084905161" calcext:value-type="float">
            <text:p>0.037749308490516</text:p>
          </table:table-cell>
          <table:table-cell table:formula="of:=0.5*[.GE12]*(([.GE6]-[.GD6])/([.GE1]-[.GD1]))^2" office:value-type="float" office:value="0.00396924811403458" calcext:value-type="float">
            <text:p>0.003969248114035</text:p>
          </table:table-cell>
          <table:table-cell table:formula="of:=0.5*[.GF12]*(([.GF6]-[.GE6])/([.GF1]-[.GE1]))^2" office:value-type="float" office:value="0.0205874396642188" calcext:value-type="float">
            <text:p>0.020587439664219</text:p>
          </table:table-cell>
          <table:table-cell table:formula="of:=0.5*[.GG12]*(([.GG6]-[.GF6])/([.GG1]-[.GF1]))^2" office:value-type="float" office:value="0.00735346866746468" calcext:value-type="float">
            <text:p>0.007353468667465</text:p>
          </table:table-cell>
          <table:table-cell table:formula="of:=0.5*[.GH12]*(([.GH6]-[.GG6])/([.GH1]-[.GG1]))^2" office:value-type="float" office:value="0.000959784501053172" calcext:value-type="float">
            <text:p>0.000959784501053</text:p>
          </table:table-cell>
          <table:table-cell table:formula="of:=0.5*[.GI12]*(([.GI6]-[.GH6])/([.GI1]-[.GH1]))^2" office:value-type="float" office:value="0.000231042431108749" calcext:value-type="float">
            <text:p>0.000231042431109</text:p>
          </table:table-cell>
          <table:table-cell table:formula="of:=0.5*[.GJ12]*(([.GJ6]-[.GI6])/([.GJ1]-[.GI1]))^2" office:value-type="float" office:value="0.0000584542588380748" calcext:value-type="float">
            <text:p>5.84542588380748E-05</text:p>
          </table:table-cell>
          <table:table-cell table:formula="of:=0.5*[.GK12]*(([.GK6]-[.GJ6])/([.GK1]-[.GJ1]))^2" office:value-type="float" office:value="0.0035507878550931" calcext:value-type="float">
            <text:p>0.003550787855093</text:p>
          </table:table-cell>
          <table:table-cell table:formula="of:=0.5*[.GL12]*(([.GL6]-[.GK6])/([.GL1]-[.GK1]))^2" office:value-type="float" office:value="0.0341301250488511" calcext:value-type="float">
            <text:p>0.034130125048851</text:p>
          </table:table-cell>
          <table:table-cell table:formula="of:=0.5*[.GM12]*(([.GM6]-[.GL6])/([.GM1]-[.GL1]))^2" office:value-type="float" office:value="0.00738419710972808" calcext:value-type="float">
            <text:p>0.007384197109728</text:p>
          </table:table-cell>
          <table:table-cell table:formula="of:=0.5*[.GN12]*(([.GN6]-[.GM6])/([.GN1]-[.GM1]))^2" office:value-type="float" office:value="0.00474051975349806" calcext:value-type="float">
            <text:p>0.004740519753498</text:p>
          </table:table-cell>
          <table:table-cell table:formula="of:=0.5*[.GO12]*(([.GO6]-[.GN6])/([.GO1]-[.GN1]))^2" office:value-type="float" office:value="0.00640140946865985" calcext:value-type="float">
            <text:p>0.00640140946866</text:p>
          </table:table-cell>
          <table:table-cell table:formula="of:=0.5*[.GP12]*(([.GP6]-[.GO6])/([.GP1]-[.GO1]))^2" office:value-type="float" office:value="0.000181182089200681" calcext:value-type="float">
            <text:p>0.000181182089201</text:p>
          </table:table-cell>
          <table:table-cell table:formula="of:=0.5*[.GQ12]*(([.GQ6]-[.GP6])/([.GQ1]-[.GP1]))^2" office:value-type="float" office:value="0.00529023855764624" calcext:value-type="float">
            <text:p>0.005290238557646</text:p>
          </table:table-cell>
          <table:table-cell table:formula="of:=0.5*[.GR12]*(([.GR6]-[.GQ6])/([.GR1]-[.GQ1]))^2" office:value-type="float" office:value="0.000054925708718739" calcext:value-type="float">
            <text:p>5.4925708718739E-05</text:p>
          </table:table-cell>
          <table:table-cell table:formula="of:=0.5*[.GS12]*(([.GS6]-[.GR6])/([.GS1]-[.GR1]))^2" office:value-type="float" office:value="0.0000422947583879852" calcext:value-type="float">
            <text:p>4.22947583879852E-05</text:p>
          </table:table-cell>
          <table:table-cell table:formula="of:=0.5*[.GT12]*(([.GT6]-[.GS6])/([.GT1]-[.GS1]))^2" office:value-type="float" office:value="0.0000493091073674026" calcext:value-type="float">
            <text:p>4.93091073674026E-05</text:p>
          </table:table-cell>
          <table:table-cell table:formula="of:=0.5*[.GU12]*(([.GU6]-[.GT6])/([.GU1]-[.GT1]))^2" office:value-type="float" office:value="0.000291359175765911" calcext:value-type="float">
            <text:p>0.000291359175766</text:p>
          </table:table-cell>
          <table:table-cell table:formula="of:=0.5*[.GV12]*(([.GV6]-[.GU6])/([.GV1]-[.GU1]))^2" office:value-type="float" office:value="0.00881692547982133" calcext:value-type="float">
            <text:p>0.008816925479821</text:p>
          </table:table-cell>
          <table:table-cell table:formula="of:=0.5*[.GW12]*(([.GW6]-[.GV6])/([.GW1]-[.GV1]))^2" office:value-type="float" office:value="0.0309989309472765" calcext:value-type="float">
            <text:p>0.030998930947277</text:p>
          </table:table-cell>
          <table:table-cell table:formula="of:=0.5*[.GX12]*(([.GX6]-[.GW6])/([.GX1]-[.GW1]))^2" office:value-type="float" office:value="0.00932936941986569" calcext:value-type="float">
            <text:p>0.009329369419866</text:p>
          </table:table-cell>
          <table:table-cell table:formula="of:=0.5*[.GY12]*(([.GY6]-[.GX6])/([.GY1]-[.GX1]))^2" office:value-type="float" office:value="0.016083668508607" calcext:value-type="float">
            <text:p>0.016083668508607</text:p>
          </table:table-cell>
          <table:table-cell table:formula="of:=0.5*[.GZ12]*(([.GZ6]-[.GY6])/([.GZ1]-[.GY1]))^2" office:value-type="float" office:value="0.00679628647076809" calcext:value-type="float">
            <text:p>0.006796286470768</text:p>
          </table:table-cell>
          <table:table-cell table:formula="of:=0.5*[.HA12]*(([.HA6]-[.GZ6])/([.HA1]-[.GZ1]))^2" office:value-type="float" office:value="0.00818120396416939" calcext:value-type="float">
            <text:p>0.008181203964169</text:p>
          </table:table-cell>
          <table:table-cell table:formula="of:=0.5*[.HB12]*(([.HB6]-[.HA6])/([.HB1]-[.HA1]))^2" office:value-type="float" office:value="0.00150042014101379" calcext:value-type="float">
            <text:p>0.001500420141014</text:p>
          </table:table-cell>
          <table:table-cell table:formula="of:=0.5*[.HC12]*(([.HC6]-[.HB6])/([.HC1]-[.HB1]))^2" office:value-type="float" office:value="0.00449229913391986" calcext:value-type="float">
            <text:p>0.00449229913392</text:p>
          </table:table-cell>
          <table:table-cell table:formula="of:=0.5*[.HD12]*(([.HD6]-[.HC6])/([.HD1]-[.HC1]))^2" office:value-type="float" office:value="0.00000175577568602071" calcext:value-type="float">
            <text:p>1.75577568602071E-06</text:p>
          </table:table-cell>
          <table:table-cell table:formula="of:=0.5*[.HE12]*(([.HE6]-[.HD6])/([.HE1]-[.HD1]))^2" office:value-type="float" office:value="0.00061882969353119" calcext:value-type="float">
            <text:p>0.000618829693531</text:p>
          </table:table-cell>
          <table:table-cell table:formula="of:=0.5*[.HF12]*(([.HF6]-[.HE6])/([.HF1]-[.HE1]))^2" office:value-type="float" office:value="0.000549293557612431" calcext:value-type="float">
            <text:p>0.000549293557612</text:p>
          </table:table-cell>
          <table:table-cell table:formula="of:=0.5*[.HG12]*(([.HG6]-[.HF6])/([.HG1]-[.HF1]))^2" office:value-type="float" office:value="0.000214199873820739" calcext:value-type="float">
            <text:p>0.000214199873821</text:p>
          </table:table-cell>
          <table:table-cell table:formula="of:=0.5*[.HH12]*(([.HH6]-[.HG6])/([.HH1]-[.HG1]))^2" office:value-type="float" office:value="0.000109651337420865" calcext:value-type="float">
            <text:p>0.000109651337421</text:p>
          </table:table-cell>
          <table:table-cell table:formula="of:=0.5*[.HI12]*(([.HI6]-[.HH6])/([.HI1]-[.HH1]))^2" office:value-type="float" office:value="0.00183334897184083" calcext:value-type="float">
            <text:p>0.001833348971841</text:p>
          </table:table-cell>
          <table:table-cell table:formula="of:=0.5*[.HJ12]*(([.HJ6]-[.HI6])/([.HJ1]-[.HI1]))^2" office:value-type="float" office:value="0.0250585044716404" calcext:value-type="float">
            <text:p>0.02505850447164</text:p>
          </table:table-cell>
          <table:table-cell table:formula="of:=0.5*[.HK12]*(([.HK6]-[.HJ6])/([.HK1]-[.HJ1]))^2" office:value-type="float" office:value="0.0320324934782425" calcext:value-type="float">
            <text:p>0.032032493478243</text:p>
          </table:table-cell>
          <table:table-cell table:formula="of:=0.5*[.HL12]*(([.HL6]-[.HK6])/([.HL1]-[.HK1]))^2" office:value-type="float" office:value="0.0079282255907462" calcext:value-type="float">
            <text:p>0.007928225590746</text:p>
          </table:table-cell>
          <table:table-cell table:formula="of:=0.5*[.HM12]*(([.HM6]-[.HL6])/([.HM1]-[.HL1]))^2" office:value-type="float" office:value="0.00282165607553092" calcext:value-type="float">
            <text:p>0.002821656075531</text:p>
          </table:table-cell>
          <table:table-cell table:formula="of:=0.5*[.HN12]*(([.HN6]-[.HM6])/([.HN1]-[.HM1]))^2" office:value-type="float" office:value="0.0050609430386389" calcext:value-type="float">
            <text:p>0.005060943038639</text:p>
          </table:table-cell>
          <table:table-cell table:formula="of:=0.5*[.HO12]*(([.HO6]-[.HN6])/([.HO1]-[.HN1]))^2" office:value-type="float" office:value="0.00042467104650472" calcext:value-type="float">
            <text:p>0.000424671046505</text:p>
          </table:table-cell>
          <table:table-cell table:formula="of:=0.5*[.HP12]*(([.HP6]-[.HO6])/([.HP1]-[.HO1]))^2" office:value-type="float" office:value="0.000207100529181856" calcext:value-type="float">
            <text:p>0.000207100529182</text:p>
          </table:table-cell>
          <table:table-cell table:formula="of:=0.5*[.HQ12]*(([.HQ6]-[.HP6])/([.HQ1]-[.HP1]))^2" office:value-type="float" office:value="0.00623815543220957" calcext:value-type="float">
            <text:p>0.00623815543221</text:p>
          </table:table-cell>
          <table:table-cell table:formula="of:=0.5*[.HR12]*(([.HR6]-[.HQ6])/([.HR1]-[.HQ1]))^2" office:value-type="float" office:value="0.0000114261262928451" calcext:value-type="float">
            <text:p>1.14261262928451E-05</text:p>
          </table:table-cell>
          <table:table-cell table:formula="of:=0.5*[.HS12]*(([.HS6]-[.HR6])/([.HS1]-[.HR1]))^2" office:value-type="float" office:value="0.0000054183961728137" calcext:value-type="float">
            <text:p>5.4183961728137E-06</text:p>
          </table:table-cell>
          <table:table-cell table:formula="of:=0.5*[.HT12]*(([.HT6]-[.HS6])/([.HT1]-[.HS1]))^2" office:value-type="float" office:value="0.000582851278102786" calcext:value-type="float">
            <text:p>0.000582851278103</text:p>
          </table:table-cell>
          <table:table-cell table:formula="of:=0.5*[.HU12]*(([.HU6]-[.HT6])/([.HU1]-[.HT1]))^2" office:value-type="float" office:value="0.00032893790999072" calcext:value-type="float">
            <text:p>0.000328937909991</text:p>
          </table:table-cell>
          <table:table-cell table:formula="of:=0.5*[.HV12]*(([.HV6]-[.HU6])/([.HV1]-[.HU1]))^2" office:value-type="float" office:value="0.000352332310847288" calcext:value-type="float">
            <text:p>0.000352332310847</text:p>
          </table:table-cell>
          <table:table-cell table:formula="of:=0.5*[.HW12]*(([.HW6]-[.HV6])/([.HW1]-[.HV1]))^2" office:value-type="float" office:value="0.00123561959639223" calcext:value-type="float">
            <text:p>0.001235619596392</text:p>
          </table:table-cell>
          <table:table-cell table:formula="of:=0.5*[.HX12]*(([.HX6]-[.HW6])/([.HX1]-[.HW1]))^2" office:value-type="float" office:value="0.0319135894405104" calcext:value-type="float">
            <text:p>0.03191358944051</text:p>
          </table:table-cell>
          <table:table-cell table:formula="of:=0.5*[.HY12]*(([.HY6]-[.HX6])/([.HY1]-[.HX1]))^2" office:value-type="float" office:value="0.0655915744559951" calcext:value-type="float">
            <text:p>0.065591574455995</text:p>
          </table:table-cell>
          <table:table-cell table:formula="of:=0.5*[.HZ12]*(([.HZ6]-[.HY6])/([.HZ1]-[.HY1]))^2" office:value-type="float" office:value="0.0090202682616938" calcext:value-type="float">
            <text:p>0.009020268261694</text:p>
          </table:table-cell>
          <table:table-cell table:formula="of:=0.5*[.IA12]*(([.IA6]-[.HZ6])/([.IA1]-[.HZ1]))^2" office:value-type="float" office:value="0.0205428136360087" calcext:value-type="float">
            <text:p>0.020542813636009</text:p>
          </table:table-cell>
          <table:table-cell table:formula="of:=0.5*[.IB12]*(([.IB6]-[.IA6])/([.IB1]-[.IA1]))^2" office:value-type="float" office:value="0.0330047159682685" calcext:value-type="float">
            <text:p>0.033004715968269</text:p>
          </table:table-cell>
          <table:table-cell table:formula="of:=0.5*[.IC12]*(([.IC6]-[.IB6])/([.IC1]-[.IB1]))^2" office:value-type="float" office:value="0.0118277327191886" calcext:value-type="float">
            <text:p>0.011827732719189</text:p>
          </table:table-cell>
          <table:table-cell table:formula="of:=0.5*[.ID12]*(([.ID6]-[.IC6])/([.ID1]-[.IC1]))^2" office:value-type="float" office:value="0.000117482541044683" calcext:value-type="float">
            <text:p>0.000117482541045</text:p>
          </table:table-cell>
          <table:table-cell table:formula="of:=0.5*[.IE12]*(([.IE6]-[.ID6])/([.IE1]-[.ID1]))^2" office:value-type="float" office:value="0.000217021309506289" calcext:value-type="float">
            <text:p>0.000217021309506</text:p>
          </table:table-cell>
          <table:table-cell table:formula="of:=0.5*[.IF12]*(([.IF6]-[.IE6])/([.IF1]-[.IE1]))^2" office:value-type="float" office:value="0.000000111654191040907" calcext:value-type="float">
            <text:p>1.11654191040907E-07</text:p>
          </table:table-cell>
          <table:table-cell table:formula="of:=0.5*[.IG12]*(([.IG6]-[.IF6])/([.IG1]-[.IF1]))^2" office:value-type="float" office:value="0.000131467277717837" calcext:value-type="float">
            <text:p>0.000131467277718</text:p>
          </table:table-cell>
          <table:table-cell table:formula="of:=0.5*[.IH12]*(([.IH6]-[.IG6])/([.IH1]-[.IG1]))^2" office:value-type="float" office:value="0.00000959604735282069" calcext:value-type="float">
            <text:p>9.59604735282069E-06</text:p>
          </table:table-cell>
          <table:table-cell table:formula="of:=0.5*[.II12]*(([.II6]-[.IH6])/([.II1]-[.IH1]))^2" office:value-type="float" office:value="0.00027572943641557" calcext:value-type="float">
            <text:p>0.000275729436416</text:p>
          </table:table-cell>
          <table:table-cell table:formula="of:=0.5*[.IJ12]*(([.IJ6]-[.II6])/([.IJ1]-[.II1]))^2" office:value-type="float" office:value="0.0000466503371979211" calcext:value-type="float">
            <text:p>4.66503371979211E-05</text:p>
          </table:table-cell>
          <table:table-cell table:formula="of:=0.5*[.IK12]*(([.IK6]-[.IJ6])/([.IK1]-[.IJ1]))^2" office:value-type="float" office:value="0.000054334642638028" calcext:value-type="float">
            <text:p>5.4334642638028E-05</text:p>
          </table:table-cell>
          <table:table-cell table:formula="of:=0.5*[.IL12]*(([.IL6]-[.IK6])/([.IL1]-[.IK1]))^2" office:value-type="float" office:value="0.00000474381337769753" calcext:value-type="float">
            <text:p>4.74381337769753E-06</text:p>
          </table:table-cell>
          <table:table-cell table:formula="of:=0.5*[.IM12]*(([.IM6]-[.IL6])/([.IM1]-[.IL1]))^2" office:value-type="float" office:value="0.000000806170896938125" calcext:value-type="float">
            <text:p>8.06170896938125E-07</text:p>
          </table:table-cell>
          <table:table-cell table:formula="of:=0.5*[.IN12]*(([.IN6]-[.IM6])/([.IN1]-[.IM1]))^2" office:value-type="float" office:value="0.00000688852418911385" calcext:value-type="float">
            <text:p>6.88852418911385E-06</text:p>
          </table:table-cell>
          <table:table-cell table:formula="of:=0.5*[.IO12]*(([.IO6]-[.IN6])/([.IO1]-[.IN1]))^2" office:value-type="float" office:value="0.00000885026466753025" calcext:value-type="float">
            <text:p>8.85026466753025E-06</text:p>
          </table:table-cell>
          <table:table-cell table:formula="of:=0.5*[.IP12]*(([.IP6]-[.IO6])/([.IP1]-[.IO1]))^2" office:value-type="float" office:value="0.000000000309396736668418" calcext:value-type="float">
            <text:p>3.09396736668418E-10</text:p>
          </table:table-cell>
          <table:table-cell table:formula="of:=0.5*[.IQ12]*(([.IQ6]-[.IP6])/([.IQ1]-[.IP1]))^2" office:value-type="float" office:value="0.00000500054469354291" calcext:value-type="float">
            <text:p>5.00054469354291E-06</text:p>
          </table:table-cell>
          <table:table-cell table:formula="of:=0.5*[.IR12]*(([.IR6]-[.IQ6])/([.IR1]-[.IQ1]))^2" office:value-type="float" office:value="0.000000442093189935339" calcext:value-type="float">
            <text:p>4.42093189935339E-07</text:p>
          </table:table-cell>
          <table:table-cell table:formula="of:=0.5*[.IS12]*(([.IS6]-[.IR6])/([.IS1]-[.IR1]))^2" office:value-type="float" office:value="0.000000111952739158974" calcext:value-type="float">
            <text:p>1.11952739158974E-07</text:p>
          </table:table-cell>
          <table:table-cell table:formula="of:=0.5*[.IT12]*(([.IT6]-[.IS6])/([.IT1]-[.IS1]))^2" office:value-type="float" office:value="0.00000504443667606096" calcext:value-type="float">
            <text:p>5.04443667606096E-06</text:p>
          </table:table-cell>
          <table:table-cell table:formula="of:=0.5*[.IU12]*(([.IU6]-[.IT6])/([.IU1]-[.IT1]))^2" office:value-type="float" office:value="0.000000196950550049906" calcext:value-type="float">
            <text:p>1.96950550049906E-07</text:p>
          </table:table-cell>
          <table:table-cell table:formula="of:=0.5*[.IV12]*(([.IV6]-[.IU6])/([.IV1]-[.IU1]))^2" office:value-type="float" office:value="0.000000516511521330113" calcext:value-type="float">
            <text:p>5.16511521330113E-07</text:p>
          </table:table-cell>
          <table:table-cell table:formula="of:=0.5*[.IW12]*(([.IW6]-[.IV6])/([.IW1]-[.IV1]))^2" office:value-type="float" office:value="0.00000467245610521009" calcext:value-type="float">
            <text:p>4.67245610521009E-06</text:p>
          </table:table-cell>
          <table:table-cell table:formula="of:=0.5*[.IX12]*(([.IX6]-[.IW6])/([.IX1]-[.IW1]))^2" office:value-type="float" office:value="0.000000645893921189551" calcext:value-type="float">
            <text:p>6.45893921189551E-07</text:p>
          </table:table-cell>
          <table:table-cell table:formula="of:=0.5*[.IY12]*(([.IY6]-[.IX6])/([.IY1]-[.IX1]))^2" office:value-type="float" office:value="0.0000020700515165924" calcext:value-type="float">
            <text:p>2.0700515165924E-06</text:p>
          </table:table-cell>
          <table:table-cell table:formula="of:=0.5*[.IZ12]*(([.IZ6]-[.IY6])/([.IZ1]-[.IY1]))^2" office:value-type="float" office:value="0.00000000131927745739312" calcext:value-type="float">
            <text:p>1.31927745739312E-09</text:p>
          </table:table-cell>
          <table:table-cell table:formula="of:=0.5*[.JA12]*(([.JA6]-[.IZ6])/([.JA1]-[.IZ1]))^2" office:value-type="float" office:value="0.000000312035477463687" calcext:value-type="float">
            <text:p>3.12035477463687E-07</text:p>
          </table:table-cell>
          <table:table-cell table:formula="of:=0.5*[.JB12]*(([.JB6]-[.JA6])/([.JB1]-[.JA1]))^2" office:value-type="float" office:value="0.000000124527146604397" calcext:value-type="float">
            <text:p>1.24527146604397E-07</text:p>
          </table:table-cell>
          <table:table-cell table:formula="of:=0.5*[.JC12]*(([.JC6]-[.JB6])/([.JC1]-[.JB1]))^2" office:value-type="float" office:value="0.000000341921177009205" calcext:value-type="float">
            <text:p>3.41921177009205E-07</text:p>
          </table:table-cell>
          <table:table-cell table:formula="of:=0.5*[.JD12]*(([.JD6]-[.JC6])/([.JD1]-[.JC1]))^2" office:value-type="float" office:value="0.000000137856676079607" calcext:value-type="float">
            <text:p>1.37856676079607E-07</text:p>
          </table:table-cell>
          <table:table-cell table:formula="of:=0.5*[.JE12]*(([.JE6]-[.JD6])/([.JE1]-[.JD1]))^2" office:value-type="float" office:value="0.000000291557930741337" calcext:value-type="float">
            <text:p>2.91557930741337E-07</text:p>
          </table:table-cell>
          <table:table-cell table:formula="of:=0.5*[.JF12]*(([.JF6]-[.JE6])/([.JF1]-[.JE1]))^2" office:value-type="float" office:value="0.000000258864097849346" calcext:value-type="float">
            <text:p>2.58864097849346E-07</text:p>
          </table:table-cell>
          <table:table-cell table:formula="of:=0.5*[.JG12]*(([.JG6]-[.JF6])/([.JG1]-[.JF1]))^2" office:value-type="float" office:value="0.000000316335648526535" calcext:value-type="float">
            <text:p>3.16335648526535E-07</text:p>
          </table:table-cell>
          <table:table-cell table:formula="of:=0.5*[.JH12]*(([.JH6]-[.JG6])/([.JH1]-[.JG1]))^2" office:value-type="float" office:value="0.000000131065935049309" calcext:value-type="float">
            <text:p>1.31065935049309E-07</text:p>
          </table:table-cell>
          <table:table-cell table:formula="of:=0.5*[.JI12]*(([.JI6]-[.JH6])/([.JI1]-[.JH1]))^2" office:value-type="float" office:value="0.000000000669232843706405" calcext:value-type="float">
            <text:p>6.69232843706405E-10</text:p>
          </table:table-cell>
          <table:table-cell table:formula="of:=0.5*[.JJ12]*(([.JJ6]-[.JI6])/([.JJ1]-[.JI1]))^2" office:value-type="float" office:value="0.0000014501940475302" calcext:value-type="float">
            <text:p>1.4501940475302E-06</text:p>
          </table:table-cell>
          <table:table-cell table:formula="of:=0.5*[.JK12]*(([.JK6]-[.JJ6])/([.JK1]-[.JJ1]))^2" office:value-type="float" office:value="0.000000301746112736834" calcext:value-type="float">
            <text:p>3.01746112736834E-07</text:p>
          </table:table-cell>
          <table:table-cell table:formula="of:=0.5*[.JL12]*(([.JL6]-[.JK6])/([.JL1]-[.JK1]))^2" office:value-type="float" office:value="0.0000000676991415498758" calcext:value-type="float">
            <text:p>6.76991415498758E-08</text:p>
          </table:table-cell>
          <table:table-cell table:formula="of:=0.5*[.JM12]*(([.JM6]-[.JL6])/([.JM1]-[.JL1]))^2" office:value-type="float" office:value="0.00000042550082060684" calcext:value-type="float">
            <text:p>4.2550082060684E-07</text:p>
          </table:table-cell>
          <table:table-cell table:formula="of:=0.5*[.JN12]*(([.JN6]-[.JM6])/([.JN1]-[.JM1]))^2" office:value-type="float" office:value="0.0000000504510274879208" calcext:value-type="float">
            <text:p>5.04510274879208E-08</text:p>
          </table:table-cell>
          <table:table-cell table:formula="of:=0.5*[.JO12]*(([.JO6]-[.JN6])/([.JO1]-[.JN1]))^2" office:value-type="float" office:value="0.00000415894654016466" calcext:value-type="float">
            <text:p>4.15894654016466E-06</text:p>
          </table:table-cell>
          <table:table-cell table:formula="of:=0.5*[.JP12]*(([.JP6]-[.JO6])/([.JP1]-[.JO1]))^2" office:value-type="float" office:value="0.000000039889304556211" calcext:value-type="float">
            <text:p>3.9889304556211E-08</text:p>
          </table:table-cell>
          <table:table-cell table:formula="of:=0.5*[.JQ12]*(([.JQ6]-[.JP6])/([.JQ1]-[.JP1]))^2" office:value-type="float" office:value="0.000000959448910446354" calcext:value-type="float">
            <text:p>9.59448910446354E-07</text:p>
          </table:table-cell>
          <table:table-cell table:formula="of:=0.5*[.JR12]*(([.JR6]-[.JQ6])/([.JR1]-[.JQ1]))^2" office:value-type="float" office:value="0.000000930923715440399" calcext:value-type="float">
            <text:p>9.30923715440399E-07</text:p>
          </table:table-cell>
          <table:table-cell table:formula="of:=0.5*[.JS12]*(([.JS6]-[.JR6])/([.JS1]-[.JR1]))^2" office:value-type="float" office:value="0.000000320702816191863" calcext:value-type="float">
            <text:p>3.20702816191863E-07</text:p>
          </table:table-cell>
          <table:table-cell table:formula="of:=0.5*[.JT12]*(([.JT6]-[.JS6])/([.JT1]-[.JS1]))^2" office:value-type="float" office:value="0.000000245211161362234" calcext:value-type="float">
            <text:p>2.45211161362234E-07</text:p>
          </table:table-cell>
          <table:table-cell table:formula="of:=0.5*[.JU12]*(([.JU6]-[.JT6])/([.JU1]-[.JT1]))^2" office:value-type="float" office:value="0.00000000562278895475829" calcext:value-type="float">
            <text:p>5.62278895475829E-09</text:p>
          </table:table-cell>
          <table:table-cell table:formula="of:=0.5*[.JV12]*(([.JV6]-[.JU6])/([.JV1]-[.JU1]))^2" office:value-type="float" office:value="0.000000178921584658659" calcext:value-type="float">
            <text:p>1.78921584658659E-07</text:p>
          </table:table-cell>
          <table:table-cell table:formula="of:=0.5*[.JW12]*(([.JW6]-[.JV6])/([.JW1]-[.JV1]))^2" office:value-type="float" office:value="0.0000000336729262781797" calcext:value-type="float">
            <text:p>3.36729262781797E-08</text:p>
          </table:table-cell>
          <table:table-cell table:formula="of:=0.5*[.JX12]*(([.JX6]-[.JW6])/([.JX1]-[.JW1]))^2" office:value-type="float" office:value="0.000000444033844028263" calcext:value-type="float">
            <text:p>4.44033844028263E-07</text:p>
          </table:table-cell>
          <table:table-cell table:formula="of:=0.5*[.JY12]*(([.JY6]-[.JX6])/([.JY1]-[.JX1]))^2" office:value-type="float" office:value="0.000000583282650521346" calcext:value-type="float">
            <text:p>5.83282650521346E-07</text:p>
          </table:table-cell>
          <table:table-cell table:formula="of:=0.5*[.JZ12]*(([.JZ6]-[.JY6])/([.JZ1]-[.JY1]))^2" office:value-type="float" office:value="0.000000105865862220488" calcext:value-type="float">
            <text:p>1.05865862220488E-07</text:p>
          </table:table-cell>
          <table:table-cell table:formula="of:=0.5*[.KA12]*(([.KA6]-[.JZ6])/([.KA1]-[.JZ1]))^2" office:value-type="float" office:value="0.0000000428809178920722" calcext:value-type="float">
            <text:p>4.28809178920722E-08</text:p>
          </table:table-cell>
          <table:table-cell table:formula="of:=0.5*[.KB12]*(([.KB6]-[.KA6])/([.KB1]-[.KA1]))^2" office:value-type="float" office:value="0.000000147244234877352" calcext:value-type="float">
            <text:p>1.47244234877352E-07</text:p>
          </table:table-cell>
          <table:table-cell table:formula="of:=0.5*[.KC12]*(([.KC6]-[.KB6])/([.KC1]-[.KB1]))^2" office:value-type="float" office:value="0.000000079618217511004" calcext:value-type="float">
            <text:p>7.9618217511004E-08</text:p>
          </table:table-cell>
          <table:table-cell table:formula="of:=0.5*[.KD12]*(([.KD6]-[.KC6])/([.KD1]-[.KC1]))^2" office:value-type="float" office:value="0.000000165360592266412" calcext:value-type="float">
            <text:p>1.65360592266412E-07</text:p>
          </table:table-cell>
          <table:table-cell table:formula="of:=0.5*[.KE12]*(([.KE6]-[.KD6])/([.KE1]-[.KD1]))^2" office:value-type="float" office:value="0.000000187924241974672" calcext:value-type="float">
            <text:p>1.87924241974672E-07</text:p>
          </table:table-cell>
          <table:table-cell table:formula="of:=0.5*[.KF12]*(([.KF6]-[.KE6])/([.KF1]-[.KE1]))^2" office:value-type="float" office:value="0.0000000379538270772861" calcext:value-type="float">
            <text:p>3.79538270772861E-08</text:p>
          </table:table-cell>
          <table:table-cell table:formula="of:=0.5*[.KG12]*(([.KG6]-[.KF6])/([.KG1]-[.KF1]))^2" office:value-type="float" office:value="0.00000013941167809001" calcext:value-type="float">
            <text:p>1.3941167809001E-07</text:p>
          </table:table-cell>
          <table:table-cell table:formula="of:=0.5*[.KH12]*(([.KH6]-[.KG6])/([.KH1]-[.KG1]))^2" office:value-type="float" office:value="0.0000000000444219568295412" calcext:value-type="float">
            <text:p>4.44219568295412E-11</text:p>
          </table:table-cell>
          <table:table-cell table:formula="of:=0.5*[.KI12]*(([.KI6]-[.KH6])/([.KI1]-[.KH1]))^2" office:value-type="float" office:value="0.000000254313249518764" calcext:value-type="float">
            <text:p>2.54313249518764E-07</text:p>
          </table:table-cell>
          <table:table-cell table:formula="of:=0.5*[.KJ12]*(([.KJ6]-[.KI6])/([.KJ1]-[.KI1]))^2" office:value-type="float" office:value="0.0000000108499943765081" calcext:value-type="float">
            <text:p>1.08499943765081E-08</text:p>
          </table:table-cell>
          <table:table-cell table:formula="of:=0.5*[.KK12]*(([.KK6]-[.KJ6])/([.KK1]-[.KJ1]))^2" office:value-type="float" office:value="0.0000000626896516412396" calcext:value-type="float">
            <text:p>6.26896516412396E-08</text:p>
          </table:table-cell>
          <table:table-cell table:formula="of:=0.5*[.KL12]*(([.KL6]-[.KK6])/([.KL1]-[.KK1]))^2" office:value-type="float" office:value="0.000000035093801847133" calcext:value-type="float">
            <text:p>3.5093801847133E-08</text:p>
          </table:table-cell>
          <table:table-cell table:formula="of:=0.5*[.KM12]*(([.KM6]-[.KL6])/([.KM1]-[.KL1]))^2" office:value-type="float" office:value="0.000000492651243643729" calcext:value-type="float">
            <text:p>4.92651243643729E-07</text:p>
          </table:table-cell>
          <table:table-cell table:formula="of:=0.5*[.KN12]*(([.KN6]-[.KM6])/([.KN1]-[.KM1]))^2" office:value-type="float" office:value="0.000000861650734892759" calcext:value-type="float">
            <text:p>8.61650734892759E-07</text:p>
          </table:table-cell>
          <table:table-cell table:formula="of:=0.5*[.KO12]*(([.KO6]-[.KN6])/([.KO1]-[.KN1]))^2" office:value-type="float" office:value="0.00000000299167659011411" calcext:value-type="float">
            <text:p>2.99167659011411E-09</text:p>
          </table:table-cell>
          <table:table-cell table:formula="of:=0.5*[.KP12]*(([.KP6]-[.KO6])/([.KP1]-[.KO1]))^2" office:value-type="float" office:value="0.000000419548203879343" calcext:value-type="float">
            <text:p>4.19548203879343E-07</text:p>
          </table:table-cell>
          <table:table-cell table:formula="of:=0.5*[.KQ12]*(([.KQ6]-[.KP6])/([.KQ1]-[.KP1]))^2" office:value-type="float" office:value="0.000000259247665582538" calcext:value-type="float">
            <text:p>2.59247665582538E-07</text:p>
          </table:table-cell>
          <table:table-cell table:formula="of:=0.5*[.KR12]*(([.KR6]-[.KQ6])/([.KR1]-[.KQ1]))^2" office:value-type="float" office:value="0.00000021892510805218" calcext:value-type="float">
            <text:p>2.1892510805218E-07</text:p>
          </table:table-cell>
          <table:table-cell table:formula="of:=0.5*[.KS12]*(([.KS6]-[.KR6])/([.KS1]-[.KR1]))^2" office:value-type="float" office:value="0.000002025076094661" calcext:value-type="float">
            <text:p>2.025076094661E-06</text:p>
          </table:table-cell>
          <table:table-cell table:formula="of:=0.5*[.KT12]*(([.KT6]-[.KS6])/([.KT1]-[.KS1]))^2" office:value-type="float" office:value="0.00000246854795854345" calcext:value-type="float">
            <text:p>2.46854795854345E-06</text:p>
          </table:table-cell>
          <table:table-cell table:formula="of:=0.5*[.KU12]*(([.KU6]-[.KT6])/([.KU1]-[.KT1]))^2" office:value-type="float" office:value="0.00000000111200563191411" calcext:value-type="float">
            <text:p>1.11200563191411E-09</text:p>
          </table:table-cell>
          <table:table-cell table:formula="of:=0.5*[.KV12]*(([.KV6]-[.KU6])/([.KV1]-[.KU1]))^2" office:value-type="float" office:value="0.00000118411131787517" calcext:value-type="float">
            <text:p>1.18411131787517E-06</text:p>
          </table:table-cell>
          <table:table-cell table:formula="of:=0.5*[.KW12]*(([.KW6]-[.KV6])/([.KW1]-[.KV1]))^2" office:value-type="float" office:value="0.000000272565085829629" calcext:value-type="float">
            <text:p>2.72565085829629E-07</text:p>
          </table:table-cell>
          <table:table-cell table:formula="of:=0.5*[.KX12]*(([.KX6]-[.KW6])/([.KX1]-[.KW1]))^2" office:value-type="float" office:value="0.0000015640461602548" calcext:value-type="float">
            <text:p>1.5640461602548E-06</text:p>
          </table:table-cell>
          <table:table-cell table:formula="of:=0.5*[.KY12]*(([.KY6]-[.KX6])/([.KY1]-[.KX1]))^2" office:value-type="float" office:value="0.000000255887235040392" calcext:value-type="float">
            <text:p>2.55887235040392E-07</text:p>
          </table:table-cell>
          <table:table-cell table:formula="of:=0.5*[.KZ12]*(([.KZ6]-[.KY6])/([.KZ1]-[.KY1]))^2" office:value-type="float" office:value="0.00000042076976632413" calcext:value-type="float">
            <text:p>4.2076976632413E-07</text:p>
          </table:table-cell>
          <table:table-cell table:formula="of:=0.5*[.LA12]*(([.LA6]-[.KZ6])/([.LA1]-[.KZ1]))^2" office:value-type="float" office:value="0.000000045275692981676" calcext:value-type="float">
            <text:p>4.5275692981676E-08</text:p>
          </table:table-cell>
          <table:table-cell table:formula="of:=0.5*[.LB12]*(([.LB6]-[.LA6])/([.LB1]-[.LA1]))^2" office:value-type="float" office:value="0.00000000405852898385898" calcext:value-type="float">
            <text:p>4.05852898385898E-09</text:p>
          </table:table-cell>
          <table:table-cell table:formula="of:=0.5*[.LC12]*(([.LC6]-[.LB6])/([.LC1]-[.LB1]))^2" office:value-type="float" office:value="0.000000310169338768616" calcext:value-type="float">
            <text:p>3.10169338768616E-07</text:p>
          </table:table-cell>
          <table:table-cell table:formula="of:=0.5*[.LD12]*(([.LD6]-[.LC6])/([.LD1]-[.LC1]))^2" office:value-type="float" office:value="0.00000131806810644834" calcext:value-type="float">
            <text:p>1.31806810644834E-06</text:p>
          </table:table-cell>
          <table:table-cell table:formula="of:=0.5*[.LE12]*(([.LE6]-[.LD6])/([.LE1]-[.LD1]))^2" office:value-type="float" office:value="0.0000000766134379195783" calcext:value-type="float">
            <text:p>7.66134379195783E-08</text:p>
          </table:table-cell>
          <table:table-cell table:formula="of:=0.5*[.LF12]*(([.LF6]-[.LE6])/([.LF1]-[.LE1]))^2" office:value-type="float" office:value="0.0000000153953121808682" calcext:value-type="float">
            <text:p>1.53953121808682E-08</text:p>
          </table:table-cell>
          <table:table-cell table:formula="of:=0.5*[.LG12]*(([.LG6]-[.LF6])/([.LG1]-[.LF1]))^2" office:value-type="float" office:value="0.0000000680141656582799" calcext:value-type="float">
            <text:p>6.80141656582799E-08</text:p>
          </table:table-cell>
          <table:table-cell table:formula="of:=0.5*[.LH12]*(([.LH6]-[.LG6])/([.LH1]-[.LG1]))^2" office:value-type="float" office:value="0.00000000069318741282447" calcext:value-type="float">
            <text:p>6.9318741282447E-10</text:p>
          </table:table-cell>
          <table:table-cell table:formula="of:=0.5*[.LI12]*(([.LI6]-[.LH6])/([.LI1]-[.LH1]))^2" office:value-type="float" office:value="0.000000113299172066225" calcext:value-type="float">
            <text:p>1.13299172066225E-07</text:p>
          </table:table-cell>
          <table:table-cell table:formula="of:=0.5*[.LJ12]*(([.LJ6]-[.LI6])/([.LJ1]-[.LI1]))^2" office:value-type="float" office:value="0.000000378394957196544" calcext:value-type="float">
            <text:p>3.78394957196544E-07</text:p>
          </table:table-cell>
          <table:table-cell table:formula="of:=0.5*[.LK12]*(([.LK6]-[.LJ6])/([.LK1]-[.LJ1]))^2" office:value-type="float" office:value="0.000000047394219343337" calcext:value-type="float">
            <text:p>4.7394219343337E-08</text:p>
          </table:table-cell>
          <table:table-cell table:formula="of:=0.5*[.LL12]*(([.LL6]-[.LK6])/([.LL1]-[.LK1]))^2" office:value-type="float" office:value="0.0000000484421454925891" calcext:value-type="float">
            <text:p>4.84421454925891E-08</text:p>
          </table:table-cell>
          <table:table-cell table:formula="of:=0.5*[.LM12]*(([.LM6]-[.LL6])/([.LM1]-[.LL1]))^2" office:value-type="float" office:value="0.000000075946247492615" calcext:value-type="float">
            <text:p>7.5946247492615E-08</text:p>
          </table:table-cell>
          <table:table-cell table:formula="of:=0.5*[.LN12]*(([.LN6]-[.LM6])/([.LN1]-[.LM1]))^2" office:value-type="float" office:value="0.000000647138834371517" calcext:value-type="float">
            <text:p>6.47138834371517E-07</text:p>
          </table:table-cell>
          <table:table-cell table:formula="of:=0.5*[.LO12]*(([.LO6]-[.LN6])/([.LO1]-[.LN1]))^2" office:value-type="float" office:value="0.0000000176661097571859" calcext:value-type="float">
            <text:p>1.76661097571859E-08</text:p>
          </table:table-cell>
          <table:table-cell table:formula="of:=0.5*[.LP12]*(([.LP6]-[.LO6])/([.LP1]-[.LO1]))^2" office:value-type="float" office:value="0.0000000982105550392358" calcext:value-type="float">
            <text:p>9.82105550392358E-08</text:p>
          </table:table-cell>
          <table:table-cell table:formula="of:=0.5*[.LQ12]*(([.LQ6]-[.LP6])/([.LQ1]-[.LP1]))^2" office:value-type="float" office:value="0.000000310287178202148" calcext:value-type="float">
            <text:p>3.10287178202148E-07</text:p>
          </table:table-cell>
          <table:table-cell table:formula="of:=0.5*[.LR12]*(([.LR6]-[.LQ6])/([.LR1]-[.LQ1]))^2" office:value-type="float" office:value="0.000000314748705493194" calcext:value-type="float">
            <text:p>3.14748705493194E-07</text:p>
          </table:table-cell>
          <table:table-cell table:formula="of:=0.5*[.LS12]*(([.LS6]-[.LR6])/([.LS1]-[.LR1]))^2" office:value-type="float" office:value="0.0000000608730478916267" calcext:value-type="float">
            <text:p>6.08730478916267E-08</text:p>
          </table:table-cell>
          <table:table-cell table:formula="of:=0.5*[.LT12]*(([.LT6]-[.LS6])/([.LT1]-[.LS1]))^2" office:value-type="float" office:value="0.00000000502456035776612" calcext:value-type="float">
            <text:p>5.02456035776612E-09</text:p>
          </table:table-cell>
          <table:table-cell table:formula="of:=0.5*[.LU12]*(([.LU6]-[.LT6])/([.LU1]-[.LT1]))^2" office:value-type="float" office:value="0.0000000354990833526869" calcext:value-type="float">
            <text:p>3.54990833526869E-08</text:p>
          </table:table-cell>
          <table:table-cell table:formula="of:=0.5*[.LV12]*(([.LV6]-[.LU6])/([.LV1]-[.LU1]))^2" office:value-type="float" office:value="0.000000138292301490109" calcext:value-type="float">
            <text:p>1.38292301490109E-07</text:p>
          </table:table-cell>
          <table:table-cell table:formula="of:=0.5*[.LW12]*(([.LW6]-[.LV6])/([.LW1]-[.LV1]))^2" office:value-type="float" office:value="0.000000023613374134214" calcext:value-type="float">
            <text:p>2.3613374134214E-08</text:p>
          </table:table-cell>
          <table:table-cell table:formula="of:=0.5*[.LX12]*(([.LX6]-[.LW6])/([.LX1]-[.LW1]))^2" office:value-type="float" office:value="0.000243384258896179" calcext:value-type="float">
            <text:p>0.000243384258896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LW13])" office:value-type="float" office:value="5.76646034451447" calcext:value-type="float">
            <text:p>5.76646034451447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LW14])" office:value-type="float" office:value="1.45382783469369" calcext:value-type="float">
            <text:p>1.45382783469369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7.22028817920815" calcext:value-type="float">
            <text:p>7.22028817920815</text:p>
          </table:table-cell>
          <table:table-cell table:formula="of:=[.B17]+[.C9]" office:value-type="float" office:value="14.5819521027232" calcext:value-type="float">
            <text:p>14.5819521027232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16:27:42.0911936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2T16:29:59.013531442</dc:date>
    <meta:editing-duration>PT2M46S</meta:editing-duration>
    <meta:editing-cycles>2</meta:editing-cycles>
    <meta:generator>LibreOffice/6.4.7.2$Linux_X86_64 LibreOffice_project/40$Build-2</meta:generator>
    <meta:document-statistic meta:table-count="1" meta:cell-count="522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9cm" svg:height="9.005cm" xlink:href=".." xlink:type="simple" chart:class="chart:scatter" chart:style-name="ch1">
        <chart:legend chart:legend-position="end" svg:x="12.704cm" svg:y="3.954cm" style:legend-expansion="high" chart:style-name="ch2"/>
        <chart:plot-area chart:style-name="ch3" table:cell-range-address="flatDgait13.A1:flatDgait13.LW1 flatDgait13.A6:flatDgait13.LW6 flatDgait13.A8:flatDgait13.LW8" chart:data-source-has-labels="both" svg:x="0.319cm" svg:y="0.18cm" svg:width="12.066cm" svg:height="8.645cm">
          <chartooo:coordinate-region svg:x="1.337cm" svg:y="0.379cm" svg:width="10.861cm" svg:height="8.247cm"/>
          <chart:axis chart:dimension="x" chart:name="primary-x" chart:style-name="ch4" chartooo:axis-type="auto">
            <chart:categories table:cell-range-address="flatDgait13.B1:flatDgait13.L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latDgait13.B6:flatDgait13.LW6" chart:label-cell-address="flatDgait13.A6:flatDgait13.A6" chart:class="chart:scatter">
            <chart:domain table:cell-range-address="flatDgait13.B1:flatDgait13.LW1"/>
            <chart:data-point chart:repeated="334"/>
          </chart:series>
          <chart:series chart:style-name="ch7" chart:values-cell-range-address="flatDgait13.B8:flatDgait13.LW8" chart:label-cell-address="flatDgait13.A8:flatDgait13.A8" chart:class="chart:scatter">
            <chart:data-point chart:repeated="33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34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latDgait13.B1:flatDgait13.LW1</svg:desc>
                </draw:g>
              </table:table-cell>
              <table:table-cell office:value-type="float" office:value="0.0333571434020996">
                <text:p>0.0333571434020996</text:p>
              </table:table-cell>
              <table:table-cell office:value-type="float" office:value="0.0667142868041992">
                <text:p>0.0667142868041992</text:p>
              </table:table-cell>
              <table:table-cell office:value-type="float" office:value="0.133429050445557">
                <text:p>0.133429050445557</text:p>
              </table:table-cell>
              <table:table-cell office:value-type="float" office:value="0.200143575668335">
                <text:p>0.200143575668335</text:p>
              </table:table-cell>
              <table:table-cell office:value-type="float" office:value="0.233500719070435">
                <text:p>0.233500719070435</text:p>
              </table:table-cell>
              <table:table-cell office:value-type="float" office:value="0.266858100891113">
                <text:p>0.266858100891113</text:p>
              </table:table-cell>
              <table:table-cell office:value-type="float" office:value="0.333572626113892">
                <text:p>0.333572626113892</text:p>
              </table:table-cell>
              <table:table-cell office:value-type="float" office:value="0.36693000793457">
                <text:p>0.36693000793457</text:p>
              </table:table-cell>
              <table:table-cell office:value-type="float" office:value="0.40028715133667">
                <text:p>0.40028715133667</text:p>
              </table:table-cell>
              <table:table-cell office:value-type="float" office:value="0.467001676559448">
                <text:p>0.467001676559448</text:p>
              </table:table-cell>
              <table:table-cell office:value-type="float" office:value="0.500358819961548">
                <text:p>0.500358819961548</text:p>
              </table:table-cell>
              <table:table-cell office:value-type="float" office:value="0.533716201782227">
                <text:p>0.533716201782227</text:p>
              </table:table-cell>
              <table:table-cell office:value-type="float" office:value="0.567073583602905">
                <text:p>0.567073583602905</text:p>
              </table:table-cell>
              <table:table-cell office:value-type="float" office:value="0.633787870407105">
                <text:p>0.633787870407105</text:p>
              </table:table-cell>
              <table:table-cell office:value-type="float" office:value="0.667145252227783">
                <text:p>0.667145252227783</text:p>
              </table:table-cell>
              <table:table-cell office:value-type="float" office:value="0.700502395629883">
                <text:p>0.700502395629883</text:p>
              </table:table-cell>
              <table:table-cell office:value-type="float" office:value="0.733859539031982">
                <text:p>0.733859539031982</text:p>
              </table:table-cell>
              <table:table-cell office:value-type="float" office:value="0.80057430267334">
                <text:p>0.80057430267334</text:p>
              </table:table-cell>
              <table:table-cell office:value-type="float" office:value="0.833931446075439">
                <text:p>0.833931446075439</text:p>
              </table:table-cell>
              <table:table-cell office:value-type="float" office:value="0.867288827896118">
                <text:p>0.867288827896118</text:p>
              </table:table-cell>
              <table:table-cell office:value-type="float" office:value="0.934003114700317">
                <text:p>0.934003114700317</text:p>
              </table:table-cell>
              <table:table-cell office:value-type="float" office:value="0.967360734939575">
                <text:p>0.967360734939575</text:p>
              </table:table-cell>
              <table:table-cell office:value-type="float" office:value="1.03407502174377">
                <text:p>1.03407502174377</text:p>
              </table:table-cell>
              <table:table-cell office:value-type="float" office:value="1.06743240356445">
                <text:p>1.06743240356445</text:p>
              </table:table-cell>
              <table:table-cell office:value-type="float" office:value="1.13414669036865">
                <text:p>1.13414669036865</text:p>
              </table:table-cell>
              <table:table-cell office:value-type="float" office:value="1.16750383377075">
                <text:p>1.16750383377075</text:p>
              </table:table-cell>
              <table:table-cell office:value-type="float" office:value="1.20086097717285">
                <text:p>1.20086097717285</text:p>
              </table:table-cell>
              <table:table-cell office:value-type="float" office:value="1.26757478713989">
                <text:p>1.26757478713989</text:p>
              </table:table-cell>
              <table:table-cell office:value-type="float" office:value="1.30093169212341">
                <text:p>1.30093169212341</text:p>
              </table:table-cell>
              <table:table-cell office:value-type="float" office:value="1.33428859710693">
                <text:p>1.33428859710693</text:p>
              </table:table-cell>
              <table:table-cell office:value-type="float" office:value="1.36764526367188">
                <text:p>1.36764526367188</text:p>
              </table:table-cell>
              <table:table-cell office:value-type="float" office:value="1.4010021686554">
                <text:p>1.4010021686554</text:p>
              </table:table-cell>
              <table:table-cell office:value-type="float" office:value="1.43435907363892">
                <text:p>1.43435907363892</text:p>
              </table:table-cell>
              <table:table-cell office:value-type="float" office:value="1.50107312202454">
                <text:p>1.50107312202454</text:p>
              </table:table-cell>
              <table:table-cell office:value-type="float" office:value="1.53442978858948">
                <text:p>1.53442978858948</text:p>
              </table:table-cell>
              <table:table-cell office:value-type="float" office:value="1.60114359855652">
                <text:p>1.60114359855652</text:p>
              </table:table-cell>
              <table:table-cell office:value-type="float" office:value="1.63450026512146">
                <text:p>1.63450026512146</text:p>
              </table:table-cell>
              <table:table-cell office:value-type="float" office:value="1.7012140750885">
                <text:p>1.7012140750885</text:p>
              </table:table-cell>
              <table:table-cell office:value-type="float" office:value="1.73457074165344">
                <text:p>1.73457074165344</text:p>
              </table:table-cell>
              <table:table-cell office:value-type="float" office:value="1.76792764663696">
                <text:p>1.76792764663696</text:p>
              </table:table-cell>
              <table:table-cell office:value-type="float" office:value="1.834641456604">
                <text:p>1.834641456604</text:p>
              </table:table-cell>
              <table:table-cell office:value-type="float" office:value="1.86799836158752">
                <text:p>1.86799836158752</text:p>
              </table:table-cell>
              <table:table-cell office:value-type="float" office:value="1.90135502815247">
                <text:p>1.90135502815247</text:p>
              </table:table-cell>
              <table:table-cell office:value-type="float" office:value="1.96806859970093">
                <text:p>1.96806859970093</text:p>
              </table:table-cell>
              <table:table-cell office:value-type="float" office:value="2.03478217124939">
                <text:p>2.03478217124939</text:p>
              </table:table-cell>
              <table:table-cell office:value-type="float" office:value="2.10149598121643">
                <text:p>2.10149598121643</text:p>
              </table:table-cell>
              <table:table-cell office:value-type="float" office:value="2.16820955276489">
                <text:p>2.16820955276489</text:p>
              </table:table-cell>
              <table:table-cell office:value-type="float" office:value="2.2015688419342">
                <text:p>2.2015688419342</text:p>
              </table:table-cell>
              <table:table-cell office:value-type="float" office:value="2.23492836952209">
                <text:p>2.23492836952209</text:p>
              </table:table-cell>
              <table:table-cell office:value-type="float" office:value="2.26828765869141">
                <text:p>2.26828765869141</text:p>
              </table:table-cell>
              <table:table-cell office:value-type="float" office:value="2.33500647544861">
                <text:p>2.33500647544861</text:p>
              </table:table-cell>
              <table:table-cell office:value-type="float" office:value="2.40172505378723">
                <text:p>2.40172505378723</text:p>
              </table:table-cell>
              <table:table-cell office:value-type="float" office:value="2.46844410896301">
                <text:p>2.46844410896301</text:p>
              </table:table-cell>
              <table:table-cell office:value-type="float" office:value="2.50180339813232">
                <text:p>2.50180339813232</text:p>
              </table:table-cell>
              <table:table-cell office:value-type="float" office:value="2.53516316413879">
                <text:p>2.53516316413879</text:p>
              </table:table-cell>
              <table:table-cell office:value-type="float" office:value="2.56852245330811">
                <text:p>2.56852245330811</text:p>
              </table:table-cell>
              <table:table-cell office:value-type="float" office:value="2.60188221931458">
                <text:p>2.60188221931458</text:p>
              </table:table-cell>
              <table:table-cell office:value-type="float" office:value="2.63524150848389">
                <text:p>2.63524150848389</text:p>
              </table:table-cell>
              <table:table-cell office:value-type="float" office:value="2.70196080207825">
                <text:p>2.70196080207825</text:p>
              </table:table-cell>
              <table:table-cell office:value-type="float" office:value="2.73532032966614">
                <text:p>2.73532032966614</text:p>
              </table:table-cell>
              <table:table-cell office:value-type="float" office:value="2.76867961883545">
                <text:p>2.76867961883545</text:p>
              </table:table-cell>
              <table:table-cell office:value-type="float" office:value="2.80203938484192">
                <text:p>2.80203938484192</text:p>
              </table:table-cell>
              <table:table-cell office:value-type="float" office:value="2.86875867843628">
                <text:p>2.86875867843628</text:p>
              </table:table-cell>
              <table:table-cell office:value-type="float" office:value="2.90211820602417">
                <text:p>2.90211820602417</text:p>
              </table:table-cell>
              <table:table-cell office:value-type="float" office:value="2.96883773803711">
                <text:p>2.96883773803711</text:p>
              </table:table-cell>
              <table:table-cell office:value-type="float" office:value="3.03555703163147">
                <text:p>3.03555703163147</text:p>
              </table:table-cell>
              <table:table-cell office:value-type="float" office:value="3.10227632522583">
                <text:p>3.10227632522583</text:p>
              </table:table-cell>
              <table:table-cell office:value-type="float" office:value="3.16899585723877">
                <text:p>3.16899585723877</text:p>
              </table:table-cell>
              <table:table-cell office:value-type="float" office:value="3.23571014404297">
                <text:p>3.23571014404297</text:p>
              </table:table-cell>
              <table:table-cell office:value-type="float" office:value="3.26906776428223">
                <text:p>3.26906776428223</text:p>
              </table:table-cell>
              <table:table-cell office:value-type="float" office:value="3.33578205108643">
                <text:p>3.33578205108643</text:p>
              </table:table-cell>
              <table:table-cell office:value-type="float" office:value="3.56928253173828">
                <text:p>3.56928253173828</text:p>
              </table:table-cell>
              <table:table-cell office:value-type="float" office:value="3.63599681854248">
                <text:p>3.63599681854248</text:p>
              </table:table-cell>
              <table:table-cell office:value-type="float" office:value="3.70271110534668">
                <text:p>3.70271110534668</text:p>
              </table:table-cell>
              <table:table-cell office:value-type="float" office:value="4.46992778778076">
                <text:p>4.46992778778076</text:p>
              </table:table-cell>
              <table:table-cell office:value-type="float" office:value="4.87021589279175">
                <text:p>4.87021589279175</text:p>
              </table:table-cell>
              <table:table-cell office:value-type="float" office:value="4.93693041801453">
                <text:p>4.93693041801453</text:p>
              </table:table-cell>
              <table:table-cell office:value-type="float" office:value="5.17043161392212">
                <text:p>5.17043161392212</text:p>
              </table:table-cell>
              <table:table-cell office:value-type="float" office:value="5.2037889957428">
                <text:p>5.2037889957428</text:p>
              </table:table-cell>
              <table:table-cell office:value-type="float" office:value="5.27050375938416">
                <text:p>5.27050375938416</text:p>
              </table:table-cell>
              <table:table-cell office:value-type="float" office:value="5.37057566642761">
                <text:p>5.37057566642761</text:p>
              </table:table-cell>
              <table:table-cell office:value-type="float" office:value="5.43729066848755">
                <text:p>5.43729066848755</text:p>
              </table:table-cell>
              <table:table-cell office:value-type="float" office:value="5.47064805030823">
                <text:p>5.47064805030823</text:p>
              </table:table-cell>
              <table:table-cell office:value-type="float" office:value="5.50400543212891">
                <text:p>5.50400543212891</text:p>
              </table:table-cell>
              <table:table-cell office:value-type="float" office:value="5.57071995735168">
                <text:p>5.57071995735168</text:p>
              </table:table-cell>
              <table:table-cell office:value-type="float" office:value="5.60407733917236">
                <text:p>5.60407733917236</text:p>
              </table:table-cell>
              <table:table-cell office:value-type="float" office:value="5.63743495941162">
                <text:p>5.63743495941162</text:p>
              </table:table-cell>
              <table:table-cell office:value-type="float" office:value="5.70414972305298">
                <text:p>5.70414972305298</text:p>
              </table:table-cell>
              <table:table-cell office:value-type="float" office:value="5.73750710487366">
                <text:p>5.73750710487366</text:p>
              </table:table-cell>
              <table:table-cell office:value-type="float" office:value="5.80422186851501">
                <text:p>5.80422186851501</text:p>
              </table:table-cell>
              <table:table-cell office:value-type="float" office:value="5.83757948875427">
                <text:p>5.83757948875427</text:p>
              </table:table-cell>
              <table:table-cell office:value-type="float" office:value="5.87093687057495">
                <text:p>5.87093687057495</text:p>
              </table:table-cell>
              <table:table-cell office:value-type="float" office:value="5.90429425239563">
                <text:p>5.90429425239563</text:p>
              </table:table-cell>
              <table:table-cell office:value-type="float" office:value="5.93765163421631">
                <text:p>5.93765163421631</text:p>
              </table:table-cell>
              <table:table-cell office:value-type="float" office:value="6.00436639785767">
                <text:p>6.00436639785767</text:p>
              </table:table-cell>
              <table:table-cell office:value-type="float" office:value="6.03772401809692">
                <text:p>6.03772401809692</text:p>
              </table:table-cell>
              <table:table-cell office:value-type="float" office:value="6.10443878173828">
                <text:p>6.10443878173828</text:p>
              </table:table-cell>
              <table:table-cell office:value-type="float" office:value="6.40465259552002">
                <text:p>6.40465259552002</text:p>
              </table:table-cell>
              <table:table-cell office:value-type="float" office:value="6.47136640548706">
                <text:p>6.47136640548706</text:p>
              </table:table-cell>
              <table:table-cell office:value-type="float" office:value="6.90500640869141">
                <text:p>6.90500640869141</text:p>
              </table:table-cell>
              <table:table-cell office:value-type="float" office:value="6.97172021865845">
                <text:p>6.97172021865845</text:p>
              </table:table-cell>
              <table:table-cell office:value-type="float" office:value="7.00507688522339">
                <text:p>7.00507688522339</text:p>
              </table:table-cell>
              <table:table-cell office:value-type="float" office:value="7.4720733165741">
                <text:p>7.4720733165741</text:p>
              </table:table-cell>
              <table:table-cell office:value-type="float" office:value="7.50543022155762">
                <text:p>7.50543022155762</text:p>
              </table:table-cell>
              <table:table-cell office:value-type="float" office:value="7.53878712654114">
                <text:p>7.53878712654114</text:p>
              </table:table-cell>
              <table:table-cell office:value-type="float" office:value="7.57214379310608">
                <text:p>7.57214379310608</text:p>
              </table:table-cell>
              <table:table-cell office:value-type="float" office:value="7.63885760307312">
                <text:p>7.63885760307312</text:p>
              </table:table-cell>
              <table:table-cell office:value-type="float" office:value="7.67221426963806">
                <text:p>7.67221426963806</text:p>
              </table:table-cell>
              <table:table-cell office:value-type="float" office:value="7.7389280796051">
                <text:p>7.7389280796051</text:p>
              </table:table-cell>
              <table:table-cell office:value-type="float" office:value="7.77228498458862">
                <text:p>7.77228498458862</text:p>
              </table:table-cell>
              <table:table-cell office:value-type="float" office:value="7.83899855613709">
                <text:p>7.83899855613709</text:p>
              </table:table-cell>
              <table:table-cell office:value-type="float" office:value="7.87235546112061">
                <text:p>7.87235546112061</text:p>
              </table:table-cell>
              <table:table-cell office:value-type="float" office:value="7.93906903266907">
                <text:p>7.93906903266907</text:p>
              </table:table-cell>
              <table:table-cell office:value-type="float" office:value="8.00578284263611">
                <text:p>8.00578284263611</text:p>
              </table:table-cell>
              <table:table-cell office:value-type="float" office:value="8.03913950920105">
                <text:p>8.03913950920105</text:p>
              </table:table-cell>
              <table:table-cell office:value-type="float" office:value="8.10585308074951">
                <text:p>8.10585308074951</text:p>
              </table:table-cell>
              <table:table-cell office:value-type="float" office:value="8.20592451095581">
                <text:p>8.20592451095581</text:p>
              </table:table-cell>
              <table:table-cell office:value-type="float" office:value="8.23928236961365">
                <text:p>8.23928236961365</text:p>
              </table:table-cell>
              <table:table-cell office:value-type="float" office:value="8.30599808692932">
                <text:p>8.30599808692932</text:p>
              </table:table-cell>
              <table:table-cell office:value-type="float" office:value="8.372713804245">
                <text:p>8.372713804245</text:p>
              </table:table-cell>
              <table:table-cell office:value-type="float" office:value="8.43942999839783">
                <text:p>8.43942999839783</text:p>
              </table:table-cell>
              <table:table-cell office:value-type="float" office:value="8.57286167144775">
                <text:p>8.57286167144775</text:p>
              </table:table-cell>
              <table:table-cell office:value-type="float" office:value="8.60621953010559">
                <text:p>8.60621953010559</text:p>
              </table:table-cell>
              <table:table-cell office:value-type="float" office:value="8.70629358291626">
                <text:p>8.70629358291626</text:p>
              </table:table-cell>
              <table:table-cell office:value-type="float" office:value="10.3074367046356">
                <text:p>10.3074367046356</text:p>
              </table:table-cell>
              <table:table-cell office:value-type="float" office:value="10.3741517066956">
                <text:p>10.3741517066956</text:p>
              </table:table-cell>
              <table:table-cell office:value-type="float" office:value="10.4408662319183">
                <text:p>10.4408662319183</text:p>
              </table:table-cell>
              <table:table-cell office:value-type="float" office:value="10.474223613739">
                <text:p>10.474223613739</text:p>
              </table:table-cell>
              <table:table-cell office:value-type="float" office:value="10.5075807571411">
                <text:p>10.5075807571411</text:p>
              </table:table-cell>
              <table:table-cell office:value-type="float" office:value="10.5409383773804">
                <text:p>10.5409383773804</text:p>
              </table:table-cell>
              <table:table-cell office:value-type="float" office:value="10.6076529026031">
                <text:p>10.6076529026031</text:p>
              </table:table-cell>
              <table:table-cell office:value-type="float" office:value="10.6410102844238">
                <text:p>10.6410102844238</text:p>
              </table:table-cell>
              <table:table-cell office:value-type="float" office:value="10.6743676662445">
                <text:p>10.6743676662445</text:p>
              </table:table-cell>
              <table:table-cell office:value-type="float" office:value="10.7410821914673">
                <text:p>10.7410821914673</text:p>
              </table:table-cell>
              <table:table-cell office:value-type="float" office:value="10.774439573288">
                <text:p>10.774439573288</text:p>
              </table:table-cell>
              <table:table-cell office:value-type="float" office:value="10.8077969551086">
                <text:p>10.8077969551086</text:p>
              </table:table-cell>
              <table:table-cell office:value-type="float" office:value="10.8411543369293">
                <text:p>10.8411543369293</text:p>
              </table:table-cell>
              <table:table-cell office:value-type="float" office:value="10.8745114803314">
                <text:p>10.8745114803314</text:p>
              </table:table-cell>
              <table:table-cell office:value-type="float" office:value="10.9078688621521">
                <text:p>10.9078688621521</text:p>
              </table:table-cell>
              <table:table-cell office:value-type="float" office:value="10.9412262439728">
                <text:p>10.9412262439728</text:p>
              </table:table-cell>
              <table:table-cell office:value-type="float" office:value="10.9745836257935">
                <text:p>10.9745836257935</text:p>
              </table:table-cell>
              <table:table-cell office:value-type="float" office:value="11.0412983894348">
                <text:p>11.0412983894348</text:p>
              </table:table-cell>
              <table:table-cell office:value-type="float" office:value="11.0746555328369">
                <text:p>11.0746555328369</text:p>
              </table:table-cell>
              <table:table-cell office:value-type="float" office:value="11.174727678299">
                <text:p>11.174727678299</text:p>
              </table:table-cell>
              <table:table-cell office:value-type="float" office:value="11.2414429187775">
                <text:p>11.2414429187775</text:p>
              </table:table-cell>
              <table:table-cell office:value-type="float" office:value="11.5750186443329">
                <text:p>11.5750186443329</text:p>
              </table:table-cell>
              <table:table-cell office:value-type="float" office:value="12.142097234726">
                <text:p>12.142097234726</text:p>
              </table:table-cell>
              <table:table-cell office:value-type="float" office:value="12.2088115215302">
                <text:p>12.2088115215302</text:p>
              </table:table-cell>
              <table:table-cell office:value-type="float" office:value="12.3755960464478">
                <text:p>12.3755960464478</text:p>
              </table:table-cell>
              <table:table-cell office:value-type="float" office:value="12.4423096179962">
                <text:p>12.4423096179962</text:p>
              </table:table-cell>
              <table:table-cell office:value-type="float" office:value="12.7425210475922">
                <text:p>12.7425210475922</text:p>
              </table:table-cell>
              <table:table-cell office:value-type="float" office:value="12.8092346191406">
                <text:p>12.8092346191406</text:p>
              </table:table-cell>
              <table:table-cell office:value-type="float" office:value="12.8425912857056">
                <text:p>12.8425912857056</text:p>
              </table:table-cell>
              <table:table-cell office:value-type="float" office:value="12.909304857254">
                <text:p>12.909304857254</text:p>
              </table:table-cell>
              <table:table-cell office:value-type="float" office:value="13.009375333786">
                <text:p>13.009375333786</text:p>
              </table:table-cell>
              <table:table-cell office:value-type="float" office:value="13.042732000351">
                <text:p>13.042732000351</text:p>
              </table:table-cell>
              <table:table-cell office:value-type="float" office:value="13.0760889053345">
                <text:p>13.0760889053345</text:p>
              </table:table-cell>
              <table:table-cell office:value-type="float" office:value="13.1428022384644">
                <text:p>13.1428022384644</text:p>
              </table:table-cell>
              <table:table-cell office:value-type="float" office:value="13.1761589050293">
                <text:p>13.1761589050293</text:p>
              </table:table-cell>
              <table:table-cell office:value-type="float" office:value="13.2095160484314">
                <text:p>13.2095160484314</text:p>
              </table:table-cell>
              <table:table-cell office:value-type="float" office:value="13.2428731918335">
                <text:p>13.2428731918335</text:p>
              </table:table-cell>
              <table:table-cell office:value-type="float" office:value="13.3429443836212">
                <text:p>13.3429443836212</text:p>
              </table:table-cell>
              <table:table-cell office:value-type="float" office:value="13.4096586704254">
                <text:p>13.4096586704254</text:p>
              </table:table-cell>
              <table:table-cell office:value-type="float" office:value="13.4430155754089">
                <text:p>13.4430155754089</text:p>
              </table:table-cell>
              <table:table-cell office:value-type="float" office:value="13.476372718811">
                <text:p>13.476372718811</text:p>
              </table:table-cell>
              <table:table-cell office:value-type="float" office:value="13.5430870056152">
                <text:p>13.5430870056152</text:p>
              </table:table-cell>
              <table:table-cell office:value-type="float" office:value="13.5764441490173">
                <text:p>13.5764441490173</text:p>
              </table:table-cell>
              <table:table-cell office:value-type="float" office:value="13.6765151023865">
                <text:p>13.6765151023865</text:p>
              </table:table-cell>
              <table:table-cell office:value-type="float" office:value="13.7098722457886">
                <text:p>13.7098722457886</text:p>
              </table:table-cell>
              <table:table-cell office:value-type="float" office:value="13.8766577243805">
                <text:p>13.8766577243805</text:p>
              </table:table-cell>
              <table:table-cell office:value-type="float" office:value="14.0768001079559">
                <text:p>14.0768001079559</text:p>
              </table:table-cell>
              <table:table-cell office:value-type="float" office:value="14.110157251358">
                <text:p>14.110157251358</text:p>
              </table:table-cell>
              <table:table-cell office:value-type="float" office:value="14.1768712997437">
                <text:p>14.1768712997437</text:p>
              </table:table-cell>
              <table:table-cell office:value-type="float" office:value="14.2769451141357">
                <text:p>14.2769451141357</text:p>
              </table:table-cell>
              <table:table-cell office:value-type="float" office:value="14.3103029727936">
                <text:p>14.3103029727936</text:p>
              </table:table-cell>
              <table:table-cell office:value-type="float" office:value="14.5438084602356">
                <text:p>14.5438084602356</text:p>
              </table:table-cell>
              <table:table-cell office:value-type="float" office:value="14.6105241775513">
                <text:p>14.6105241775513</text:p>
              </table:table-cell>
              <table:table-cell office:value-type="float" office:value="14.6772401332855">
                <text:p>14.6772401332855</text:p>
              </table:table-cell>
              <table:table-cell office:value-type="float" office:value="14.7439558506012">
                <text:p>14.7439558506012</text:p>
              </table:table-cell>
              <table:table-cell office:value-type="float" office:value="15.4444694519043">
                <text:p>15.4444694519043</text:p>
              </table:table-cell>
              <table:table-cell office:value-type="float" office:value="15.477826833725">
                <text:p>15.477826833725</text:p>
              </table:table-cell>
              <table:table-cell office:value-type="float" office:value="15.5111846923828">
                <text:p>15.5111846923828</text:p>
              </table:table-cell>
              <table:table-cell office:value-type="float" office:value="15.5778996944428">
                <text:p>15.5778996944428</text:p>
              </table:table-cell>
              <table:table-cell office:value-type="float" office:value="15.611257314682">
                <text:p>15.611257314682</text:p>
              </table:table-cell>
              <table:table-cell office:value-type="float" office:value="15.6779725551605">
                <text:p>15.6779725551605</text:p>
              </table:table-cell>
              <table:table-cell office:value-type="float" office:value="15.7446875572205">
                <text:p>15.7446875572205</text:p>
              </table:table-cell>
              <table:table-cell office:value-type="float" office:value="15.7780451774597">
                <text:p>15.7780451774597</text:p>
              </table:table-cell>
              <table:table-cell office:value-type="float" office:value="15.8114025592804">
                <text:p>15.8114025592804</text:p>
              </table:table-cell>
              <table:table-cell office:value-type="float" office:value="15.8781180381775">
                <text:p>15.8781180381775</text:p>
              </table:table-cell>
              <table:table-cell office:value-type="float" office:value="16.0115480422974">
                <text:p>16.0115480422974</text:p>
              </table:table-cell>
              <table:table-cell office:value-type="float" office:value="16.0782635211945">
                <text:p>16.0782635211945</text:p>
              </table:table-cell>
              <table:table-cell office:value-type="float" office:value="16.1449785232544">
                <text:p>16.1449785232544</text:p>
              </table:table-cell>
              <table:table-cell office:value-type="float" office:value="16.3451223373413">
                <text:p>16.3451223373413</text:p>
              </table:table-cell>
              <table:table-cell office:value-type="float" office:value="16.378479719162">
                <text:p>16.378479719162</text:p>
              </table:table-cell>
              <table:table-cell office:value-type="float" office:value="16.4118368625641">
                <text:p>16.4118368625641</text:p>
              </table:table-cell>
              <table:table-cell office:value-type="float" office:value="17.4125566482544">
                <text:p>17.4125566482544</text:p>
              </table:table-cell>
              <table:table-cell office:value-type="float" office:value="17.4792716503143">
                <text:p>17.4792716503143</text:p>
              </table:table-cell>
              <table:table-cell office:value-type="float" office:value="17.5126295089722">
                <text:p>17.5126295089722</text:p>
              </table:table-cell>
              <table:table-cell office:value-type="float" office:value="17.5459868907928">
                <text:p>17.5459868907928</text:p>
              </table:table-cell>
              <table:table-cell office:value-type="float" office:value="17.6127021312714">
                <text:p>17.6127021312714</text:p>
              </table:table-cell>
              <table:table-cell office:value-type="float" office:value="17.646059513092">
                <text:p>17.646059513092</text:p>
              </table:table-cell>
              <table:table-cell office:value-type="float" office:value="17.7127749919891">
                <text:p>17.7127749919891</text:p>
              </table:table-cell>
              <table:table-cell office:value-type="float" office:value="17.8128473758698">
                <text:p>17.8128473758698</text:p>
              </table:table-cell>
              <table:table-cell office:value-type="float" office:value="18.0463507175446">
                <text:p>18.0463507175446</text:p>
              </table:table-cell>
              <table:table-cell office:value-type="float" office:value="18.0797080993652">
                <text:p>18.0797080993652</text:p>
              </table:table-cell>
              <table:table-cell office:value-type="float" office:value="18.1797807216644">
                <text:p>18.1797807216644</text:p>
              </table:table-cell>
              <table:table-cell office:value-type="float" office:value="18.2131400108337">
                <text:p>18.2131400108337</text:p>
              </table:table-cell>
              <table:table-cell office:value-type="float" office:value="18.2798578739166">
                <text:p>18.2798578739166</text:p>
              </table:table-cell>
              <table:table-cell office:value-type="float" office:value="18.3465762138367">
                <text:p>18.3465762138367</text:p>
              </table:table-cell>
              <table:table-cell office:value-type="float" office:value="18.3799352645874">
                <text:p>18.3799352645874</text:p>
              </table:table-cell>
              <table:table-cell office:value-type="float" office:value="18.4132945537567">
                <text:p>18.4132945537567</text:p>
              </table:table-cell>
              <table:table-cell office:value-type="float" office:value="18.4466536045074">
                <text:p>18.4466536045074</text:p>
              </table:table-cell>
              <table:table-cell office:value-type="float" office:value="18.5133721828461">
                <text:p>18.5133721828461</text:p>
              </table:table-cell>
              <table:table-cell office:value-type="float" office:value="18.5800905227661">
                <text:p>18.5800905227661</text:p>
              </table:table-cell>
              <table:table-cell office:value-type="float" office:value="18.6468091011047">
                <text:p>18.6468091011047</text:p>
              </table:table-cell>
              <table:table-cell office:value-type="float" office:value="18.6801681518555">
                <text:p>18.6801681518555</text:p>
              </table:table-cell>
              <table:table-cell office:value-type="float" office:value="18.7468869686127">
                <text:p>18.7468869686127</text:p>
              </table:table-cell>
              <table:table-cell office:value-type="float" office:value="18.8136055469513">
                <text:p>18.8136055469513</text:p>
              </table:table-cell>
              <table:table-cell office:value-type="float" office:value="18.8469648361206">
                <text:p>18.8469648361206</text:p>
              </table:table-cell>
              <table:table-cell office:value-type="float" office:value="18.8803243637085">
                <text:p>18.8803243637085</text:p>
              </table:table-cell>
              <table:table-cell office:value-type="float" office:value="18.9136838912964">
                <text:p>18.9136838912964</text:p>
              </table:table-cell>
              <table:table-cell office:value-type="float" office:value="19.0137619972229">
                <text:p>19.0137619972229</text:p>
              </table:table-cell>
              <table:table-cell office:value-type="float" office:value="19.2139167785645">
                <text:p>19.2139167785645</text:p>
              </table:table-cell>
              <table:table-cell office:value-type="float" office:value="19.247273683548">
                <text:p>19.247273683548</text:p>
              </table:table-cell>
              <table:table-cell office:value-type="float" office:value="19.3139879703522">
                <text:p>19.3139879703522</text:p>
              </table:table-cell>
              <table:table-cell office:value-type="float" office:value="19.3473453521729">
                <text:p>19.3473453521729</text:p>
              </table:table-cell>
              <table:table-cell office:value-type="float" office:value="19.380702495575">
                <text:p>19.380702495575</text:p>
              </table:table-cell>
              <table:table-cell office:value-type="float" office:value="19.4140596389771">
                <text:p>19.4140596389771</text:p>
              </table:table-cell>
              <table:table-cell office:value-type="float" office:value="20.648277759552">
                <text:p>20.648277759552</text:p>
              </table:table-cell>
              <table:table-cell office:value-type="float" office:value="20.7149927616119">
                <text:p>20.7149927616119</text:p>
              </table:table-cell>
              <table:table-cell office:value-type="float" office:value="20.7483501434326">
                <text:p>20.7483501434326</text:p>
              </table:table-cell>
              <table:table-cell office:value-type="float" office:value="20.815064907074">
                <text:p>20.815064907074</text:p>
              </table:table-cell>
              <table:table-cell office:value-type="float" office:value="20.8484225273132">
                <text:p>20.8484225273132</text:p>
              </table:table-cell>
              <table:table-cell office:value-type="float" office:value="20.8817801475525">
                <text:p>20.8817801475525</text:p>
              </table:table-cell>
              <table:table-cell office:value-type="float" office:value="20.9151375293732">
                <text:p>20.9151375293732</text:p>
              </table:table-cell>
              <table:table-cell office:value-type="float" office:value="20.9818522930145">
                <text:p>20.9818522930145</text:p>
              </table:table-cell>
              <table:table-cell office:value-type="float" office:value="21.0485672950745">
                <text:p>21.0485672950745</text:p>
              </table:table-cell>
              <table:table-cell office:value-type="float" office:value="21.0819249153137">
                <text:p>21.0819249153137</text:p>
              </table:table-cell>
              <table:table-cell office:value-type="float" office:value="21.1486396789551">
                <text:p>21.1486396789551</text:p>
              </table:table-cell>
              <table:table-cell office:value-type="float" office:value="21.1819970607758">
                <text:p>21.1819970607758</text:p>
              </table:table-cell>
              <table:table-cell office:value-type="float" office:value="21.2153539657593">
                <text:p>21.2153539657593</text:p>
              </table:table-cell>
              <table:table-cell office:value-type="float" office:value="21.2487106323242">
                <text:p>21.2487106323242</text:p>
              </table:table-cell>
              <table:table-cell office:value-type="float" office:value="21.2820677757263">
                <text:p>21.2820677757263</text:p>
              </table:table-cell>
              <table:table-cell office:value-type="float" office:value="21.3154244422913">
                <text:p>21.3154244422913</text:p>
              </table:table-cell>
              <table:table-cell office:value-type="float" office:value="21.3487813472748">
                <text:p>21.3487813472748</text:p>
              </table:table-cell>
              <table:table-cell office:value-type="float" office:value="21.4154946804047">
                <text:p>21.4154946804047</text:p>
              </table:table-cell>
              <table:table-cell office:value-type="float" office:value="21.4488515853882">
                <text:p>21.4488515853882</text:p>
              </table:table-cell>
              <table:table-cell office:value-type="float" office:value="21.4822082519531">
                <text:p>21.4822082519531</text:p>
              </table:table-cell>
              <table:table-cell office:value-type="float" office:value="21.5155649185181">
                <text:p>21.5155649185181</text:p>
              </table:table-cell>
              <table:table-cell office:value-type="float" office:value="21.548921585083">
                <text:p>21.548921585083</text:p>
              </table:table-cell>
              <table:table-cell office:value-type="float" office:value="21.5822784900665">
                <text:p>21.5822784900665</text:p>
              </table:table-cell>
              <table:table-cell office:value-type="float" office:value="21.61563539505">
                <text:p>21.61563539505</text:p>
              </table:table-cell>
              <table:table-cell office:value-type="float" office:value="21.648992061615">
                <text:p>21.648992061615</text:p>
              </table:table-cell>
              <table:table-cell office:value-type="float" office:value="21.7157053947449">
                <text:p>21.7157053947449</text:p>
              </table:table-cell>
              <table:table-cell office:value-type="float" office:value="21.7824189662933">
                <text:p>21.7824189662933</text:p>
              </table:table-cell>
              <table:table-cell office:value-type="float" office:value="21.8157756328583">
                <text:p>21.8157756328583</text:p>
              </table:table-cell>
              <table:table-cell office:value-type="float" office:value="21.8824889659882">
                <text:p>21.8824889659882</text:p>
              </table:table-cell>
              <table:table-cell office:value-type="float" office:value="21.9492025375366">
                <text:p>21.9492025375366</text:p>
              </table:table-cell>
              <table:table-cell office:value-type="float" office:value="21.9825592041016">
                <text:p>21.9825592041016</text:p>
              </table:table-cell>
              <table:table-cell office:value-type="float" office:value="22.0492722988129">
                <text:p>22.0492722988129</text:p>
              </table:table-cell>
              <table:table-cell office:value-type="float" office:value="22.1159856319427">
                <text:p>22.1159856319427</text:p>
              </table:table-cell>
              <table:table-cell office:value-type="float" office:value="22.1826989650726">
                <text:p>22.1826989650726</text:p>
              </table:table-cell>
              <table:table-cell office:value-type="float" office:value="22.2494201660156">
                <text:p>22.2494201660156</text:p>
              </table:table-cell>
              <table:table-cell office:value-type="float" office:value="22.2827808856964">
                <text:p>22.2827808856964</text:p>
              </table:table-cell>
              <table:table-cell office:value-type="float" office:value="22.3161413669586">
                <text:p>22.3161413669586</text:p>
              </table:table-cell>
              <table:table-cell office:value-type="float" office:value="22.3495020866394">
                <text:p>22.3495020866394</text:p>
              </table:table-cell>
              <table:table-cell office:value-type="float" office:value="22.4162232875824">
                <text:p>22.4162232875824</text:p>
              </table:table-cell>
              <table:table-cell office:value-type="float" office:value="22.4495840072632">
                <text:p>22.4495840072632</text:p>
              </table:table-cell>
              <table:table-cell office:value-type="float" office:value="22.482944726944">
                <text:p>22.482944726944</text:p>
              </table:table-cell>
              <table:table-cell office:value-type="float" office:value="22.549665927887">
                <text:p>22.549665927887</text:p>
              </table:table-cell>
              <table:table-cell office:value-type="float" office:value="22.6163878440857">
                <text:p>22.6163878440857</text:p>
              </table:table-cell>
              <table:table-cell office:value-type="float" office:value="22.6497485637665">
                <text:p>22.6497485637665</text:p>
              </table:table-cell>
              <table:table-cell office:value-type="float" office:value="22.6831090450287">
                <text:p>22.6831090450287</text:p>
              </table:table-cell>
              <table:table-cell office:value-type="float" office:value="22.7831919193268">
                <text:p>22.7831919193268</text:p>
              </table:table-cell>
              <table:table-cell office:value-type="float" office:value="22.8165528774261">
                <text:p>22.8165528774261</text:p>
              </table:table-cell>
              <table:table-cell office:value-type="float" office:value="22.8499135971069">
                <text:p>22.8499135971069</text:p>
              </table:table-cell>
              <table:table-cell office:value-type="float" office:value="22.9166355133057">
                <text:p>22.9166355133057</text:p>
              </table:table-cell>
              <table:table-cell office:value-type="float" office:value="22.9499967098236">
                <text:p>22.9499967098236</text:p>
              </table:table-cell>
              <table:table-cell office:value-type="float" office:value="23.0167186260223">
                <text:p>23.0167186260223</text:p>
              </table:table-cell>
              <table:table-cell office:value-type="float" office:value="23.0834407806396">
                <text:p>23.0834407806396</text:p>
              </table:table-cell>
              <table:table-cell office:value-type="float" office:value="23.116801738739">
                <text:p>23.116801738739</text:p>
              </table:table-cell>
              <table:table-cell office:value-type="float" office:value="23.1835238933563">
                <text:p>23.1835238933563</text:p>
              </table:table-cell>
              <table:table-cell office:value-type="float" office:value="23.2502365112305">
                <text:p>23.2502365112305</text:p>
              </table:table-cell>
              <table:table-cell office:value-type="float" office:value="23.2835927009582">
                <text:p>23.2835927009582</text:p>
              </table:table-cell>
              <table:table-cell office:value-type="float" office:value="23.3169493675232">
                <text:p>23.3169493675232</text:p>
              </table:table-cell>
              <table:table-cell office:value-type="float" office:value="23.350305557251">
                <text:p>23.350305557251</text:p>
              </table:table-cell>
              <table:table-cell office:value-type="float" office:value="23.4170181751251">
                <text:p>23.4170181751251</text:p>
              </table:table-cell>
              <table:table-cell office:value-type="float" office:value="23.4503746032715">
                <text:p>23.4503746032715</text:p>
              </table:table-cell>
              <table:table-cell office:value-type="float" office:value="23.4837307929993">
                <text:p>23.4837307929993</text:p>
              </table:table-cell>
              <table:table-cell office:value-type="float" office:value="23.5837996006012">
                <text:p>23.5837996006012</text:p>
              </table:table-cell>
              <table:table-cell office:value-type="float" office:value="23.617155790329">
                <text:p>23.617155790329</text:p>
              </table:table-cell>
              <table:table-cell office:value-type="float" office:value="23.6838681697845">
                <text:p>23.6838681697845</text:p>
              </table:table-cell>
              <table:table-cell office:value-type="float" office:value="23.7172243595123">
                <text:p>23.7172243595123</text:p>
              </table:table-cell>
              <table:table-cell office:value-type="float" office:value="23.7505805492401">
                <text:p>23.7505805492401</text:p>
              </table:table-cell>
              <table:table-cell office:value-type="float" office:value="23.8172929286957">
                <text:p>23.8172929286957</text:p>
              </table:table-cell>
              <table:table-cell office:value-type="float" office:value="23.8506491184235">
                <text:p>23.8506491184235</text:p>
              </table:table-cell>
              <table:table-cell office:value-type="float" office:value="23.8840053081512">
                <text:p>23.8840053081512</text:p>
              </table:table-cell>
              <table:table-cell office:value-type="float" office:value="23.917361497879">
                <text:p>23.917361497879</text:p>
              </table:table-cell>
              <table:table-cell office:value-type="float" office:value="23.9840741157532">
                <text:p>23.9840741157532</text:p>
              </table:table-cell>
              <table:table-cell office:value-type="float" office:value="24.017430305481">
                <text:p>24.017430305481</text:p>
              </table:table-cell>
              <table:table-cell office:value-type="float" office:value="24.0507862567902">
                <text:p>24.0507862567902</text:p>
              </table:table-cell>
              <table:table-cell office:value-type="float" office:value="24.1174986362457">
                <text:p>24.1174986362457</text:p>
              </table:table-cell>
              <table:table-cell office:value-type="float" office:value="24.1508545875549">
                <text:p>24.1508545875549</text:p>
              </table:table-cell>
              <table:table-cell office:value-type="float" office:value="24.1842107772827">
                <text:p>24.1842107772827</text:p>
              </table:table-cell>
              <table:table-cell office:value-type="float" office:value="24.2509241104126">
                <text:p>24.2509241104126</text:p>
              </table:table-cell>
              <table:table-cell office:value-type="float" office:value="24.2842807769775">
                <text:p>24.2842807769775</text:p>
              </table:table-cell>
              <table:table-cell office:value-type="float" office:value="24.350994348526">
                <text:p>24.350994348526</text:p>
              </table:table-cell>
              <table:table-cell office:value-type="float" office:value="24.3843510150909">
                <text:p>24.3843510150909</text:p>
              </table:table-cell>
              <table:table-cell office:value-type="float" office:value="24.4510645866394">
                <text:p>24.4510645866394</text:p>
              </table:table-cell>
              <table:table-cell office:value-type="float" office:value="24.4844212532043">
                <text:p>24.4844212532043</text:p>
              </table:table-cell>
              <table:table-cell office:value-type="float" office:value="24.5511345863342">
                <text:p>24.5511345863342</text:p>
              </table:table-cell>
              <table:table-cell office:value-type="float" office:value="24.5844912528992">
                <text:p>24.5844912528992</text:p>
              </table:table-cell>
              <table:table-cell office:value-type="float" office:value="24.6512045860291">
                <text:p>24.6512045860291</text:p>
              </table:table-cell>
              <table:table-cell office:value-type="float" office:value="24.684561252594">
                <text:p>24.684561252594</text:p>
              </table:table-cell>
              <table:table-cell office:value-type="float" office:value="24.7512743473053">
                <text:p>24.7512743473053</text:p>
              </table:table-cell>
              <table:table-cell office:value-type="float" office:value="24.7846312522888">
                <text:p>24.7846312522888</text:p>
              </table:table-cell>
              <table:table-cell office:value-type="float" office:value="24.8513445854187">
                <text:p>24.8513445854187</text:p>
              </table:table-cell>
              <table:table-cell office:value-type="float" office:value="24.91805768013">
                <text:p>24.91805768013</text:p>
              </table:table-cell>
              <table:table-cell office:value-type="float" office:value="24.9514143466949">
                <text:p>24.9514143466949</text:p>
              </table:table-cell>
              <table:table-cell office:value-type="float" office:value="24.9847710132599">
                <text:p>24.9847710132599</text:p>
              </table:table-cell>
              <table:table-cell office:value-type="float" office:value="25.0514841079712">
                <text:p>25.0514841079712</text:p>
              </table:table-cell>
              <table:table-cell office:value-type="float" office:value="25.1181972026825">
                <text:p>25.1181972026825</text:p>
              </table:table-cell>
              <table:table-cell office:value-type="float" office:value="25.184910774231">
                <text:p>25.184910774231</text:p>
              </table:table-cell>
              <table:table-cell office:value-type="float" office:value="25.2182674407959">
                <text:p>25.2182674407959</text:p>
              </table:table-cell>
              <table:table-cell office:value-type="float" office:value="25.2849807739258">
                <text:p>25.2849807739258</text:p>
              </table:table-cell>
              <table:table-cell office:value-type="float" office:value="25.3516941070557">
                <text:p>25.3516941070557</text:p>
              </table:table-cell>
              <table:table-cell office:value-type="float" office:value="25.3850507736206">
                <text:p>25.3850507736206</text:p>
              </table:table-cell>
              <table:table-cell office:value-type="float" office:value="25.4184074401855">
                <text:p>25.4184074401855</text:p>
              </table:table-cell>
              <table:table-cell office:value-type="float" office:value="25.4517641067505">
                <text:p>25.4517641067505</text:p>
              </table:table-cell>
              <table:table-cell office:value-type="float" office:value="25.518477678299">
                <text:p>25.518477678299</text:p>
              </table:table-cell>
              <table:table-cell office:value-type="float" office:value="25.5518341064453">
                <text:p>25.5518341064453</text:p>
              </table:table-cell>
              <table:table-cell office:value-type="float" office:value="25.5851907730103">
                <text:p>25.5851907730103</text:p>
              </table:table-cell>
              <table:table-cell office:value-type="float" office:value="25.6519041061401">
                <text:p>25.6519041061401</text:p>
              </table:table-cell>
            </table:table-row>
          </table:table-header-rows>
          <table:table-rows>
            <table:table-row>
              <table:table-cell office:value-type="string">
                <text:p>y_disp-axis</text:p>
                <draw:g>
                  <svg:desc>flatDgait13.A6:flatDgait13.A6</svg:desc>
                </draw:g>
              </table:table-cell>
              <table:table-cell office:value-type="float" office:value="0.297167997461687">
                <text:p>0.297167997461687</text:p>
                <draw:g>
                  <svg:desc>flatDgait13.B6:flatDgait13.LW6</svg:desc>
                </draw:g>
              </table:table-cell>
              <table:table-cell office:value-type="float" office:value="0.29717624101582">
                <text:p>0.29717624101582</text:p>
              </table:table-cell>
              <table:table-cell office:value-type="float" office:value="0.29718227356331">
                <text:p>0.29718227356331</text:p>
              </table:table-cell>
              <table:table-cell office:value-type="float" office:value="0.297169095053541">
                <text:p>0.297169095053541</text:p>
              </table:table-cell>
              <table:table-cell office:value-type="float" office:value="0.297162654964409">
                <text:p>0.297162654964409</text:p>
              </table:table-cell>
              <table:table-cell office:value-type="float" office:value="0.297173028193966">
                <text:p>0.297173028193966</text:p>
              </table:table-cell>
              <table:table-cell office:value-type="float" office:value="0.297184522354242">
                <text:p>0.297184522354242</text:p>
              </table:table-cell>
              <table:table-cell office:value-type="float" office:value="0.29717140659235">
                <text:p>0.29717140659235</text:p>
              </table:table-cell>
              <table:table-cell office:value-type="float" office:value="0.297172009273616">
                <text:p>0.297172009273616</text:p>
              </table:table-cell>
              <table:table-cell office:value-type="float" office:value="0.297179227358841">
                <text:p>0.297179227358841</text:p>
              </table:table-cell>
              <table:table-cell office:value-type="float" office:value="0.297192108416988">
                <text:p>0.297192108416988</text:p>
              </table:table-cell>
              <table:table-cell office:value-type="float" office:value="0.297158171985867">
                <text:p>0.297158171985867</text:p>
              </table:table-cell>
              <table:table-cell office:value-type="float" office:value="0.297178821623385">
                <text:p>0.297178821623385</text:p>
              </table:table-cell>
              <table:table-cell office:value-type="float" office:value="0.29717473287837">
                <text:p>0.29717473287837</text:p>
              </table:table-cell>
              <table:table-cell office:value-type="float" office:value="0.29719029303568">
                <text:p>0.29719029303568</text:p>
              </table:table-cell>
              <table:table-cell office:value-type="float" office:value="0.297158592316663">
                <text:p>0.297158592316663</text:p>
              </table:table-cell>
              <table:table-cell office:value-type="float" office:value="0.297153433993986">
                <text:p>0.297153433993986</text:p>
              </table:table-cell>
              <table:table-cell office:value-type="float" office:value="0.297158487190393">
                <text:p>0.297158487190393</text:p>
              </table:table-cell>
              <table:table-cell office:value-type="float" office:value="0.297159751518534">
                <text:p>0.297159751518534</text:p>
              </table:table-cell>
              <table:table-cell office:value-type="float" office:value="0.297185336176795">
                <text:p>0.297185336176795</text:p>
              </table:table-cell>
              <table:table-cell office:value-type="float" office:value="0.29718219022865">
                <text:p>0.29718219022865</text:p>
              </table:table-cell>
              <table:table-cell office:value-type="float" office:value="0.297155112939729">
                <text:p>0.297155112939729</text:p>
              </table:table-cell>
              <table:table-cell office:value-type="float" office:value="0.29717594373198">
                <text:p>0.29717594373198</text:p>
              </table:table-cell>
              <table:table-cell office:value-type="float" office:value="0.297154480194594">
                <text:p>0.297154480194594</text:p>
              </table:table-cell>
              <table:table-cell office:value-type="float" office:value="0.297176802876843">
                <text:p>0.297176802876843</text:p>
              </table:table-cell>
              <table:table-cell office:value-type="float" office:value="0.29718015809856">
                <text:p>0.29718015809856</text:p>
              </table:table-cell>
              <table:table-cell office:value-type="float" office:value="0.297167737178604">
                <text:p>0.297167737178604</text:p>
              </table:table-cell>
              <table:table-cell office:value-type="float" office:value="0.2971773623148">
                <text:p>0.2971773623148</text:p>
              </table:table-cell>
              <table:table-cell office:value-type="float" office:value="0.297176754949607">
                <text:p>0.297176754949607</text:p>
              </table:table-cell>
              <table:table-cell office:value-type="float" office:value="0.297162991924815">
                <text:p>0.297162991924815</text:p>
              </table:table-cell>
              <table:table-cell office:value-type="float" office:value="0.297173619324692">
                <text:p>0.297173619324692</text:p>
              </table:table-cell>
              <table:table-cell office:value-type="float" office:value="0.297168808934829">
                <text:p>0.297168808934829</text:p>
              </table:table-cell>
              <table:table-cell office:value-type="float" office:value="0.297175897538673">
                <text:p>0.297175897538673</text:p>
              </table:table-cell>
              <table:table-cell office:value-type="float" office:value="0.297157623889998">
                <text:p>0.297157623889998</text:p>
              </table:table-cell>
              <table:table-cell office:value-type="float" office:value="0.297178232720347">
                <text:p>0.297178232720347</text:p>
              </table:table-cell>
              <table:table-cell office:value-type="float" office:value="0.297175924485084">
                <text:p>0.297175924485084</text:p>
              </table:table-cell>
              <table:table-cell office:value-type="float" office:value="0.297164781776147">
                <text:p>0.297164781776147</text:p>
              </table:table-cell>
              <table:table-cell office:value-type="float" office:value="0.297156365730217">
                <text:p>0.297156365730217</text:p>
              </table:table-cell>
              <table:table-cell office:value-type="float" office:value="0.297169687119199">
                <text:p>0.297169687119199</text:p>
              </table:table-cell>
              <table:table-cell office:value-type="float" office:value="0.297169889333947">
                <text:p>0.297169889333947</text:p>
              </table:table-cell>
              <table:table-cell office:value-type="float" office:value="0.29718941196814">
                <text:p>0.29718941196814</text:p>
              </table:table-cell>
              <table:table-cell office:value-type="float" office:value="0.297176809151068">
                <text:p>0.297176809151068</text:p>
              </table:table-cell>
              <table:table-cell office:value-type="float" office:value="0.297152855706801">
                <text:p>0.297152855706801</text:p>
              </table:table-cell>
              <table:table-cell office:value-type="float" office:value="0.297182179620671">
                <text:p>0.297182179620671</text:p>
              </table:table-cell>
              <table:table-cell office:value-type="float" office:value="0.297174019147321">
                <text:p>0.297174019147321</text:p>
              </table:table-cell>
              <table:table-cell office:value-type="float" office:value="0.297172861954099">
                <text:p>0.297172861954099</text:p>
              </table:table-cell>
              <table:table-cell office:value-type="float" office:value="0.297165719878737">
                <text:p>0.297165719878737</text:p>
              </table:table-cell>
              <table:table-cell office:value-type="float" office:value="0.297162022686144">
                <text:p>0.297162022686144</text:p>
              </table:table-cell>
              <table:table-cell office:value-type="float" office:value="0.297160722613681">
                <text:p>0.297160722613681</text:p>
              </table:table-cell>
              <table:table-cell office:value-type="float" office:value="0.297152684593805">
                <text:p>0.297152684593805</text:p>
              </table:table-cell>
              <table:table-cell office:value-type="float" office:value="0.297160411345951">
                <text:p>0.297160411345951</text:p>
              </table:table-cell>
              <table:table-cell office:value-type="float" office:value="0.297153634044501">
                <text:p>0.297153634044501</text:p>
              </table:table-cell>
              <table:table-cell office:value-type="float" office:value="0.297167381224455">
                <text:p>0.297167381224455</text:p>
              </table:table-cell>
              <table:table-cell office:value-type="float" office:value="0.297170073778743">
                <text:p>0.297170073778743</text:p>
              </table:table-cell>
              <table:table-cell office:value-type="float" office:value="0.297166317766646">
                <text:p>0.297166317766646</text:p>
              </table:table-cell>
              <table:table-cell office:value-type="float" office:value="0.29717623086147">
                <text:p>0.29717623086147</text:p>
              </table:table-cell>
              <table:table-cell office:value-type="float" office:value="0.297167730459138">
                <text:p>0.297167730459138</text:p>
              </table:table-cell>
              <table:table-cell office:value-type="float" office:value="0.297167005625119">
                <text:p>0.297167005625119</text:p>
              </table:table-cell>
              <table:table-cell office:value-type="float" office:value="0.297186539593431">
                <text:p>0.297186539593431</text:p>
              </table:table-cell>
              <table:table-cell office:value-type="float" office:value="0.296848516244799">
                <text:p>0.296848516244799</text:p>
              </table:table-cell>
              <table:table-cell office:value-type="float" office:value="0.296450453156801">
                <text:p>0.296450453156801</text:p>
              </table:table-cell>
              <table:table-cell office:value-type="float" office:value="0.296455367262652">
                <text:p>0.296455367262652</text:p>
              </table:table-cell>
              <table:table-cell office:value-type="float" office:value="0.296461427416607">
                <text:p>0.296461427416607</text:p>
              </table:table-cell>
              <table:table-cell office:value-type="float" office:value="0.296347908884091">
                <text:p>0.296347908884091</text:p>
              </table:table-cell>
              <table:table-cell office:value-type="float" office:value="0.296354692896329">
                <text:p>0.296354692896329</text:p>
              </table:table-cell>
              <table:table-cell office:value-type="float" office:value="0.296246579114938">
                <text:p>0.296246579114938</text:p>
              </table:table-cell>
              <table:table-cell office:value-type="float" office:value="0.296217340555789">
                <text:p>0.296217340555789</text:p>
              </table:table-cell>
              <table:table-cell office:value-type="float" office:value="0.296206794310787">
                <text:p>0.296206794310787</text:p>
              </table:table-cell>
              <table:table-cell office:value-type="float" office:value="0.297919879841111">
                <text:p>0.297919879841111</text:p>
              </table:table-cell>
              <table:table-cell office:value-type="float" office:value="0.301028677024238">
                <text:p>0.301028677024238</text:p>
              </table:table-cell>
              <table:table-cell office:value-type="float" office:value="0.302687919403979">
                <text:p>0.302687919403979</text:p>
              </table:table-cell>
              <table:table-cell office:value-type="float" office:value="0.310331464274392">
                <text:p>0.310331464274392</text:p>
              </table:table-cell>
              <table:table-cell office:value-type="float" office:value="0.321757372341685">
                <text:p>0.321757372341685</text:p>
              </table:table-cell>
              <table:table-cell office:value-type="float" office:value="0.332156645173721">
                <text:p>0.332156645173721</text:p>
              </table:table-cell>
              <table:table-cell office:value-type="float" office:value="0.334537307986629">
                <text:p>0.334537307986629</text:p>
              </table:table-cell>
              <table:table-cell office:value-type="float" office:value="0.307702620853942">
                <text:p>0.307702620853942</text:p>
              </table:table-cell>
              <table:table-cell office:value-type="float" office:value="0.326854800786032">
                <text:p>0.326854800786032</text:p>
              </table:table-cell>
              <table:table-cell office:value-type="float" office:value="0.333697018182888">
                <text:p>0.333697018182888</text:p>
              </table:table-cell>
              <table:table-cell office:value-type="float" office:value="0.318445282073733">
                <text:p>0.318445282073733</text:p>
              </table:table-cell>
              <table:table-cell office:value-type="float" office:value="0.316662565333017">
                <text:p>0.316662565333017</text:p>
              </table:table-cell>
              <table:table-cell office:value-type="float" office:value="0.313741754484406">
                <text:p>0.313741754484406</text:p>
              </table:table-cell>
              <table:table-cell office:value-type="float" office:value="0.306316730476168">
                <text:p>0.306316730476168</text:p>
              </table:table-cell>
              <table:table-cell office:value-type="float" office:value="0.304441910761722">
                <text:p>0.304441910761722</text:p>
              </table:table-cell>
              <table:table-cell office:value-type="float" office:value="0.303508934789992">
                <text:p>0.303508934789992</text:p>
              </table:table-cell>
              <table:table-cell office:value-type="float" office:value="0.302462786373245">
                <text:p>0.302462786373245</text:p>
              </table:table-cell>
              <table:table-cell office:value-type="float" office:value="0.300373318146407">
                <text:p>0.300373318146407</text:p>
              </table:table-cell>
              <table:table-cell office:value-type="float" office:value="0.299448670944015">
                <text:p>0.299448670944015</text:p>
              </table:table-cell>
              <table:table-cell office:value-type="float" office:value="0.299286157739497">
                <text:p>0.299286157739497</text:p>
              </table:table-cell>
              <table:table-cell office:value-type="float" office:value="0.298770343632329">
                <text:p>0.298770343632329</text:p>
              </table:table-cell>
              <table:table-cell office:value-type="float" office:value="0.299642951799374">
                <text:p>0.299642951799374</text:p>
              </table:table-cell>
              <table:table-cell office:value-type="float" office:value="0.305198144099887">
                <text:p>0.305198144099887</text:p>
              </table:table-cell>
              <table:table-cell office:value-type="float" office:value="0.308580373465647">
                <text:p>0.308580373465647</text:p>
              </table:table-cell>
              <table:table-cell office:value-type="float" office:value="0.31339069306724">
                <text:p>0.31339069306724</text:p>
              </table:table-cell>
              <table:table-cell office:value-type="float" office:value="0.316649135030784">
                <text:p>0.316649135030784</text:p>
              </table:table-cell>
              <table:table-cell office:value-type="float" office:value="0.31774552638884">
                <text:p>0.31774552638884</text:p>
              </table:table-cell>
              <table:table-cell office:value-type="float" office:value="0.321518583463443">
                <text:p>0.321518583463443</text:p>
              </table:table-cell>
              <table:table-cell office:value-type="float" office:value="0.320448019068069">
                <text:p>0.320448019068069</text:p>
              </table:table-cell>
              <table:table-cell office:value-type="float" office:value="0.314309381704848">
                <text:p>0.314309381704848</text:p>
              </table:table-cell>
              <table:table-cell office:value-type="float" office:value="0.318840104158537">
                <text:p>0.318840104158537</text:p>
              </table:table-cell>
              <table:table-cell office:value-type="float" office:value="0.316955176338274">
                <text:p>0.316955176338274</text:p>
              </table:table-cell>
              <table:table-cell office:value-type="float" office:value="0.297606082238205">
                <text:p>0.297606082238205</text:p>
              </table:table-cell>
              <table:table-cell office:value-type="float" office:value="0.296055872502265">
                <text:p>0.296055872502265</text:p>
              </table:table-cell>
              <table:table-cell office:value-type="float" office:value="0.29518451525093">
                <text:p>0.29518451525093</text:p>
              </table:table-cell>
              <table:table-cell office:value-type="float" office:value="0.30783512982789">
                <text:p>0.30783512982789</text:p>
              </table:table-cell>
              <table:table-cell office:value-type="float" office:value="0.31059817150902">
                <text:p>0.31059817150902</text:p>
              </table:table-cell>
              <table:table-cell office:value-type="float" office:value="0.3122131303435">
                <text:p>0.3122131303435</text:p>
              </table:table-cell>
              <table:table-cell office:value-type="float" office:value="0.313421511580236">
                <text:p>0.313421511580236</text:p>
              </table:table-cell>
              <table:table-cell office:value-type="float" office:value="0.312088888381591">
                <text:p>0.312088888381591</text:p>
              </table:table-cell>
              <table:table-cell office:value-type="float" office:value="0.308560330813927">
                <text:p>0.308560330813927</text:p>
              </table:table-cell>
              <table:table-cell office:value-type="float" office:value="0.299188197636638">
                <text:p>0.299188197636638</text:p>
              </table:table-cell>
              <table:table-cell office:value-type="float" office:value="0.294180761378895">
                <text:p>0.294180761378895</text:p>
              </table:table-cell>
              <table:table-cell office:value-type="float" office:value="0.294967029249849">
                <text:p>0.294967029249849</text:p>
              </table:table-cell>
              <table:table-cell office:value-type="float" office:value="0.294892329312982">
                <text:p>0.294892329312982</text:p>
              </table:table-cell>
              <table:table-cell office:value-type="float" office:value="0.295274278974965">
                <text:p>0.295274278974965</text:p>
              </table:table-cell>
              <table:table-cell office:value-type="float" office:value="0.300346956719944">
                <text:p>0.300346956719944</text:p>
              </table:table-cell>
              <table:table-cell office:value-type="float" office:value="0.302233616373786">
                <text:p>0.302233616373786</text:p>
              </table:table-cell>
              <table:table-cell office:value-type="float" office:value="0.301805438116123">
                <text:p>0.301805438116123</text:p>
              </table:table-cell>
              <table:table-cell office:value-type="float" office:value="0.301621132289885">
                <text:p>0.301621132289885</text:p>
              </table:table-cell>
              <table:table-cell office:value-type="float" office:value="0.301969806650318">
                <text:p>0.301969806650318</text:p>
              </table:table-cell>
              <table:table-cell office:value-type="float" office:value="0.302046181446701">
                <text:p>0.302046181446701</text:p>
              </table:table-cell>
              <table:table-cell office:value-type="float" office:value="0.307391378282545">
                <text:p>0.307391378282545</text:p>
              </table:table-cell>
              <table:table-cell office:value-type="float" office:value="0.317711401242347">
                <text:p>0.317711401242347</text:p>
              </table:table-cell>
              <table:table-cell office:value-type="float" office:value="0.330425786716893">
                <text:p>0.330425786716893</text:p>
              </table:table-cell>
              <table:table-cell office:value-type="float" office:value="0.329882185288692">
                <text:p>0.329882185288692</text:p>
              </table:table-cell>
              <table:table-cell office:value-type="float" office:value="0.322892706459245">
                <text:p>0.322892706459245</text:p>
              </table:table-cell>
              <table:table-cell office:value-type="float" office:value="0.305893313228328">
                <text:p>0.305893313228328</text:p>
              </table:table-cell>
              <table:table-cell office:value-type="float" office:value="0.300642011769275">
                <text:p>0.300642011769275</text:p>
              </table:table-cell>
              <table:table-cell office:value-type="float" office:value="0.296327783854735">
                <text:p>0.296327783854735</text:p>
              </table:table-cell>
              <table:table-cell office:value-type="float" office:value="0.29376105488145">
                <text:p>0.29376105488145</text:p>
              </table:table-cell>
              <table:table-cell office:value-type="float" office:value="0.294293084037195">
                <text:p>0.294293084037195</text:p>
              </table:table-cell>
              <table:table-cell office:value-type="float" office:value="0.296435655060872">
                <text:p>0.296435655060872</text:p>
              </table:table-cell>
              <table:table-cell office:value-type="float" office:value="0.30270163395034">
                <text:p>0.30270163395034</text:p>
              </table:table-cell>
              <table:table-cell office:value-type="float" office:value="0.302658117917093">
                <text:p>0.302658117917093</text:p>
              </table:table-cell>
              <table:table-cell office:value-type="float" office:value="0.302686931855582">
                <text:p>0.302686931855582</text:p>
              </table:table-cell>
              <table:table-cell office:value-type="float" office:value="0.302042582162373">
                <text:p>0.302042582162373</text:p>
              </table:table-cell>
              <table:table-cell office:value-type="float" office:value="0.301494468084925">
                <text:p>0.301494468084925</text:p>
              </table:table-cell>
              <table:table-cell office:value-type="float" office:value="0.301487271097535">
                <text:p>0.301487271097535</text:p>
              </table:table-cell>
              <table:table-cell office:value-type="float" office:value="0.30104610624939">
                <text:p>0.30104610624939</text:p>
              </table:table-cell>
              <table:table-cell office:value-type="float" office:value="0.302039799616151">
                <text:p>0.302039799616151</text:p>
              </table:table-cell>
              <table:table-cell office:value-type="float" office:value="0.303304910658921">
                <text:p>0.303304910658921</text:p>
              </table:table-cell>
              <table:table-cell office:value-type="float" office:value="0.307650151010414">
                <text:p>0.307650151010414</text:p>
              </table:table-cell>
              <table:table-cell office:value-type="float" office:value="0.311944576716813">
                <text:p>0.311944576716813</text:p>
              </table:table-cell>
              <table:table-cell office:value-type="float" office:value="0.323821157178463">
                <text:p>0.323821157178463</text:p>
              </table:table-cell>
              <table:table-cell office:value-type="float" office:value="0.326337804246686">
                <text:p>0.326337804246686</text:p>
              </table:table-cell>
              <table:table-cell office:value-type="float" office:value="0.324035095371312">
                <text:p>0.324035095371312</text:p>
              </table:table-cell>
              <table:table-cell office:value-type="float" office:value="0.31925113370451">
                <text:p>0.31925113370451</text:p>
              </table:table-cell>
              <table:table-cell office:value-type="float" office:value="0.325591316261095">
                <text:p>0.325591316261095</text:p>
              </table:table-cell>
              <table:table-cell office:value-type="float" office:value="0.300739506955111">
                <text:p>0.300739506955111</text:p>
              </table:table-cell>
              <table:table-cell office:value-type="float" office:value="0.302869723208673">
                <text:p>0.302869723208673</text:p>
              </table:table-cell>
              <table:table-cell office:value-type="float" office:value="0.296630502338705">
                <text:p>0.296630502338705</text:p>
              </table:table-cell>
              <table:table-cell office:value-type="float" office:value="0.292474944015458">
                <text:p>0.292474944015458</text:p>
              </table:table-cell>
              <table:table-cell office:value-type="float" office:value="0.32294931060617">
                <text:p>0.32294931060617</text:p>
              </table:table-cell>
              <table:table-cell office:value-type="float" office:value="0.320800381904844">
                <text:p>0.320800381904844</text:p>
              </table:table-cell>
              <table:table-cell office:value-type="float" office:value="0.316662677541386">
                <text:p>0.316662677541386</text:p>
              </table:table-cell>
              <table:table-cell office:value-type="float" office:value="0.312607868554695">
                <text:p>0.312607868554695</text:p>
              </table:table-cell>
              <table:table-cell office:value-type="float" office:value="0.309401135456531">
                <text:p>0.309401135456531</text:p>
              </table:table-cell>
              <table:table-cell office:value-type="float" office:value="0.307875966631342">
                <text:p>0.307875966631342</text:p>
              </table:table-cell>
              <table:table-cell office:value-type="float" office:value="0.304843509403519">
                <text:p>0.304843509403519</text:p>
              </table:table-cell>
              <table:table-cell office:value-type="float" office:value="0.301974444040634">
                <text:p>0.301974444040634</text:p>
              </table:table-cell>
              <table:table-cell office:value-type="float" office:value="0.302113832569847">
                <text:p>0.302113832569847</text:p>
              </table:table-cell>
              <table:table-cell office:value-type="float" office:value="0.301822102958012">
                <text:p>0.301822102958012</text:p>
              </table:table-cell>
              <table:table-cell office:value-type="float" office:value="0.302138538724116">
                <text:p>0.302138538724116</text:p>
              </table:table-cell>
              <table:table-cell office:value-type="float" office:value="0.299039374481402">
                <text:p>0.299039374481402</text:p>
              </table:table-cell>
              <table:table-cell office:value-type="float" office:value="0.299053344052052">
                <text:p>0.299053344052052</text:p>
              </table:table-cell>
              <table:table-cell office:value-type="float" office:value="0.298945593795721">
                <text:p>0.298945593795721</text:p>
              </table:table-cell>
              <table:table-cell office:value-type="float" office:value="0.300032810325483">
                <text:p>0.300032810325483</text:p>
              </table:table-cell>
              <table:table-cell office:value-type="float" office:value="0.303397742524408">
                <text:p>0.303397742524408</text:p>
              </table:table-cell>
              <table:table-cell office:value-type="float" office:value="0.305121198879382">
                <text:p>0.305121198879382</text:p>
              </table:table-cell>
              <table:table-cell office:value-type="float" office:value="0.313497213237368">
                <text:p>0.313497213237368</text:p>
              </table:table-cell>
              <table:table-cell office:value-type="float" office:value="0.321719201756689">
                <text:p>0.321719201756689</text:p>
              </table:table-cell>
              <table:table-cell office:value-type="float" office:value="0.321623006572424">
                <text:p>0.321623006572424</text:p>
              </table:table-cell>
              <table:table-cell office:value-type="float" office:value="0.331102398241628">
                <text:p>0.331102398241628</text:p>
              </table:table-cell>
              <table:table-cell office:value-type="float" office:value="0.330910229400729">
                <text:p>0.330910229400729</text:p>
              </table:table-cell>
              <table:table-cell office:value-type="float" office:value="0.328744516438763">
                <text:p>0.328744516438763</text:p>
              </table:table-cell>
              <table:table-cell office:value-type="float" office:value="0.328167541809657">
                <text:p>0.328167541809657</text:p>
              </table:table-cell>
              <table:table-cell office:value-type="float" office:value="0.326736005518306">
                <text:p>0.326736005518306</text:p>
              </table:table-cell>
              <table:table-cell office:value-type="float" office:value="0.309493829717468">
                <text:p>0.309493829717468</text:p>
              </table:table-cell>
              <table:table-cell office:value-type="float" office:value="0.307448968017895">
                <text:p>0.307448968017895</text:p>
              </table:table-cell>
              <table:table-cell office:value-type="float" office:value="0.30663023644125">
                <text:p>0.30663023644125</text:p>
              </table:table-cell>
              <table:table-cell office:value-type="float" office:value="0.306745531769156">
                <text:p>0.306745531769156</text:p>
              </table:table-cell>
              <table:table-cell office:value-type="float" office:value="0.320951091683538">
                <text:p>0.320951091683538</text:p>
              </table:table-cell>
              <table:table-cell office:value-type="float" office:value="0.317750964086735">
                <text:p>0.317750964086735</text:p>
              </table:table-cell>
              <table:table-cell office:value-type="float" office:value="0.312394750235102">
                <text:p>0.312394750235102</text:p>
              </table:table-cell>
              <table:table-cell office:value-type="float" office:value="0.305934980739711">
                <text:p>0.305934980739711</text:p>
              </table:table-cell>
              <table:table-cell office:value-type="float" office:value="0.301035720195277">
                <text:p>0.301035720195277</text:p>
              </table:table-cell>
              <table:table-cell office:value-type="float" office:value="0.297858406058887">
                <text:p>0.297858406058887</text:p>
              </table:table-cell>
              <table:table-cell office:value-type="float" office:value="0.305094524205497">
                <text:p>0.305094524205497</text:p>
              </table:table-cell>
              <table:table-cell office:value-type="float" office:value="0.307256855127599">
                <text:p>0.307256855127599</text:p>
              </table:table-cell>
              <table:table-cell office:value-type="float" office:value="0.306475659510553">
                <text:p>0.306475659510553</text:p>
              </table:table-cell>
              <table:table-cell office:value-type="float" office:value="0.305709086620453">
                <text:p>0.305709086620453</text:p>
              </table:table-cell>
              <table:table-cell office:value-type="float" office:value="0.306480243174939">
                <text:p>0.306480243174939</text:p>
              </table:table-cell>
              <table:table-cell office:value-type="float" office:value="0.309485419414081">
                <text:p>0.309485419414081</text:p>
              </table:table-cell>
              <table:table-cell office:value-type="float" office:value="0.318802361998698">
                <text:p>0.318802361998698</text:p>
              </table:table-cell>
              <table:table-cell office:value-type="float" office:value="0.331803303013841">
                <text:p>0.331803303013841</text:p>
              </table:table-cell>
              <table:table-cell office:value-type="float" office:value="0.330067158341227">
                <text:p>0.330067158341227</text:p>
              </table:table-cell>
              <table:table-cell office:value-type="float" office:value="0.328049685804121">
                <text:p>0.328049685804121</text:p>
              </table:table-cell>
              <table:table-cell office:value-type="float" office:value="0.317867263762194">
                <text:p>0.317867263762194</text:p>
              </table:table-cell>
              <table:table-cell office:value-type="float" office:value="0.321535371707982">
                <text:p>0.321535371707982</text:p>
              </table:table-cell>
              <table:table-cell office:value-type="float" office:value="0.321722253493386">
                <text:p>0.321722253493386</text:p>
              </table:table-cell>
              <table:table-cell office:value-type="float" office:value="0.321886243055384">
                <text:p>0.321886243055384</text:p>
              </table:table-cell>
              <table:table-cell office:value-type="float" office:value="0.322240378667408">
                <text:p>0.322240378667408</text:p>
              </table:table-cell>
              <table:table-cell office:value-type="float" office:value="0.321809963782831">
                <text:p>0.321809963782831</text:p>
              </table:table-cell>
              <table:table-cell office:value-type="float" office:value="0.317074460210485">
                <text:p>0.317074460210485</text:p>
              </table:table-cell>
              <table:table-cell office:value-type="float" office:value="0.330393366996882">
                <text:p>0.330393366996882</text:p>
              </table:table-cell>
              <table:table-cell office:value-type="float" office:value="0.313344315560896">
                <text:p>0.313344315560896</text:p>
              </table:table-cell>
              <table:table-cell office:value-type="float" office:value="0.310146411073014">
                <text:p>0.310146411073014</text:p>
              </table:table-cell>
              <table:table-cell office:value-type="float" office:value="0.303910037908096">
                <text:p>0.303910037908096</text:p>
              </table:table-cell>
              <table:table-cell office:value-type="float" office:value="0.301629137233306">
                <text:p>0.301629137233306</text:p>
              </table:table-cell>
              <table:table-cell office:value-type="float" office:value="0.299675564675294">
                <text:p>0.299675564675294</text:p>
              </table:table-cell>
              <table:table-cell office:value-type="float" office:value="0.303055905893778">
                <text:p>0.303055905893778</text:p>
              </table:table-cell>
              <table:table-cell office:value-type="float" office:value="0.303022491839401">
                <text:p>0.303022491839401</text:p>
              </table:table-cell>
              <table:table-cell office:value-type="float" office:value="0.302395180214216">
                <text:p>0.302395180214216</text:p>
              </table:table-cell>
              <table:table-cell office:value-type="float" office:value="0.301804167379355">
                <text:p>0.301804167379355</text:p>
              </table:table-cell>
              <table:table-cell office:value-type="float" office:value="0.301066029717818">
                <text:p>0.301066029717818</text:p>
              </table:table-cell>
              <table:table-cell office:value-type="float" office:value="0.300537909037677">
                <text:p>0.300537909037677</text:p>
              </table:table-cell>
              <table:table-cell office:value-type="float" office:value="0.302697394719993">
                <text:p>0.302697394719993</text:p>
              </table:table-cell>
              <table:table-cell office:value-type="float" office:value="0.306689226522035">
                <text:p>0.306689226522035</text:p>
              </table:table-cell>
              <table:table-cell office:value-type="float" office:value="0.315715836636864">
                <text:p>0.315715836636864</text:p>
              </table:table-cell>
              <table:table-cell office:value-type="float" office:value="0.320206554378142">
                <text:p>0.320206554378142</text:p>
              </table:table-cell>
              <table:table-cell office:value-type="float" office:value="0.321546076229089">
                <text:p>0.321546076229089</text:p>
              </table:table-cell>
              <table:table-cell office:value-type="float" office:value="0.32334005207818">
                <text:p>0.32334005207818</text:p>
              </table:table-cell>
              <table:table-cell office:value-type="float" office:value="0.323859721536763">
                <text:p>0.323859721536763</text:p>
              </table:table-cell>
              <table:table-cell office:value-type="float" office:value="0.322771015434224">
                <text:p>0.322771015434224</text:p>
              </table:table-cell>
              <table:table-cell office:value-type="float" office:value="0.334721211768876">
                <text:p>0.334721211768876</text:p>
              </table:table-cell>
              <table:table-cell office:value-type="float" office:value="0.334635977108791">
                <text:p>0.334635977108791</text:p>
              </table:table-cell>
              <table:table-cell office:value-type="float" office:value="0.334518586000931">
                <text:p>0.334518586000931</text:p>
              </table:table-cell>
              <table:table-cell office:value-type="float" office:value="0.335127353990709">
                <text:p>0.335127353990709</text:p>
              </table:table-cell>
              <table:table-cell office:value-type="float" office:value="0.335584680937686">
                <text:p>0.335584680937686</text:p>
              </table:table-cell>
              <table:table-cell office:value-type="float" office:value="0.336057991355649">
                <text:p>0.336057991355649</text:p>
              </table:table-cell>
              <table:table-cell office:value-type="float" office:value="0.303262413486479">
                <text:p>0.303262413486479</text:p>
              </table:table-cell>
              <table:table-cell office:value-type="float" office:value="0.294253087398774">
                <text:p>0.294253087398774</text:p>
              </table:table-cell>
              <table:table-cell office:value-type="float" office:value="0.287795103474085">
                <text:p>0.287795103474085</text:p>
              </table:table-cell>
              <table:table-cell office:value-type="float" office:value="0.292584851357606">
                <text:p>0.292584851357606</text:p>
              </table:table-cell>
              <table:table-cell office:value-type="float" office:value="0.296198999905989">
                <text:p>0.296198999905989</text:p>
              </table:table-cell>
              <table:table-cell office:value-type="float" office:value="0.300780039396775">
                <text:p>0.300780039396775</text:p>
              </table:table-cell>
              <table:table-cell office:value-type="float" office:value="0.303522394452381">
                <text:p>0.303522394452381</text:p>
              </table:table-cell>
              <table:table-cell office:value-type="float" office:value="0.302975769323093">
                <text:p>0.302975769323093</text:p>
              </table:table-cell>
              <table:table-cell office:value-type="float" office:value="0.30223282602521">
                <text:p>0.30223282602521</text:p>
              </table:table-cell>
              <table:table-cell office:value-type="float" office:value="0.302241251871855">
                <text:p>0.302241251871855</text:p>
              </table:table-cell>
              <table:table-cell office:value-type="float" office:value="0.301663007036587">
                <text:p>0.301663007036587</text:p>
              </table:table-cell>
              <table:table-cell office:value-type="float" office:value="0.301741119282128">
                <text:p>0.301741119282128</text:p>
              </table:table-cell>
              <table:table-cell office:value-type="float" office:value="0.302159824420007">
                <text:p>0.302159824420007</text:p>
              </table:table-cell>
              <table:table-cell office:value-type="float" office:value="0.301987601474347">
                <text:p>0.301987601474347</text:p>
              </table:table-cell>
              <table:table-cell office:value-type="float" office:value="0.302173471019067">
                <text:p>0.302173471019067</text:p>
              </table:table-cell>
              <table:table-cell office:value-type="float" office:value="0.302228390625604">
                <text:p>0.302228390625604</text:p>
              </table:table-cell>
              <table:table-cell office:value-type="float" office:value="0.302251030826775">
                <text:p>0.302251030826775</text:p>
              </table:table-cell>
              <table:table-cell office:value-type="float" office:value="0.302383390811677">
                <text:p>0.302383390811677</text:p>
              </table:table-cell>
              <table:table-cell office:value-type="float" office:value="0.302308376374913">
                <text:p>0.302308376374913</text:p>
              </table:table-cell>
              <table:table-cell office:value-type="float" office:value="0.302307932846462">
                <text:p>0.302307932846462</text:p>
              </table:table-cell>
              <table:table-cell office:value-type="float" office:value="0.302364318974869">
                <text:p>0.302364318974869</text:p>
              </table:table-cell>
              <table:table-cell office:value-type="float" office:value="0.302381084630132">
                <text:p>0.302381084630132</text:p>
              </table:table-cell>
              <table:table-cell office:value-type="float" office:value="0.302372647707132">
                <text:p>0.302372647707132</text:p>
              </table:table-cell>
              <table:table-cell office:value-type="float" office:value="0.302316014251652">
                <text:p>0.302316014251652</text:p>
              </table:table-cell>
              <table:table-cell office:value-type="float" office:value="0.302327204564246">
                <text:p>0.302327204564246</text:p>
              </table:table-cell>
              <table:table-cell office:value-type="float" office:value="0.302290960772882">
                <text:p>0.302290960772882</text:p>
              </table:table-cell>
              <table:table-cell office:value-type="float" office:value="0.302399971134972">
                <text:p>0.302399971134972</text:p>
              </table:table-cell>
              <table:table-cell office:value-type="float" office:value="0.302379706246497">
                <text:p>0.302379706246497</text:p>
              </table:table-cell>
              <table:table-cell office:value-type="float" office:value="0.302452264060825">
                <text:p>0.302452264060825</text:p>
              </table:table-cell>
              <table:table-cell office:value-type="float" office:value="0.302454095798331">
                <text:p>0.302454095798331</text:p>
              </table:table-cell>
              <table:table-cell office:value-type="float" office:value="0.302440010514372">
                <text:p>0.302440010514372</text:p>
              </table:table-cell>
              <table:table-cell office:value-type="float" office:value="0.302457806583391">
                <text:p>0.302457806583391</text:p>
              </table:table-cell>
              <table:table-cell office:value-type="float" office:value="0.302487295350458">
                <text:p>0.302487295350458</text:p>
              </table:table-cell>
              <table:table-cell office:value-type="float" office:value="0.302468570967432">
                <text:p>0.302468570967432</text:p>
              </table:table-cell>
              <table:table-cell office:value-type="float" office:value="0.302495804705745">
                <text:p>0.302495804705745</text:p>
              </table:table-cell>
              <table:table-cell office:value-type="float" office:value="0.302482973948227">
                <text:p>0.302482973948227</text:p>
              </table:table-cell>
              <table:table-cell office:value-type="float" office:value="0.302468790319618">
                <text:p>0.302468790319618</text:p>
              </table:table-cell>
              <table:table-cell office:value-type="float" office:value="0.302477920120414">
                <text:p>0.302477920120414</text:p>
              </table:table-cell>
              <table:table-cell office:value-type="float" office:value="0.302479224888885">
                <text:p>0.302479224888885</text:p>
              </table:table-cell>
              <table:table-cell office:value-type="float" office:value="0.302509593815752">
                <text:p>0.302509593815752</text:p>
              </table:table-cell>
              <table:table-cell office:value-type="float" office:value="0.302495741026454">
                <text:p>0.302495741026454</text:p>
              </table:table-cell>
              <table:table-cell office:value-type="float" office:value="0.302482617927269">
                <text:p>0.302482617927269</text:p>
              </table:table-cell>
              <table:table-cell office:value-type="float" office:value="0.302515518214313">
                <text:p>0.302515518214313</text:p>
              </table:table-cell>
              <table:table-cell office:value-type="float" office:value="0.302521182581449">
                <text:p>0.302521182581449</text:p>
              </table:table-cell>
              <table:table-cell office:value-type="float" office:value="0.302469753951871">
                <text:p>0.302469753951871</text:p>
              </table:table-cell>
              <table:table-cell office:value-type="float" office:value="0.302484864108893">
                <text:p>0.302484864108893</text:p>
              </table:table-cell>
              <table:table-cell office:value-type="float" office:value="0.3025095660122">
                <text:p>0.3025095660122</text:p>
              </table:table-cell>
              <table:table-cell office:value-type="float" office:value="0.302485234257263">
                <text:p>0.302485234257263</text:p>
              </table:table-cell>
              <table:table-cell office:value-type="float" office:value="0.302513797063442">
                <text:p>0.302513797063442</text:p>
              </table:table-cell>
              <table:table-cell office:value-type="float" office:value="0.3025262850583">
                <text:p>0.3025262850583</text:p>
              </table:table-cell>
              <table:table-cell office:value-type="float" office:value="0.302530067091854">
                <text:p>0.302530067091854</text:p>
              </table:table-cell>
              <table:table-cell office:value-type="float" office:value="0.302508732594959">
                <text:p>0.302508732594959</text:p>
              </table:table-cell>
              <table:table-cell office:value-type="float" office:value="0.302504104951189">
                <text:p>0.302504104951189</text:p>
              </table:table-cell>
              <table:table-cell office:value-type="float" office:value="0.30253771422079">
                <text:p>0.30253771422079</text:p>
              </table:table-cell>
              <table:table-cell office:value-type="float" office:value="0.30249919934619">
                <text:p>0.30249919934619</text:p>
              </table:table-cell>
              <table:table-cell office:value-type="float" office:value="0.302507403529974">
                <text:p>0.302507403529974</text:p>
              </table:table-cell>
              <table:table-cell office:value-type="float" office:value="0.302512625034466">
                <text:p>0.302512625034466</text:p>
              </table:table-cell>
              <table:table-cell office:value-type="float" office:value="0.30250294946443">
                <text:p>0.30250294946443</text:p>
              </table:table-cell>
              <table:table-cell office:value-type="float" office:value="0.302488719782781">
                <text:p>0.302488719782781</text:p>
              </table:table-cell>
              <table:table-cell office:value-type="float" office:value="0.302498973386405">
                <text:p>0.302498973386405</text:p>
              </table:table-cell>
              <table:table-cell office:value-type="float" office:value="0.302488042665272">
                <text:p>0.302488042665272</text:p>
              </table:table-cell>
              <table:table-cell office:value-type="float" office:value="0.302502779611124">
                <text:p>0.302502779611124</text:p>
              </table:table-cell>
              <table:table-cell office:value-type="float" office:value="0.302512194322022">
                <text:p>0.302512194322022</text:p>
              </table:table-cell>
              <table:table-cell office:value-type="float" office:value="0.302511858208295">
                <text:p>0.302511858208295</text:p>
              </table:table-cell>
              <table:table-cell office:value-type="float" office:value="0.302499142460525">
                <text:p>0.302499142460525</text:p>
              </table:table-cell>
              <table:table-cell office:value-type="float" office:value="0.3024965159922">
                <text:p>0.3024965159922</text:p>
              </table:table-cell>
              <table:table-cell office:value-type="float" office:value="0.302509142560579">
                <text:p>0.302509142560579</text:p>
              </table:table-cell>
              <table:table-cell office:value-type="float" office:value="0.302513866155216">
                <text:p>0.302513866155216</text:p>
              </table:table-cell>
              <table:table-cell office:value-type="float" office:value="0.302496168032472">
                <text:p>0.302496168032472</text:p>
              </table:table-cell>
              <table:table-cell office:value-type="float" office:value="0.302472762256577">
                <text:p>0.302472762256577</text:p>
              </table:table-cell>
              <table:table-cell office:value-type="float" office:value="0.302470003926212">
                <text:p>0.302470003926212</text:p>
              </table:table-cell>
              <table:table-cell office:value-type="float" office:value="0.302486336263649">
                <text:p>0.302486336263649</text:p>
              </table:table-cell>
              <table:table-cell office:value-type="float" office:value="0.302473497839071">
                <text:p>0.302473497839071</text:p>
              </table:table-cell>
              <table:table-cell office:value-type="float" office:value="0.302449902012628">
                <text:p>0.302449902012628</text:p>
              </table:table-cell>
              <table:table-cell office:value-type="float" office:value="0.302485783875353">
                <text:p>0.302485783875353</text:p>
              </table:table-cell>
              <table:table-cell office:value-type="float" office:value="0.302446167184582">
                <text:p>0.302446167184582</text:p>
              </table:table-cell>
              <table:table-cell office:value-type="float" office:value="0.302444485490064">
                <text:p>0.302444485490064</text:p>
              </table:table-cell>
              <table:table-cell office:value-type="float" office:value="0.302471923959718">
                <text:p>0.302471923959718</text:p>
              </table:table-cell>
              <table:table-cell office:value-type="float" office:value="0.30249825271205">
                <text:p>0.30249825271205</text:p>
              </table:table-cell>
              <table:table-cell office:value-type="float" office:value="0.302529787390182">
                <text:p>0.302529787390182</text:p>
              </table:table-cell>
              <table:table-cell office:value-type="float" office:value="0.302504276860391">
                <text:p>0.302504276860391</text:p>
              </table:table-cell>
              <table:table-cell office:value-type="float" office:value="0.302520633191093">
                <text:p>0.302520633191093</text:p>
              </table:table-cell>
              <table:table-cell office:value-type="float" office:value="0.302509902537673">
                <text:p>0.302509902537673</text:p>
              </table:table-cell>
              <table:table-cell office:value-type="float" office:value="0.302511508916404">
                <text:p>0.302511508916404</text:p>
              </table:table-cell>
              <table:table-cell office:value-type="float" office:value="0.302539595120482">
                <text:p>0.302539595120482</text:p>
              </table:table-cell>
              <table:table-cell office:value-type="float" office:value="0.302510646188549">
                <text:p>0.302510646188549</text:p>
              </table:table-cell>
              <table:table-cell office:value-type="float" office:value="0.302524604874569">
                <text:p>0.302524604874569</text:p>
              </table:table-cell>
              <table:table-cell office:value-type="float" office:value="0.302527733553326">
                <text:p>0.302527733553326</text:p>
              </table:table-cell>
              <table:table-cell office:value-type="float" office:value="0.302514581507831">
                <text:p>0.302514581507831</text:p>
              </table:table-cell>
              <table:table-cell office:value-type="float" office:value="0.302513253754508">
                <text:p>0.302513253754508</text:p>
              </table:table-cell>
              <table:table-cell office:value-type="float" office:value="0.302521741199792">
                <text:p>0.302521741199792</text:p>
              </table:table-cell>
              <table:table-cell office:value-type="float" office:value="0.302537252074487">
                <text:p>0.302537252074487</text:p>
              </table:table-cell>
              <table:table-cell office:value-type="float" office:value="0.302526273277611">
                <text:p>0.302526273277611</text:p>
              </table:table-cell>
              <table:table-cell office:value-type="float" office:value="0.302537372786104">
                <text:p>0.302537372786104</text:p>
              </table:table-cell>
              <table:table-cell office:value-type="float" office:value="0.302523474913472">
                <text:p>0.302523474913472</text:p>
              </table:table-cell>
              <table:table-cell office:value-type="float" office:value="0.302543759322089">
                <text:p>0.302543759322089</text:p>
              </table:table-cell>
              <table:table-cell office:value-type="float" office:value="0.302537056401454">
                <text:p>0.302537056401454</text:p>
              </table:table-cell>
              <table:table-cell office:value-type="float" office:value="0.302552860608034">
                <text:p>0.302552860608034</text:p>
              </table:table-cell>
              <table:table-cell office:value-type="float" office:value="0.302538814838623">
                <text:p>0.302538814838623</text:p>
              </table:table-cell>
              <table:table-cell office:value-type="float" office:value="0.30252466844964">
                <text:p>0.30252466844964</text:p>
              </table:table-cell>
              <table:table-cell office:value-type="float" office:value="0.302530889677999">
                <text:p>0.302530889677999</text:p>
              </table:table-cell>
              <table:table-cell office:value-type="float" office:value="0.302527314940131">
                <text:p>0.302527314940131</text:p>
              </table:table-cell>
              <table:table-cell office:value-type="float" office:value="0.302532065765695">
                <text:p>0.302532065765695</text:p>
              </table:table-cell>
              <table:table-cell office:value-type="float" office:value="0.302522688793644">
                <text:p>0.302522688793644</text:p>
              </table:table-cell>
              <table:table-cell office:value-type="float" office:value="0.302514939312263">
                <text:p>0.302514939312263</text:p>
              </table:table-cell>
            </table:table-row>
            <table:table-row>
              <table:table-cell office:value-type="string">
                <text:p>Potential diff</text:p>
                <draw:g>
                  <svg:desc>flatDgait13.A8:flatDgait13.A8</svg:desc>
                </draw:g>
              </table:table-cell>
              <table:table-cell office:value-type="float" office:value="-0.000000372030042716798">
                <text:p>-0.000000372030042716798</text:p>
                <draw:g>
                  <svg:desc>flatDgait13.B8:flatDgait13.LW8</svg:desc>
                </draw:g>
              </table:table-cell>
              <table:table-cell office:value-type="float" office:value="0.00000824355413353572">
                <text:p>0.00000824355413353572</text:p>
              </table:table-cell>
              <table:table-cell office:value-type="float" office:value="0.00000603254748970938">
                <text:p>0.00000603254748970938</text:p>
              </table:table-cell>
              <table:table-cell office:value-type="float" office:value="-0.0000131785097688963">
                <text:p>-0.0000131785097688963</text:p>
              </table:table-cell>
              <table:table-cell office:value-type="float" office:value="-0.000006440089131865">
                <text:p>-0.000006440089131865</text:p>
              </table:table-cell>
              <table:table-cell office:value-type="float" office:value="0.0000103732295561598">
                <text:p>0.0000103732295561598</text:p>
              </table:table-cell>
              <table:table-cell office:value-type="float" office:value="0.0000114941602762375">
                <text:p>0.0000114941602762375</text:p>
              </table:table-cell>
              <table:table-cell office:value-type="float" office:value="-0.0000131157618916133">
                <text:p>-0.0000131157618916133</text:p>
              </table:table-cell>
              <table:table-cell office:value-type="float" office:value="0.000000602681266004268">
                <text:p>0.000000602681266004268</text:p>
              </table:table-cell>
              <table:table-cell office:value-type="float" office:value="0.00000721808522491374">
                <text:p>0.00000721808522491374</text:p>
              </table:table-cell>
              <table:table-cell office:value-type="float" office:value="0.0000128810581466188">
                <text:p>0.0000128810581466188</text:p>
              </table:table-cell>
              <table:table-cell office:value-type="float" office:value="-0.0000339364311209844">
                <text:p>-0.0000339364311209844</text:p>
              </table:table-cell>
              <table:table-cell office:value-type="float" office:value="0.0000206496375182441">
                <text:p>0.0000206496375182441</text:p>
              </table:table-cell>
              <table:table-cell office:value-type="float" office:value="-0.00000408874501545142">
                <text:p>-0.00000408874501545142</text:p>
              </table:table-cell>
              <table:table-cell office:value-type="float" office:value="0.0000155601573108011">
                <text:p>0.0000155601573108011</text:p>
              </table:table-cell>
              <table:table-cell office:value-type="float" office:value="-0.000031700719017258">
                <text:p>-0.000031700719017258</text:p>
              </table:table-cell>
              <table:table-cell office:value-type="float" office:value="-0.00000515832267722338">
                <text:p>-0.00000515832267722338</text:p>
              </table:table-cell>
              <table:table-cell office:value-type="float" office:value="0.0000050531964070899">
                <text:p>0.0000050531964070899</text:p>
              </table:table-cell>
              <table:table-cell office:value-type="float" office:value="0.00000126432814073763">
                <text:p>0.00000126432814073763</text:p>
              </table:table-cell>
              <table:table-cell office:value-type="float" office:value="0.0000255846582618013">
                <text:p>0.0000255846582618013</text:p>
              </table:table-cell>
              <table:table-cell office:value-type="float" office:value="-0.0000031459481452667">
                <text:p>-0.0000031459481452667</text:p>
              </table:table-cell>
              <table:table-cell office:value-type="float" office:value="-0.0000270772889217064">
                <text:p>-0.0000270772889217064</text:p>
              </table:table-cell>
              <table:table-cell office:value-type="float" office:value="0.0000208307922513473">
                <text:p>0.0000208307922513473</text:p>
              </table:table-cell>
              <table:table-cell office:value-type="float" office:value="-0.0000214635373857464">
                <text:p>-0.0000214635373857464</text:p>
              </table:table-cell>
              <table:table-cell office:value-type="float" office:value="0.00002232268224861">
                <text:p>0.00002232268224861</text:p>
              </table:table-cell>
              <table:table-cell office:value-type="float" office:value="0.0000033552217175159">
                <text:p>0.0000033552217175159</text:p>
              </table:table-cell>
              <table:table-cell office:value-type="float" office:value="-0.0000124209199559022">
                <text:p>-0.0000124209199559022</text:p>
              </table:table-cell>
              <table:table-cell office:value-type="float" office:value="0.00000962513619584549">
                <text:p>0.00000962513619584549</text:p>
              </table:table-cell>
              <table:table-cell office:value-type="float" office:value="-0.000000607365193583398">
                <text:p>-0.000000607365193583398</text:p>
              </table:table-cell>
              <table:table-cell office:value-type="float" office:value="-0.0000137630247920573">
                <text:p>-0.0000137630247920573</text:p>
              </table:table-cell>
              <table:table-cell office:value-type="float" office:value="0.0000106273998776163">
                <text:p>0.0000106273998776163</text:p>
              </table:table-cell>
              <table:table-cell office:value-type="float" office:value="-0.00000481038986271942">
                <text:p>-0.00000481038986271942</text:p>
              </table:table-cell>
              <table:table-cell office:value-type="float" office:value="0.00000708860384363019">
                <text:p>0.00000708860384363019</text:p>
              </table:table-cell>
              <table:table-cell office:value-type="float" office:value="-0.0000182736486745716">
                <text:p>-0.0000182736486745716</text:p>
              </table:table-cell>
              <table:table-cell office:value-type="float" office:value="0.0000206088303489893">
                <text:p>0.0000206088303489893</text:p>
              </table:table-cell>
              <table:table-cell office:value-type="float" office:value="-0.00000230823526325974">
                <text:p>-0.00000230823526325974</text:p>
              </table:table-cell>
              <table:table-cell office:value-type="float" office:value="-0.0000111427089367622">
                <text:p>-0.0000111427089367622</text:p>
              </table:table-cell>
              <table:table-cell office:value-type="float" office:value="-0.0000084160459308813">
                <text:p>-0.0000084160459308813</text:p>
              </table:table-cell>
              <table:table-cell office:value-type="float" office:value="0.0000133213889825234">
                <text:p>0.0000133213889825234</text:p>
              </table:table-cell>
              <table:table-cell office:value-type="float" office:value="0.000000202214747835328">
                <text:p>0.000000202214747835328</text:p>
              </table:table-cell>
              <table:table-cell office:value-type="float" office:value="0.0000195226341932475">
                <text:p>0.0000195226341932475</text:p>
              </table:table-cell>
              <table:table-cell office:value-type="float" office:value="-0.0000126028170724934">
                <text:p>-0.0000126028170724934</text:p>
              </table:table-cell>
              <table:table-cell office:value-type="float" office:value="-0.0000239534442662004">
                <text:p>-0.0000239534442662004</text:p>
              </table:table-cell>
              <table:table-cell office:value-type="float" office:value="0.0000293239138694501">
                <text:p>0.0000293239138694501</text:p>
              </table:table-cell>
              <table:table-cell office:value-type="float" office:value="-0.00000816047335017167">
                <text:p>-0.00000816047335017167</text:p>
              </table:table-cell>
              <table:table-cell office:value-type="float" office:value="-0.00000115719322169028">
                <text:p>-0.00000115719322169028</text:p>
              </table:table-cell>
              <table:table-cell office:value-type="float" office:value="-0.00000714207536167688">
                <text:p>-0.00000714207536167688</text:p>
              </table:table-cell>
              <table:table-cell office:value-type="float" office:value="-0.00000369719259302181">
                <text:p>-0.00000369719259302181</text:p>
              </table:table-cell>
              <table:table-cell office:value-type="float" office:value="-0.00000130007246335051">
                <text:p>-0.00000130007246335051</text:p>
              </table:table-cell>
              <table:table-cell office:value-type="float" office:value="-0.00000803801987608876">
                <text:p>-0.00000803801987608876</text:p>
              </table:table-cell>
              <table:table-cell office:value-type="float" office:value="0.00000772675214594232">
                <text:p>0.00000772675214594232</text:p>
              </table:table-cell>
              <table:table-cell office:value-type="float" office:value="-0.00000677730145021149">
                <text:p>-0.00000677730145021149</text:p>
              </table:table-cell>
              <table:table-cell office:value-type="float" office:value="0.0000137471799543931">
                <text:p>0.0000137471799543931</text:p>
              </table:table-cell>
              <table:table-cell office:value-type="float" office:value="0.00000269255428758663">
                <text:p>0.00000269255428758663</text:p>
              </table:table-cell>
              <table:table-cell office:value-type="float" office:value="-0.00000375601209623433">
                <text:p>-0.00000375601209623433</text:p>
              </table:table-cell>
              <table:table-cell office:value-type="float" office:value="0.00000991309482378799">
                <text:p>0.00000991309482378799</text:p>
              </table:table-cell>
              <table:table-cell office:value-type="float" office:value="-0.00000850040233218996">
                <text:p>-0.00000850040233218996</text:p>
              </table:table-cell>
              <table:table-cell office:value-type="float" office:value="-0.000000724834019416587">
                <text:p>-0.000000724834019416587</text:p>
              </table:table-cell>
              <table:table-cell office:value-type="float" office:value="0.0000195339683125018">
                <text:p>0.0000195339683125018</text:p>
              </table:table-cell>
              <table:table-cell office:value-type="float" office:value="-0.000338023348631755">
                <text:p>-0.000338023348631755</text:p>
              </table:table-cell>
              <table:table-cell office:value-type="float" office:value="-0.000398063087998002">
                <text:p>-0.000398063087998002</text:p>
              </table:table-cell>
              <table:table-cell office:value-type="float" office:value="0.00000491410585085061">
                <text:p>0.00000491410585085061</text:p>
              </table:table-cell>
              <table:table-cell office:value-type="float" office:value="0.00000606015395510084">
                <text:p>0.00000606015395510084</text:p>
              </table:table-cell>
              <table:table-cell office:value-type="float" office:value="-0.000113518532516621">
                <text:p>-0.000113518532516621</text:p>
              </table:table-cell>
              <table:table-cell office:value-type="float" office:value="0.00000678401223808134">
                <text:p>0.00000678401223808134</text:p>
              </table:table-cell>
              <table:table-cell office:value-type="float" office:value="-0.000108113781390251">
                <text:p>-0.000108113781390251</text:p>
              </table:table-cell>
              <table:table-cell office:value-type="float" office:value="-0.0000292385591499356">
                <text:p>-0.0000292385591499356</text:p>
              </table:table-cell>
              <table:table-cell office:value-type="float" office:value="-0.0000105462450017413">
                <text:p>-0.0000105462450017413</text:p>
              </table:table-cell>
              <table:table-cell office:value-type="float" office:value="0.00171308553032462">
                <text:p>0.00171308553032462</text:p>
              </table:table-cell>
              <table:table-cell office:value-type="float" office:value="0.00310879718312634">
                <text:p>0.00310879718312634</text:p>
              </table:table-cell>
              <table:table-cell office:value-type="float" office:value="0.00165924237974102">
                <text:p>0.00165924237974102</text:p>
              </table:table-cell>
              <table:table-cell office:value-type="float" office:value="0.00764354487041275">
                <text:p>0.00764354487041275</text:p>
              </table:table-cell>
              <table:table-cell office:value-type="float" office:value="0.0114259080672937">
                <text:p>0.0114259080672937</text:p>
              </table:table-cell>
              <table:table-cell office:value-type="float" office:value="0.0103992728320355">
                <text:p>0.0103992728320355</text:p>
              </table:table-cell>
              <table:table-cell office:value-type="float" office:value="0.00238066281290861">
                <text:p>0.00238066281290861</text:p>
              </table:table-cell>
              <table:table-cell office:value-type="float" office:value="-0.0268346871326872">
                <text:p>-0.0268346871326872</text:p>
              </table:table-cell>
              <table:table-cell office:value-type="float" office:value="0.0191521799320902">
                <text:p>0.0191521799320902</text:p>
              </table:table-cell>
              <table:table-cell office:value-type="float" office:value="0.00684221739685559">
                <text:p>0.00684221739685559</text:p>
              </table:table-cell>
              <table:table-cell office:value-type="float" office:value="-0.015251736109155">
                <text:p>-0.015251736109155</text:p>
              </table:table-cell>
              <table:table-cell office:value-type="float" office:value="-0.00178271674071578">
                <text:p>-0.00178271674071578</text:p>
              </table:table-cell>
              <table:table-cell office:value-type="float" office:value="-0.00292081084861107">
                <text:p>-0.00292081084861107</text:p>
              </table:table-cell>
              <table:table-cell office:value-type="float" office:value="-0.00742502400823769">
                <text:p>-0.00742502400823769</text:p>
              </table:table-cell>
              <table:table-cell office:value-type="float" office:value="-0.00187481971444603">
                <text:p>-0.00187481971444603</text:p>
              </table:table-cell>
              <table:table-cell office:value-type="float" office:value="-0.00093297597172981">
                <text:p>-0.00093297597172981</text:p>
              </table:table-cell>
              <table:table-cell office:value-type="float" office:value="-0.00104614841674794">
                <text:p>-0.00104614841674794</text:p>
              </table:table-cell>
              <table:table-cell office:value-type="float" office:value="-0.00208946822683736">
                <text:p>-0.00208946822683736</text:p>
              </table:table-cell>
              <table:table-cell office:value-type="float" office:value="-0.000924647202392048">
                <text:p>-0.000924647202392048</text:p>
              </table:table-cell>
              <table:table-cell office:value-type="float" office:value="-0.000162513204518266">
                <text:p>-0.000162513204518266</text:p>
              </table:table-cell>
              <table:table-cell office:value-type="float" office:value="-0.000515814107168278">
                <text:p>-0.000515814107168278</text:p>
              </table:table-cell>
              <table:table-cell office:value-type="float" office:value="0.000872608167045763">
                <text:p>0.000872608167045763</text:p>
              </table:table-cell>
              <table:table-cell office:value-type="float" office:value="0.0055551923005126">
                <text:p>0.0055551923005126</text:p>
              </table:table-cell>
              <table:table-cell office:value-type="float" office:value="0.00338222936576005">
                <text:p>0.00338222936576005</text:p>
              </table:table-cell>
              <table:table-cell office:value-type="float" office:value="0.00481031960159256">
                <text:p>0.00481031960159256</text:p>
              </table:table-cell>
              <table:table-cell office:value-type="float" office:value="0.00325844196354447">
                <text:p>0.00325844196354447</text:p>
              </table:table-cell>
              <table:table-cell office:value-type="float" office:value="0.00109639135805634">
                <text:p>0.00109639135805634</text:p>
              </table:table-cell>
              <table:table-cell office:value-type="float" office:value="0.00377305707460246">
                <text:p>0.00377305707460246</text:p>
              </table:table-cell>
              <table:table-cell office:value-type="float" office:value="-0.0010705643953734">
                <text:p>-0.0010705643953734</text:p>
              </table:table-cell>
              <table:table-cell office:value-type="float" office:value="-0.00613863736322168">
                <text:p>-0.00613863736322168</text:p>
              </table:table-cell>
              <table:table-cell office:value-type="float" office:value="0.00453072245368935">
                <text:p>0.00453072245368935</text:p>
              </table:table-cell>
              <table:table-cell office:value-type="float" office:value="-0.00188492782026328">
                <text:p>-0.00188492782026328</text:p>
              </table:table-cell>
              <table:table-cell office:value-type="float" office:value="-0.0193490941000685">
                <text:p>-0.0193490941000685</text:p>
              </table:table-cell>
              <table:table-cell office:value-type="float" office:value="-0.00155020973594011">
                <text:p>-0.00155020973594011</text:p>
              </table:table-cell>
              <table:table-cell office:value-type="float" office:value="-0.000871357251335247">
                <text:p>-0.000871357251335247</text:p>
              </table:table-cell>
              <table:table-cell office:value-type="float" office:value="0.0126506145769603">
                <text:p>0.0126506145769603</text:p>
              </table:table-cell>
              <table:table-cell office:value-type="float" office:value="0.00276304168112929">
                <text:p>0.00276304168112929</text:p>
              </table:table-cell>
              <table:table-cell office:value-type="float" office:value="0.00161495883448026">
                <text:p>0.00161495883448026</text:p>
              </table:table-cell>
              <table:table-cell office:value-type="float" office:value="0.00120838123673667">
                <text:p>0.00120838123673667</text:p>
              </table:table-cell>
              <table:table-cell office:value-type="float" office:value="-0.00133262319864552">
                <text:p>-0.00133262319864552</text:p>
              </table:table-cell>
              <table:table-cell office:value-type="float" office:value="-0.00352855756766385">
                <text:p>-0.00352855756766385</text:p>
              </table:table-cell>
              <table:table-cell office:value-type="float" office:value="-0.00937213317728886">
                <text:p>-0.00937213317728886</text:p>
              </table:table-cell>
              <table:table-cell office:value-type="float" office:value="-0.00500743625774286">
                <text:p>-0.00500743625774286</text:p>
              </table:table-cell>
              <table:table-cell office:value-type="float" office:value="0.000786267870953372">
                <text:p>0.000786267870953372</text:p>
              </table:table-cell>
              <table:table-cell office:value-type="float" office:value="-0.0000746999368670953">
                <text:p>-0.0000746999368670953</text:p>
              </table:table-cell>
              <table:table-cell office:value-type="float" office:value="0.00038194966198335">
                <text:p>0.00038194966198335</text:p>
              </table:table-cell>
              <table:table-cell office:value-type="float" office:value="0.00507267774497933">
                <text:p>0.00507267774497933</text:p>
              </table:table-cell>
              <table:table-cell office:value-type="float" office:value="0.00188665965384172">
                <text:p>0.00188665965384172</text:p>
              </table:table-cell>
              <table:table-cell office:value-type="float" office:value="-0.000428178257662726">
                <text:p>-0.000428178257662726</text:p>
              </table:table-cell>
              <table:table-cell office:value-type="float" office:value="-0.00018430582623824">
                <text:p>-0.00018430582623824</text:p>
              </table:table-cell>
              <table:table-cell office:value-type="float" office:value="0.000348674360432899">
                <text:p>0.000348674360432899</text:p>
              </table:table-cell>
              <table:table-cell office:value-type="float" office:value="0.0000763747963827832">
                <text:p>0.0000763747963827832</text:p>
              </table:table-cell>
              <table:table-cell office:value-type="float" office:value="0.00534519683584389">
                <text:p>0.00534519683584389</text:p>
              </table:table-cell>
              <table:table-cell office:value-type="float" office:value="0.0103200229598024">
                <text:p>0.0103200229598024</text:p>
              </table:table-cell>
              <table:table-cell office:value-type="float" office:value="0.0127143854745458">
                <text:p>0.0127143854745458</text:p>
              </table:table-cell>
              <table:table-cell office:value-type="float" office:value="-0.00054360142820048">
                <text:p>-0.00054360142820048</text:p>
              </table:table-cell>
              <table:table-cell office:value-type="float" office:value="-0.00698947882944706">
                <text:p>-0.00698947882944706</text:p>
              </table:table-cell>
              <table:table-cell office:value-type="float" office:value="-0.0169993932309178">
                <text:p>-0.0169993932309178</text:p>
              </table:table-cell>
              <table:table-cell office:value-type="float" office:value="-0.00525130145905217">
                <text:p>-0.00525130145905217</text:p>
              </table:table-cell>
              <table:table-cell office:value-type="float" office:value="-0.00431422791454017">
                <text:p>-0.00431422791454017</text:p>
              </table:table-cell>
              <table:table-cell office:value-type="float" office:value="-0.00256672897328486">
                <text:p>-0.00256672897328486</text:p>
              </table:table-cell>
              <table:table-cell office:value-type="float" office:value="0.000532029155744795">
                <text:p>0.000532029155744795</text:p>
              </table:table-cell>
              <table:table-cell office:value-type="float" office:value="0.00214257102367643">
                <text:p>0.00214257102367643</text:p>
              </table:table-cell>
              <table:table-cell office:value-type="float" office:value="0.00626597888946873">
                <text:p>0.00626597888946873</text:p>
              </table:table-cell>
              <table:table-cell office:value-type="float" office:value="-0.0000435160332474815">
                <text:p>-0.0000435160332474815</text:p>
              </table:table-cell>
              <table:table-cell office:value-type="float" office:value="0.0000288139384889141">
                <text:p>0.0000288139384889141</text:p>
              </table:table-cell>
              <table:table-cell office:value-type="float" office:value="-0.000644349693208535">
                <text:p>-0.000644349693208535</text:p>
              </table:table-cell>
              <table:table-cell office:value-type="float" office:value="-0.000548114077448592">
                <text:p>-0.000548114077448592</text:p>
              </table:table-cell>
              <table:table-cell office:value-type="float" office:value="-0.0000071969873899902">
                <text:p>-0.0000071969873899902</text:p>
              </table:table-cell>
              <table:table-cell office:value-type="float" office:value="-0.000441164848144326">
                <text:p>-0.000441164848144326</text:p>
              </table:table-cell>
              <table:table-cell office:value-type="float" office:value="0.000993693366760251">
                <text:p>0.000993693366760251</text:p>
              </table:table-cell>
              <table:table-cell office:value-type="float" office:value="0.00126511104277083">
                <text:p>0.00126511104277083</text:p>
              </table:table-cell>
              <table:table-cell office:value-type="float" office:value="0.00434524035149242">
                <text:p>0.00434524035149242</text:p>
              </table:table-cell>
              <table:table-cell office:value-type="float" office:value="0.00429442570639876">
                <text:p>0.00429442570639876</text:p>
              </table:table-cell>
              <table:table-cell office:value-type="float" office:value="0.0118765804616509">
                <text:p>0.0118765804616509</text:p>
              </table:table-cell>
              <table:table-cell office:value-type="float" office:value="0.00251664706822274">
                <text:p>0.00251664706822274</text:p>
              </table:table-cell>
              <table:table-cell office:value-type="float" office:value="-0.00230270887537465">
                <text:p>-0.00230270887537465</text:p>
              </table:table-cell>
              <table:table-cell office:value-type="float" office:value="-0.0047839616668014">
                <text:p>-0.0047839616668014</text:p>
              </table:table-cell>
              <table:table-cell office:value-type="float" office:value="0.00634018255658486">
                <text:p>0.00634018255658486</text:p>
              </table:table-cell>
              <table:table-cell office:value-type="float" office:value="-0.0248518093059841">
                <text:p>-0.0248518093059841</text:p>
              </table:table-cell>
              <table:table-cell office:value-type="float" office:value="0.00213021625356191">
                <text:p>0.00213021625356191</text:p>
              </table:table-cell>
              <table:table-cell office:value-type="float" office:value="-0.00623922086996809">
                <text:p>-0.00623922086996809</text:p>
              </table:table-cell>
              <table:table-cell office:value-type="float" office:value="-0.00415555832324715">
                <text:p>-0.00415555832324715</text:p>
              </table:table-cell>
              <table:table-cell office:value-type="float" office:value="0.0304743665907125">
                <text:p>0.0304743665907125</text:p>
              </table:table-cell>
              <table:table-cell office:value-type="float" office:value="-0.00214892870132605">
                <text:p>-0.00214892870132605</text:p>
              </table:table-cell>
              <table:table-cell office:value-type="float" office:value="-0.00413770436345795">
                <text:p>-0.00413770436345795</text:p>
              </table:table-cell>
              <table:table-cell office:value-type="float" office:value="-0.00405480898669103">
                <text:p>-0.00405480898669103</text:p>
              </table:table-cell>
              <table:table-cell office:value-type="float" office:value="-0.00320673309816399">
                <text:p>-0.00320673309816399</text:p>
              </table:table-cell>
              <table:table-cell office:value-type="float" office:value="-0.00152516882518877">
                <text:p>-0.00152516882518877</text:p>
              </table:table-cell>
              <table:table-cell office:value-type="float" office:value="-0.00303245722782292">
                <text:p>-0.00303245722782292</text:p>
              </table:table-cell>
              <table:table-cell office:value-type="float" office:value="-0.002869065362885">
                <text:p>-0.002869065362885</text:p>
              </table:table-cell>
              <table:table-cell office:value-type="float" office:value="0.000139388529212747">
                <text:p>0.000139388529212747</text:p>
              </table:table-cell>
              <table:table-cell office:value-type="float" office:value="-0.000291729611835267">
                <text:p>-0.000291729611835267</text:p>
              </table:table-cell>
              <table:table-cell office:value-type="float" office:value="0.00031643576610435">
                <text:p>0.00031643576610435</text:p>
              </table:table-cell>
              <table:table-cell office:value-type="float" office:value="-0.00309916424271456">
                <text:p>-0.00309916424271456</text:p>
              </table:table-cell>
              <table:table-cell office:value-type="float" office:value="0.0000139695706501963">
                <text:p>0.0000139695706501963</text:p>
              </table:table-cell>
              <table:table-cell office:value-type="float" office:value="-0.00010775025633053">
                <text:p>-0.00010775025633053</text:p>
              </table:table-cell>
              <table:table-cell office:value-type="float" office:value="0.00108721652976185">
                <text:p>0.00108721652976185</text:p>
              </table:table-cell>
              <table:table-cell office:value-type="float" office:value="0.00336493219892486">
                <text:p>0.00336493219892486</text:p>
              </table:table-cell>
              <table:table-cell office:value-type="float" office:value="0.00172345635497406">
                <text:p>0.00172345635497406</text:p>
              </table:table-cell>
              <table:table-cell office:value-type="float" office:value="0.00837601435798624">
                <text:p>0.00837601435798624</text:p>
              </table:table-cell>
              <table:table-cell office:value-type="float" office:value="0.0082219885193206">
                <text:p>0.0082219885193206</text:p>
              </table:table-cell>
              <table:table-cell office:value-type="float" office:value="-0.0000961951842650688">
                <text:p>-0.0000961951842650688</text:p>
              </table:table-cell>
              <table:table-cell office:value-type="float" office:value="0.00947939166920453">
                <text:p>0.00947939166920453</text:p>
              </table:table-cell>
              <table:table-cell office:value-type="float" office:value="-0.000192168840899121">
                <text:p>-0.000192168840899121</text:p>
              </table:table-cell>
              <table:table-cell office:value-type="float" office:value="-0.00216571296196622">
                <text:p>-0.00216571296196622</text:p>
              </table:table-cell>
              <table:table-cell office:value-type="float" office:value="-0.000576974629105553">
                <text:p>-0.000576974629105553</text:p>
              </table:table-cell>
              <table:table-cell office:value-type="float" office:value="-0.00143153629135162">
                <text:p>-0.00143153629135162</text:p>
              </table:table-cell>
              <table:table-cell office:value-type="float" office:value="-0.0172421758008383">
                <text:p>-0.0172421758008383</text:p>
              </table:table-cell>
              <table:table-cell office:value-type="float" office:value="-0.00204486169957219">
                <text:p>-0.00204486169957219</text:p>
              </table:table-cell>
              <table:table-cell office:value-type="float" office:value="-0.000818731576645693">
                <text:p>-0.000818731576645693</text:p>
              </table:table-cell>
              <table:table-cell office:value-type="float" office:value="0.000115295327906606">
                <text:p>0.000115295327906606</text:p>
              </table:table-cell>
              <table:table-cell office:value-type="float" office:value="0.014205559914382">
                <text:p>0.014205559914382</text:p>
              </table:table-cell>
              <table:table-cell office:value-type="float" office:value="-0.00320012759680305">
                <text:p>-0.00320012759680305</text:p>
              </table:table-cell>
              <table:table-cell office:value-type="float" office:value="-0.00535621385163371">
                <text:p>-0.00535621385163371</text:p>
              </table:table-cell>
              <table:table-cell office:value-type="float" office:value="-0.00645976949539023">
                <text:p>-0.00645976949539023</text:p>
              </table:table-cell>
              <table:table-cell office:value-type="float" office:value="-0.00489926054443446">
                <text:p>-0.00489926054443446</text:p>
              </table:table-cell>
              <table:table-cell office:value-type="float" office:value="-0.00317731413638994">
                <text:p>-0.00317731413638994</text:p>
              </table:table-cell>
              <table:table-cell office:value-type="float" office:value="0.0072361181466099">
                <text:p>0.0072361181466099</text:p>
              </table:table-cell>
              <table:table-cell office:value-type="float" office:value="0.00216233092210261">
                <text:p>0.00216233092210261</text:p>
              </table:table-cell>
              <table:table-cell office:value-type="float" office:value="-0.000781195617046482">
                <text:p>-0.000781195617046482</text:p>
              </table:table-cell>
              <table:table-cell office:value-type="float" office:value="-0.000766572890100292">
                <text:p>-0.000766572890100292</text:p>
              </table:table-cell>
              <table:table-cell office:value-type="float" office:value="0.000771156554486341">
                <text:p>0.000771156554486341</text:p>
              </table:table-cell>
              <table:table-cell office:value-type="float" office:value="0.00300517623914176">
                <text:p>0.00300517623914176</text:p>
              </table:table-cell>
              <table:table-cell office:value-type="float" office:value="0.0093169425846174">
                <text:p>0.0093169425846174</text:p>
              </table:table-cell>
              <table:table-cell office:value-type="float" office:value="0.0130009410151424">
                <text:p>0.0130009410151424</text:p>
              </table:table-cell>
              <table:table-cell office:value-type="float" office:value="-0.00173614467261407">
                <text:p>-0.00173614467261407</text:p>
              </table:table-cell>
              <table:table-cell office:value-type="float" office:value="-0.00201747253710533">
                <text:p>-0.00201747253710533</text:p>
              </table:table-cell>
              <table:table-cell office:value-type="float" office:value="-0.0101824220419275">
                <text:p>-0.0101824220419275</text:p>
              </table:table-cell>
              <table:table-cell office:value-type="float" office:value="0.00366810794578798">
                <text:p>0.00366810794578798</text:p>
              </table:table-cell>
              <table:table-cell office:value-type="float" office:value="0.000186881785404602">
                <text:p>0.000186881785404602</text:p>
              </table:table-cell>
              <table:table-cell office:value-type="float" office:value="0.000163989561997591">
                <text:p>0.000163989561997591</text:p>
              </table:table-cell>
              <table:table-cell office:value-type="float" office:value="0.00035413561202452">
                <text:p>0.00035413561202452</text:p>
              </table:table-cell>
              <table:table-cell office:value-type="float" office:value="-0.000430414884577346">
                <text:p>-0.000430414884577346</text:p>
              </table:table-cell>
              <table:table-cell office:value-type="float" office:value="-0.00473550357234648">
                <text:p>-0.00473550357234648</text:p>
              </table:table-cell>
              <table:table-cell office:value-type="float" office:value="0.0133189067863974">
                <text:p>0.0133189067863974</text:p>
              </table:table-cell>
              <table:table-cell office:value-type="float" office:value="-0.0170490514359862">
                <text:p>-0.0170490514359862</text:p>
              </table:table-cell>
              <table:table-cell office:value-type="float" office:value="-0.00319790448788154">
                <text:p>-0.00319790448788154</text:p>
              </table:table-cell>
              <table:table-cell office:value-type="float" office:value="-0.00623637316491815">
                <text:p>-0.00623637316491815</text:p>
              </table:table-cell>
              <table:table-cell office:value-type="float" office:value="-0.00228090067479031">
                <text:p>-0.00228090067479031</text:p>
              </table:table-cell>
              <table:table-cell office:value-type="float" office:value="-0.00195357255801149">
                <text:p>-0.00195357255801149</text:p>
              </table:table-cell>
              <table:table-cell office:value-type="float" office:value="0.0033803412184833">
                <text:p>0.0033803412184833</text:p>
              </table:table-cell>
              <table:table-cell office:value-type="float" office:value="-0.0000334140543767347">
                <text:p>-0.0000334140543767347</text:p>
              </table:table-cell>
              <table:table-cell office:value-type="float" office:value="-0.00062731162518509">
                <text:p>-0.00062731162518509</text:p>
              </table:table-cell>
              <table:table-cell office:value-type="float" office:value="-0.000591012834860571">
                <text:p>-0.000591012834860571</text:p>
              </table:table-cell>
              <table:table-cell office:value-type="float" office:value="-0.000738137661537353">
                <text:p>-0.000738137661537353</text:p>
              </table:table-cell>
              <table:table-cell office:value-type="float" office:value="-0.000528120680140964">
                <text:p>-0.000528120680140964</text:p>
              </table:table-cell>
              <table:table-cell office:value-type="float" office:value="0.00215948568231622">
                <text:p>0.00215948568231622</text:p>
              </table:table-cell>
              <table:table-cell office:value-type="float" office:value="0.00399183180204227">
                <text:p>0.00399183180204227</text:p>
              </table:table-cell>
              <table:table-cell office:value-type="float" office:value="0.00902661011482825">
                <text:p>0.00902661011482825</text:p>
              </table:table-cell>
              <table:table-cell office:value-type="float" office:value="0.00449071774127874">
                <text:p>0.00449071774127874</text:p>
              </table:table-cell>
              <table:table-cell office:value-type="float" office:value="0.0013395218509466">
                <text:p>0.0013395218509466</text:p>
              </table:table-cell>
              <table:table-cell office:value-type="float" office:value="0.00179397584909075">
                <text:p>0.00179397584909075</text:p>
              </table:table-cell>
              <table:table-cell office:value-type="float" office:value="0.000519669458583283">
                <text:p>0.000519669458583283</text:p>
              </table:table-cell>
              <table:table-cell office:value-type="float" office:value="-0.00108870610253853">
                <text:p>-0.00108870610253853</text:p>
              </table:table-cell>
              <table:table-cell office:value-type="float" office:value="0.0119501963346512">
                <text:p>0.0119501963346512</text:p>
              </table:table-cell>
              <table:table-cell office:value-type="float" office:value="-0.0000852346600849208">
                <text:p>-0.0000852346600849208</text:p>
              </table:table-cell>
              <table:table-cell office:value-type="float" office:value="-0.000117391107859355">
                <text:p>-0.000117391107859355</text:p>
              </table:table-cell>
              <table:table-cell office:value-type="float" office:value="0.000608767989777936">
                <text:p>0.000608767989777936</text:p>
              </table:table-cell>
              <table:table-cell office:value-type="float" office:value="0.000457326946976755">
                <text:p>0.000457326946976755</text:p>
              </table:table-cell>
              <table:table-cell office:value-type="float" office:value="0.000473310417962725">
                <text:p>0.000473310417962725</text:p>
              </table:table-cell>
              <table:table-cell office:value-type="float" office:value="-0.0327955778691699">
                <text:p>-0.0327955778691699</text:p>
              </table:table-cell>
              <table:table-cell office:value-type="float" office:value="-0.00900932608770472">
                <text:p>-0.00900932608770472</text:p>
              </table:table-cell>
              <table:table-cell office:value-type="float" office:value="-0.00645798392468899">
                <text:p>-0.00645798392468899</text:p>
              </table:table-cell>
              <table:table-cell office:value-type="float" office:value="0.00478974788352077">
                <text:p>0.00478974788352077</text:p>
              </table:table-cell>
              <table:table-cell office:value-type="float" office:value="0.00361414854838332">
                <text:p>0.00361414854838332</text:p>
              </table:table-cell>
              <table:table-cell office:value-type="float" office:value="0.00458103949078553">
                <text:p>0.00458103949078553</text:p>
              </table:table-cell>
              <table:table-cell office:value-type="float" office:value="0.00274235505560611">
                <text:p>0.00274235505560611</text:p>
              </table:table-cell>
              <table:table-cell office:value-type="float" office:value="-0.000546625129287603">
                <text:p>-0.000546625129287603</text:p>
              </table:table-cell>
              <table:table-cell office:value-type="float" office:value="-0.000742943297882714">
                <text:p>-0.000742943297882714</text:p>
              </table:table-cell>
              <table:table-cell office:value-type="float" office:value="0.00000842584664495494">
                <text:p>0.00000842584664495494</text:p>
              </table:table-cell>
              <table:table-cell office:value-type="float" office:value="-0.000578244835268915">
                <text:p>-0.000578244835268915</text:p>
              </table:table-cell>
              <table:table-cell office:value-type="float" office:value="0.0000781122455417171">
                <text:p>0.0000781122455417171</text:p>
              </table:table-cell>
              <table:table-cell office:value-type="float" office:value="0.00041870513787895">
                <text:p>0.00041870513787895</text:p>
              </table:table-cell>
              <table:table-cell office:value-type="float" office:value="-0.000172222945659994">
                <text:p>-0.000172222945659994</text:p>
              </table:table-cell>
              <table:table-cell office:value-type="float" office:value="0.000185869544719497">
                <text:p>0.000185869544719497</text:p>
              </table:table-cell>
              <table:table-cell office:value-type="float" office:value="0.000054919606537418">
                <text:p>0.000054919606537418</text:p>
              </table:table-cell>
              <table:table-cell office:value-type="float" office:value="0.0000226402011709315">
                <text:p>0.0000226402011709315</text:p>
              </table:table-cell>
              <table:table-cell office:value-type="float" office:value="0.000132359984902353">
                <text:p>0.000132359984902353</text:p>
              </table:table-cell>
              <table:table-cell office:value-type="float" office:value="-0.0000750144367644423">
                <text:p>-0.0000750144367644423</text:p>
              </table:table-cell>
              <table:table-cell office:value-type="float" office:value="-0.000000443528451077313">
                <text:p>-0.000000443528451077313</text:p>
              </table:table-cell>
              <table:table-cell office:value-type="float" office:value="0.0000563861284074707">
                <text:p>0.0000563861284074707</text:p>
              </table:table-cell>
              <table:table-cell office:value-type="float" office:value="0.0000167656552622075">
                <text:p>0.0000167656552622075</text:p>
              </table:table-cell>
              <table:table-cell office:value-type="float" office:value="-0.00000843692299923315">
                <text:p>-0.00000843692299923315</text:p>
              </table:table-cell>
              <table:table-cell office:value-type="float" office:value="-0.0000566334554804593">
                <text:p>-0.0000566334554804593</text:p>
              </table:table-cell>
              <table:table-cell office:value-type="float" office:value="0.0000111903125941115">
                <text:p>0.0000111903125941115</text:p>
              </table:table-cell>
              <table:table-cell office:value-type="float" office:value="-0.0000362437913641878">
                <text:p>-0.0000362437913641878</text:p>
              </table:table-cell>
              <table:table-cell office:value-type="float" office:value="0.000109010362089823">
                <text:p>0.000109010362089823</text:p>
              </table:table-cell>
              <table:table-cell office:value-type="float" office:value="-0.0000202648884746193">
                <text:p>-0.0000202648884746193</text:p>
              </table:table-cell>
              <table:table-cell office:value-type="float" office:value="0.0000725578143282446">
                <text:p>0.0000725578143282446</text:p>
              </table:table-cell>
              <table:table-cell office:value-type="float" office:value="0.00000183173750534227">
                <text:p>0.00000183173750534227</text:p>
              </table:table-cell>
              <table:table-cell office:value-type="float" office:value="-0.0000140852839589645">
                <text:p>-0.0000140852839589645</text:p>
              </table:table-cell>
              <table:table-cell office:value-type="float" office:value="0.0000177960690194157">
                <text:p>0.0000177960690194157</text:p>
              </table:table-cell>
              <table:table-cell office:value-type="float" office:value="0.0000294887670666544">
                <text:p>0.0000294887670666544</text:p>
              </table:table-cell>
              <table:table-cell office:value-type="float" office:value="-0.0000187243830252481">
                <text:p>-0.0000187243830252481</text:p>
              </table:table-cell>
              <table:table-cell office:value-type="float" office:value="0.0000272337383128707">
                <text:p>0.0000272337383128707</text:p>
              </table:table-cell>
              <table:table-cell office:value-type="float" office:value="-0.0000128307575185671">
                <text:p>-0.0000128307575185671</text:p>
              </table:table-cell>
              <table:table-cell office:value-type="float" office:value="-0.0000141836286089991">
                <text:p>-0.0000141836286089991</text:p>
              </table:table-cell>
              <table:table-cell office:value-type="float" office:value="0.0000091298007960372">
                <text:p>0.0000091298007960372</text:p>
              </table:table-cell>
              <table:table-cell office:value-type="float" office:value="0.00000130476847109984">
                <text:p>0.00000130476847109984</text:p>
              </table:table-cell>
              <table:table-cell office:value-type="float" office:value="0.0000303689268669194">
                <text:p>0.0000303689268669194</text:p>
              </table:table-cell>
              <table:table-cell office:value-type="float" office:value="-0.0000138527892977192">
                <text:p>-0.0000138527892977192</text:p>
              </table:table-cell>
              <table:table-cell office:value-type="float" office:value="-0.0000131230991847753">
                <text:p>-0.0000131230991847753</text:p>
              </table:table-cell>
              <table:table-cell office:value-type="float" office:value="0.0000329002870439465">
                <text:p>0.0000329002870439465</text:p>
              </table:table-cell>
              <table:table-cell office:value-type="float" office:value="0.00000566436713583807">
                <text:p>0.00000566436713583807</text:p>
              </table:table-cell>
              <table:table-cell office:value-type="float" office:value="-0.0000514286295776878">
                <text:p>-0.0000514286295776878</text:p>
              </table:table-cell>
              <table:table-cell office:value-type="float" office:value="0.0000151101570215473">
                <text:p>0.0000151101570215473</text:p>
              </table:table-cell>
              <table:table-cell office:value-type="float" office:value="0.0000247019033071116">
                <text:p>0.0000247019033071116</text:p>
              </table:table-cell>
              <table:table-cell office:value-type="float" office:value="-0.0000243317549366018">
                <text:p>-0.0000243317549366018</text:p>
              </table:table-cell>
              <table:table-cell office:value-type="float" office:value="0.000028562806178134">
                <text:p>0.000028562806178134</text:p>
              </table:table-cell>
              <table:table-cell office:value-type="float" office:value="0.0000124879948582568">
                <text:p>0.0000124879948582568</text:p>
              </table:table-cell>
              <table:table-cell office:value-type="float" office:value="0.00000378203355433371">
                <text:p>0.00000378203355433371</text:p>
              </table:table-cell>
              <table:table-cell office:value-type="float" office:value="-0.0000213344968952311">
                <text:p>-0.0000213344968952311</text:p>
              </table:table-cell>
              <table:table-cell office:value-type="float" office:value="-0.00000462764377023861">
                <text:p>-0.00000462764377023861</text:p>
              </table:table-cell>
              <table:table-cell office:value-type="float" office:value="0.0000336092696010537">
                <text:p>0.0000336092696010537</text:p>
              </table:table-cell>
              <table:table-cell office:value-type="float" office:value="-0.0000385148745994934">
                <text:p>-0.0000385148745994934</text:p>
              </table:table-cell>
              <table:table-cell office:value-type="float" office:value="0.00000820418378383314">
                <text:p>0.00000820418378383314</text:p>
              </table:table-cell>
              <table:table-cell office:value-type="float" office:value="0.00000522150449172587">
                <text:p>0.00000522150449172587</text:p>
              </table:table-cell>
              <table:table-cell office:value-type="float" office:value="-0.00000967557003628272">
                <text:p>-0.00000967557003628272</text:p>
              </table:table-cell>
              <table:table-cell office:value-type="float" office:value="-0.0000142296816486587">
                <text:p>-0.0000142296816486587</text:p>
              </table:table-cell>
              <table:table-cell office:value-type="float" office:value="0.0000102536036244438">
                <text:p>0.0000102536036244438</text:p>
              </table:table-cell>
              <table:table-cell office:value-type="float" office:value="-0.0000109307211331178">
                <text:p>-0.0000109307211331178</text:p>
              </table:table-cell>
              <table:table-cell office:value-type="float" office:value="0.0000147369458521895">
                <text:p>0.0000147369458521895</text:p>
              </table:table-cell>
              <table:table-cell office:value-type="float" office:value="0.00000941471089710433">
                <text:p>0.00000941471089710433</text:p>
              </table:table-cell>
              <table:table-cell office:value-type="float" office:value="-0.000000336113726184806">
                <text:p>-0.000000336113726184806</text:p>
              </table:table-cell>
              <table:table-cell office:value-type="float" office:value="-0.0000127157477699535">
                <text:p>-0.0000127157477699535</text:p>
              </table:table-cell>
              <table:table-cell office:value-type="float" office:value="-0.0000026264683256616">
                <text:p>-0.0000026264683256616</text:p>
              </table:table-cell>
              <table:table-cell office:value-type="float" office:value="0.0000126265683793036">
                <text:p>0.0000126265683793036</text:p>
              </table:table-cell>
              <table:table-cell office:value-type="float" office:value="0.00000472359463749017">
                <text:p>0.00000472359463749017</text:p>
              </table:table-cell>
              <table:table-cell office:value-type="float" office:value="-0.0000176981227445472">
                <text:p>-0.0000176981227445472</text:p>
              </table:table-cell>
              <table:table-cell office:value-type="float" office:value="-0.0000234057758948802">
                <text:p>-0.0000234057758948802</text:p>
              </table:table-cell>
              <table:table-cell office:value-type="float" office:value="-0.00000275833036461615">
                <text:p>-0.00000275833036461615</text:p>
              </table:table-cell>
              <table:table-cell office:value-type="float" office:value="0.0000163323374363089">
                <text:p>0.0000163323374363089</text:p>
              </table:table-cell>
              <table:table-cell office:value-type="float" office:value="-0.0000128384245773883">
                <text:p>-0.0000128384245773883</text:p>
              </table:table-cell>
              <table:table-cell office:value-type="float" office:value="-0.000023595826442957">
                <text:p>-0.000023595826442957</text:p>
              </table:table-cell>
              <table:table-cell office:value-type="float" office:value="0.0000358818627249069">
                <text:p>0.0000358818627249069</text:p>
              </table:table-cell>
              <table:table-cell office:value-type="float" office:value="-0.000039616690770905">
                <text:p>-0.000039616690770905</text:p>
              </table:table-cell>
              <table:table-cell office:value-type="float" office:value="-0.0000016816945185294">
                <text:p>-0.0000016816945185294</text:p>
              </table:table-cell>
              <table:table-cell office:value-type="float" office:value="0.0000274384696545837">
                <text:p>0.0000274384696545837</text:p>
              </table:table-cell>
              <table:table-cell office:value-type="float" office:value="0.0000263287523317723">
                <text:p>0.0000263287523317723</text:p>
              </table:table-cell>
              <table:table-cell office:value-type="float" office:value="0.0000315346781321613">
                <text:p>0.0000315346781321613</text:p>
              </table:table-cell>
              <table:table-cell office:value-type="float" office:value="-0.0000255105297909397">
                <text:p>-0.0000255105297909397</text:p>
              </table:table-cell>
              <table:table-cell office:value-type="float" office:value="0.0000163563307012948">
                <text:p>0.0000163563307012948</text:p>
              </table:table-cell>
              <table:table-cell office:value-type="float" office:value="-0.0000107306534196661">
                <text:p>-0.0000107306534196661</text:p>
              </table:table-cell>
              <table:table-cell office:value-type="float" office:value="0.00000160637873114489">
                <text:p>0.00000160637873114489</text:p>
              </table:table-cell>
              <table:table-cell office:value-type="float" office:value="0.0000280862040776819">
                <text:p>0.0000280862040776819</text:p>
              </table:table-cell>
              <table:table-cell office:value-type="float" office:value="-0.0000289489319325598">
                <text:p>-0.0000289489319325598</text:p>
              </table:table-cell>
              <table:table-cell office:value-type="float" office:value="0.0000139586860200547">
                <text:p>0.0000139586860200547</text:p>
              </table:table-cell>
              <table:table-cell office:value-type="float" office:value="0.00000312867875684741">
                <text:p>0.00000312867875684741</text:p>
              </table:table-cell>
              <table:table-cell office:value-type="float" office:value="-0.0000131520454956791">
                <text:p>-0.0000131520454956791</text:p>
              </table:table-cell>
              <table:table-cell office:value-type="float" office:value="-0.00000132775332223334">
                <text:p>-0.00000132775332223334</text:p>
              </table:table-cell>
              <table:table-cell office:value-type="float" office:value="0.00000848744528320067">
                <text:p>0.00000848744528320067</text:p>
              </table:table-cell>
              <table:table-cell office:value-type="float" office:value="0.0000155108746956456">
                <text:p>0.0000155108746956456</text:p>
              </table:table-cell>
              <table:table-cell office:value-type="float" office:value="-0.0000109787968766151">
                <text:p>-0.0000109787968766151</text:p>
              </table:table-cell>
              <table:table-cell office:value-type="float" office:value="0.000011099508493706">
                <text:p>0.000011099508493706</text:p>
              </table:table-cell>
              <table:table-cell office:value-type="float" office:value="-0.0000138978726321737">
                <text:p>-0.0000138978726321737</text:p>
              </table:table-cell>
              <table:table-cell office:value-type="float" office:value="0.0000202844086167331">
                <text:p>0.0000202844086167331</text:p>
              </table:table-cell>
              <table:table-cell office:value-type="float" office:value="-0.00000670292063520428">
                <text:p>-0.00000670292063520428</text:p>
              </table:table-cell>
              <table:table-cell office:value-type="float" office:value="0.0000158042065805386">
                <text:p>0.0000158042065805386</text:p>
              </table:table-cell>
              <table:table-cell office:value-type="float" office:value="-0.0000140457694113305">
                <text:p>-0.0000140457694113305</text:p>
              </table:table-cell>
              <table:table-cell office:value-type="float" office:value="-0.0000141463889826721">
                <text:p>-0.0000141463889826721</text:p>
              </table:table-cell>
              <table:table-cell office:value-type="float" office:value="0.00000622122835897132">
                <text:p>0.00000622122835897132</text:p>
              </table:table-cell>
              <table:table-cell office:value-type="float" office:value="-0.00000357473786810614">
                <text:p>-0.00000357473786810614</text:p>
              </table:table-cell>
              <table:table-cell office:value-type="float" office:value="0.00000475082556339324">
                <text:p>0.00000475082556339324</text:p>
              </table:table-cell>
              <table:table-cell office:value-type="float" office:value="-0.00000937697205005694">
                <text:p>-0.00000937697205005694</text:p>
              </table:table-cell>
              <table:table-cell office:value-type="float" office:value="-0.00000774948138176912">
                <text:p>-0.000007749481381769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